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2.907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18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2.16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2.01pt solid #000000" fo:border-left="none" fo:border-right="none" fo:border-top="none"/>
    </style:style>
    <style:style style:name="ce2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8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2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>
      <style:table-cell-properties fo:border-bottom="2.01pt solid #000000" fo:border-left="0.99pt solid #000000" fo:border-right="2.01pt solid #000000" fo:border-top="none"/>
    </style:style>
    <style:style style:name="ce35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OAI-PMH level experi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Runs</text:p>
          </table:table-cell>
          <table:table-cell office:value-type="string">
            <text:p>LevelNum</text:p>
          </table:table-cell>
          <table:table-cell office:value-type="string">
            <text:p>Level</text:p>
          </table:table-cell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table:formula="of:=VALUE(RIGHT(TRIM([.N2]); LEN(TRIM([.N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]); LEN(TRIM([.N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]); LEN(TRIM([.N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]); LEN(TRIM([.N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]); LEN(TRIM([.N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]); LEN(TRIM([.N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]); LEN(TRIM([.N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9]); LEN(TRIM([.N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0]); LEN(TRIM([.N1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1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1]); LEN(TRIM([.N1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1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2]); LEN(TRIM([.N1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1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]); LEN(TRIM([.N1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1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4]); LEN(TRIM([.N1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1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]); LEN(TRIM([.N1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1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6]); LEN(TRIM([.N1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1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]); LEN(TRIM([.N1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1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8]); LEN(TRIM([.N1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1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9]); LEN(TRIM([.N1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1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0]); LEN(TRIM([.N2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2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1]); LEN(TRIM([.N2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2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2]); LEN(TRIM([.N2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2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3]); LEN(TRIM([.N2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2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]); LEN(TRIM([.N2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2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5]); LEN(TRIM([.N2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2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]); LEN(TRIM([.N2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2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7]); LEN(TRIM([.N2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2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8]); LEN(TRIM([.N2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2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9]); LEN(TRIM([.N2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2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0]); LEN(TRIM([.N3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1]); LEN(TRIM([.N3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2]); LEN(TRIM([.N3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]); LEN(TRIM([.N3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4]); LEN(TRIM([.N3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]); LEN(TRIM([.N3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6]); LEN(TRIM([.N3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]); LEN(TRIM([.N3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8]); LEN(TRIM([.N3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9]); LEN(TRIM([.N3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0]); LEN(TRIM([.N4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4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1]); LEN(TRIM([.N4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4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2]); LEN(TRIM([.N4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4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3]); LEN(TRIM([.N4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4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]); LEN(TRIM([.N4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4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5]); LEN(TRIM([.N4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4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]); LEN(TRIM([.N4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4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7]); LEN(TRIM([.N4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4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8]); LEN(TRIM([.N4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4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9]); LEN(TRIM([.N4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4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0]); LEN(TRIM([.N5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5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1]); LEN(TRIM([.N5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5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2]); LEN(TRIM([.N5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5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]); LEN(TRIM([.N5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5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4]); LEN(TRIM([.N5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5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]); LEN(TRIM([.N5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5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6]); LEN(TRIM([.N5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5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]); LEN(TRIM([.N5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5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8]); LEN(TRIM([.N5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5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9]); LEN(TRIM([.N5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5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0]); LEN(TRIM([.N6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6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1]); LEN(TRIM([.N6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6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2]); LEN(TRIM([.N6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3]); LEN(TRIM([.N6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]); LEN(TRIM([.N6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5]); LEN(TRIM([.N6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6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]); LEN(TRIM([.N6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6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7]); LEN(TRIM([.N6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8]); LEN(TRIM([.N6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9]); LEN(TRIM([.N6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0]); LEN(TRIM([.N7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7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1]); LEN(TRIM([.N7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7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2]); LEN(TRIM([.N7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7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]); LEN(TRIM([.N7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7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4]); LEN(TRIM([.N7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7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]); LEN(TRIM([.N7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7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6]); LEN(TRIM([.N7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7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]); LEN(TRIM([.N7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7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8]); LEN(TRIM([.N7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7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9]); LEN(TRIM([.N7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7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0]); LEN(TRIM([.N8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8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1]); LEN(TRIM([.N8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8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2]); LEN(TRIM([.N8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8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3]); LEN(TRIM([.N8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8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]); LEN(TRIM([.N8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8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5]); LEN(TRIM([.N8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8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]); LEN(TRIM([.N8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8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7]); LEN(TRIM([.N8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8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8]); LEN(TRIM([.N8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8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9]); LEN(TRIM([.N8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8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90]); LEN(TRIM([.N9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9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91]); LEN(TRIM([.N9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9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92]); LEN(TRIM([.N9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9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93]); LEN(TRIM([.N9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9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94]); LEN(TRIM([.N9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9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95]); LEN(TRIM([.N9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9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96]); LEN(TRIM([.N9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9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97]); LEN(TRIM([.N9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9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98]); LEN(TRIM([.N9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9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99]); LEN(TRIM([.N9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9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00]); LEN(TRIM([.N10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10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01]); LEN(TRIM([.N10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10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02]); LEN(TRIM([.N10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10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03]); LEN(TRIM([.N10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10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04]); LEN(TRIM([.N10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10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05]); LEN(TRIM([.N10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10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06]); LEN(TRIM([.N10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10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07]); LEN(TRIM([.N10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10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08]); LEN(TRIM([.N10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10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09]); LEN(TRIM([.N10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10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10]); LEN(TRIM([.N11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11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11]); LEN(TRIM([.N11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11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12]); LEN(TRIM([.N11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11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13]); LEN(TRIM([.N11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11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14]); LEN(TRIM([.N11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11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15]); LEN(TRIM([.N11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11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16]); LEN(TRIM([.N11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11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17]); LEN(TRIM([.N11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11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18]); LEN(TRIM([.N11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11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19]); LEN(TRIM([.N11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11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20]); LEN(TRIM([.N12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12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21]); LEN(TRIM([.N12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12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22]); LEN(TRIM([.N12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12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23]); LEN(TRIM([.N12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12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24]); LEN(TRIM([.N12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12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25]); LEN(TRIM([.N12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12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26]); LEN(TRIM([.N12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12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27]); LEN(TRIM([.N12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12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28]); LEN(TRIM([.N12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12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29]); LEN(TRIM([.N12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12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30]); LEN(TRIM([.N13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13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31]); LEN(TRIM([.N13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13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32]); LEN(TRIM([.N13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13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3]); LEN(TRIM([.N13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13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4]); LEN(TRIM([.N13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13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5]); LEN(TRIM([.N13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13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6]); LEN(TRIM([.N13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13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37]); LEN(TRIM([.N13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13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38]); LEN(TRIM([.N13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13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39]); LEN(TRIM([.N13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13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40]); LEN(TRIM([.N14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14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41]); LEN(TRIM([.N14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14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42]); LEN(TRIM([.N14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14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43]); LEN(TRIM([.N14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14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44]); LEN(TRIM([.N14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14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45]); LEN(TRIM([.N14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14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46]); LEN(TRIM([.N14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14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47]); LEN(TRIM([.N14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14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48]); LEN(TRIM([.N14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14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49]); LEN(TRIM([.N14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14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50]); LEN(TRIM([.N15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15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51]); LEN(TRIM([.N15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15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52]); LEN(TRIM([.N15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15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3]); LEN(TRIM([.N15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15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4]); LEN(TRIM([.N15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15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5]); LEN(TRIM([.N15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15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6]); LEN(TRIM([.N15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15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57]); LEN(TRIM([.N15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15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58]); LEN(TRIM([.N15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15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59]); LEN(TRIM([.N15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15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60]); LEN(TRIM([.N16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16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61]); LEN(TRIM([.N16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16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62]); LEN(TRIM([.N16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16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63]); LEN(TRIM([.N16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16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64]); LEN(TRIM([.N16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16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65]); LEN(TRIM([.N16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16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66]); LEN(TRIM([.N16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16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67]); LEN(TRIM([.N16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16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68]); LEN(TRIM([.N16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16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69]); LEN(TRIM([.N16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16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70]); LEN(TRIM([.N17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17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71]); LEN(TRIM([.N17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17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72]); LEN(TRIM([.N17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17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3]); LEN(TRIM([.N17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17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4]); LEN(TRIM([.N17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17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5]); LEN(TRIM([.N17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17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6]); LEN(TRIM([.N17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17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77]); LEN(TRIM([.N17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17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78]); LEN(TRIM([.N17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17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79]); LEN(TRIM([.N17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17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80]); LEN(TRIM([.N18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18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81]); LEN(TRIM([.N18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18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82]); LEN(TRIM([.N18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18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83]); LEN(TRIM([.N18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18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84]); LEN(TRIM([.N18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18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85]); LEN(TRIM([.N18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18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86]); LEN(TRIM([.N18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18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187]); LEN(TRIM([.N18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18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88]); LEN(TRIM([.N18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18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89]); LEN(TRIM([.N18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18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90]); LEN(TRIM([.N19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19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91]); LEN(TRIM([.N19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19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192]); LEN(TRIM([.N19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19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93]); LEN(TRIM([.N19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19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94]); LEN(TRIM([.N19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19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95]); LEN(TRIM([.N19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19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96]); LEN(TRIM([.N19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19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197]); LEN(TRIM([.N19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19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98]); LEN(TRIM([.N19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19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199]); LEN(TRIM([.N19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19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00]); LEN(TRIM([.N20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20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01]); LEN(TRIM([.N20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20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02]); LEN(TRIM([.N20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20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03]); LEN(TRIM([.N20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20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04]); LEN(TRIM([.N20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20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05]); LEN(TRIM([.N20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20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06]); LEN(TRIM([.N20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20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07]); LEN(TRIM([.N20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20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08]); LEN(TRIM([.N20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20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09]); LEN(TRIM([.N20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20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10]); LEN(TRIM([.N21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21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11]); LEN(TRIM([.N21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21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12]); LEN(TRIM([.N21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21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13]); LEN(TRIM([.N21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21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14]); LEN(TRIM([.N21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21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15]); LEN(TRIM([.N21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21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16]); LEN(TRIM([.N21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21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17]); LEN(TRIM([.N21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21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18]); LEN(TRIM([.N21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21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19]); LEN(TRIM([.N21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21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20]); LEN(TRIM([.N22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22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21]); LEN(TRIM([.N22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22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22]); LEN(TRIM([.N22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22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23]); LEN(TRIM([.N22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22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24]); LEN(TRIM([.N22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22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25]); LEN(TRIM([.N22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22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26]); LEN(TRIM([.N22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22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27]); LEN(TRIM([.N22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22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28]); LEN(TRIM([.N22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22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29]); LEN(TRIM([.N22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22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30]); LEN(TRIM([.N23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23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31]); LEN(TRIM([.N23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23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32]); LEN(TRIM([.N23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23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33]); LEN(TRIM([.N23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23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34]); LEN(TRIM([.N23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23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35]); LEN(TRIM([.N23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23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36]); LEN(TRIM([.N23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23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37]); LEN(TRIM([.N23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23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38]); LEN(TRIM([.N23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23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39]); LEN(TRIM([.N23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23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40]); LEN(TRIM([.N24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24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41]); LEN(TRIM([.N24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24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42]); LEN(TRIM([.N24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24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3]); LEN(TRIM([.N24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24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4]); LEN(TRIM([.N24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24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5]); LEN(TRIM([.N24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24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6]); LEN(TRIM([.N24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24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47]); LEN(TRIM([.N24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24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48]); LEN(TRIM([.N24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24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49]); LEN(TRIM([.N24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24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50]); LEN(TRIM([.N25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25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51]); LEN(TRIM([.N25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25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52]); LEN(TRIM([.N25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25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53]); LEN(TRIM([.N25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25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54]); LEN(TRIM([.N25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25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55]); LEN(TRIM([.N25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25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56]); LEN(TRIM([.N25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25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57]); LEN(TRIM([.N25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25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58]); LEN(TRIM([.N25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25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59]); LEN(TRIM([.N25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25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60]); LEN(TRIM([.N26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26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61]); LEN(TRIM([.N26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26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62]); LEN(TRIM([.N26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26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3]); LEN(TRIM([.N26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26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4]); LEN(TRIM([.N26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26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5]); LEN(TRIM([.N26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26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6]); LEN(TRIM([.N26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26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67]); LEN(TRIM([.N26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26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68]); LEN(TRIM([.N26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26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69]); LEN(TRIM([.N26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26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70]); LEN(TRIM([.N27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27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71]); LEN(TRIM([.N27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27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72]); LEN(TRIM([.N27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27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73]); LEN(TRIM([.N27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27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74]); LEN(TRIM([.N27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27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75]); LEN(TRIM([.N27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27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76]); LEN(TRIM([.N27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27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77]); LEN(TRIM([.N27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27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78]); LEN(TRIM([.N27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27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79]); LEN(TRIM([.N27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27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80]); LEN(TRIM([.N28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28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81]); LEN(TRIM([.N28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28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82]); LEN(TRIM([.N28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28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83]); LEN(TRIM([.N28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28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84]); LEN(TRIM([.N28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28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85]); LEN(TRIM([.N28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28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86]); LEN(TRIM([.N28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28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287]); LEN(TRIM([.N28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28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88]); LEN(TRIM([.N28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28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89]); LEN(TRIM([.N28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28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90]); LEN(TRIM([.N29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29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91]); LEN(TRIM([.N29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29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292]); LEN(TRIM([.N29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292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93]); LEN(TRIM([.N29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293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94]); LEN(TRIM([.N29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294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95]); LEN(TRIM([.N29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295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96]); LEN(TRIM([.N29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296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297]); LEN(TRIM([.N29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297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98]); LEN(TRIM([.N29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298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299]); LEN(TRIM([.N29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299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00]); LEN(TRIM([.N30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300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01]); LEN(TRIM([.N30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301]); 1))" office:value-type="float" office:value="3">
            <text:p>3</text:p>
          </table:table-cell>
          <table:table-cell office:value-type="string">
            <text:p>level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02]); LEN(TRIM([.N30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30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4:::secs:</text:p>
          </table:table-cell>
          <table:table-cell office:value-type="float" office:value="1.94">
            <text:p>1.94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03]); LEN(TRIM([.N30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30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04]); LEN(TRIM([.N30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30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05]); LEN(TRIM([.N30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30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06]); LEN(TRIM([.N30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30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07]); LEN(TRIM([.N30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30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08]); LEN(TRIM([.N30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30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09]); LEN(TRIM([.N30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30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10]); LEN(TRIM([.N31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31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11]); LEN(TRIM([.N31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31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12]); LEN(TRIM([.N31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31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13]); LEN(TRIM([.N31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31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14]); LEN(TRIM([.N31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31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15]); LEN(TRIM([.N31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31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16]); LEN(TRIM([.N31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31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17]); LEN(TRIM([.N31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31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18]); LEN(TRIM([.N31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31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19]); LEN(TRIM([.N31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31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20]); LEN(TRIM([.N32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32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21]); LEN(TRIM([.N32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32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22]); LEN(TRIM([.N32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2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1:::secs:</text:p>
          </table:table-cell>
          <table:table-cell office:value-type="float" office:value="2.41">
            <text:p>2.4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23]); LEN(TRIM([.N32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2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24]); LEN(TRIM([.N32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2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25]); LEN(TRIM([.N32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2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26]); LEN(TRIM([.N32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2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27]); LEN(TRIM([.N32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2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28]); LEN(TRIM([.N32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2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29]); LEN(TRIM([.N32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2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30]); LEN(TRIM([.N33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3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31]); LEN(TRIM([.N33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3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32]); LEN(TRIM([.N33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3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3]); LEN(TRIM([.N33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3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4]); LEN(TRIM([.N33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3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5]); LEN(TRIM([.N33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3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6]); LEN(TRIM([.N33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3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37]); LEN(TRIM([.N33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33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38]); LEN(TRIM([.N33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33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39]); LEN(TRIM([.N33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33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40]); LEN(TRIM([.N34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34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41]); LEN(TRIM([.N34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34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42]); LEN(TRIM([.N34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34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43]); LEN(TRIM([.N34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34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44]); LEN(TRIM([.N34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34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45]); LEN(TRIM([.N34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34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46]); LEN(TRIM([.N34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34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47]); LEN(TRIM([.N34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34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48]); LEN(TRIM([.N34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34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49]); LEN(TRIM([.N34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34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50]); LEN(TRIM([.N35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35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51]); LEN(TRIM([.N35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35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52]); LEN(TRIM([.N35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35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3]); LEN(TRIM([.N35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35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4]); LEN(TRIM([.N35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35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5]); LEN(TRIM([.N35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35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6]); LEN(TRIM([.N35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35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57]); LEN(TRIM([.N35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35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58]); LEN(TRIM([.N35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35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59]); LEN(TRIM([.N35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35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60]); LEN(TRIM([.N36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36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61]); LEN(TRIM([.N36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36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62]); LEN(TRIM([.N36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36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89:::secs:</text:p>
          </table:table-cell>
          <table:table-cell office:value-type="float" office:value="5.89">
            <text:p>5.89</text:p>
          </table:table-cell>
          <table:table-cell office:value-type="string">
            <text:p>2433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63]); LEN(TRIM([.N36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36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64]); LEN(TRIM([.N36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36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65]); LEN(TRIM([.N36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36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66]); LEN(TRIM([.N36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36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67]); LEN(TRIM([.N36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36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68]); LEN(TRIM([.N36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36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69]); LEN(TRIM([.N36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36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70]); LEN(TRIM([.N37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37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71]); LEN(TRIM([.N37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37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72]); LEN(TRIM([.N37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37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3]); LEN(TRIM([.N37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37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4]); LEN(TRIM([.N37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37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5]); LEN(TRIM([.N37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37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6]); LEN(TRIM([.N37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37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77]); LEN(TRIM([.N37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37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78]); LEN(TRIM([.N37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37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79]); LEN(TRIM([.N37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37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80]); LEN(TRIM([.N38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38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81]); LEN(TRIM([.N38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38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82]); LEN(TRIM([.N38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38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5:::secs:</text:p>
          </table:table-cell>
          <table:table-cell office:value-type="float" office:value="7.95">
            <text:p>7.95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83]); LEN(TRIM([.N38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38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84]); LEN(TRIM([.N38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38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85]); LEN(TRIM([.N38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38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86]); LEN(TRIM([.N38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38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387]); LEN(TRIM([.N38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38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88]); LEN(TRIM([.N38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38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89]); LEN(TRIM([.N38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38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90]); LEN(TRIM([.N39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39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91]); LEN(TRIM([.N39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39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392]); LEN(TRIM([.N39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39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93]); LEN(TRIM([.N39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39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94]); LEN(TRIM([.N39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39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95]); LEN(TRIM([.N39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39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96]); LEN(TRIM([.N39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39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397]); LEN(TRIM([.N39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39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98]); LEN(TRIM([.N39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39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399]); LEN(TRIM([.N39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39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00]); LEN(TRIM([.N40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40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01]); LEN(TRIM([.N40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40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02]); LEN(TRIM([.N40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40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4:::secs:</text:p>
          </table:table-cell>
          <table:table-cell office:value-type="float" office:value="9.34">
            <text:p>9.34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03]); LEN(TRIM([.N40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40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04]); LEN(TRIM([.N40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40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05]); LEN(TRIM([.N40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40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06]); LEN(TRIM([.N40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40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07]); LEN(TRIM([.N40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40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08]); LEN(TRIM([.N40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40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09]); LEN(TRIM([.N40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40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10]); LEN(TRIM([.N41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41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11]); LEN(TRIM([.N41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41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12]); LEN(TRIM([.N41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41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13]); LEN(TRIM([.N41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41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14]); LEN(TRIM([.N41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41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15]); LEN(TRIM([.N41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41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16]); LEN(TRIM([.N41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41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17]); LEN(TRIM([.N41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41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18]); LEN(TRIM([.N41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41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19]); LEN(TRIM([.N41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41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20]); LEN(TRIM([.N42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42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21]); LEN(TRIM([.N42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42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22]); LEN(TRIM([.N42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42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64:::secs:</text:p>
          </table:table-cell>
          <table:table-cell office:value-type="float" office:value="10.64">
            <text:p>10.64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23]); LEN(TRIM([.N42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42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0:::secs:</text:p>
          </table:table-cell>
          <table:table-cell office:value-type="float" office:value="6.8">
            <text:p>6.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24]); LEN(TRIM([.N42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42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1:::secs:</text:p>
          </table:table-cell>
          <table:table-cell office:value-type="float" office:value="6.81">
            <text:p>6.81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25]); LEN(TRIM([.N42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42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8:::secs:</text:p>
          </table:table-cell>
          <table:table-cell office:value-type="float" office:value="6.78">
            <text:p>6.7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26]); LEN(TRIM([.N42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42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27]); LEN(TRIM([.N42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42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28]); LEN(TRIM([.N42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42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29]); LEN(TRIM([.N42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42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30]); LEN(TRIM([.N43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43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31]); LEN(TRIM([.N43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43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32]); LEN(TRIM([.N43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43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33]); LEN(TRIM([.N43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43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34]); LEN(TRIM([.N43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43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35]); LEN(TRIM([.N43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43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36]); LEN(TRIM([.N43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43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37]); LEN(TRIM([.N43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43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38]); LEN(TRIM([.N43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43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39]); LEN(TRIM([.N43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43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40]); LEN(TRIM([.N44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44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41]); LEN(TRIM([.N44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44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42]); LEN(TRIM([.N44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44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3:::secs:</text:p>
          </table:table-cell>
          <table:table-cell office:value-type="float" office:value="12.03">
            <text:p>12.03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3]); LEN(TRIM([.N44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44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9:::secs:</text:p>
          </table:table-cell>
          <table:table-cell office:value-type="float" office:value="8.49">
            <text:p>8.49</text:p>
          </table:table-cell>
          <table:table-cell office:value-type="string">
            <text:p>470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4]); LEN(TRIM([.N44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44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5]); LEN(TRIM([.N44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44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2:::secs:</text:p>
          </table:table-cell>
          <table:table-cell office:value-type="float" office:value="8.62">
            <text:p>8.62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6]); LEN(TRIM([.N44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44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470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47]); LEN(TRIM([.N44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44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8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48]); LEN(TRIM([.N44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44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1:::secs:</text:p>
          </table:table-cell>
          <table:table-cell office:value-type="float" office:value="3.21">
            <text:p>3.21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49]); LEN(TRIM([.N44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44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50]); LEN(TRIM([.N45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45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51]); LEN(TRIM([.N45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45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52]); LEN(TRIM([.N45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45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53]); LEN(TRIM([.N45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45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54]); LEN(TRIM([.N45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45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55]); LEN(TRIM([.N45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45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56]); LEN(TRIM([.N45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45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57]); LEN(TRIM([.N45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45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58]); LEN(TRIM([.N45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45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59]); LEN(TRIM([.N45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45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60]); LEN(TRIM([.N46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46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61]); LEN(TRIM([.N46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46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62]); LEN(TRIM([.N46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46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6:::secs:</text:p>
          </table:table-cell>
          <table:table-cell office:value-type="float" office:value="18.16">
            <text:p>18.16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3]); LEN(TRIM([.N46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46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7:::secs:</text:p>
          </table:table-cell>
          <table:table-cell office:value-type="float" office:value="11.97">
            <text:p>11.97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4]); LEN(TRIM([.N46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46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8:::secs:</text:p>
          </table:table-cell>
          <table:table-cell office:value-type="float" office:value="12.28">
            <text:p>12.28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5]); LEN(TRIM([.N46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46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0:::secs:</text:p>
          </table:table-cell>
          <table:table-cell office:value-type="float" office:value="12.2">
            <text:p>12.2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6]); LEN(TRIM([.N46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46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9:::secs:</text:p>
          </table:table-cell>
          <table:table-cell office:value-type="float" office:value="12.29">
            <text:p>12.29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67]); LEN(TRIM([.N46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46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1:::secs:</text:p>
          </table:table-cell>
          <table:table-cell office:value-type="float" office:value="6.51">
            <text:p>6.51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68]); LEN(TRIM([.N46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46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47:::secs:</text:p>
          </table:table-cell>
          <table:table-cell office:value-type="float" office:value="6.47">
            <text:p>6.47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69]); LEN(TRIM([.N46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46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70]); LEN(TRIM([.N47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47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3:::secs:</text:p>
          </table:table-cell>
          <table:table-cell office:value-type="float" office:value="6.53">
            <text:p>6.53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71]); LEN(TRIM([.N47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47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72]); LEN(TRIM([.N47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47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73]); LEN(TRIM([.N47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47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74]); LEN(TRIM([.N47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47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75]); LEN(TRIM([.N47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47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76]); LEN(TRIM([.N47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47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77]); LEN(TRIM([.N47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47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78]); LEN(TRIM([.N47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47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79]); LEN(TRIM([.N47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47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80]); LEN(TRIM([.N48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48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81]); LEN(TRIM([.N48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48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82]); LEN(TRIM([.N48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48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6:::secs:</text:p>
          </table:table-cell>
          <table:table-cell office:value-type="float" office:value="29.66">
            <text:p>29.66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83]); LEN(TRIM([.N48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48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10:::secs:</text:p>
          </table:table-cell>
          <table:table-cell office:value-type="float" office:value="19.1">
            <text:p>19.1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84]); LEN(TRIM([.N48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48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85]); LEN(TRIM([.N48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48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8:::secs:</text:p>
          </table:table-cell>
          <table:table-cell office:value-type="float" office:value="19.48">
            <text:p>19.48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86]); LEN(TRIM([.N48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48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487]); LEN(TRIM([.N48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48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88]); LEN(TRIM([.N48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48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2:::secs:</text:p>
          </table:table-cell>
          <table:table-cell office:value-type="float" office:value="13.82">
            <text:p>13.82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89]); LEN(TRIM([.N48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48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90]); LEN(TRIM([.N49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49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4:::secs:</text:p>
          </table:table-cell>
          <table:table-cell office:value-type="float" office:value="14.14">
            <text:p>14.14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91]); LEN(TRIM([.N49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49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1:::secs:</text:p>
          </table:table-cell>
          <table:table-cell office:value-type="float" office:value="13.61">
            <text:p>13.61</text:p>
          </table:table-cell>
          <table:table-cell office:value-type="string">
            <text:p>4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492]); LEN(TRIM([.N49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49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93]); LEN(TRIM([.N49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49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94]); LEN(TRIM([.N49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49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95]); LEN(TRIM([.N49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49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96]); LEN(TRIM([.N49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49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497]); LEN(TRIM([.N49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49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98]); LEN(TRIM([.N49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49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499]); LEN(TRIM([.N49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49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00]); LEN(TRIM([.N50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50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01]); LEN(TRIM([.N50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50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02]); LEN(TRIM([.N50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50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69:::secs:</text:p>
          </table:table-cell>
          <table:table-cell office:value-type="float" office:value="48.69">
            <text:p>48.69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03]); LEN(TRIM([.N50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50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74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04]); LEN(TRIM([.N50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50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19:::secs:</text:p>
          </table:table-cell>
          <table:table-cell office:value-type="float" office:value="36.19">
            <text:p>36.19</text:p>
          </table:table-cell>
          <table:table-cell office:value-type="string">
            <text:p>74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05]); LEN(TRIM([.N50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50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4:::secs:</text:p>
          </table:table-cell>
          <table:table-cell office:value-type="float" office:value="35.24">
            <text:p>35.24</text:p>
          </table:table-cell>
          <table:table-cell office:value-type="string">
            <text:p>743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06]); LEN(TRIM([.N50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50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8:::secs:</text:p>
          </table:table-cell>
          <table:table-cell office:value-type="float" office:value="35.68">
            <text:p>35.68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07]); LEN(TRIM([.N50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50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37:::secs:</text:p>
          </table:table-cell>
          <table:table-cell office:value-type="float" office:value="29.37">
            <text:p>29.3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08]); LEN(TRIM([.N50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50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8:::secs:</text:p>
          </table:table-cell>
          <table:table-cell office:value-type="float" office:value="29.98">
            <text:p>29.98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09]); LEN(TRIM([.N50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50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7:::secs:</text:p>
          </table:table-cell>
          <table:table-cell office:value-type="float" office:value="29.87">
            <text:p>29.8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10]); LEN(TRIM([.N51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51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0:::secs:</text:p>
          </table:table-cell>
          <table:table-cell office:value-type="float" office:value="30.2">
            <text:p>30.2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11]); LEN(TRIM([.N51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51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84:::secs:</text:p>
          </table:table-cell>
          <table:table-cell office:value-type="float" office:value="30.84">
            <text:p>30.84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12]); LEN(TRIM([.N51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51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13]); LEN(TRIM([.N51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51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14]); LEN(TRIM([.N51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51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15]); LEN(TRIM([.N51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51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16]); LEN(TRIM([.N51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51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17]); LEN(TRIM([.N51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51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18]); LEN(TRIM([.N51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51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19]); LEN(TRIM([.N51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51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20]); LEN(TRIM([.N52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52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21]); LEN(TRIM([.N52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52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22]); LEN(TRIM([.N52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52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59:::secs:</text:p>
          </table:table-cell>
          <table:table-cell office:value-type="float" office:value="90.59">
            <text:p>90.59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23]); LEN(TRIM([.N52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52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82:::secs:</text:p>
          </table:table-cell>
          <table:table-cell office:value-type="float" office:value="69.82">
            <text:p>69.82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24]); LEN(TRIM([.N52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52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94:::secs:</text:p>
          </table:table-cell>
          <table:table-cell office:value-type="float" office:value="71.94">
            <text:p>71.94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25]); LEN(TRIM([.N52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52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58:::secs:</text:p>
          </table:table-cell>
          <table:table-cell office:value-type="float" office:value="72.58">
            <text:p>72.58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26]); LEN(TRIM([.N52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52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27:::secs:</text:p>
          </table:table-cell>
          <table:table-cell office:value-type="float" office:value="72.27">
            <text:p>72.27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27]); LEN(TRIM([.N52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52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93:::secs:</text:p>
          </table:table-cell>
          <table:table-cell office:value-type="float" office:value="64.93">
            <text:p>64.93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28]); LEN(TRIM([.N52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52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66:::secs:</text:p>
          </table:table-cell>
          <table:table-cell office:value-type="float" office:value="66.66">
            <text:p>66.66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29]); LEN(TRIM([.N52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52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39:::secs:</text:p>
          </table:table-cell>
          <table:table-cell office:value-type="float" office:value="67.39">
            <text:p>67.39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30]); LEN(TRIM([.N53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53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90:::secs:</text:p>
          </table:table-cell>
          <table:table-cell office:value-type="float" office:value="67.9">
            <text:p>67.9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31]); LEN(TRIM([.N53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53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02:::secs:</text:p>
          </table:table-cell>
          <table:table-cell office:value-type="float" office:value="66.02">
            <text:p>66.02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32]); LEN(TRIM([.N53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53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3]); LEN(TRIM([.N53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53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4]); LEN(TRIM([.N53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53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5]); LEN(TRIM([.N53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53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6]); LEN(TRIM([.N53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53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37]); LEN(TRIM([.N53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53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38]); LEN(TRIM([.N53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53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39]); LEN(TRIM([.N53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53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40]); LEN(TRIM([.N54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54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41]); LEN(TRIM([.N54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54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4:::secs:</text:p>
          </table:table-cell>
          <table:table-cell office:value-type="float" office:value="2.64">
            <text:p>2.6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42]); LEN(TRIM([.N54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54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5.46:::secs:</text:p>
          </table:table-cell>
          <table:table-cell office:value-type="float" office:value="185.46">
            <text:p>185.46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43]); LEN(TRIM([.N54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54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83:::secs:</text:p>
          </table:table-cell>
          <table:table-cell office:value-type="float" office:value="147.83">
            <text:p>147.8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44]); LEN(TRIM([.N54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54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61:::secs:</text:p>
          </table:table-cell>
          <table:table-cell office:value-type="float" office:value="152.61">
            <text:p>152.61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45]); LEN(TRIM([.N54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54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3:::secs:</text:p>
          </table:table-cell>
          <table:table-cell office:value-type="float" office:value="148.73">
            <text:p>148.7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46]); LEN(TRIM([.N54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54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54:::secs:</text:p>
          </table:table-cell>
          <table:table-cell office:value-type="float" office:value="156.54">
            <text:p>156.54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47]); LEN(TRIM([.N54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54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48:::secs:</text:p>
          </table:table-cell>
          <table:table-cell office:value-type="float" office:value="141.48">
            <text:p>141.48</text:p>
          </table:table-cell>
          <table:table-cell office:value-type="string">
            <text:p>5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48]); LEN(TRIM([.N54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54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.09:::secs:</text:p>
          </table:table-cell>
          <table:table-cell office:value-type="float" office:value="142.09">
            <text:p>142.09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49]); LEN(TRIM([.N54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54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05:::secs:</text:p>
          </table:table-cell>
          <table:table-cell office:value-type="float" office:value="143.05">
            <text:p>143.05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50]); LEN(TRIM([.N55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55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62:::secs:</text:p>
          </table:table-cell>
          <table:table-cell office:value-type="float" office:value="146.62">
            <text:p>146.62</text:p>
          </table:table-cell>
          <table:table-cell office:value-type="string">
            <text:p>5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51]); LEN(TRIM([.N55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55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72:::secs:</text:p>
          </table:table-cell>
          <table:table-cell office:value-type="float" office:value="146.72">
            <text:p>146.72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52]); LEN(TRIM([.N55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55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3]); LEN(TRIM([.N55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55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4]); LEN(TRIM([.N55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55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5]); LEN(TRIM([.N55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55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6]); LEN(TRIM([.N55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55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57]); LEN(TRIM([.N55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55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0:::secs:</text:p>
          </table:table-cell>
          <table:table-cell office:value-type="float" office:value="5.2">
            <text:p>5.2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58]); LEN(TRIM([.N55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55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59]); LEN(TRIM([.N55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55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5:::secs:</text:p>
          </table:table-cell>
          <table:table-cell office:value-type="float" office:value="5.25">
            <text:p>5.25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60]); LEN(TRIM([.N56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56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8:::secs:</text:p>
          </table:table-cell>
          <table:table-cell office:value-type="float" office:value="5.28">
            <text:p>5.2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61]); LEN(TRIM([.N56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56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62]); LEN(TRIM([.N56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56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45.35:::secs:</text:p>
          </table:table-cell>
          <table:table-cell office:value-type="float" office:value="445.35">
            <text:p>445.35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63]); LEN(TRIM([.N56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56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5.54:::secs:</text:p>
          </table:table-cell>
          <table:table-cell office:value-type="float" office:value="425.54">
            <text:p>425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64]); LEN(TRIM([.N56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56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8.54:::secs:</text:p>
          </table:table-cell>
          <table:table-cell office:value-type="float" office:value="428.54">
            <text:p>428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65]); LEN(TRIM([.N56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56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3.39:::secs:</text:p>
          </table:table-cell>
          <table:table-cell office:value-type="float" office:value="453.39">
            <text:p>453.39</text:p>
          </table:table-cell>
          <table:table-cell office:value-type="string">
            <text:p>10735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66]); LEN(TRIM([.N56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56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1.71:::secs:</text:p>
          </table:table-cell>
          <table:table-cell office:value-type="float" office:value="471.71">
            <text:p>471.71</text:p>
          </table:table-cell>
          <table:table-cell office:value-type="string">
            <text:p>1073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67]); LEN(TRIM([.N56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56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2.59:::secs:</text:p>
          </table:table-cell>
          <table:table-cell office:value-type="float" office:value="432.59">
            <text:p>432.59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68]); LEN(TRIM([.N56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56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0.88:::secs:</text:p>
          </table:table-cell>
          <table:table-cell office:value-type="float" office:value="470.88">
            <text:p>470.88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69]); LEN(TRIM([.N56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56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5.17:::secs:</text:p>
          </table:table-cell>
          <table:table-cell office:value-type="float" office:value="435.17">
            <text:p>435.17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70]); LEN(TRIM([.N57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57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7.24:::secs:</text:p>
          </table:table-cell>
          <table:table-cell office:value-type="float" office:value="457.24">
            <text:p>457.24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71]); LEN(TRIM([.N57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57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2.32:::secs:</text:p>
          </table:table-cell>
          <table:table-cell office:value-type="float" office:value="452.32">
            <text:p>452.32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72]); LEN(TRIM([.N57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57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84:::secs:</text:p>
          </table:table-cell>
          <table:table-cell office:value-type="float" office:value="53.84">
            <text:p>53.84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3]); LEN(TRIM([.N57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57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.22:::secs:</text:p>
          </table:table-cell>
          <table:table-cell office:value-type="float" office:value="54.22">
            <text:p>54.22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4]); LEN(TRIM([.N57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57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45:::secs:</text:p>
          </table:table-cell>
          <table:table-cell office:value-type="float" office:value="55.45">
            <text:p>55.45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5]); LEN(TRIM([.N57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57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19:::secs:</text:p>
          </table:table-cell>
          <table:table-cell office:value-type="float" office:value="55.19">
            <text:p>55.19</text:p>
          </table:table-cell>
          <table:table-cell office:value-type="string">
            <text:p>25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6]); LEN(TRIM([.N57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57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11:::secs:</text:p>
          </table:table-cell>
          <table:table-cell office:value-type="float" office:value="53.11">
            <text:p>53.11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77]); LEN(TRIM([.N57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57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7:::secs:</text:p>
          </table:table-cell>
          <table:table-cell office:value-type="float" office:value="58.47">
            <text:p>58.47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78]); LEN(TRIM([.N57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57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40:::secs:</text:p>
          </table:table-cell>
          <table:table-cell office:value-type="float" office:value="57.4">
            <text:p>57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79]); LEN(TRIM([.N57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57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.49:::secs:</text:p>
          </table:table-cell>
          <table:table-cell office:value-type="float" office:value="59.49">
            <text:p>59.4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80]); LEN(TRIM([.N58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58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65:::secs:</text:p>
          </table:table-cell>
          <table:table-cell office:value-type="float" office:value="56.65">
            <text:p>56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81]); LEN(TRIM([.N58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58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59:::secs:</text:p>
          </table:table-cell>
          <table:table-cell office:value-type="float" office:value="57.59">
            <text:p>57.59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82]); LEN(TRIM([.N58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58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05.01:::secs:</text:p>
          </table:table-cell>
          <table:table-cell office:value-type="float" office:value="1005.01">
            <text:p>1005.01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83]); LEN(TRIM([.N58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58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4.68:::secs:</text:p>
          </table:table-cell>
          <table:table-cell office:value-type="float" office:value="954.68">
            <text:p>954.68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84]); LEN(TRIM([.N58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58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7.41:::secs:</text:p>
          </table:table-cell>
          <table:table-cell office:value-type="float" office:value="977.41">
            <text:p>977.41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85]); LEN(TRIM([.N58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58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1.68:::secs:</text:p>
          </table:table-cell>
          <table:table-cell office:value-type="float" office:value="951.68">
            <text:p>951.68</text:p>
          </table:table-cell>
          <table:table-cell office:value-type="string">
            <text:p>10461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86]); LEN(TRIM([.N58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58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60.94:::secs:</text:p>
          </table:table-cell>
          <table:table-cell office:value-type="float" office:value="1060.94">
            <text:p>1060.94</text:p>
          </table:table-cell>
          <table:table-cell office:value-type="string">
            <text:p>10461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587]); LEN(TRIM([.N58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58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3.71:::secs:</text:p>
          </table:table-cell>
          <table:table-cell office:value-type="float" office:value="973.71">
            <text:p>973.71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88]); LEN(TRIM([.N58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58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52.02:::secs:</text:p>
          </table:table-cell>
          <table:table-cell office:value-type="float" office:value="1052.02">
            <text:p>1052.02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89]); LEN(TRIM([.N58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58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49.53:::secs:</text:p>
          </table:table-cell>
          <table:table-cell office:value-type="float" office:value="1049.53">
            <text:p>1049.53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90]); LEN(TRIM([.N59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59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3.01:::secs:</text:p>
          </table:table-cell>
          <table:table-cell office:value-type="float" office:value="1193.01">
            <text:p>1193.01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91]); LEN(TRIM([.N59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59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0.72:::secs:</text:p>
          </table:table-cell>
          <table:table-cell office:value-type="float" office:value="1130.72">
            <text:p>1130.72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592]); LEN(TRIM([.N59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592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05:::secs:</text:p>
          </table:table-cell>
          <table:table-cell office:value-type="float" office:value="121.05">
            <text:p>121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93]); LEN(TRIM([.N59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593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63:::secs:</text:p>
          </table:table-cell>
          <table:table-cell office:value-type="float" office:value="121.63">
            <text:p>121.6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94]); LEN(TRIM([.N59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594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47:::secs:</text:p>
          </table:table-cell>
          <table:table-cell office:value-type="float" office:value="125.47">
            <text:p>125.47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95]); LEN(TRIM([.N59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595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05:::secs:</text:p>
          </table:table-cell>
          <table:table-cell office:value-type="float" office:value="126.05">
            <text:p>126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96]); LEN(TRIM([.N59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596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03:::secs:</text:p>
          </table:table-cell>
          <table:table-cell office:value-type="float" office:value="125.03">
            <text:p>125.0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597]); LEN(TRIM([.N59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597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98:::secs:</text:p>
          </table:table-cell>
          <table:table-cell office:value-type="float" office:value="128.98">
            <text:p>128.98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98]); LEN(TRIM([.N59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598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00:::secs:</text:p>
          </table:table-cell>
          <table:table-cell office:value-type="float" office:value="128">
            <text:p>128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599]); LEN(TRIM([.N59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599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28:::secs:</text:p>
          </table:table-cell>
          <table:table-cell office:value-type="float" office:value="128.28">
            <text:p>128.28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00]); LEN(TRIM([.N60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600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40:::secs:</text:p>
          </table:table-cell>
          <table:table-cell office:value-type="float" office:value="129.4">
            <text:p>129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01]); LEN(TRIM([.N60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601]); 1))" office:value-type="float" office:value="2">
            <text:p>2</text:p>
          </table:table-cell>
          <table:table-cell office:value-type="string">
            <text:p>level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34:::secs:</text:p>
          </table:table-cell>
          <table:table-cell office:value-type="float" office:value="130.34">
            <text:p>130.34</text:p>
          </table:table-cell>
          <table:table-cell office:value-type="string">
            <text:p>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02]); LEN(TRIM([.N60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60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03]); LEN(TRIM([.N60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60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04]); LEN(TRIM([.N60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60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05]); LEN(TRIM([.N60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60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06]); LEN(TRIM([.N60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60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07]); LEN(TRIM([.N60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60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08]); LEN(TRIM([.N60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60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09]); LEN(TRIM([.N60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60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10]); LEN(TRIM([.N61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61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11]); LEN(TRIM([.N61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61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12]); LEN(TRIM([.N612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61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13]); LEN(TRIM([.N613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61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14]); LEN(TRIM([.N614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61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15]); LEN(TRIM([.N615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61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16]); LEN(TRIM([.N616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61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17]); LEN(TRIM([.N617]))-1)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VALUE(RIGHT(TRIM([.D61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18]); LEN(TRIM([.N618]))-1)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RIGHT(TRIM([.D61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19]); LEN(TRIM([.N619]))-1)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VALUE(RIGHT(TRIM([.D61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20]); LEN(TRIM([.N620]))-1))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VALUE(RIGHT(TRIM([.D62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21]); LEN(TRIM([.N621]))-1))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VALUE(RIGHT(TRIM([.D62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22]); LEN(TRIM([.N62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62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23]); LEN(TRIM([.N62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62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24]); LEN(TRIM([.N62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62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25]); LEN(TRIM([.N62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62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26]); LEN(TRIM([.N62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62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27]); LEN(TRIM([.N62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62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28]); LEN(TRIM([.N62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62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29]); LEN(TRIM([.N62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62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30]); LEN(TRIM([.N63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63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31]); LEN(TRIM([.N63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63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32]); LEN(TRIM([.N632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63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33]); LEN(TRIM([.N633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63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34]); LEN(TRIM([.N634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63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35]); LEN(TRIM([.N635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63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36]); LEN(TRIM([.N636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63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37]); LEN(TRIM([.N637]))-1))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VALUE(RIGHT(TRIM([.D63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38]); LEN(TRIM([.N638]))-1)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VALUE(RIGHT(TRIM([.D63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39]); LEN(TRIM([.N639]))-1)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RIGHT(TRIM([.D63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40]); LEN(TRIM([.N640]))-1)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VALUE(RIGHT(TRIM([.D64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41]); LEN(TRIM([.N641]))-1))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VALUE(RIGHT(TRIM([.D64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42]); LEN(TRIM([.N64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64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3]); LEN(TRIM([.N64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64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4]); LEN(TRIM([.N64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64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5]); LEN(TRIM([.N64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64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6]); LEN(TRIM([.N64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64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47]); LEN(TRIM([.N64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64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48]); LEN(TRIM([.N64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64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49]); LEN(TRIM([.N64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64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50]); LEN(TRIM([.N65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65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51]); LEN(TRIM([.N65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65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52]); LEN(TRIM([.N652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65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53]); LEN(TRIM([.N653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65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54]); LEN(TRIM([.N654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65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55]); LEN(TRIM([.N655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65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56]); LEN(TRIM([.N656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65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57]); LEN(TRIM([.N657]))-1))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VALUE(RIGHT(TRIM([.D65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58]); LEN(TRIM([.N658]))-1)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VALUE(RIGHT(TRIM([.D65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59]); LEN(TRIM([.N659]))-1)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VALUE(RIGHT(TRIM([.D65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60]); LEN(TRIM([.N660]))-1))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RIGHT(TRIM([.D66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61]); LEN(TRIM([.N661]))-1)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VALUE(RIGHT(TRIM([.D66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62]); LEN(TRIM([.N66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6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3]); LEN(TRIM([.N66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6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4]); LEN(TRIM([.N66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6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5]); LEN(TRIM([.N66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66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6]); LEN(TRIM([.N66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66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67]); LEN(TRIM([.N66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6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68]); LEN(TRIM([.N66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6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69]); LEN(TRIM([.N66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6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70]); LEN(TRIM([.N67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67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71]); LEN(TRIM([.N67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67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72]); LEN(TRIM([.N672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7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73]); LEN(TRIM([.N673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7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74]); LEN(TRIM([.N674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7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75]); LEN(TRIM([.N675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67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76]); LEN(TRIM([.N676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67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77]); LEN(TRIM([.N677]))-1)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VALUE(RIGHT(TRIM([.D67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78]); LEN(TRIM([.N678]))-1))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VALUE(RIGHT(TRIM([.D67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79]); LEN(TRIM([.N679]))-1))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VALUE(RIGHT(TRIM([.D67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80]); LEN(TRIM([.N680]))-1))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VALUE(RIGHT(TRIM([.D68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81]); LEN(TRIM([.N681]))-1)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RIGHT(TRIM([.D68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82]); LEN(TRIM([.N68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68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83]); LEN(TRIM([.N68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68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84]); LEN(TRIM([.N68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68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85]); LEN(TRIM([.N68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68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86]); LEN(TRIM([.N68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68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687]); LEN(TRIM([.N68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68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88]); LEN(TRIM([.N68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68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89]); LEN(TRIM([.N68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68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90]); LEN(TRIM([.N69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69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91]); LEN(TRIM([.N69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69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692]); LEN(TRIM([.N692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69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93]); LEN(TRIM([.N693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69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94]); LEN(TRIM([.N694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69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95]); LEN(TRIM([.N695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69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96]); LEN(TRIM([.N696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69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697]); LEN(TRIM([.N697]))-1)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VALUE(RIGHT(TRIM([.D69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98]); LEN(TRIM([.N698]))-1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VALUE(RIGHT(TRIM([.D69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699]); LEN(TRIM([.N699]))-1))"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VALUE(RIGHT(TRIM([.D69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00]); LEN(TRIM([.N700]))-1))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VALUE(RIGHT(TRIM([.D70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01]); LEN(TRIM([.N701]))-1))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VALUE(RIGHT(TRIM([.D70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02]); LEN(TRIM([.N70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70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03]); LEN(TRIM([.N70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70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04]); LEN(TRIM([.N70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70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05]); LEN(TRIM([.N70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70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06]); LEN(TRIM([.N70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70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07]); LEN(TRIM([.N70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70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08]); LEN(TRIM([.N70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70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09]); LEN(TRIM([.N70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70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10]); LEN(TRIM([.N71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71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11]); LEN(TRIM([.N71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71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12]); LEN(TRIM([.N712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71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13]); LEN(TRIM([.N713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71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14]); LEN(TRIM([.N714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71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15]); LEN(TRIM([.N715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71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16]); LEN(TRIM([.N716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71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17]); LEN(TRIM([.N717]))-1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VALUE(RIGHT(TRIM([.D71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18]); LEN(TRIM([.N718]))-1))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VALUE(RIGHT(TRIM([.D71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19]); LEN(TRIM([.N719]))-1))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VALUE(RIGHT(TRIM([.D71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20]); LEN(TRIM([.N720]))-1))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VALUE(RIGHT(TRIM([.D72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21]); LEN(TRIM([.N721]))-1))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VALUE(RIGHT(TRIM([.D72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22]); LEN(TRIM([.N72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72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23]); LEN(TRIM([.N72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72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24]); LEN(TRIM([.N72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72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25]); LEN(TRIM([.N72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72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26]); LEN(TRIM([.N72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72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27]); LEN(TRIM([.N72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72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28]); LEN(TRIM([.N72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72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29]); LEN(TRIM([.N72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72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30]); LEN(TRIM([.N73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73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31]); LEN(TRIM([.N73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73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32]); LEN(TRIM([.N732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73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3]); LEN(TRIM([.N733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73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4]); LEN(TRIM([.N734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73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5]); LEN(TRIM([.N735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73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6]); LEN(TRIM([.N736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73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37]); LEN(TRIM([.N737]))-1))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VALUE(RIGHT(TRIM([.D73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38]); LEN(TRIM([.N738]))-1))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VALUE(RIGHT(TRIM([.D73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39]); LEN(TRIM([.N739]))-1))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VALUE(RIGHT(TRIM([.D73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40]); LEN(TRIM([.N740]))-1))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VALUE(RIGHT(TRIM([.D74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41]); LEN(TRIM([.N741]))-1))"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VALUE(RIGHT(TRIM([.D74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42]); LEN(TRIM([.N74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74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43]); LEN(TRIM([.N74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74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44]); LEN(TRIM([.N74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74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45]); LEN(TRIM([.N74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74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46]); LEN(TRIM([.N74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74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47]); LEN(TRIM([.N74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74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48]); LEN(TRIM([.N74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74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49]); LEN(TRIM([.N74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74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50]); LEN(TRIM([.N75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75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51]); LEN(TRIM([.N75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75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52]); LEN(TRIM([.N752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75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3]); LEN(TRIM([.N753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75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4]); LEN(TRIM([.N754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75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5]); LEN(TRIM([.N755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75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6]); LEN(TRIM([.N756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75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57]); LEN(TRIM([.N757]))-1))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VALUE(RIGHT(TRIM([.D75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58]); LEN(TRIM([.N758]))-1))"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VALUE(RIGHT(TRIM([.D75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59]); LEN(TRIM([.N759]))-1)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VALUE(RIGHT(TRIM([.D75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60]); LEN(TRIM([.N760]))-1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VALUE(RIGHT(TRIM([.D76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61]); LEN(TRIM([.N761]))-1))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VALUE(RIGHT(TRIM([.D76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62]); LEN(TRIM([.N76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76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63]); LEN(TRIM([.N76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76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64]); LEN(TRIM([.N76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76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65]); LEN(TRIM([.N76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76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66]); LEN(TRIM([.N76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76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67]); LEN(TRIM([.N76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76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68]); LEN(TRIM([.N76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76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69]); LEN(TRIM([.N76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76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70]); LEN(TRIM([.N77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77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71]); LEN(TRIM([.N77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77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72]); LEN(TRIM([.N772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77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3]); LEN(TRIM([.N773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77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4]); LEN(TRIM([.N774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77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5]); LEN(TRIM([.N775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77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6]); LEN(TRIM([.N776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77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77]); LEN(TRIM([.N777]))-1))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VALUE(RIGHT(TRIM([.D77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78]); LEN(TRIM([.N778]))-1))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VALUE(RIGHT(TRIM([.D77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79]); LEN(TRIM([.N779]))-1))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VALUE(RIGHT(TRIM([.D77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80]); LEN(TRIM([.N780]))-1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VALUE(RIGHT(TRIM([.D78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81]); LEN(TRIM([.N781]))-1)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VALUE(RIGHT(TRIM([.D78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82]); LEN(TRIM([.N78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78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83]); LEN(TRIM([.N78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78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84]); LEN(TRIM([.N78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78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85]); LEN(TRIM([.N78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78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86]); LEN(TRIM([.N78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78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787]); LEN(TRIM([.N78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78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88]); LEN(TRIM([.N78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78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89]); LEN(TRIM([.N78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78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90]); LEN(TRIM([.N79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79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91]); LEN(TRIM([.N79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79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792]); LEN(TRIM([.N792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79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93]); LEN(TRIM([.N793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79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94]); LEN(TRIM([.N794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79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95]); LEN(TRIM([.N795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79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96]); LEN(TRIM([.N796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79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797]); LEN(TRIM([.N797]))-1))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VALUE(RIGHT(TRIM([.D79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98]); LEN(TRIM([.N798]))-1))"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VALUE(RIGHT(TRIM([.D79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799]); LEN(TRIM([.N799]))-1)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VALUE(RIGHT(TRIM([.D79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00]); LEN(TRIM([.N800]))-1))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VALUE(RIGHT(TRIM([.D80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01]); LEN(TRIM([.N801]))-1))"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VALUE(RIGHT(TRIM([.D80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02]); LEN(TRIM([.N80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80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03]); LEN(TRIM([.N80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80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04]); LEN(TRIM([.N80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80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05]); LEN(TRIM([.N80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80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06]); LEN(TRIM([.N80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80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07]); LEN(TRIM([.N80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80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08]); LEN(TRIM([.N80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80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09]); LEN(TRIM([.N80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80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10]); LEN(TRIM([.N81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81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11]); LEN(TRIM([.N81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81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12]); LEN(TRIM([.N812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81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13]); LEN(TRIM([.N813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81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14]); LEN(TRIM([.N814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81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15]); LEN(TRIM([.N815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81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16]); LEN(TRIM([.N816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81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17]); LEN(TRIM([.N817]))-1))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VALUE(RIGHT(TRIM([.D81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18]); LEN(TRIM([.N818]))-1))"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VALUE(RIGHT(TRIM([.D81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19]); LEN(TRIM([.N819]))-1))"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VALUE(RIGHT(TRIM([.D81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20]); LEN(TRIM([.N820]))-1))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VALUE(RIGHT(TRIM([.D82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21]); LEN(TRIM([.N821]))-1))"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VALUE(RIGHT(TRIM([.D82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22]); LEN(TRIM([.N82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82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23]); LEN(TRIM([.N82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82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24]); LEN(TRIM([.N82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82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25]); LEN(TRIM([.N82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82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26]); LEN(TRIM([.N82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82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27]); LEN(TRIM([.N82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82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28]); LEN(TRIM([.N82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82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29]); LEN(TRIM([.N82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82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30]); LEN(TRIM([.N83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83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31]); LEN(TRIM([.N83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83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32]); LEN(TRIM([.N832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83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33]); LEN(TRIM([.N833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83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34]); LEN(TRIM([.N834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83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35]); LEN(TRIM([.N835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83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36]); LEN(TRIM([.N836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83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37]); LEN(TRIM([.N837]))-1))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VALUE(RIGHT(TRIM([.D83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38]); LEN(TRIM([.N838]))-1))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VALUE(RIGHT(TRIM([.D83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39]); LEN(TRIM([.N839]))-1))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VALUE(RIGHT(TRIM([.D83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40]); LEN(TRIM([.N840]))-1))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VALUE(RIGHT(TRIM([.D84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41]); LEN(TRIM([.N841]))-1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VALUE(RIGHT(TRIM([.D84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42]); LEN(TRIM([.N84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84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3]); LEN(TRIM([.N84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84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4]); LEN(TRIM([.N84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84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5]); LEN(TRIM([.N84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84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6]); LEN(TRIM([.N84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84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47]); LEN(TRIM([.N84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84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48]); LEN(TRIM([.N84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84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49]); LEN(TRIM([.N84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84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50]); LEN(TRIM([.N85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85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51]); LEN(TRIM([.N85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85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52]); LEN(TRIM([.N852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85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53]); LEN(TRIM([.N853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85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54]); LEN(TRIM([.N854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85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55]); LEN(TRIM([.N855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85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56]); LEN(TRIM([.N856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85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57]); LEN(TRIM([.N857]))-1)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VALUE(RIGHT(TRIM([.D85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58]); LEN(TRIM([.N858]))-1))"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VALUE(RIGHT(TRIM([.D85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59]); LEN(TRIM([.N859]))-1))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VALUE(RIGHT(TRIM([.D85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60]); LEN(TRIM([.N860]))-1))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VALUE(RIGHT(TRIM([.D86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61]); LEN(TRIM([.N861]))-1))"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VALUE(RIGHT(TRIM([.D86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62]); LEN(TRIM([.N86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86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3]); LEN(TRIM([.N86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86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4]); LEN(TRIM([.N86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86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5]); LEN(TRIM([.N86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86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6]); LEN(TRIM([.N86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86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67]); LEN(TRIM([.N86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86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68]); LEN(TRIM([.N86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86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69]); LEN(TRIM([.N86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86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70]); LEN(TRIM([.N87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87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71]); LEN(TRIM([.N87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87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72]); LEN(TRIM([.N872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87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73]); LEN(TRIM([.N873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87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74]); LEN(TRIM([.N874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87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75]); LEN(TRIM([.N875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87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76]); LEN(TRIM([.N876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87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77]); LEN(TRIM([.N877]))-1))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VALUE(RIGHT(TRIM([.D87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78]); LEN(TRIM([.N878]))-1))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VALUE(RIGHT(TRIM([.D87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79]); LEN(TRIM([.N879]))-1))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VALUE(RIGHT(TRIM([.D87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80]); LEN(TRIM([.N880]))-1))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VALUE(RIGHT(TRIM([.D88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81]); LEN(TRIM([.N881]))-1))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VALUE(RIGHT(TRIM([.D88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82]); LEN(TRIM([.N88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88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83]); LEN(TRIM([.N88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88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84]); LEN(TRIM([.N88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88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85]); LEN(TRIM([.N88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88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86]); LEN(TRIM([.N88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88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table:formula="of:=VALUE(RIGHT(TRIM([.N887]); LEN(TRIM([.N88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88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88]); LEN(TRIM([.N88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88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89]); LEN(TRIM([.N88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88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90]); LEN(TRIM([.N89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89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91]); LEN(TRIM([.N89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89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table:formula="of:=VALUE(RIGHT(TRIM([.N892]); LEN(TRIM([.N892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892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93]); LEN(TRIM([.N893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893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94]); LEN(TRIM([.N894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894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95]); LEN(TRIM([.N895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895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96]); LEN(TRIM([.N896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896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table:formula="of:=VALUE(RIGHT(TRIM([.N897]); LEN(TRIM([.N897]))-1))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VALUE(RIGHT(TRIM([.D897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98]); LEN(TRIM([.N898]))-1))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VALUE(RIGHT(TRIM([.D898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899]); LEN(TRIM([.N899]))-1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VALUE(RIGHT(TRIM([.D899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900]); LEN(TRIM([.N900]))-1))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VALUE(RIGHT(TRIM([.D900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table:formula="of:=VALUE(RIGHT(TRIM([.N901]); LEN(TRIM([.N901]))-1))"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VALUE(RIGHT(TRIM([.D901]); 1))" office:value-type="float" office:value="1">
            <text:p>1</text:p>
          </table:table-cell>
          <table:table-cell office:value-type="string">
            <text:p>level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767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ivot Table - OAI-PMH level experiment" table:style-name="ta1">
        <table:table-column table:style-name="co8" table:default-cell-style-name="ce4"/>
        <table:table-column table:style-name="co3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ce16"/>
        <table:table-column table:style-name="co10" table:number-columns-repeated="3" table:default-cell-style-name="Pivot_20_Table_20_Value"/>
        <table:table-column table:style-name="co10" table:default-cell-style-name="ce25"/>
        <table:table-column table:style-name="co11" table:default-cell-style-name="ce31"/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1" office:value-type="string">
            <text:p>Average - Seconds</text:p>
          </table:table-cell>
          <table:table-cell table:style-name="ce7" table:number-columns-repeated="2"/>
          <table:table-cell table:style-name="ce13"/>
          <table:table-cell table:style-name="ce14" office:value-type="string">
            <text:p>Runs</text:p>
          </table:table-cell>
          <table:table-cell table:style-name="ce22" table:number-columns-repeated="4"/>
          <table:table-cell table:style-name="ce29"/>
        </table:table-row>
        <table:table-row table:style-name="ro2">
          <table:table-cell table:style-name="ce2" office:value-type="string">
            <text:p>Verb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Workload</text:p>
          </table:table-cell>
          <table:table-cell table:style-name="ce8" office:value-type="string">
            <text:p>Level</text:p>
          </table:table-cell>
          <table:table-cell table:style-name="ce15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30" office:value-type="string">
            <text:p>Total Result</text:p>
          </table:table-cell>
        </table:table-row>
        <table:table-row table:style-name="ro2">
          <table:table-cell table:style-name="ce3" office:value-type="string">
            <text:p>GetRecord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0.01">
            <text:p>0.01</text:p>
          </table:table-cell>
          <table:table-cell table:number-columns-repeated="3" table:style-name="ce19" office:value-type="float" office:value="0.01">
            <text:p>0.01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style-name="ce26" office:value-type="float" office:value="0.01">
            <text:p>0.01</text:p>
          </table:table-cell>
          <table:table-cell table:style-name="ce32" office:value-type="float" office:value="0.012">
            <text:p>0.01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2">
            <text:p>0.02</text:p>
          </table:table-cell>
          <table:table-cell table:number-columns-repeated="2" table:style-name="ce20" office:value-type="float" office:value="0.02">
            <text:p>0.02</text:p>
          </table:table-cell>
          <table:table-cell table:style-name="ce20" office:value-type="float" office:value="0.01">
            <text:p>0.01</text:p>
          </table:table-cell>
          <table:table-cell table:style-name="ce27" office:value-type="float" office:value="0.01">
            <text:p>0.01</text:p>
          </table:table-cell>
          <table:table-cell table:style-name="ce33" office:value-type="float" office:value="0.016">
            <text:p>0.016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table:number-columns-repeated="5" table:style-name="ce19" office:value-type="float" office:value="0.01">
            <text:p>0.01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Pivot_20_Table_20_Value" office:value-type="float" office:value="0.01">
            <text:p>0.01</text:p>
          </table:table-cell>
          <table:table-cell table:style-name="ce32" office:value-type="float" office:value="0.014">
            <text:p>0.01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number-columns-repeated="5" table:style-name="ce20" office:value-type="float" office:value="0.02">
            <text:p>0.02</text:p>
          </table:table-cell>
          <table:table-cell table:style-name="ce33" office:value-type="float" office:value="0.02">
            <text:p>0.0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0.02">
            <text:p>0.02</text:p>
          </table:table-cell>
          <table:table-cell table:number-columns-repeated="2"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2">
            <text:p>0.02</text:p>
          </table:table-cell>
          <table:table-cell table:number-columns-repeated="3" office:value-type="float" office:value="0.02">
            <text:p>0.02</text:p>
          </table:table-cell>
          <table:table-cell table:style-name="ce26" office:value-type="float" office:value="0.02">
            <text:p>0.02</text:p>
          </table:table-cell>
          <table:table-cell table:style-name="ce32" office:value-type="float" office:value="0.02">
            <text:p>0.0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3">
            <text:p>0.03</text:p>
          </table:table-cell>
          <table:table-cell table:style-name="ce20" office:value-type="float" office:value="0.02">
            <text:p>0.02</text:p>
          </table:table-cell>
          <table:table-cell table:number-columns-repeated="2" table:style-name="ce20" office:value-type="float" office:value="0.03">
            <text:p>0.03</text:p>
          </table:table-cell>
          <table:table-cell table:style-name="ce27" office:value-type="float" office:value="0.02">
            <text:p>0.02</text:p>
          </table:table-cell>
          <table:table-cell table:style-name="ce33" office:value-type="float" office:value="0.026">
            <text:p>0.02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table:number-columns-repeated="5" table:style-name="ce19" office:value-type="float" office:value="0.02">
            <text:p>0.0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3">
            <text:p>0.0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style-name="Pivot_20_Table_20_Value" office:value-type="float" office:value="0.03">
            <text:p>0.03</text:p>
          </table:table-cell>
          <table:table-cell table:style-name="ce32" office:value-type="float" office:value="0.026">
            <text:p>0.02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05">
            <text:p>0.05</text:p>
          </table:table-cell>
          <table:table-cell table:style-name="ce20" office:value-type="float" office:value="0.04">
            <text:p>0.04</text:p>
          </table:table-cell>
          <table:table-cell table:style-name="ce20" office:value-type="float" office:value="0.05">
            <text:p>0.05</text:p>
          </table:table-cell>
          <table:table-cell table:number-columns-repeated="2" table:style-name="ce20" office:value-type="float" office:value="0.04">
            <text:p>0.04</text:p>
          </table:table-cell>
          <table:table-cell table:style-name="ce33" office:value-type="float" office:value="0.044">
            <text:p>0.044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0.04">
            <text:p>0.04</text:p>
          </table:table-cell>
          <table:table-cell table:style-name="ce19" office:value-type="float" office:value="0.02">
            <text:p>0.02</text:p>
          </table:table-cell>
          <table:table-cell table:number-columns-repeated="2" table:style-name="ce19" office:value-type="float" office:value="0.03">
            <text:p>0.03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4">
            <text:p>0.04</text:p>
          </table:table-cell>
          <table:table-cell table:style-name="ce26" office:value-type="float" office:value="0.04">
            <text:p>0.04</text:p>
          </table:table-cell>
          <table:table-cell table:style-name="ce32" office:value-type="float" office:value="0.042">
            <text:p>0.04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7">
            <text:p>0.07</text:p>
          </table:table-cell>
          <table:table-cell table:style-name="ce20" office:value-type="float" office:value="0.07">
            <text:p>0.07</text:p>
          </table:table-cell>
          <table:table-cell table:style-name="ce20" office:value-type="float" office:value="0.06">
            <text:p>0.06</text:p>
          </table:table-cell>
          <table:table-cell table:style-name="ce20" office:value-type="float" office:value="0.08">
            <text:p>0.08</text:p>
          </table:table-cell>
          <table:table-cell table:style-name="ce27" office:value-type="float" office:value="0.07">
            <text:p>0.07</text:p>
          </table:table-cell>
          <table:table-cell table:style-name="ce33" office:value-type="float" office:value="0.07">
            <text:p>0.07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table:number-columns-repeated="5" table:style-name="ce19" office:value-type="float" office:value="0.05">
            <text:p>0.05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table:style-name="Pivot_20_Table_20_Value" office:value-type="float" office:value="0.06">
            <text:p>0.06</text:p>
          </table:table-cell>
          <table:table-cell table:style-name="ce32" office:value-type="float" office:value="0.066">
            <text:p>0.06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number-columns-repeated="2" table:style-name="ce20" office:value-type="float" office:value="0.11">
            <text:p>0.11</text:p>
          </table:table-cell>
          <table:table-cell table:style-name="ce20" office:value-type="float" office:value="0.1">
            <text:p>0.1</text:p>
          </table:table-cell>
          <table:table-cell table:number-columns-repeated="2" table:style-name="ce20" office:value-type="float" office:value="0.11">
            <text:p>0.11</text:p>
          </table:table-cell>
          <table:table-cell table:style-name="ce33" office:value-type="float" office:value="0.108">
            <text:p>0.108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0.08">
            <text:p>0.08</text:p>
          </table:table-cell>
          <table:table-cell table:number-columns-repeated="2" table:style-name="ce19" office:value-type="float" office:value="0.08">
            <text:p>0.08</text:p>
          </table:table-cell>
          <table:table-cell table:style-name="ce19"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82">
            <text:p>0.08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">
            <text:p>0.1</text:p>
          </table:table-cell>
          <table:table-cell table:style-name="ce26" office:value-type="float" office:value="0.1">
            <text:p>0.1</text:p>
          </table:table-cell>
          <table:table-cell table:style-name="ce32" office:value-type="float" office:value="0.106">
            <text:p>0.10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19">
            <text:p>0.19</text:p>
          </table:table-cell>
          <table:table-cell table:number-columns-repeated="3" table:style-name="ce20" office:value-type="float" office:value="0.19">
            <text:p>0.19</text:p>
          </table:table-cell>
          <table:table-cell table:style-name="ce27" office:value-type="float" office:value="0.19">
            <text:p>0.19</text:p>
          </table:table-cell>
          <table:table-cell table:style-name="ce33" office:value-type="float" office:value="0.19">
            <text:p>0.19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table:number-columns-repeated="4" table:style-name="ce19" office:value-type="float" office:value="0.16">
            <text:p>0.16</text:p>
          </table:table-cell>
          <table:table-cell table:style-name="ce19" office:value-type="float" office:value="0.15">
            <text:p>0.15</text:p>
          </table:table-cell>
          <table:table-cell office:value-type="float" office:value="0.158">
            <text:p>0.15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9">
            <text:p>0.19</text:p>
          </table:table-cell>
          <table:table-cell table:style-name="Pivot_20_Table_20_Value" office:value-type="float" office:value="0.2">
            <text:p>0.2</text:p>
          </table:table-cell>
          <table:table-cell table:style-name="ce32" office:value-type="float" office:value="0.196">
            <text:p>0.19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32">
            <text:p>0.32</text:p>
          </table:table-cell>
          <table:table-cell table:style-name="ce20" office:value-type="float" office:value="0.33">
            <text:p>0.33</text:p>
          </table:table-cell>
          <table:table-cell table:style-name="ce20" office:value-type="float" office:value="0.32">
            <text:p>0.32</text:p>
          </table:table-cell>
          <table:table-cell table:style-name="ce20" office:value-type="float" office:value="0.31">
            <text:p>0.31</text:p>
          </table:table-cell>
          <table:table-cell table:style-name="ce20" office:value-type="float" office:value="0.33">
            <text:p>0.33</text:p>
          </table:table-cell>
          <table:table-cell table:style-name="ce33" office:value-type="float" office:value="0.322">
            <text:p>0.32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0.3">
            <text:p>0.3</text:p>
          </table:table-cell>
          <table:table-cell table:number-columns-repeated="2" table:style-name="ce19" office:value-type="float" office:value="0.3">
            <text:p>0.3</text:p>
          </table:table-cell>
          <table:table-cell table:style-name="ce19"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02">
            <text:p>0.30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table:style-name="ce26" office:value-type="float" office:value="0.35">
            <text:p>0.35</text:p>
          </table:table-cell>
          <table:table-cell table:style-name="ce32" office:value-type="float" office:value="0.354">
            <text:p>0.35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55">
            <text:p>0.55</text:p>
          </table:table-cell>
          <table:table-cell table:style-name="ce20" office:value-type="float" office:value="0.54">
            <text:p>0.54</text:p>
          </table:table-cell>
          <table:table-cell table:style-name="ce20" office:value-type="float" office:value="0.55">
            <text:p>0.55</text:p>
          </table:table-cell>
          <table:table-cell table:style-name="ce20" office:value-type="float" office:value="0.54">
            <text:p>0.54</text:p>
          </table:table-cell>
          <table:table-cell table:style-name="ce27" office:value-type="float" office:value="0.54">
            <text:p>0.54</text:p>
          </table:table-cell>
          <table:table-cell table:style-name="ce33" office:value-type="float" office:value="0.544">
            <text:p>0.54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table:style-name="ce19" office:value-type="float" office:value="0.61">
            <text:p>0.61</text:p>
          </table:table-cell>
          <table:table-cell table:number-columns-repeated="2" table:style-name="ce19" office:value-type="float" office:value="0.6">
            <text:p>0.6</text:p>
          </table:table-cell>
          <table:table-cell table:style-name="ce19" office:value-type="float" office:value="0.59">
            <text:p>0.59</text:p>
          </table:table-cell>
          <table:table-cell table:style-name="ce19" office:value-type="float" office:value="0.6">
            <text:p>0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68">
            <text:p>0.68</text:p>
          </table:table-cell>
          <table:table-cell table:number-columns-repeated="3" office:value-type="float" office:value="0.68">
            <text:p>0.68</text:p>
          </table:table-cell>
          <table:table-cell table:style-name="Pivot_20_Table_20_Value" office:value-type="float" office:value="0.68">
            <text:p>0.68</text:p>
          </table:table-cell>
          <table:table-cell table:style-name="ce32" office:value-type="float" office:value="0.68">
            <text:p>0.6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97">
            <text:p>0.97</text:p>
          </table:table-cell>
          <table:table-cell table:style-name="ce20" office:value-type="float" office:value="0.98">
            <text:p>0.98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97">
            <text:p>0.97</text:p>
          </table:table-cell>
          <table:table-cell table:style-name="ce20" office:value-type="float" office:value="0.99">
            <text:p>0.99</text:p>
          </table:table-cell>
          <table:table-cell table:style-name="ce33" office:value-type="float" office:value="0.982">
            <text:p>0.982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.2">
            <text:p>1.2</text:p>
          </table:table-cell>
          <table:table-cell table:style-name="ce19" office:value-type="float" office:value="1.21">
            <text:p>1.21</text:p>
          </table:table-cell>
          <table:table-cell table:style-name="ce19" office:value-type="float" office:value="1.2">
            <text:p>1.2</text:p>
          </table:table-cell>
          <table:table-cell table:style-name="ce19" office:value-type="float" office:value="1.22">
            <text:p>1.22</text:p>
          </table:table-cell>
          <table:table-cell office:value-type="float" office:value="1.2">
            <text:p>1.2</text:p>
          </table:table-cell>
          <table:table-cell office:value-type="float" office:value="1.206">
            <text:p>1.20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.32">
            <text:p>1.32</text:p>
          </table:table-cell>
          <table:table-cell office:value-type="float" office:value="1.33">
            <text:p>1.33</text:p>
          </table:table-cell>
          <table:table-cell office:value-type="float" office:value="1.32">
            <text:p>1.32</text:p>
          </table:table-cell>
          <table:table-cell office:value-type="float" office:value="1.33">
            <text:p>1.33</text:p>
          </table:table-cell>
          <table:table-cell table:style-name="ce26" office:value-type="float" office:value="1.32">
            <text:p>1.32</text:p>
          </table:table-cell>
          <table:table-cell table:style-name="ce32" office:value-type="float" office:value="1.324">
            <text:p>1.32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.75">
            <text:p>1.75</text:p>
          </table:table-cell>
          <table:table-cell table:style-name="ce20" office:value-type="float" office:value="1.73">
            <text:p>1.73</text:p>
          </table:table-cell>
          <table:table-cell table:style-name="ce20" office:value-type="float" office:value="1.77">
            <text:p>1.77</text:p>
          </table:table-cell>
          <table:table-cell table:style-name="ce20" office:value-type="float" office:value="1.75">
            <text:p>1.75</text:p>
          </table:table-cell>
          <table:table-cell table:style-name="ce27" office:value-type="float" office:value="1.75">
            <text:p>1.75</text:p>
          </table:table-cell>
          <table:table-cell table:style-name="ce33" office:value-type="float" office:value="1.75">
            <text:p>1.75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table:style-name="ce19" office:value-type="float" office:value="2.47">
            <text:p>2.47</text:p>
          </table:table-cell>
          <table:table-cell table:number-columns-repeated="2" table:style-name="ce19" office:value-type="float" office:value="2.46">
            <text:p>2.46</text:p>
          </table:table-cell>
          <table:table-cell table:style-name="ce19" office:value-type="float" office:value="2.45">
            <text:p>2.45</text:p>
          </table:table-cell>
          <table:table-cell table:style-name="ce19" office:value-type="float" office:value="2.47">
            <text:p>2.47</text:p>
          </table:table-cell>
          <table:table-cell office:value-type="float" office:value="2.462">
            <text:p>2.46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66">
            <text:p>2.66</text:p>
          </table:table-cell>
          <table:table-cell office:value-type="float" office:value="2.63">
            <text:p>2.63</text:p>
          </table:table-cell>
          <table:table-cell table:style-name="Pivot_20_Table_20_Value" office:value-type="float" office:value="2.64">
            <text:p>2.64</text:p>
          </table:table-cell>
          <table:table-cell table:style-name="ce32" office:value-type="float" office:value="2.648">
            <text:p>2.64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3.18">
            <text:p>3.18</text:p>
          </table:table-cell>
          <table:table-cell table:style-name="ce20" office:value-type="float" office:value="3.2">
            <text:p>3.2</text:p>
          </table:table-cell>
          <table:table-cell table:style-name="ce20" office:value-type="float" office:value="3.24">
            <text:p>3.24</text:p>
          </table:table-cell>
          <table:table-cell table:style-name="ce20" office:value-type="float" office:value="3.23">
            <text:p>3.23</text:p>
          </table:table-cell>
          <table:table-cell table:style-name="ce20" office:value-type="float" office:value="3.19">
            <text:p>3.19</text:p>
          </table:table-cell>
          <table:table-cell table:style-name="ce33" office:value-type="float" office:value="3.208">
            <text:p>3.208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4.9">
            <text:p>4.9</text:p>
          </table:table-cell>
          <table:table-cell table:style-name="ce19" office:value-type="float" office:value="4.92">
            <text:p>4.92</text:p>
          </table:table-cell>
          <table:table-cell table:style-name="ce19" office:value-type="float" office:value="4.93">
            <text:p>4.93</text:p>
          </table:table-cell>
          <table:table-cell table:style-name="ce19" office:value-type="float" office:value="4.94">
            <text:p>4.94</text:p>
          </table:table-cell>
          <table:table-cell office:value-type="float" office:value="4.87">
            <text:p>4.87</text:p>
          </table:table-cell>
          <table:table-cell office:value-type="float" office:value="4.912">
            <text:p>4.91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5.2">
            <text:p>5.2</text:p>
          </table:table-cell>
          <table:table-cell office:value-type="float" office:value="5.24">
            <text:p>5.24</text:p>
          </table:table-cell>
          <table:table-cell office:value-type="float" office:value="5.25">
            <text:p>5.25</text:p>
          </table:table-cell>
          <table:table-cell office:value-type="float" office:value="5.28">
            <text:p>5.28</text:p>
          </table:table-cell>
          <table:table-cell table:style-name="ce26" office:value-type="float" office:value="5.24">
            <text:p>5.24</text:p>
          </table:table-cell>
          <table:table-cell table:style-name="ce32" office:value-type="float" office:value="5.242">
            <text:p>5.24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6.18">
            <text:p>6.18</text:p>
          </table:table-cell>
          <table:table-cell table:style-name="ce20" office:value-type="float" office:value="6.16">
            <text:p>6.16</text:p>
          </table:table-cell>
          <table:table-cell table:style-name="ce20" office:value-type="float" office:value="6.28">
            <text:p>6.28</text:p>
          </table:table-cell>
          <table:table-cell table:style-name="ce20" office:value-type="float" office:value="6.23">
            <text:p>6.23</text:p>
          </table:table-cell>
          <table:table-cell table:style-name="ce27" office:value-type="float" office:value="6.2">
            <text:p>6.2</text:p>
          </table:table-cell>
          <table:table-cell table:style-name="ce33" office:value-type="float" office:value="6.21">
            <text:p>6.21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table:style-name="ce19" office:value-type="float" office:value="22.81">
            <text:p>22.81</text:p>
          </table:table-cell>
          <table:table-cell table:style-name="ce19" office:value-type="float" office:value="21.11">
            <text:p>21.11</text:p>
          </table:table-cell>
          <table:table-cell table:style-name="ce19" office:value-type="float" office:value="10.86">
            <text:p>10.86</text:p>
          </table:table-cell>
          <table:table-cell table:style-name="ce19" office:value-type="float" office:value="10.72">
            <text:p>10.72</text:p>
          </table:table-cell>
          <table:table-cell table:style-name="ce19" office:value-type="float" office:value="10.82">
            <text:p>10.82</text:p>
          </table:table-cell>
          <table:table-cell office:value-type="float" office:value="15.264">
            <text:p>15.26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58.47">
            <text:p>58.47</text:p>
          </table:table-cell>
          <table:table-cell office:value-type="float" office:value="57.4">
            <text:p>57.4</text:p>
          </table:table-cell>
          <table:table-cell office:value-type="float" office:value="59.49">
            <text:p>59.49</text:p>
          </table:table-cell>
          <table:table-cell office:value-type="float" office:value="56.65">
            <text:p>56.65</text:p>
          </table:table-cell>
          <table:table-cell table:style-name="Pivot_20_Table_20_Value" office:value-type="float" office:value="57.59">
            <text:p>57.59</text:p>
          </table:table-cell>
          <table:table-cell table:style-name="ce32" office:value-type="float" office:value="57.92">
            <text:p>57.9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69.94">
            <text:p>169.94</text:p>
          </table:table-cell>
          <table:table-cell table:style-name="ce20" office:value-type="float" office:value="168.91">
            <text:p>168.91</text:p>
          </table:table-cell>
          <table:table-cell table:style-name="ce20" office:value-type="float" office:value="172.72">
            <text:p>172.72</text:p>
          </table:table-cell>
          <table:table-cell table:style-name="ce20" office:value-type="float" office:value="170.87">
            <text:p>170.87</text:p>
          </table:table-cell>
          <table:table-cell table:style-name="ce20" office:value-type="float" office:value="169.65">
            <text:p>169.65</text:p>
          </table:table-cell>
          <table:table-cell table:style-name="ce33" office:value-type="float" office:value="170.418">
            <text:p>170.418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608.6">
            <text:p>608.6</text:p>
          </table:table-cell>
          <table:table-cell table:style-name="ce19" office:value-type="float" office:value="673.77">
            <text:p>673.77</text:p>
          </table:table-cell>
          <table:table-cell table:style-name="ce19" office:value-type="float" office:value="611.09">
            <text:p>611.09</text:p>
          </table:table-cell>
          <table:table-cell table:style-name="ce19" office:value-type="float" office:value="662.52">
            <text:p>662.52</text:p>
          </table:table-cell>
          <table:table-cell office:value-type="float" office:value="608.11">
            <text:p>608.11</text:p>
          </table:table-cell>
          <table:table-cell office:value-type="float" office:value="632.818">
            <text:p>632.81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28.98">
            <text:p>128.98</text:p>
          </table:table-cell>
          <table:table-cell office:value-type="float" office:value="128">
            <text:p>128</text:p>
          </table:table-cell>
          <table:table-cell office:value-type="float" office:value="128.28">
            <text:p>128.28</text:p>
          </table:table-cell>
          <table:table-cell office:value-type="float" office:value="129.4">
            <text:p>129.4</text:p>
          </table:table-cell>
          <table:table-cell table:style-name="ce26" office:value-type="float" office:value="130.34">
            <text:p>130.34</text:p>
          </table:table-cell>
          <table:table-cell table:style-name="ce32" office:value-type="float" office:value="129">
            <text:p>129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258.1">
            <text:p>258.1</text:p>
          </table:table-cell>
          <table:table-cell table:style-name="ce20" office:value-type="float" office:value="257.12">
            <text:p>257.12</text:p>
          </table:table-cell>
          <table:table-cell table:style-name="ce20" office:value-type="float" office:value="257.81">
            <text:p>257.81</text:p>
          </table:table-cell>
          <table:table-cell table:style-name="ce20" office:value-type="float" office:value="258.33">
            <text:p>258.33</text:p>
          </table:table-cell>
          <table:table-cell table:style-name="ce27" office:value-type="float" office:value="257.43">
            <text:p>257.43</text:p>
          </table:table-cell>
          <table:table-cell table:style-name="ce33" office:value-type="float" office:value="257.758">
            <text:p>257.758</text:p>
          </table:table-cell>
        </table:table-row>
        <table:table-row table:style-name="ro2">
          <table:table-cell table:style-name="ce3" office:value-type="string">
            <text:p>ListIdentifier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table:number-columns-repeated="2"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number-columns-repeated="2" table:style-name="ce19" office:value-type="float" office:value="0.01">
            <text:p>0.01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style-name="Pivot_20_Table_20_Value" office:value-type="float" office:value="0.01">
            <text:p>0.01</text:p>
          </table:table-cell>
          <table:table-cell table:style-name="ce32" office:value-type="float" office:value="0.022">
            <text:p>0.02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Pivot_20_Table_20_Value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Pivot_20_Table_20_Value" office:value-type="float" office:value="0.02">
            <text:p>0.02</text:p>
          </table:table-cell>
          <table:table-cell table:style-name="ce33" office:value-type="float" office:value="0.024">
            <text:p>0.024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0.03">
            <text:p>0.03</text:p>
          </table:table-cell>
          <table:table-cell table:number-columns-repeated="2" table:style-name="ce19" office:value-type="float" office:value="0.03">
            <text:p>0.03</text:p>
          </table:table-cell>
          <table:table-cell table:style-name="ce19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3">
            <text:p>0.03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table:style-name="ce26" office:value-type="float" office:value="0.03">
            <text:p>0.03</text:p>
          </table:table-cell>
          <table:table-cell table:style-name="ce32" office:value-type="float" office:value="0.032">
            <text:p>0.03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4">
            <text:p>0.04</text:p>
          </table:table-cell>
          <table:table-cell table:style-name="ce20" office:value-type="float" office:value="0.05">
            <text:p>0.05</text:p>
          </table:table-cell>
          <table:table-cell table:number-columns-repeated="2" table:style-name="ce20" office:value-type="float" office:value="0.04">
            <text:p>0.04</text:p>
          </table:table-cell>
          <table:table-cell table:style-name="ce27" office:value-type="float" office:value="0.04">
            <text:p>0.04</text:p>
          </table:table-cell>
          <table:table-cell table:style-name="ce33" office:value-type="float" office:value="0.042">
            <text:p>0.042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table:style-name="ce19" office:value-type="float" office:value="0.06">
            <text:p>0.06</text:p>
          </table:table-cell>
          <table:table-cell table:style-name="ce19" office:value-type="float" office:value="0.07">
            <text:p>0.07</text:p>
          </table:table-cell>
          <table:table-cell table:number-columns-repeated="3" table:style-name="ce19" office:value-type="float" office:value="0.06">
            <text:p>0.06</text:p>
          </table:table-cell>
          <table:table-cell office:value-type="float" office:value="0.062">
            <text:p>0.06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7">
            <text:p>0.07</text:p>
          </table:table-cell>
          <table:table-cell table:number-columns-repeated="3" office:value-type="float" office:value="0.07">
            <text:p>0.07</text:p>
          </table:table-cell>
          <table:table-cell table:style-name="Pivot_20_Table_20_Value" office:value-type="float" office:value="0.07">
            <text:p>0.07</text:p>
          </table:table-cell>
          <table:table-cell table:style-name="ce32" office:value-type="float" office:value="0.07">
            <text:p>0.07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09">
            <text:p>0.09</text:p>
          </table:table-cell>
          <table:table-cell table:number-columns-repeated="2" table:style-name="ce20" office:value-type="float" office:value="0.08">
            <text:p>0.08</text:p>
          </table:table-cell>
          <table:table-cell table:style-name="ce20" office:value-type="float" office:value="0.09">
            <text:p>0.09</text:p>
          </table:table-cell>
          <table:table-cell table:style-name="ce20" office:value-type="float" office:value="0.08">
            <text:p>0.08</text:p>
          </table:table-cell>
          <table:table-cell table:style-name="ce33" office:value-type="float" office:value="0.084">
            <text:p>0.084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0.17">
            <text:p>0.17</text:p>
          </table:table-cell>
          <table:table-cell table:number-columns-repeated="2" table:style-name="ce19" office:value-type="float" office:value="0.17">
            <text:p>0.17</text:p>
          </table:table-cell>
          <table:table-cell table:style-name="ce19"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72">
            <text:p>0.17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9">
            <text:p>0.19</text:p>
          </table:table-cell>
          <table:table-cell table:style-name="ce26" office:value-type="float" office:value="0.19">
            <text:p>0.19</text:p>
          </table:table-cell>
          <table:table-cell table:style-name="ce32" office:value-type="float" office:value="0.19">
            <text:p>0.19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21">
            <text:p>0.21</text:p>
          </table:table-cell>
          <table:table-cell table:number-columns-repeated="2" table:style-name="ce20" office:value-type="float" office:value="0.22">
            <text:p>0.22</text:p>
          </table:table-cell>
          <table:table-cell table:style-name="ce20" office:value-type="float" office:value="0.21">
            <text:p>0.21</text:p>
          </table:table-cell>
          <table:table-cell table:style-name="ce27" office:value-type="float" office:value="0.22">
            <text:p>0.22</text:p>
          </table:table-cell>
          <table:table-cell table:style-name="ce33" office:value-type="float" office:value="0.216">
            <text:p>0.21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table:style-name="ce19" office:value-type="float" office:value="0.4">
            <text:p>0.4</text:p>
          </table:table-cell>
          <table:table-cell table:number-columns-repeated="2" table:style-name="ce19" office:value-type="float" office:value="0.39">
            <text:p>0.39</text:p>
          </table:table-cell>
          <table:table-cell table:number-columns-repeated="2" table:style-name="ce19" office:value-type="float" office:value="0.4">
            <text:p>0.4</text:p>
          </table:table-cell>
          <table:table-cell office:value-type="float" office:value="0.396">
            <text:p>0.39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41">
            <text:p>0.41</text:p>
          </table:table-cell>
          <table:table-cell table:number-columns-repeated="3" office:value-type="float" office:value="0.42">
            <text:p>0.42</text:p>
          </table:table-cell>
          <table:table-cell table:style-name="Pivot_20_Table_20_Value" office:value-type="float" office:value="0.42">
            <text:p>0.42</text:p>
          </table:table-cell>
          <table:table-cell table:style-name="ce32" office:value-type="float" office:value="0.418">
            <text:p>0.41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number-columns-repeated="5" table:style-name="ce20" office:value-type="float" office:value="0.47">
            <text:p>0.47</text:p>
          </table:table-cell>
          <table:table-cell table:style-name="ce33" office:value-type="float" office:value="0.47">
            <text:p>0.47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0.77">
            <text:p>0.77</text:p>
          </table:table-cell>
          <table:table-cell table:number-columns-repeated="3" table:style-name="ce19" office:value-type="float" office:value="0.77">
            <text:p>0.77</text:p>
          </table:table-cell>
          <table:table-cell table:number-columns-repeated="2" office:value-type="float" office:value="0.77">
            <text:p>0.77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8">
            <text:p>0.8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81">
            <text:p>0.81</text:p>
          </table:table-cell>
          <table:table-cell table:style-name="ce26" office:value-type="float" office:value="0.81">
            <text:p>0.81</text:p>
          </table:table-cell>
          <table:table-cell table:style-name="ce32" office:value-type="float" office:value="0.804">
            <text:p>0.80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89">
            <text:p>0.89</text:p>
          </table:table-cell>
          <table:table-cell table:style-name="ce20" office:value-type="float" office:value="0.9">
            <text:p>0.9</text:p>
          </table:table-cell>
          <table:table-cell table:style-name="ce20" office:value-type="float" office:value="0.89">
            <text:p>0.89</text:p>
          </table:table-cell>
          <table:table-cell table:style-name="ce20" office:value-type="float" office:value="0.9">
            <text:p>0.9</text:p>
          </table:table-cell>
          <table:table-cell table:style-name="ce27" office:value-type="float" office:value="0.9">
            <text:p>0.9</text:p>
          </table:table-cell>
          <table:table-cell table:style-name="ce33" office:value-type="float" office:value="0.896">
            <text:p>0.89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table:style-name="ce19" office:value-type="float" office:value="1.53">
            <text:p>1.53</text:p>
          </table:table-cell>
          <table:table-cell table:style-name="ce19" office:value-type="float" office:value="1.54">
            <text:p>1.54</text:p>
          </table:table-cell>
          <table:table-cell table:number-columns-repeated="2" table:style-name="ce19" office:value-type="float" office:value="1.53">
            <text:p>1.53</text:p>
          </table:table-cell>
          <table:table-cell table:style-name="ce19" office:value-type="float" office:value="1.54">
            <text:p>1.54</text:p>
          </table:table-cell>
          <table:table-cell office:value-type="float" office:value="1.534">
            <text:p>1.53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1.57">
            <text:p>1.57</text:p>
          </table:table-cell>
          <table:table-cell table:number-columns-repeated="2" office:value-type="float" office:value="1.59">
            <text:p>1.59</text:p>
          </table:table-cell>
          <table:table-cell office:value-type="float" office:value="1.58">
            <text:p>1.58</text:p>
          </table:table-cell>
          <table:table-cell table:style-name="Pivot_20_Table_20_Value" office:value-type="float" office:value="1.59">
            <text:p>1.59</text:p>
          </table:table-cell>
          <table:table-cell table:style-name="ce32" office:value-type="float" office:value="1.584">
            <text:p>1.58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.74">
            <text:p>1.74</text:p>
          </table:table-cell>
          <table:table-cell table:style-name="ce20" office:value-type="float" office:value="1.75">
            <text:p>1.75</text:p>
          </table:table-cell>
          <table:table-cell table:style-name="ce20" office:value-type="float" office:value="1.74">
            <text:p>1.74</text:p>
          </table:table-cell>
          <table:table-cell table:style-name="ce20" office:value-type="float" office:value="1.76">
            <text:p>1.76</text:p>
          </table:table-cell>
          <table:table-cell table:style-name="ce20" office:value-type="float" office:value="1.75">
            <text:p>1.75</text:p>
          </table:table-cell>
          <table:table-cell table:style-name="ce33" office:value-type="float" office:value="1.748">
            <text:p>1.74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3.09">
            <text:p>3.09</text:p>
          </table:table-cell>
          <table:table-cell table:number-columns-repeated="3" table:style-name="ce19" office:value-type="float" office:value="3.09">
            <text:p>3.09</text:p>
          </table:table-cell>
          <table:table-cell office:value-type="float" office:value="3.1">
            <text:p>3.1</text:p>
          </table:table-cell>
          <table:table-cell office:value-type="float" office:value="3.092">
            <text:p>3.09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3.16">
            <text:p>3.16</text:p>
          </table:table-cell>
          <table:table-cell office:value-type="float" office:value="3.21">
            <text:p>3.21</text:p>
          </table:table-cell>
          <table:table-cell office:value-type="float" office:value="3.18">
            <text:p>3.18</text:p>
          </table:table-cell>
          <table:table-cell office:value-type="float" office:value="3.24">
            <text:p>3.24</text:p>
          </table:table-cell>
          <table:table-cell table:style-name="ce26" office:value-type="float" office:value="3.19">
            <text:p>3.19</text:p>
          </table:table-cell>
          <table:table-cell table:style-name="ce32" office:value-type="float" office:value="3.196">
            <text:p>3.19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3.44">
            <text:p>3.44</text:p>
          </table:table-cell>
          <table:table-cell table:style-name="ce20" office:value-type="float" office:value="3.52">
            <text:p>3.52</text:p>
          </table:table-cell>
          <table:table-cell table:style-name="ce20" office:value-type="float" office:value="3.47">
            <text:p>3.47</text:p>
          </table:table-cell>
          <table:table-cell table:style-name="ce20" office:value-type="float" office:value="3.55">
            <text:p>3.55</text:p>
          </table:table-cell>
          <table:table-cell table:style-name="ce27" office:value-type="float" office:value="3.47">
            <text:p>3.47</text:p>
          </table:table-cell>
          <table:table-cell table:style-name="ce33" office:value-type="float" office:value="3.49">
            <text:p>3.49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table:style-name="ce19" office:value-type="float" office:value="6.25">
            <text:p>6.25</text:p>
          </table:table-cell>
          <table:table-cell table:style-name="ce19" office:value-type="float" office:value="6.34">
            <text:p>6.34</text:p>
          </table:table-cell>
          <table:table-cell table:number-columns-repeated="2" table:style-name="ce19" office:value-type="float" office:value="6.37">
            <text:p>6.37</text:p>
          </table:table-cell>
          <table:table-cell table:style-name="ce19" office:value-type="float" office:value="6.35">
            <text:p>6.35</text:p>
          </table:table-cell>
          <table:table-cell office:value-type="float" office:value="6.336">
            <text:p>6.33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6.51">
            <text:p>6.51</text:p>
          </table:table-cell>
          <table:table-cell office:value-type="float" office:value="6.47">
            <text:p>6.47</text:p>
          </table:table-cell>
          <table:table-cell office:value-type="float" office:value="6.64">
            <text:p>6.64</text:p>
          </table:table-cell>
          <table:table-cell office:value-type="float" office:value="6.53">
            <text:p>6.53</text:p>
          </table:table-cell>
          <table:table-cell table:style-name="Pivot_20_Table_20_Value" office:value-type="float" office:value="6.64">
            <text:p>6.64</text:p>
          </table:table-cell>
          <table:table-cell table:style-name="ce32" office:value-type="float" office:value="6.558">
            <text:p>6.55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6.9">
            <text:p>6.9</text:p>
          </table:table-cell>
          <table:table-cell table:style-name="ce20" office:value-type="float" office:value="7.25">
            <text:p>7.25</text:p>
          </table:table-cell>
          <table:table-cell table:style-name="ce20" office:value-type="float" office:value="6.93">
            <text:p>6.93</text:p>
          </table:table-cell>
          <table:table-cell table:style-name="ce20" office:value-type="float" office:value="7.33">
            <text:p>7.33</text:p>
          </table:table-cell>
          <table:table-cell table:style-name="ce20" office:value-type="float" office:value="7.02">
            <text:p>7.02</text:p>
          </table:table-cell>
          <table:table-cell table:style-name="ce33" office:value-type="float" office:value="7.086">
            <text:p>7.08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3.38">
            <text:p>13.38</text:p>
          </table:table-cell>
          <table:table-cell table:style-name="ce19" office:value-type="float" office:value="13.51">
            <text:p>13.51</text:p>
          </table:table-cell>
          <table:table-cell table:style-name="ce19" office:value-type="float" office:value="13.47">
            <text:p>13.47</text:p>
          </table:table-cell>
          <table:table-cell table:style-name="ce19" office:value-type="float" office:value="13.48">
            <text:p>13.48</text:p>
          </table:table-cell>
          <table:table-cell office:value-type="float" office:value="13.68">
            <text:p>13.68</text:p>
          </table:table-cell>
          <table:table-cell office:value-type="float" office:value="13.504">
            <text:p>13.50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3.45">
            <text:p>13.45</text:p>
          </table:table-cell>
          <table:table-cell office:value-type="float" office:value="13.82">
            <text:p>13.82</text:p>
          </table:table-cell>
          <table:table-cell office:value-type="float" office:value="13.68">
            <text:p>13.68</text:p>
          </table:table-cell>
          <table:table-cell office:value-type="float" office:value="14.14">
            <text:p>14.14</text:p>
          </table:table-cell>
          <table:table-cell table:style-name="ce26" office:value-type="float" office:value="13.61">
            <text:p>13.61</text:p>
          </table:table-cell>
          <table:table-cell table:style-name="ce32" office:value-type="float" office:value="13.74">
            <text:p>13.7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4.66">
            <text:p>14.66</text:p>
          </table:table-cell>
          <table:table-cell table:style-name="ce20" office:value-type="float" office:value="15.93">
            <text:p>15.93</text:p>
          </table:table-cell>
          <table:table-cell table:style-name="ce20" office:value-type="float" office:value="15.26">
            <text:p>15.26</text:p>
          </table:table-cell>
          <table:table-cell table:style-name="ce20" office:value-type="float" office:value="15.54">
            <text:p>15.54</text:p>
          </table:table-cell>
          <table:table-cell table:style-name="ce27" office:value-type="float" office:value="14.23">
            <text:p>14.23</text:p>
          </table:table-cell>
          <table:table-cell table:style-name="ce33" office:value-type="float" office:value="15.124">
            <text:p>15.124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table:style-name="ce19" office:value-type="float" office:value="28.46">
            <text:p>28.46</text:p>
          </table:table-cell>
          <table:table-cell table:style-name="ce19" office:value-type="float" office:value="29.09">
            <text:p>29.09</text:p>
          </table:table-cell>
          <table:table-cell table:style-name="ce19" office:value-type="float" office:value="29.21">
            <text:p>29.21</text:p>
          </table:table-cell>
          <table:table-cell table:style-name="ce19" office:value-type="float" office:value="29.67">
            <text:p>29.67</text:p>
          </table:table-cell>
          <table:table-cell table:style-name="ce19" office:value-type="float" office:value="29.68">
            <text:p>29.68</text:p>
          </table:table-cell>
          <table:table-cell office:value-type="float" office:value="29.222">
            <text:p>29.22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29.37">
            <text:p>29.37</text:p>
          </table:table-cell>
          <table:table-cell office:value-type="float" office:value="29.98">
            <text:p>29.98</text:p>
          </table:table-cell>
          <table:table-cell office:value-type="float" office:value="29.87">
            <text:p>29.87</text:p>
          </table:table-cell>
          <table:table-cell office:value-type="float" office:value="30.2">
            <text:p>30.2</text:p>
          </table:table-cell>
          <table:table-cell table:style-name="Pivot_20_Table_20_Value" office:value-type="float" office:value="30.84">
            <text:p>30.84</text:p>
          </table:table-cell>
          <table:table-cell table:style-name="ce32" office:value-type="float" office:value="30.052">
            <text:p>30.05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28.77">
            <text:p>28.77</text:p>
          </table:table-cell>
          <table:table-cell table:style-name="ce20" office:value-type="float" office:value="32.92">
            <text:p>32.92</text:p>
          </table:table-cell>
          <table:table-cell table:style-name="ce20" office:value-type="float" office:value="29.26">
            <text:p>29.26</text:p>
          </table:table-cell>
          <table:table-cell table:style-name="ce20" office:value-type="float" office:value="32.33">
            <text:p>32.33</text:p>
          </table:table-cell>
          <table:table-cell table:style-name="ce20" office:value-type="float" office:value="30.62">
            <text:p>30.62</text:p>
          </table:table-cell>
          <table:table-cell table:style-name="ce33" office:value-type="float" office:value="30.78">
            <text:p>30.7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64.22">
            <text:p>64.22</text:p>
          </table:table-cell>
          <table:table-cell table:style-name="ce19" office:value-type="float" office:value="61.86">
            <text:p>61.86</text:p>
          </table:table-cell>
          <table:table-cell table:style-name="ce19" office:value-type="float" office:value="64.02">
            <text:p>64.02</text:p>
          </table:table-cell>
          <table:table-cell table:style-name="ce19" office:value-type="float" office:value="64.41">
            <text:p>64.41</text:p>
          </table:table-cell>
          <table:table-cell office:value-type="float" office:value="65.6">
            <text:p>65.6</text:p>
          </table:table-cell>
          <table:table-cell office:value-type="float" office:value="64.022">
            <text:p>64.02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64.93">
            <text:p>64.93</text:p>
          </table:table-cell>
          <table:table-cell office:value-type="float" office:value="66.66">
            <text:p>66.66</text:p>
          </table:table-cell>
          <table:table-cell office:value-type="float" office:value="67.39">
            <text:p>67.39</text:p>
          </table:table-cell>
          <table:table-cell office:value-type="float" office:value="67.9">
            <text:p>67.9</text:p>
          </table:table-cell>
          <table:table-cell table:style-name="ce26" office:value-type="float" office:value="66.02">
            <text:p>66.02</text:p>
          </table:table-cell>
          <table:table-cell table:style-name="ce32" office:value-type="float" office:value="66.58">
            <text:p>66.5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56.51">
            <text:p>56.51</text:p>
          </table:table-cell>
          <table:table-cell table:style-name="ce20" office:value-type="float" office:value="68.71">
            <text:p>68.71</text:p>
          </table:table-cell>
          <table:table-cell table:style-name="ce20" office:value-type="float" office:value="58.32">
            <text:p>58.32</text:p>
          </table:table-cell>
          <table:table-cell table:style-name="ce20" office:value-type="float" office:value="70.74">
            <text:p>70.74</text:p>
          </table:table-cell>
          <table:table-cell table:style-name="ce27" office:value-type="float" office:value="61.98">
            <text:p>61.98</text:p>
          </table:table-cell>
          <table:table-cell table:style-name="ce33" office:value-type="float" office:value="63.252">
            <text:p>63.252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table:style-name="ce19" office:value-type="float" office:value="140.49">
            <text:p>140.49</text:p>
          </table:table-cell>
          <table:table-cell table:style-name="ce19" office:value-type="float" office:value="133.94">
            <text:p>133.94</text:p>
          </table:table-cell>
          <table:table-cell table:style-name="ce19" office:value-type="float" office:value="138.99">
            <text:p>138.99</text:p>
          </table:table-cell>
          <table:table-cell table:style-name="ce19" office:value-type="float" office:value="141.51">
            <text:p>141.51</text:p>
          </table:table-cell>
          <table:table-cell table:style-name="ce19" office:value-type="float" office:value="143.79">
            <text:p>143.79</text:p>
          </table:table-cell>
          <table:table-cell office:value-type="float" office:value="139.744">
            <text:p>139.74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141.48">
            <text:p>141.48</text:p>
          </table:table-cell>
          <table:table-cell office:value-type="float" office:value="142.09">
            <text:p>142.09</text:p>
          </table:table-cell>
          <table:table-cell office:value-type="float" office:value="143.05">
            <text:p>143.05</text:p>
          </table:table-cell>
          <table:table-cell office:value-type="float" office:value="146.62">
            <text:p>146.62</text:p>
          </table:table-cell>
          <table:table-cell table:style-name="Pivot_20_Table_20_Value" office:value-type="float" office:value="146.72">
            <text:p>146.72</text:p>
          </table:table-cell>
          <table:table-cell table:style-name="ce32" office:value-type="float" office:value="143.992">
            <text:p>143.99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41.94">
            <text:p>141.94</text:p>
          </table:table-cell>
          <table:table-cell table:style-name="ce20" office:value-type="float" office:value="155.22">
            <text:p>155.22</text:p>
          </table:table-cell>
          <table:table-cell table:style-name="ce20" office:value-type="float" office:value="143.46">
            <text:p>143.46</text:p>
          </table:table-cell>
          <table:table-cell table:style-name="ce20" office:value-type="float" office:value="157.94">
            <text:p>157.94</text:p>
          </table:table-cell>
          <table:table-cell table:style-name="ce20" office:value-type="float" office:value="148.13">
            <text:p>148.13</text:p>
          </table:table-cell>
          <table:table-cell table:style-name="ce33" office:value-type="float" office:value="149.338">
            <text:p>149.338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548.08">
            <text:p>548.08</text:p>
          </table:table-cell>
          <table:table-cell table:style-name="ce19" office:value-type="float" office:value="566.62">
            <text:p>566.62</text:p>
          </table:table-cell>
          <table:table-cell table:style-name="ce19" office:value-type="float" office:value="567.82">
            <text:p>567.82</text:p>
          </table:table-cell>
          <table:table-cell table:style-name="ce19" office:value-type="float" office:value="580.47">
            <text:p>580.47</text:p>
          </table:table-cell>
          <table:table-cell office:value-type="float" office:value="589.56">
            <text:p>589.56</text:p>
          </table:table-cell>
          <table:table-cell office:value-type="float" office:value="570.51">
            <text:p>570.5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432.59">
            <text:p>432.59</text:p>
          </table:table-cell>
          <table:table-cell office:value-type="float" office:value="470.88">
            <text:p>470.88</text:p>
          </table:table-cell>
          <table:table-cell office:value-type="float" office:value="435.17">
            <text:p>435.17</text:p>
          </table:table-cell>
          <table:table-cell office:value-type="float" office:value="457.24">
            <text:p>457.24</text:p>
          </table:table-cell>
          <table:table-cell table:style-name="ce26" office:value-type="float" office:value="452.32">
            <text:p>452.32</text:p>
          </table:table-cell>
          <table:table-cell table:style-name="ce32" office:value-type="float" office:value="449.64">
            <text:p>449.6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699.98">
            <text:p>699.98</text:p>
          </table:table-cell>
          <table:table-cell table:style-name="ce20" office:value-type="float" office:value="704.1">
            <text:p>704.1</text:p>
          </table:table-cell>
          <table:table-cell table:style-name="ce20" office:value-type="float" office:value="716.51">
            <text:p>716.51</text:p>
          </table:table-cell>
          <table:table-cell table:style-name="ce20" office:value-type="float" office:value="751.32">
            <text:p>751.32</text:p>
          </table:table-cell>
          <table:table-cell table:style-name="ce27" office:value-type="float" office:value="736.28">
            <text:p>736.28</text:p>
          </table:table-cell>
          <table:table-cell table:style-name="ce33" office:value-type="float" office:value="721.638">
            <text:p>721.638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table:style-name="ce19" office:value-type="float" office:value="1922.89">
            <text:p>1922.89</text:p>
          </table:table-cell>
          <table:table-cell table:style-name="ce19" office:value-type="float" office:value="2035.21">
            <text:p>2035.21</text:p>
          </table:table-cell>
          <table:table-cell table:style-name="ce19" office:value-type="float" office:value="1981.42">
            <text:p>1981.42</text:p>
          </table:table-cell>
          <table:table-cell table:style-name="ce19" office:value-type="float" office:value="2050.59">
            <text:p>2050.59</text:p>
          </table:table-cell>
          <table:table-cell table:style-name="ce19" office:value-type="float" office:value="2081.8">
            <text:p>2081.8</text:p>
          </table:table-cell>
          <table:table-cell office:value-type="float" office:value="2014.382">
            <text:p>2014.38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973.71">
            <text:p>973.71</text:p>
          </table:table-cell>
          <table:table-cell office:value-type="float" office:value="1052.02">
            <text:p>1052.02</text:p>
          </table:table-cell>
          <table:table-cell office:value-type="float" office:value="1049.53">
            <text:p>1049.53</text:p>
          </table:table-cell>
          <table:table-cell office:value-type="float" office:value="1193.01">
            <text:p>1193.01</text:p>
          </table:table-cell>
          <table:table-cell table:style-name="Pivot_20_Table_20_Value" office:value-type="float" office:value="1130.72">
            <text:p>1130.72</text:p>
          </table:table-cell>
          <table:table-cell table:style-name="ce32" office:value-type="float" office:value="1079.798">
            <text:p>1079.798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344.34">
            <text:p>1344.34</text:p>
          </table:table-cell>
          <table:table-cell table:style-name="ce20" office:value-type="float" office:value="1342.29">
            <text:p>1342.29</text:p>
          </table:table-cell>
          <table:table-cell table:style-name="ce20" office:value-type="float" office:value="1422.78">
            <text:p>1422.78</text:p>
          </table:table-cell>
          <table:table-cell table:style-name="ce20" office:value-type="float" office:value="1417.14">
            <text:p>1417.14</text:p>
          </table:table-cell>
          <table:table-cell table:style-name="ce20" office:value-type="float" office:value="1419.45">
            <text:p>1419.45</text:p>
          </table:table-cell>
          <table:table-cell table:style-name="ce33" office:value-type="float" office:value="1389.2">
            <text:p>1389.2</text:p>
          </table:table-cell>
        </table:table-row>
        <table:table-row table:style-name="ro2">
          <table:table-cell table:style-name="ce3" office:value-type="string">
            <text:p>ListRecord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.93">
            <text:p>1.93</text:p>
          </table:table-cell>
          <table:table-cell table:style-name="ce19" office:value-type="float" office:value="0.52">
            <text:p>0.52</text:p>
          </table:table-cell>
          <table:table-cell table:style-name="ce19" office:value-type="float" office:value="0.49">
            <text:p>0.49</text:p>
          </table:table-cell>
          <table:table-cell table:style-name="ce19"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784">
            <text:p>0.78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.94">
            <text:p>1.94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49">
            <text:p>0.49</text:p>
          </table:table-cell>
          <table:table-cell table:style-name="ce26" office:value-type="float" office:value="0.49">
            <text:p>0.49</text:p>
          </table:table-cell>
          <table:table-cell table:style-name="ce32" office:value-type="float" office:value="0.792">
            <text:p>0.79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.76">
            <text:p>1.76</text:p>
          </table:table-cell>
          <table:table-cell table:style-name="ce20" office:value-type="float" office:value="0.55">
            <text:p>0.55</text:p>
          </table:table-cell>
          <table:table-cell table:style-name="ce20" office:value-type="float" office:value="0.49">
            <text:p>0.49</text:p>
          </table:table-cell>
          <table:table-cell table:style-name="ce20" office:value-type="float" office:value="0.5">
            <text:p>0.5</text:p>
          </table:table-cell>
          <table:table-cell table:style-name="ce27" office:value-type="float" office:value="0.49">
            <text:p>0.49</text:p>
          </table:table-cell>
          <table:table-cell table:style-name="ce33" office:value-type="float" office:value="0.758">
            <text:p>0.75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table:style-name="ce19" office:value-type="float" office:value="1.11">
            <text:p>1.11</text:p>
          </table:table-cell>
          <table:table-cell table:number-columns-repeated="2" table:style-name="ce19" office:value-type="float" office:value="0.98">
            <text:p>0.98</text:p>
          </table:table-cell>
          <table:table-cell table:style-name="ce19" office:value-type="float" office:value="0.99">
            <text:p>0.99</text:p>
          </table:table-cell>
          <table:table-cell table:style-name="ce19" office:value-type="float" office:value="0.98">
            <text:p>0.98</text:p>
          </table:table-cell>
          <table:table-cell office:value-type="float" office:value="1.008">
            <text:p>1.00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2.41">
            <text:p>2.41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style-name="Pivot_20_Table_20_Value" office:value-type="float" office:value="0.99">
            <text:p>0.99</text:p>
          </table:table-cell>
          <table:table-cell table:style-name="ce32" office:value-type="float" office:value="1.276">
            <text:p>1.27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2.44">
            <text:p>2.44</text:p>
          </table:table-cell>
          <table:table-cell table:style-name="ce20" office:value-type="float" office:value="0.99">
            <text:p>0.99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0" office:value-type="float" office:value="1.01">
            <text:p>1.01</text:p>
          </table:table-cell>
          <table:table-cell table:style-name="ce33" office:value-type="float" office:value="1.288">
            <text:p>1.288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2.25">
            <text:p>2.25</text:p>
          </table:table-cell>
          <table:table-cell table:style-name="ce19" office:value-type="float" office:value="2">
            <text:p>2</text:p>
          </table:table-cell>
          <table:table-cell table:number-columns-repeated="2" table:style-name="ce19" office:value-type="float" office:value="2.01">
            <text:p>2.01</text:p>
          </table:table-cell>
          <table:table-cell office:value-type="float" office:value="2.03">
            <text:p>2.03</text:p>
          </table:table-cell>
          <table:table-cell office:value-type="float" office:value="2.06">
            <text:p>2.0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3.23">
            <text:p>3.23</text:p>
          </table:table-cell>
          <table:table-cell office:value-type="float" office:value="2.01">
            <text:p>2.01</text:p>
          </table:table-cell>
          <table:table-cell table:number-columns-repeated="2" office:value-type="float" office:value="2.03">
            <text:p>2.03</text:p>
          </table:table-cell>
          <table:table-cell table:style-name="ce26" office:value-type="float" office:value="2.03">
            <text:p>2.03</text:p>
          </table:table-cell>
          <table:table-cell table:style-name="ce32" office:value-type="float" office:value="2.266">
            <text:p>2.26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3.8">
            <text:p>3.8</text:p>
          </table:table-cell>
          <table:table-cell table:style-name="ce20" office:value-type="float" office:value="2.02">
            <text:p>2.02</text:p>
          </table:table-cell>
          <table:table-cell table:style-name="ce20" office:value-type="float" office:value="2.06">
            <text:p>2.06</text:p>
          </table:table-cell>
          <table:table-cell table:style-name="ce20" office:value-type="float" office:value="2.05">
            <text:p>2.05</text:p>
          </table:table-cell>
          <table:table-cell table:style-name="ce27" office:value-type="float" office:value="2.05">
            <text:p>2.05</text:p>
          </table:table-cell>
          <table:table-cell table:style-name="ce33" office:value-type="float" office:value="2.396">
            <text:p>2.39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table:style-name="ce19" office:value-type="float" office:value="6.7">
            <text:p>6.7</text:p>
          </table:table-cell>
          <table:table-cell table:style-name="ce19" office:value-type="float" office:value="4.12">
            <text:p>4.12</text:p>
          </table:table-cell>
          <table:table-cell table:number-columns-repeated="2" table:style-name="ce19" office:value-type="float" office:value="4.23">
            <text:p>4.23</text:p>
          </table:table-cell>
          <table:table-cell table:style-name="ce19" office:value-type="float" office:value="4.22">
            <text:p>4.22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5.89">
            <text:p>5.89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office:value-type="float" office:value="4.27">
            <text:p>4.27</text:p>
          </table:table-cell>
          <table:table-cell table:style-name="Pivot_20_Table_20_Value" office:value-type="float" office:value="4.27">
            <text:p>4.27</text:p>
          </table:table-cell>
          <table:table-cell table:style-name="ce32" office:value-type="float" office:value="4.57">
            <text:p>4.57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7.5">
            <text:p>7.5</text:p>
          </table:table-cell>
          <table:table-cell table:style-name="ce20" office:value-type="float" office:value="4.2">
            <text:p>4.2</text:p>
          </table:table-cell>
          <table:table-cell table:style-name="ce20" office:value-type="float" office:value="4.3">
            <text:p>4.3</text:p>
          </table:table-cell>
          <table:table-cell table:style-name="ce20" office:value-type="float" office:value="4.28">
            <text:p>4.28</text:p>
          </table:table-cell>
          <table:table-cell table:style-name="ce20" office:value-type="float" office:value="4.3">
            <text:p>4.3</text:p>
          </table:table-cell>
          <table:table-cell table:style-name="ce33" office:value-type="float" office:value="4.916">
            <text:p>4.91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.64">
            <text:p>6.64</text:p>
          </table:table-cell>
          <table:table-cell table:style-name="ce19" office:value-type="float" office:value="5.41">
            <text:p>5.41</text:p>
          </table:table-cell>
          <table:table-cell table:style-name="ce19" office:value-type="float" office:value="5.54">
            <text:p>5.54</text:p>
          </table:table-cell>
          <table:table-cell table:style-name="ce19" office:value-type="float" office:value="5.44">
            <text:p>5.44</text:p>
          </table:table-cell>
          <table:table-cell office:value-type="float" office:value="5.53">
            <text:p>5.53</text:p>
          </table:table-cell>
          <table:table-cell office:value-type="float" office:value="5.712">
            <text:p>5.71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7.95">
            <text:p>7.95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5.51">
            <text:p>5.51</text:p>
          </table:table-cell>
          <table:table-cell table:style-name="ce26" office:value-type="float" office:value="5.56">
            <text:p>5.56</text:p>
          </table:table-cell>
          <table:table-cell table:style-name="ce32" office:value-type="float" office:value="6">
            <text:p>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9.68">
            <text:p>9.68</text:p>
          </table:table-cell>
          <table:table-cell table:style-name="ce20" office:value-type="float" office:value="5.57">
            <text:p>5.57</text:p>
          </table:table-cell>
          <table:table-cell table:style-name="ce20" office:value-type="float" office:value="5.62">
            <text:p>5.62</text:p>
          </table:table-cell>
          <table:table-cell table:style-name="ce20" office:value-type="float" office:value="5.57">
            <text:p>5.57</text:p>
          </table:table-cell>
          <table:table-cell table:style-name="ce27" office:value-type="float" office:value="5.6">
            <text:p>5.6</text:p>
          </table:table-cell>
          <table:table-cell table:style-name="ce33" office:value-type="float" office:value="6.408">
            <text:p>6.408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table:style-name="ce19" office:value-type="float" office:value="6.55">
            <text:p>6.55</text:p>
          </table:table-cell>
          <table:table-cell table:style-name="ce19" office:value-type="float" office:value="5.94">
            <text:p>5.94</text:p>
          </table:table-cell>
          <table:table-cell table:number-columns-repeated="2" table:style-name="ce19" office:value-type="float" office:value="5.95">
            <text:p>5.95</text:p>
          </table:table-cell>
          <table:table-cell table:style-name="ce19" office:value-type="float" office:value="5.96">
            <text:p>5.96</text:p>
          </table:table-cell>
          <table:table-cell office:value-type="float" office:value="6.07">
            <text:p>6.07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9.34">
            <text:p>9.34</text:p>
          </table:table-cell>
          <table:table-cell office:value-type="float" office:value="5.99">
            <text:p>5.99</text:p>
          </table:table-cell>
          <table:table-cell office:value-type="float" office:value="5.97">
            <text:p>5.97</text:p>
          </table:table-cell>
          <table:table-cell office:value-type="float" office:value="5.99">
            <text:p>5.99</text:p>
          </table:table-cell>
          <table:table-cell table:style-name="Pivot_20_Table_20_Value" office:value-type="float" office:value="5.99">
            <text:p>5.99</text:p>
          </table:table-cell>
          <table:table-cell table:style-name="ce32" office:value-type="float" office:value="6.656">
            <text:p>6.65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3.79">
            <text:p>13.79</text:p>
          </table:table-cell>
          <table:table-cell table:style-name="ce20" office:value-type="float" office:value="6.06">
            <text:p>6.06</text:p>
          </table:table-cell>
          <table:table-cell table:style-name="ce20" office:value-type="float" office:value="6.13">
            <text:p>6.13</text:p>
          </table:table-cell>
          <table:table-cell table:style-name="ce20" office:value-type="float" office:value="6.12">
            <text:p>6.12</text:p>
          </table:table-cell>
          <table:table-cell table:style-name="ce20" office:value-type="float" office:value="6.08">
            <text:p>6.08</text:p>
          </table:table-cell>
          <table:table-cell table:style-name="ce33" office:value-type="float" office:value="7.636">
            <text:p>7.63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7.48">
            <text:p>7.48</text:p>
          </table:table-cell>
          <table:table-cell table:style-name="ce19" office:value-type="float" office:value="6.73">
            <text:p>6.73</text:p>
          </table:table-cell>
          <table:table-cell table:style-name="ce19" office:value-type="float" office:value="6.75">
            <text:p>6.75</text:p>
          </table:table-cell>
          <table:table-cell table:style-name="ce19" office:value-type="float" office:value="6.79">
            <text:p>6.79</text:p>
          </table:table-cell>
          <table:table-cell office:value-type="float" office:value="6.76">
            <text:p>6.76</text:p>
          </table:table-cell>
          <table:table-cell office:value-type="float" office:value="6.902">
            <text:p>6.90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0.64">
            <text:p>10.64</text:p>
          </table:table-cell>
          <table:table-cell office:value-type="float" office:value="6.8">
            <text:p>6.8</text:p>
          </table:table-cell>
          <table:table-cell office:value-type="float" office:value="6.81">
            <text:p>6.81</text:p>
          </table:table-cell>
          <table:table-cell office:value-type="float" office:value="6.78">
            <text:p>6.78</text:p>
          </table:table-cell>
          <table:table-cell table:style-name="ce26" office:value-type="float" office:value="6.82">
            <text:p>6.82</text:p>
          </table:table-cell>
          <table:table-cell table:style-name="ce32" office:value-type="float" office:value="7.57">
            <text:p>7.57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7.99">
            <text:p>17.99</text:p>
          </table:table-cell>
          <table:table-cell table:style-name="ce20" office:value-type="float" office:value="6.98">
            <text:p>6.98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7.02">
            <text:p>7.02</text:p>
          </table:table-cell>
          <table:table-cell table:style-name="ce27" office:value-type="float" office:value="7.06">
            <text:p>7.06</text:p>
          </table:table-cell>
          <table:table-cell table:style-name="ce33" office:value-type="float" office:value="9.21">
            <text:p>9.21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table:style-name="ce19" office:value-type="float" office:value="9.81">
            <text:p>9.81</text:p>
          </table:table-cell>
          <table:table-cell table:style-name="ce19" office:value-type="float" office:value="8.37">
            <text:p>8.37</text:p>
          </table:table-cell>
          <table:table-cell table:style-name="ce19" office:value-type="float" office:value="8.45">
            <text:p>8.45</text:p>
          </table:table-cell>
          <table:table-cell table:style-name="ce19" office:value-type="float" office:value="8.52">
            <text:p>8.52</text:p>
          </table:table-cell>
          <table:table-cell table:style-name="ce19" office:value-type="float" office:value="8.45">
            <text:p>8.45</text:p>
          </table:table-cell>
          <table:table-cell office:value-type="float" office:value="8.72">
            <text:p>8.7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12.03">
            <text:p>12.03</text:p>
          </table:table-cell>
          <table:table-cell office:value-type="float" office:value="8.49">
            <text:p>8.49</text:p>
          </table:table-cell>
          <table:table-cell office:value-type="float" office:value="8.59">
            <text:p>8.59</text:p>
          </table:table-cell>
          <table:table-cell office:value-type="float" office:value="8.62">
            <text:p>8.62</text:p>
          </table:table-cell>
          <table:table-cell table:style-name="Pivot_20_Table_20_Value" office:value-type="float" office:value="8.65">
            <text:p>8.65</text:p>
          </table:table-cell>
          <table:table-cell table:style-name="ce32" office:value-type="float" office:value="9.276">
            <text:p>9.27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28.05">
            <text:p>28.05</text:p>
          </table:table-cell>
          <table:table-cell table:style-name="ce20" office:value-type="float" office:value="8.79">
            <text:p>8.79</text:p>
          </table:table-cell>
          <table:table-cell table:style-name="ce20" office:value-type="float" office:value="9.01">
            <text:p>9.01</text:p>
          </table:table-cell>
          <table:table-cell table:style-name="ce20" office:value-type="float" office:value="8.93">
            <text:p>8.93</text:p>
          </table:table-cell>
          <table:table-cell table:style-name="ce20" office:value-type="float" office:value="9.06">
            <text:p>9.06</text:p>
          </table:table-cell>
          <table:table-cell table:style-name="ce33" office:value-type="float" office:value="12.768">
            <text:p>12.768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3.45">
            <text:p>13.45</text:p>
          </table:table-cell>
          <table:table-cell table:style-name="ce19" office:value-type="float" office:value="11.68">
            <text:p>11.68</text:p>
          </table:table-cell>
          <table:table-cell table:style-name="ce19" office:value-type="float" office:value="12.07">
            <text:p>12.07</text:p>
          </table:table-cell>
          <table:table-cell table:style-name="ce19" office:value-type="float" office:value="11.93">
            <text:p>11.93</text:p>
          </table:table-cell>
          <table:table-cell office:value-type="float" office:value="12.16">
            <text:p>12.16</text:p>
          </table:table-cell>
          <table:table-cell office:value-type="float" office:value="12.258">
            <text:p>12.25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8.16">
            <text:p>18.16</text:p>
          </table:table-cell>
          <table:table-cell office:value-type="float" office:value="11.97">
            <text:p>11.97</text:p>
          </table:table-cell>
          <table:table-cell office:value-type="float" office:value="12.28">
            <text:p>12.28</text:p>
          </table:table-cell>
          <table:table-cell office:value-type="float" office:value="12.2">
            <text:p>12.2</text:p>
          </table:table-cell>
          <table:table-cell table:style-name="ce26" office:value-type="float" office:value="12.29">
            <text:p>12.29</text:p>
          </table:table-cell>
          <table:table-cell table:style-name="ce32" office:value-type="float" office:value="13.38">
            <text:p>13.3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34.68">
            <text:p>34.68</text:p>
          </table:table-cell>
          <table:table-cell table:style-name="ce20" office:value-type="float" office:value="12.43">
            <text:p>12.43</text:p>
          </table:table-cell>
          <table:table-cell table:style-name="ce20" office:value-type="float" office:value="13.07">
            <text:p>13.07</text:p>
          </table:table-cell>
          <table:table-cell table:style-name="ce20" office:value-type="float" office:value="12.66">
            <text:p>12.66</text:p>
          </table:table-cell>
          <table:table-cell table:style-name="ce27" office:value-type="float" office:value="13.17">
            <text:p>13.17</text:p>
          </table:table-cell>
          <table:table-cell table:style-name="ce33" office:value-type="float" office:value="17.202">
            <text:p>17.202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table:style-name="ce19" office:value-type="float" office:value="20.88">
            <text:p>20.88</text:p>
          </table:table-cell>
          <table:table-cell table:style-name="ce19" office:value-type="float" office:value="18.9">
            <text:p>18.9</text:p>
          </table:table-cell>
          <table:table-cell table:style-name="ce19" office:value-type="float" office:value="18.96">
            <text:p>18.96</text:p>
          </table:table-cell>
          <table:table-cell table:style-name="ce19" office:value-type="float" office:value="19.33">
            <text:p>19.33</text:p>
          </table:table-cell>
          <table:table-cell table:style-name="ce19" office:value-type="float" office:value="19.23">
            <text:p>19.23</text:p>
          </table:table-cell>
          <table:table-cell office:value-type="float" office:value="19.46">
            <text:p>19.4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29.66">
            <text:p>29.66</text:p>
          </table:table-cell>
          <table:table-cell office:value-type="float" office:value="19.1">
            <text:p>19.1</text:p>
          </table:table-cell>
          <table:table-cell office:value-type="float" office:value="19.63">
            <text:p>19.63</text:p>
          </table:table-cell>
          <table:table-cell office:value-type="float" office:value="19.48">
            <text:p>19.48</text:p>
          </table:table-cell>
          <table:table-cell table:style-name="Pivot_20_Table_20_Value" office:value-type="float" office:value="19.94">
            <text:p>19.94</text:p>
          </table:table-cell>
          <table:table-cell table:style-name="ce32" office:value-type="float" office:value="21.562">
            <text:p>21.56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35.63">
            <text:p>35.63</text:p>
          </table:table-cell>
          <table:table-cell table:style-name="ce20" office:value-type="float" office:value="19.43">
            <text:p>19.43</text:p>
          </table:table-cell>
          <table:table-cell table:style-name="ce20" office:value-type="float" office:value="21.16">
            <text:p>21.16</text:p>
          </table:table-cell>
          <table:table-cell table:style-name="ce20" office:value-type="float" office:value="19.63">
            <text:p>19.63</text:p>
          </table:table-cell>
          <table:table-cell table:style-name="ce20" office:value-type="float" office:value="21.2">
            <text:p>21.2</text:p>
          </table:table-cell>
          <table:table-cell table:style-name="ce33" office:value-type="float" office:value="23.41">
            <text:p>23.41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38.09">
            <text:p>38.09</text:p>
          </table:table-cell>
          <table:table-cell table:style-name="ce19" office:value-type="float" office:value="33.46">
            <text:p>33.46</text:p>
          </table:table-cell>
          <table:table-cell table:style-name="ce19" office:value-type="float" office:value="34.95">
            <text:p>34.95</text:p>
          </table:table-cell>
          <table:table-cell table:style-name="ce19" office:value-type="float" office:value="34.39">
            <text:p>34.39</text:p>
          </table:table-cell>
          <table:table-cell office:value-type="float" office:value="35.5">
            <text:p>35.5</text:p>
          </table:table-cell>
          <table:table-cell office:value-type="float" office:value="35.278">
            <text:p>35.27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48.69">
            <text:p>48.69</text:p>
          </table:table-cell>
          <table:table-cell office:value-type="float" office:value="34.63">
            <text:p>34.63</text:p>
          </table:table-cell>
          <table:table-cell office:value-type="float" office:value="36.19">
            <text:p>36.19</text:p>
          </table:table-cell>
          <table:table-cell office:value-type="float" office:value="35.24">
            <text:p>35.24</text:p>
          </table:table-cell>
          <table:table-cell table:style-name="ce26" office:value-type="float" office:value="35.68">
            <text:p>35.68</text:p>
          </table:table-cell>
          <table:table-cell table:style-name="ce32" office:value-type="float" office:value="38.086">
            <text:p>38.08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51.59">
            <text:p>51.59</text:p>
          </table:table-cell>
          <table:table-cell table:style-name="ce20" office:value-type="float" office:value="33.31">
            <text:p>33.31</text:p>
          </table:table-cell>
          <table:table-cell table:style-name="ce20" office:value-type="float" office:value="40.13">
            <text:p>40.13</text:p>
          </table:table-cell>
          <table:table-cell table:style-name="ce20" office:value-type="float" office:value="34.63">
            <text:p>34.63</text:p>
          </table:table-cell>
          <table:table-cell table:style-name="ce27" office:value-type="float" office:value="39.33">
            <text:p>39.33</text:p>
          </table:table-cell>
          <table:table-cell table:style-name="ce33" office:value-type="float" office:value="39.798">
            <text:p>39.798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table:style-name="ce19" office:value-type="float" office:value="81.16">
            <text:p>81.16</text:p>
          </table:table-cell>
          <table:table-cell table:style-name="ce19" office:value-type="float" office:value="66.95">
            <text:p>66.95</text:p>
          </table:table-cell>
          <table:table-cell table:style-name="ce19" office:value-type="float" office:value="69.08">
            <text:p>69.08</text:p>
          </table:table-cell>
          <table:table-cell table:style-name="ce19" office:value-type="float" office:value="67.75">
            <text:p>67.75</text:p>
          </table:table-cell>
          <table:table-cell table:style-name="ce19" office:value-type="float" office:value="68.89">
            <text:p>68.89</text:p>
          </table:table-cell>
          <table:table-cell office:value-type="float" office:value="70.766">
            <text:p>70.76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90.59">
            <text:p>90.59</text:p>
          </table:table-cell>
          <table:table-cell office:value-type="float" office:value="69.82">
            <text:p>69.82</text:p>
          </table:table-cell>
          <table:table-cell office:value-type="float" office:value="71.94">
            <text:p>71.94</text:p>
          </table:table-cell>
          <table:table-cell office:value-type="float" office:value="72.58">
            <text:p>72.58</text:p>
          </table:table-cell>
          <table:table-cell table:style-name="Pivot_20_Table_20_Value" office:value-type="float" office:value="72.27">
            <text:p>72.27</text:p>
          </table:table-cell>
          <table:table-cell table:style-name="ce32" office:value-type="float" office:value="75.44">
            <text:p>75.4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327.16">
            <text:p>327.16</text:p>
          </table:table-cell>
          <table:table-cell table:style-name="ce20" office:value-type="float" office:value="90.23">
            <text:p>90.23</text:p>
          </table:table-cell>
          <table:table-cell table:style-name="ce20" office:value-type="float" office:value="79.92">
            <text:p>79.92</text:p>
          </table:table-cell>
          <table:table-cell table:style-name="ce20" office:value-type="float" office:value="65.78">
            <text:p>65.78</text:p>
          </table:table-cell>
          <table:table-cell table:style-name="ce20" office:value-type="float" office:value="79.21">
            <text:p>79.21</text:p>
          </table:table-cell>
          <table:table-cell table:style-name="ce33" office:value-type="float" office:value="128.46">
            <text:p>128.46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210.85">
            <text:p>210.85</text:p>
          </table:table-cell>
          <table:table-cell table:style-name="ce19" office:value-type="float" office:value="139.72">
            <text:p>139.72</text:p>
          </table:table-cell>
          <table:table-cell table:style-name="ce19" office:value-type="float" office:value="141.5">
            <text:p>141.5</text:p>
          </table:table-cell>
          <table:table-cell table:style-name="ce19" office:value-type="float" office:value="146.33">
            <text:p>146.33</text:p>
          </table:table-cell>
          <table:table-cell office:value-type="float" office:value="145.58">
            <text:p>145.58</text:p>
          </table:table-cell>
          <table:table-cell office:value-type="float" office:value="156.796">
            <text:p>156.79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85.46">
            <text:p>185.46</text:p>
          </table:table-cell>
          <table:table-cell office:value-type="float" office:value="147.83">
            <text:p>147.83</text:p>
          </table:table-cell>
          <table:table-cell office:value-type="float" office:value="152.61">
            <text:p>152.61</text:p>
          </table:table-cell>
          <table:table-cell office:value-type="float" office:value="148.73">
            <text:p>148.73</text:p>
          </table:table-cell>
          <table:table-cell table:style-name="ce26" office:value-type="float" office:value="156.54">
            <text:p>156.54</text:p>
          </table:table-cell>
          <table:table-cell table:style-name="ce32" office:value-type="float" office:value="158.234">
            <text:p>158.23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345.9">
            <text:p>345.9</text:p>
          </table:table-cell>
          <table:table-cell table:style-name="ce20" office:value-type="float" office:value="147.23">
            <text:p>147.23</text:p>
          </table:table-cell>
          <table:table-cell table:style-name="ce20" office:value-type="float" office:value="162.49">
            <text:p>162.49</text:p>
          </table:table-cell>
          <table:table-cell table:style-name="ce20" office:value-type="float" office:value="149.55">
            <text:p>149.55</text:p>
          </table:table-cell>
          <table:table-cell table:style-name="ce27" office:value-type="float" office:value="168.86">
            <text:p>168.86</text:p>
          </table:table-cell>
          <table:table-cell table:style-name="ce33" office:value-type="float" office:value="194.806">
            <text:p>194.806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table:style-name="ce19" office:value-type="float" office:value="590.57">
            <text:p>590.57</text:p>
          </table:table-cell>
          <table:table-cell table:style-name="ce19" office:value-type="float" office:value="590.64">
            <text:p>590.64</text:p>
          </table:table-cell>
          <table:table-cell table:style-name="ce19" office:value-type="float" office:value="586.45">
            <text:p>586.45</text:p>
          </table:table-cell>
          <table:table-cell table:style-name="ce19" office:value-type="float" office:value="602.66">
            <text:p>602.66</text:p>
          </table:table-cell>
          <table:table-cell table:style-name="ce19" office:value-type="float" office:value="615.35">
            <text:p>615.35</text:p>
          </table:table-cell>
          <table:table-cell office:value-type="float" office:value="597.134">
            <text:p>597.13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445.35">
            <text:p>445.35</text:p>
          </table:table-cell>
          <table:table-cell office:value-type="float" office:value="425.54">
            <text:p>425.54</text:p>
          </table:table-cell>
          <table:table-cell office:value-type="float" office:value="428.54">
            <text:p>428.54</text:p>
          </table:table-cell>
          <table:table-cell office:value-type="float" office:value="453.39">
            <text:p>453.39</text:p>
          </table:table-cell>
          <table:table-cell table:style-name="Pivot_20_Table_20_Value" office:value-type="float" office:value="471.71">
            <text:p>471.71</text:p>
          </table:table-cell>
          <table:table-cell table:style-name="ce32" office:value-type="float" office:value="444.906">
            <text:p>444.90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704.08">
            <text:p>704.08</text:p>
          </table:table-cell>
          <table:table-cell table:style-name="ce20" office:value-type="float" office:value="708.5">
            <text:p>708.5</text:p>
          </table:table-cell>
          <table:table-cell table:style-name="ce20" office:value-type="float" office:value="732.86">
            <text:p>732.86</text:p>
          </table:table-cell>
          <table:table-cell table:style-name="ce20" office:value-type="float" office:value="717.09">
            <text:p>717.09</text:p>
          </table:table-cell>
          <table:table-cell table:style-name="ce20" office:value-type="float" office:value="707.86">
            <text:p>707.86</text:p>
          </table:table-cell>
          <table:table-cell table:style-name="ce33" office:value-type="float" office:value="714.078">
            <text:p>714.078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991.68">
            <text:p>1991.68</text:p>
          </table:table-cell>
          <table:table-cell table:style-name="ce19" office:value-type="float" office:value="1972.84">
            <text:p>1972.84</text:p>
          </table:table-cell>
          <table:table-cell table:style-name="ce19" office:value-type="float" office:value="1937.09">
            <text:p>1937.09</text:p>
          </table:table-cell>
          <table:table-cell table:style-name="ce19" office:value-type="float" office:value="2029.23">
            <text:p>2029.23</text:p>
          </table:table-cell>
          <table:table-cell office:value-type="float" office:value="2011.34">
            <text:p>2011.34</text:p>
          </table:table-cell>
          <table:table-cell office:value-type="float" office:value="1988.436">
            <text:p>1988.43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005.01">
            <text:p>1005.01</text:p>
          </table:table-cell>
          <table:table-cell office:value-type="float" office:value="954.68">
            <text:p>954.68</text:p>
          </table:table-cell>
          <table:table-cell office:value-type="float" office:value="977.41">
            <text:p>977.41</text:p>
          </table:table-cell>
          <table:table-cell office:value-type="float" office:value="951.68">
            <text:p>951.68</text:p>
          </table:table-cell>
          <table:table-cell table:style-name="ce26" office:value-type="float" office:value="1060.94">
            <text:p>1060.94</text:p>
          </table:table-cell>
          <table:table-cell table:style-name="ce32" office:value-type="float" office:value="989.944">
            <text:p>989.944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318.5">
            <text:p>1318.5</text:p>
          </table:table-cell>
          <table:table-cell table:style-name="ce20" office:value-type="float" office:value="1349.22">
            <text:p>1349.22</text:p>
          </table:table-cell>
          <table:table-cell table:style-name="ce20" office:value-type="float" office:value="1395.19">
            <text:p>1395.19</text:p>
          </table:table-cell>
          <table:table-cell table:style-name="ce20" office:value-type="float" office:value="1317.7">
            <text:p>1317.7</text:p>
          </table:table-cell>
          <table:table-cell table:style-name="ce27" office:value-type="float" office:value="1398.06">
            <text:p>1398.06</text:p>
          </table:table-cell>
          <table:table-cell table:style-name="ce33" office:value-type="float" office:value="1355.734">
            <text:p>1355.734</text:p>
          </table:table-cell>
        </table:table-row>
        <table:table-row table:style-name="ro2">
          <table:table-cell table:style-name="ce3" office:value-type="string">
            <text:p>ListSet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">
            <text:p>0</text:p>
          </table:table-cell>
          <table:table-cell table:number-columns-repeated="3" table:style-name="ce19" office:value-type="float" office:value="0.01">
            <text:p>0.01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2">
            <text:p>0.02</text:p>
          </table:table-cell>
          <table:table-cell table:number-columns-repeated="3" office:value-type="float" office:value="0.01">
            <text:p>0.01</text:p>
          </table:table-cell>
          <table:table-cell table:style-name="Pivot_20_Table_20_Value" office:value-type="float" office:value="0.01">
            <text:p>0.01</text:p>
          </table:table-cell>
          <table:table-cell table:style-name="ce32" office:value-type="float" office:value="0.012">
            <text:p>0.01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Pivot_20_Table_20_Value" office:value-type="float" office:value="0.02">
            <text:p>0.02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style-name="Pivot_20_Table_20_Value" office:value-type="float" office:value="0.02">
            <text:p>0.02</text:p>
          </table:table-cell>
          <table:table-cell table:style-name="ce33" office:value-type="float" office:value="0.018">
            <text:p>0.018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0.01">
            <text:p>0.01</text:p>
          </table:table-cell>
          <table:table-cell table:number-columns-repeated="3" table:style-name="ce19" office:value-type="float" office:value="0.01">
            <text:p>0.01</text:p>
          </table:table-cell>
          <table:table-cell table:number-columns-repeated="2" office:value-type="float" office:value="0.01">
            <text:p>0.0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style-name="ce26" office:value-type="float" office:value="0.02">
            <text:p>0.02</text:p>
          </table:table-cell>
          <table:table-cell table:style-name="ce32" office:value-type="float" office:value="0.014">
            <text:p>0.01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2">
            <text:p>0.02</text:p>
          </table:table-cell>
          <table:table-cell table:style-name="ce20" office:value-type="float" office:value="0.03">
            <text:p>0.03</text:p>
          </table:table-cell>
          <table:table-cell table:number-columns-repeated="2" table:style-name="ce20" office:value-type="float" office:value="0.02">
            <text:p>0.02</text:p>
          </table:table-cell>
          <table:table-cell table:style-name="ce27" office:value-type="float" office:value="0.03">
            <text:p>0.03</text:p>
          </table:table-cell>
          <table:table-cell table:style-name="ce33" office:value-type="float" office:value="0.024">
            <text:p>0.02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table:number-columns-repeated="3"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style-name="Pivot_20_Table_20_Value" office:value-type="float" office:value="0.02">
            <text:p>0.02</text:p>
          </table:table-cell>
          <table:table-cell table:style-name="ce32" office:value-type="float" office:value="0.02">
            <text:p>0.0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03">
            <text:p>0.03</text:p>
          </table:table-cell>
          <table:table-cell table:number-columns-repeated="2" table:style-name="ce20" office:value-type="float" office:value="0.04">
            <text:p>0.04</text:p>
          </table:table-cell>
          <table:table-cell table:style-name="ce20" office:value-type="float" office:value="0.03">
            <text:p>0.03</text:p>
          </table:table-cell>
          <table:table-cell table:style-name="ce20" office:value-type="float" office:value="0.04">
            <text:p>0.04</text:p>
          </table:table-cell>
          <table:table-cell table:style-name="ce33" office:value-type="float" office:value="0.036">
            <text:p>0.036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0.01">
            <text:p>0.01</text:p>
          </table:table-cell>
          <table:table-cell table:number-columns-repeated="2"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float" office:value="0.014">
            <text:p>0.01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style-name="ce26" office:value-type="float" office:value="0.03">
            <text:p>0.03</text:p>
          </table:table-cell>
          <table:table-cell table:style-name="ce32" office:value-type="float" office:value="0.026">
            <text:p>0.02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06">
            <text:p>0.06</text:p>
          </table:table-cell>
          <table:table-cell table:style-name="ce20" office:value-type="float" office:value="0.05">
            <text:p>0.05</text:p>
          </table:table-cell>
          <table:table-cell table:number-columns-repeated="2" table:style-name="ce20" office:value-type="float" office:value="0.06">
            <text:p>0.06</text:p>
          </table:table-cell>
          <table:table-cell table:style-name="ce27" office:value-type="float" office:value="0.05">
            <text:p>0.05</text:p>
          </table:table-cell>
          <table:table-cell table:style-name="ce33" office:value-type="float" office:value="0.056">
            <text:p>0.05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table:number-columns-repeated="3" table:style-name="ce19" office:value-type="float" office:value="0.02">
            <text:p>0.02</text:p>
          </table:table-cell>
          <table:table-cell table:number-columns-repeated="2" table:style-name="ce19" office:value-type="float" office:value="0.01">
            <text:p>0.01</text:p>
          </table:table-cell>
          <table:table-cell office:value-type="float" office:value="0.016">
            <text:p>0.01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4">
            <text:p>0.0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style-name="Pivot_20_Table_20_Value" office:value-type="float" office:value="0.04">
            <text:p>0.04</text:p>
          </table:table-cell>
          <table:table-cell table:style-name="ce32" office:value-type="float" office:value="0.038">
            <text:p>0.03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09">
            <text:p>0.09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.08">
            <text:p>0.08</text:p>
          </table:table-cell>
          <table:table-cell table:number-columns-repeated="2" table:style-name="ce20" office:value-type="float" office:value="0.09">
            <text:p>0.09</text:p>
          </table:table-cell>
          <table:table-cell table:style-name="ce33" office:value-type="float" office:value="0.09">
            <text:p>0.0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0.03">
            <text:p>0.03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3">
            <text:p>0.03</text:p>
          </table:table-cell>
          <table:table-cell office:value-type="float" office:value="0.03">
            <text:p>0.03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table:style-name="ce26" office:value-type="float" office:value="0.06">
            <text:p>0.06</text:p>
          </table:table-cell>
          <table:table-cell table:style-name="ce32" office:value-type="float" office:value="0.054">
            <text:p>0.05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15">
            <text:p>0.15</text:p>
          </table:table-cell>
          <table:table-cell table:number-columns-repeated="3" table:style-name="ce20" office:value-type="float" office:value="0.14">
            <text:p>0.14</text:p>
          </table:table-cell>
          <table:table-cell table:style-name="ce27" office:value-type="float" office:value="0.14">
            <text:p>0.14</text:p>
          </table:table-cell>
          <table:table-cell table:style-name="ce33" office:value-type="float" office:value="0.142">
            <text:p>0.142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04">
            <text:p>0.04</text:p>
          </table:table-cell>
          <table:table-cell table:style-name="ce19" office:value-type="float" office:value="0.05">
            <text:p>0.05</text:p>
          </table:table-cell>
          <table:table-cell table:number-columns-repeated="2" table:style-name="ce19" office:value-type="float" office:value="0.04">
            <text:p>0.04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08">
            <text:p>0.08</text:p>
          </table:table-cell>
          <table:table-cell table:number-columns-repeated="3" office:value-type="float" office:value="0.08">
            <text:p>0.08</text:p>
          </table:table-cell>
          <table:table-cell table:style-name="Pivot_20_Table_20_Value" office:value-type="float" office:value="0.08">
            <text:p>0.08</text:p>
          </table:table-cell>
          <table:table-cell table:style-name="ce32" office:value-type="float" office:value="0.08">
            <text:p>0.0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24">
            <text:p>0.24</text:p>
          </table:table-cell>
          <table:table-cell table:style-name="ce20" office:value-type="float" office:value="0.23">
            <text:p>0.23</text:p>
          </table:table-cell>
          <table:table-cell table:style-name="ce20" office:value-type="float" office:value="0.22">
            <text:p>0.22</text:p>
          </table:table-cell>
          <table:table-cell table:style-name="ce20" office:value-type="float" office:value="0.23">
            <text:p>0.23</text:p>
          </table:table-cell>
          <table:table-cell table:style-name="ce20" office:value-type="float" office:value="0.22">
            <text:p>0.22</text:p>
          </table:table-cell>
          <table:table-cell table:style-name="ce33" office:value-type="float" office:value="0.228">
            <text:p>0.22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0.07">
            <text:p>0.07</text:p>
          </table:table-cell>
          <table:table-cell table:number-columns-repeated="2" table:style-name="ce19" office:value-type="float" office:value="0.07">
            <text:p>0.07</text:p>
          </table:table-cell>
          <table:table-cell table:style-name="ce19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72">
            <text:p>0.072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table:style-name="ce26" office:value-type="float" office:value="0.12">
            <text:p>0.12</text:p>
          </table:table-cell>
          <table:table-cell table:style-name="ce32" office:value-type="float" office:value="0.124">
            <text:p>0.12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39">
            <text:p>0.39</text:p>
          </table:table-cell>
          <table:table-cell table:style-name="ce20" office:value-type="float" office:value="0.35">
            <text:p>0.35</text:p>
          </table:table-cell>
          <table:table-cell table:style-name="ce20" office:value-type="float" office:value="0.37">
            <text:p>0.37</text:p>
          </table:table-cell>
          <table:table-cell table:style-name="ce20" office:value-type="float" office:value="0.36">
            <text:p>0.36</text:p>
          </table:table-cell>
          <table:table-cell table:style-name="ce27" office:value-type="float" office:value="0.36">
            <text:p>0.36</text:p>
          </table:table-cell>
          <table:table-cell table:style-name="ce33" office:value-type="float" office:value="0.366">
            <text:p>0.36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table:style-name="ce19" office:value-type="float" office:value="0.13">
            <text:p>0.13</text:p>
          </table:table-cell>
          <table:table-cell table:style-name="ce19" office:value-type="float" office:value="0.12">
            <text:p>0.12</text:p>
          </table:table-cell>
          <table:table-cell table:style-name="ce19" office:value-type="float" office:value="0.14">
            <text:p>0.14</text:p>
          </table:table-cell>
          <table:table-cell table:number-columns-repeated="2" table:style-name="ce19" office:value-type="float" office:value="0.13">
            <text:p>0.13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table:style-name="Pivot_20_Table_20_Value" office:value-type="float" office:value="0.2">
            <text:p>0.2</text:p>
          </table:table-cell>
          <table:table-cell table:style-name="ce32" office:value-type="float" office:value="0.2">
            <text:p>0.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0.58">
            <text:p>0.58</text:p>
          </table:table-cell>
          <table:table-cell table:style-name="ce20" office:value-type="float" office:value="0.56">
            <text:p>0.56</text:p>
          </table:table-cell>
          <table:table-cell table:style-name="ce20" office:value-type="float" office:value="0.54">
            <text:p>0.54</text:p>
          </table:table-cell>
          <table:table-cell table:style-name="ce20" office:value-type="float" office:value="0.56">
            <text:p>0.56</text:p>
          </table:table-cell>
          <table:table-cell table:style-name="ce20" office:value-type="float" office:value="0.55">
            <text:p>0.55</text:p>
          </table:table-cell>
          <table:table-cell table:style-name="ce33" office:value-type="float" office:value="0.558">
            <text:p>0.558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0.26">
            <text:p>0.26</text:p>
          </table:table-cell>
          <table:table-cell table:number-columns-repeated="3" table:style-name="ce19"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0.36">
            <text:p>0.36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0.35">
            <text:p>0.35</text:p>
          </table:table-cell>
          <table:table-cell table:style-name="ce26" office:value-type="float" office:value="0.35">
            <text:p>0.35</text:p>
          </table:table-cell>
          <table:table-cell table:style-name="ce32" office:value-type="float" office:value="0.348">
            <text:p>0.348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0.93">
            <text:p>0.93</text:p>
          </table:table-cell>
          <table:table-cell table:number-columns-repeated="3" table:style-name="ce20" office:value-type="float" office:value="0.89">
            <text:p>0.89</text:p>
          </table:table-cell>
          <table:table-cell table:style-name="ce27" office:value-type="float" office:value="0.9">
            <text:p>0.9</text:p>
          </table:table-cell>
          <table:table-cell table:style-name="ce33"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table:style-name="ce19" office:value-type="float" office:value="0.5">
            <text:p>0.5</text:p>
          </table:table-cell>
          <table:table-cell table:style-name="ce19" office:value-type="float" office:value="0.49">
            <text:p>0.49</text:p>
          </table:table-cell>
          <table:table-cell table:number-columns-repeated="2" table:style-name="ce19" office:value-type="float" office:value="0.5">
            <text:p>0.5</text:p>
          </table:table-cell>
          <table:table-cell table:style-name="ce19" office:value-type="float" office:value="0.49">
            <text:p>0.49</text:p>
          </table:table-cell>
          <table:table-cell office:value-type="float" office:value="0.496">
            <text:p>0.49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0.64">
            <text:p>0.64</text:p>
          </table:table-cell>
          <table:table-cell table:number-columns-repeated="3" office:value-type="float" office:value="0.62">
            <text:p>0.62</text:p>
          </table:table-cell>
          <table:table-cell table:style-name="Pivot_20_Table_20_Value" office:value-type="float" office:value="0.63">
            <text:p>0.63</text:p>
          </table:table-cell>
          <table:table-cell table:style-name="ce32" office:value-type="float" office:value="0.626">
            <text:p>0.62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1.51">
            <text:p>1.51</text:p>
          </table:table-cell>
          <table:table-cell table:style-name="ce20" office:value-type="float" office:value="1.44">
            <text:p>1.44</text:p>
          </table:table-cell>
          <table:table-cell table:number-columns-repeated="2" table:style-name="ce20" office:value-type="float" office:value="1.4">
            <text:p>1.4</text:p>
          </table:table-cell>
          <table:table-cell table:style-name="ce20" office:value-type="float" office:value="1.43">
            <text:p>1.43</text:p>
          </table:table-cell>
          <table:table-cell table:style-name="ce33" office:value-type="float" office:value="1.436">
            <text:p>1.436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">
            <text:p>1</text:p>
          </table:table-cell>
          <table:table-cell table:style-name="ce19" office:value-type="float" office:value="0.99">
            <text:p>0.99</text:p>
          </table:table-cell>
          <table:table-cell table:style-name="ce19" office:value-type="float" office:value="1.01">
            <text:p>1.0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.2">
            <text:p>1.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1.19">
            <text:p>1.19</text:p>
          </table:table-cell>
          <table:table-cell table:style-name="ce26" office:value-type="float" office:value="1.2">
            <text:p>1.2</text:p>
          </table:table-cell>
          <table:table-cell table:style-name="ce32" office:value-type="float" office:value="1.196">
            <text:p>1.196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2.37">
            <text:p>2.37</text:p>
          </table:table-cell>
          <table:table-cell table:style-name="ce20" office:value-type="float" office:value="2.37">
            <text:p>2.37</text:p>
          </table:table-cell>
          <table:table-cell table:style-name="ce20" office:value-type="float" office:value="2.25">
            <text:p>2.25</text:p>
          </table:table-cell>
          <table:table-cell table:style-name="ce20" office:value-type="float" office:value="2.24">
            <text:p>2.24</text:p>
          </table:table-cell>
          <table:table-cell table:style-name="ce27" office:value-type="float" office:value="2.25">
            <text:p>2.25</text:p>
          </table:table-cell>
          <table:table-cell table:style-name="ce33" office:value-type="float" office:value="2.296">
            <text:p>2.296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table:style-name="ce19" office:value-type="float" office:value="2.05">
            <text:p>2.05</text:p>
          </table:table-cell>
          <table:table-cell table:number-columns-repeated="2" table:style-name="ce19" office:value-type="float" office:value="1.99">
            <text:p>1.99</text:p>
          </table:table-cell>
          <table:table-cell table:style-name="ce19" office:value-type="float" office:value="2.03">
            <text:p>2.03</text:p>
          </table:table-cell>
          <table:table-cell table:style-name="ce19" office:value-type="float" office:value="2.02">
            <text:p>2.02</text:p>
          </table:table-cell>
          <table:table-cell office:value-type="float" office:value="2.016">
            <text:p>2.016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Pivot_20_Table_20_Value" office:value-type="float" office:value="2.29">
            <text:p>2.29</text:p>
          </table:table-cell>
          <table:table-cell table:number-columns-repeated="3" office:value-type="float" office:value="2.28">
            <text:p>2.28</text:p>
          </table:table-cell>
          <table:table-cell table:style-name="Pivot_20_Table_20_Value" office:value-type="float" office:value="2.29">
            <text:p>2.29</text:p>
          </table:table-cell>
          <table:table-cell table:style-name="ce32" office:value-type="float" office:value="2.284">
            <text:p>2.284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20" office:value-type="float" office:value="3.97">
            <text:p>3.97</text:p>
          </table:table-cell>
          <table:table-cell table:style-name="ce20" office:value-type="float" office:value="3.89">
            <text:p>3.89</text:p>
          </table:table-cell>
          <table:table-cell table:style-name="ce20" office:value-type="float" office:value="3.79">
            <text:p>3.79</text:p>
          </table:table-cell>
          <table:table-cell table:style-name="ce20" office:value-type="float" office:value="3.8">
            <text:p>3.8</text:p>
          </table:table-cell>
          <table:table-cell table:style-name="ce20" office:value-type="float" office:value="3.79">
            <text:p>3.79</text:p>
          </table:table-cell>
          <table:table-cell table:style-name="ce33" office:value-type="float" office:value="3.848">
            <text:p>3.848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19.78">
            <text:p>119.78</text:p>
          </table:table-cell>
          <table:table-cell table:style-name="ce19" office:value-type="float" office:value="116.76">
            <text:p>116.76</text:p>
          </table:table-cell>
          <table:table-cell table:style-name="ce19" office:value-type="float" office:value="119.58">
            <text:p>119.58</text:p>
          </table:table-cell>
          <table:table-cell table:style-name="ce19" office:value-type="float" office:value="75.76">
            <text:p>75.76</text:p>
          </table:table-cell>
          <table:table-cell office:value-type="float" office:value="11.61">
            <text:p>11.61</text:p>
          </table:table-cell>
          <table:table-cell office:value-type="float" office:value="88.698">
            <text:p>88.69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53.84">
            <text:p>53.84</text:p>
          </table:table-cell>
          <table:table-cell office:value-type="float" office:value="54.22">
            <text:p>54.22</text:p>
          </table:table-cell>
          <table:table-cell office:value-type="float" office:value="55.45">
            <text:p>55.45</text:p>
          </table:table-cell>
          <table:table-cell office:value-type="float" office:value="55.19">
            <text:p>55.19</text:p>
          </table:table-cell>
          <table:table-cell table:style-name="ce26" office:value-type="float" office:value="53.11">
            <text:p>53.11</text:p>
          </table:table-cell>
          <table:table-cell table:style-name="ce32" office:value-type="float" office:value="54.362">
            <text:p>54.362</text:p>
          </table:table-cell>
        </table:table-row>
        <table:table-row table:style-name="ro2">
          <table:table-cell/>
          <table:table-cell table:style-name="ce11" table:number-columns-repeated="2"/>
          <table:table-cell table:style-name="ce11" office:value-type="string">
            <text:p>level3</text:p>
          </table:table-cell>
          <table:table-cell table:style-name="ce18" office:value-type="float" office:value="164.09">
            <text:p>164.09</text:p>
          </table:table-cell>
          <table:table-cell table:style-name="ce20" office:value-type="float" office:value="163.76">
            <text:p>163.76</text:p>
          </table:table-cell>
          <table:table-cell table:style-name="ce20" office:value-type="float" office:value="161.98">
            <text:p>161.98</text:p>
          </table:table-cell>
          <table:table-cell table:style-name="ce20" office:value-type="float" office:value="162.7">
            <text:p>162.7</text:p>
          </table:table-cell>
          <table:table-cell table:style-name="ce27" office:value-type="float" office:value="163.01">
            <text:p>163.01</text:p>
          </table:table-cell>
          <table:table-cell table:style-name="ce33" office:value-type="float" office:value="163.108">
            <text:p>163.108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628.31">
            <text:p>628.31</text:p>
          </table:table-cell>
          <table:table-cell table:style-name="ce19" office:value-type="float" office:value="658.13">
            <text:p>658.13</text:p>
          </table:table-cell>
          <table:table-cell table:style-name="ce19" office:value-type="float" office:value="638.11">
            <text:p>638.11</text:p>
          </table:table-cell>
          <table:table-cell table:style-name="ce19" office:value-type="float" office:value="609.18">
            <text:p>609.18</text:p>
          </table:table-cell>
          <table:table-cell office:value-type="float" office:value="647.21">
            <text:p>647.21</text:p>
          </table:table-cell>
          <table:table-cell office:value-type="float" office:value="636.188">
            <text:p>636.188</text:p>
          </table:table-cell>
        </table:table-row>
        <table:table-row table:style-name="ro2">
          <table:table-cell/>
          <table:table-cell table:style-name="ce10" table:number-columns-repeated="2"/>
          <table:table-cell table:style-name="ce10" office:value-type="string">
            <text:p>level2</text:p>
          </table:table-cell>
          <table:table-cell table:style-name="ce17" office:value-type="float" office:value="121.05">
            <text:p>121.05</text:p>
          </table:table-cell>
          <table:table-cell office:value-type="float" office:value="121.63">
            <text:p>121.63</text:p>
          </table:table-cell>
          <table:table-cell office:value-type="float" office:value="125.47">
            <text:p>125.47</text:p>
          </table:table-cell>
          <table:table-cell office:value-type="float" office:value="126.05">
            <text:p>126.05</text:p>
          </table:table-cell>
          <table:table-cell table:style-name="ce26" office:value-type="float" office:value="125.03">
            <text:p>125.03</text:p>
          </table:table-cell>
          <table:table-cell table:style-name="ce32" office:value-type="float" office:value="123.846">
            <text:p>123.846</text:p>
          </table:table-cell>
        </table:table-row>
        <table:table-row table:style-name="ro2">
          <table:table-cell table:style-name="ce6"/>
          <table:table-cell table:style-name="ce12" table:number-columns-repeated="2"/>
          <table:table-cell table:style-name="ce12" office:value-type="string">
            <text:p>level3</text:p>
          </table:table-cell>
          <table:table-cell table:style-name="ce21" office:value-type="float" office:value="254.31">
            <text:p>254.31</text:p>
          </table:table-cell>
          <table:table-cell table:style-name="ce24" office:value-type="float" office:value="248.24">
            <text:p>248.24</text:p>
          </table:table-cell>
          <table:table-cell table:style-name="ce24" office:value-type="float" office:value="248.58">
            <text:p>248.58</text:p>
          </table:table-cell>
          <table:table-cell table:style-name="ce24" office:value-type="float" office:value="249.03">
            <text:p>249.03</text:p>
          </table:table-cell>
          <table:table-cell table:style-name="ce28" office:value-type="float" office:value="255.68">
            <text:p>255.68</text:p>
          </table:table-cell>
          <table:table-cell table:style-name="ce34" office:value-type="float" office:value="251.168">
            <text:p>251.168</text:p>
          </table:table-cell>
        </table:table-row>
      </table:table>
      <table:table table:name="OAI-PMH - levels - LaTeX" table:style-name="ta1"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5" table:default-cell-style-name="Default"/>
        <table:table-column table:style-name="co6" table:number-columns-repeated="2" table:default-cell-style-name="Default"/>
        <table:table-row table:style-name="ro2">
          <table:table-cell office:value-type="string">
            <text:p>Average - Seconds</text:p>
          </table:table-cell>
          <table:table-cell table:number-columns-repeated="3"/>
          <table:table-cell office:value-type="string">
            <text:p>Runs</text:p>
          </table:table-cell>
          <table:table-cell table:number-columns-repeated="6"/>
        </table:table-row>
        <table:table-row table:style-name="ro2">
          <table:table-cell office:value-type="string">
            <text:p>Verb</text:p>
          </table:table-cell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EAN Symbol</text:p>
          </table:table-cell>
          <table:table-cell table:style-name="ce35" table:formula="of:=CONCATENATE(&quot;{&quot;;[.B2];&quot;} &amp; &quot;;&quot;{&quot;;[.D2];&quot;} &amp; &quot;;&quot;{\tablenum[table-format=4]{&quot;;ROUND([.E2]*1000;2);&quot;}} &amp; &quot;;&quot;{\tablenum[table-format=4]{&quot;;ROUND([.F2]*1000;2);&quot;}} &amp; &quot;;&quot;{\tablenum[table-format=4]{&quot;;ROUND([.G2]*1000;2);&quot;}} &amp; &quot;; &quot;{\tablenum[table-format=4]{&quot;;ROUND([.H2]*1000;2);&quot;}} \\ &quot;)" office:value-type="string" office:string-value="{Number} &amp; {Level} &amp; {\tablenum[table-format=4]{1000}} &amp; {\tablenum[table-format=4]{2000}} &amp; {\tablenum[table-format=4]{3000}} &amp; {\tablenum[table-format=4]{4000}} \\ ">
            <text:p>{Number} &amp; {Level} &amp; {\tablenum[table-format=4]{1000}} &amp; {\tablenum[table-format=4]{2000}} &amp; {\tablenum[table-format=4]{3000}} &amp; {\tablenum[table-format=4]{4000}} \\ </text:p>
          </table:table-cell>
        </table:table-row>
        <table:table-row table:style-name="ro2">
          <table:table-cell table:number-columns-repeated="10"/>
          <table:table-cell table:style-name="ce35"/>
        </table:table-row>
        <table:table-row table:style-name="ro1">
          <table:table-cell office:value-type="string">
            <text:p>GetRecord</text:p>
          </table:table-cell>
          <table:table-cell table:number-columns-repeated="10"/>
        </table:table-row>
        <table:table-row table:style-name="ro1"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table:number-columns-repeated="6" office:value-type="float" office:value="0.01">
            <text:p>0.01</text:p>
          </table:table-cell>
          <table:table-cell table:style-name="ce35" table:formula="of:=CONCATENATE(&quot;{&quot;;[.C5];&quot;} &amp; &quot;;&quot;{&quot;;[.D5];&quot;} &amp; &quot;;&quot;{\tablenum[table-format=4]{&quot;;ROUND([.E5];2);&quot;}} &amp; &quot;;&quot;{\tablenum[table-format=4]{&quot;;ROUND([.F5];2);&quot;}} &amp; &quot;;&quot;{\tablenum[table-format=4]{&quot;;ROUND([.G5];2);&quot;}} &amp; &quot;;&quot;{\tablenum[table-format=4]{&quot;;ROUND([.H5];2);&quot;}} &amp; &quot;; &quot;{\tablenum[table-format=4]{&quot;;ROUND([.I5];2);&quot;}} \\ &quot;)" office:value-type="string" office:string-value="{w1} &amp; {level1} &amp; {\tablenum[table-format=4]{0.01}} &amp; {\tablenum[table-format=4]{0.01}} &amp; {\tablenum[table-format=4]{0.01}} &amp; {\tablenum[table-format=4]{0.01}} &amp; {\tablenum[table-format=4]{0.01}} \\ ">
            <text:p>{w1} &amp; {level1} &amp; {\tablenum[table-format=4]{0.01}} &amp; {\tablenum[table-format=4]{0.01}} &amp; {\tablenum[table-format=4]{0.01}} &amp; {\tablenum[table-format=4]{0.01}} &amp; {\tablenum[table-format=4]{0.0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 table:style-name="ce35" table:formula="of:=CONCATENATE(&quot;{&quot;;[.C6];&quot;} &amp; &quot;;&quot;{&quot;;[.D6];&quot;} &amp; &quot;;&quot;{\tablenum[table-format=4]{&quot;;ROUND([.E6];2);&quot;}} &amp; &quot;;&quot;{\tablenum[table-format=4]{&quot;;ROUND([.F6];2);&quot;}} &amp; &quot;;&quot;{\tablenum[table-format=4]{&quot;;ROUND([.G6];2);&quot;}} &amp; &quot;;&quot;{\tablenum[table-format=4]{&quot;;ROUND([.H6];2);&quot;}} &amp; &quot;; &quot;{\tablenum[table-format=4]{&quot;;ROUND([.I6];2);&quot;}} \\ &quot;)" office:value-type="string" office:string-value="{w1} &amp; {level2} &amp; {\tablenum[table-format=4]{0.01}} &amp; {\tablenum[table-format=4]{0.01}} &amp; {\tablenum[table-format=4]{0.02}} &amp; {\tablenum[table-format=4]{0.01}} &amp; {\tablenum[table-format=4]{0.01}} \\ ">
            <text:p>{w1} &amp; {level2} &amp; {\tablenum[table-format=4]{0.01}} &amp; {\tablenum[table-format=4]{0.01}} &amp; {\tablenum[table-format=4]{0.02}} &amp; {\tablenum[table-format=4]{0.01}} &amp; {\tablenum[table-format=4]{0.0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table:number-columns-repeated="3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style-name="ce35" table:formula="of:=CONCATENATE(&quot;{&quot;;[.C7];&quot;} &amp; &quot;;&quot;{&quot;;[.D7];&quot;} &amp; &quot;;&quot;{\tablenum[table-format=4]{&quot;;ROUND([.E7];2);&quot;}} &amp; &quot;;&quot;{\tablenum[table-format=4]{&quot;;ROUND([.F7];2);&quot;}} &amp; &quot;;&quot;{\tablenum[table-format=4]{&quot;;ROUND([.G7];2);&quot;}} &amp; &quot;;&quot;{\tablenum[table-format=4]{&quot;;ROUND([.H7];2);&quot;}} &amp; &quot;; &quot;{\tablenum[table-format=4]{&quot;;ROUND([.I7];2);&quot;}} \\ &quot;)" office:value-type="string" office:string-value="{w1} &amp; {level3} &amp; {\tablenum[table-format=4]{0.02}} &amp; {\tablenum[table-format=4]{0.02}} &amp; {\tablenum[table-format=4]{0.02}} &amp; {\tablenum[table-format=4]{0.01}} &amp; {\tablenum[table-format=4]{0.01}} \\ ">
            <text:p>{w1} &amp; {level3} &amp; {\tablenum[table-format=4]{0.02}} &amp; {\tablenum[table-format=4]{0.02}} &amp; {\tablenum[table-format=4]{0.02}} &amp; {\tablenum[table-format=4]{0.01}} &amp; {\tablenum[table-format=4]{0.0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table:number-columns-repeated="6" office:value-type="float" office:value="0.01">
            <text:p>0.01</text:p>
          </table:table-cell>
          <table:table-cell table:style-name="ce35" table:formula="of:=CONCATENATE(&quot;{&quot;;[.C8];&quot;} &amp; &quot;;&quot;{&quot;;[.D8];&quot;} &amp; &quot;;&quot;{\tablenum[table-format=4]{&quot;;ROUND([.E8];2);&quot;}} &amp; &quot;;&quot;{\tablenum[table-format=4]{&quot;;ROUND([.F8];2);&quot;}} &amp; &quot;;&quot;{\tablenum[table-format=4]{&quot;;ROUND([.G8];2);&quot;}} &amp; &quot;;&quot;{\tablenum[table-format=4]{&quot;;ROUND([.H8];2);&quot;}} &amp; &quot;; &quot;{\tablenum[table-format=4]{&quot;;ROUND([.I8];2);&quot;}} \\ &quot;)" office:value-type="string" office:string-value="{w2} &amp; {level1} &amp; {\tablenum[table-format=4]{0.01}} &amp; {\tablenum[table-format=4]{0.01}} &amp; {\tablenum[table-format=4]{0.01}} &amp; {\tablenum[table-format=4]{0.01}} &amp; {\tablenum[table-format=4]{0.01}} \\ ">
            <text:p>{w2} &amp; {level1} &amp; {\tablenum[table-format=4]{0.01}} &amp; {\tablenum[table-format=4]{0.01}} &amp; {\tablenum[table-format=4]{0.01}} &amp; {\tablenum[table-format=4]{0.01}} &amp; {\tablenum[table-format=4]{0.0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14">
            <text:p>0.014</text:p>
          </table:table-cell>
          <table:table-cell table:style-name="ce35" table:formula="of:=CONCATENATE(&quot;{&quot;;[.C9];&quot;} &amp; &quot;;&quot;{&quot;;[.D9];&quot;} &amp; &quot;;&quot;{\tablenum[table-format=4]{&quot;;ROUND([.E9];2);&quot;}} &amp; &quot;;&quot;{\tablenum[table-format=4]{&quot;;ROUND([.F9];2);&quot;}} &amp; &quot;;&quot;{\tablenum[table-format=4]{&quot;;ROUND([.G9];2);&quot;}} &amp; &quot;;&quot;{\tablenum[table-format=4]{&quot;;ROUND([.H9];2);&quot;}} &amp; &quot;; &quot;{\tablenum[table-format=4]{&quot;;ROUND([.I9];2);&quot;}} \\ &quot;)" office:value-type="string" office:string-value="{w2} &amp; {level2} &amp; {\tablenum[table-format=4]{0.01}} &amp; {\tablenum[table-format=4]{0.02}} &amp; {\tablenum[table-format=4]{0.01}} &amp; {\tablenum[table-format=4]{0.02}} &amp; {\tablenum[table-format=4]{0.01}} \\ ">
            <text:p>{w2} &amp; {level2} &amp; {\tablenum[table-format=4]{0.01}} &amp; {\tablenum[table-format=4]{0.02}} &amp; {\tablenum[table-format=4]{0.01}} &amp; {\tablenum[table-format=4]{0.02}} &amp; {\tablenum[table-format=4]{0.0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table:number-columns-repeated="6" office:value-type="float" office:value="0.02">
            <text:p>0.02</text:p>
          </table:table-cell>
          <table:table-cell table:style-name="ce35" table:formula="of:=CONCATENATE(&quot;{&quot;;[.C10];&quot;} &amp; &quot;;&quot;{&quot;;[.D10];&quot;} &amp; &quot;;&quot;{\tablenum[table-format=4]{&quot;;ROUND([.E10];2);&quot;}} &amp; &quot;;&quot;{\tablenum[table-format=4]{&quot;;ROUND([.F10];2);&quot;}} &amp; &quot;;&quot;{\tablenum[table-format=4]{&quot;;ROUND([.G10];2);&quot;}} &amp; &quot;;&quot;{\tablenum[table-format=4]{&quot;;ROUND([.H10];2);&quot;}} &amp; &quot;; &quot;{\tablenum[table-format=4]{&quot;;ROUND([.I10];2);&quot;}} \\ &quot;)" office:value-type="string" office:string-value="{w2} &amp; {level3} &amp; {\tablenum[table-format=4]{0.02}} &amp; {\tablenum[table-format=4]{0.02}} &amp; {\tablenum[table-format=4]{0.02}} &amp; {\tablenum[table-format=4]{0.02}} &amp; {\tablenum[table-format=4]{0.02}} \\ ">
            <text:p>{w2} &amp; {level3} &amp; {\tablenum[table-format=4]{0.02}} &amp; {\tablenum[table-format=4]{0.02}} &amp; {\tablenum[table-format=4]{0.02}} &amp; {\tablenum[table-format=4]{0.02}} &amp; {\tablenum[table-format=4]{0.0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table:style-name="ce35" table:formula="of:=CONCATENATE(&quot;{&quot;;[.C11];&quot;} &amp; &quot;;&quot;{&quot;;[.D11];&quot;} &amp; &quot;;&quot;{\tablenum[table-format=4]{&quot;;ROUND([.E11];2);&quot;}} &amp; &quot;;&quot;{\tablenum[table-format=4]{&quot;;ROUND([.F11];2);&quot;}} &amp; &quot;;&quot;{\tablenum[table-format=4]{&quot;;ROUND([.G11];2);&quot;}} &amp; &quot;;&quot;{\tablenum[table-format=4]{&quot;;ROUND([.H11];2);&quot;}} &amp; &quot;; &quot;{\tablenum[table-format=4]{&quot;;ROUND([.I11];2);&quot;}} \\ &quot;)" office:value-type="string" office:string-value="{w3} &amp; {level1} &amp; {\tablenum[table-format=4]{0.02}} &amp; {\tablenum[table-format=4]{0.02}} &amp; {\tablenum[table-format=4]{0.02}} &amp; {\tablenum[table-format=4]{0.01}} &amp; {\tablenum[table-format=4]{0.02}} \\ ">
            <text:p>{w3} &amp; {level1} &amp; {\tablenum[table-format=4]{0.02}} &amp; {\tablenum[table-format=4]{0.02}} &amp; {\tablenum[table-format=4]{0.02}} &amp; {\tablenum[table-format=4]{0.01}} &amp; {\tablenum[table-format=4]{0.0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table:number-columns-repeated="6" office:value-type="float" office:value="0.02">
            <text:p>0.02</text:p>
          </table:table-cell>
          <table:table-cell table:style-name="ce35" table:formula="of:=CONCATENATE(&quot;{&quot;;[.C12];&quot;} &amp; &quot;;&quot;{&quot;;[.D12];&quot;} &amp; &quot;;&quot;{\tablenum[table-format=4]{&quot;;ROUND([.E12];2);&quot;}} &amp; &quot;;&quot;{\tablenum[table-format=4]{&quot;;ROUND([.F12];2);&quot;}} &amp; &quot;;&quot;{\tablenum[table-format=4]{&quot;;ROUND([.G12];2);&quot;}} &amp; &quot;;&quot;{\tablenum[table-format=4]{&quot;;ROUND([.H12];2);&quot;}} &amp; &quot;; &quot;{\tablenum[table-format=4]{&quot;;ROUND([.I12];2);&quot;}} \\ &quot;)" office:value-type="string" office:string-value="{w3} &amp; {level2} &amp; {\tablenum[table-format=4]{0.02}} &amp; {\tablenum[table-format=4]{0.02}} &amp; {\tablenum[table-format=4]{0.02}} &amp; {\tablenum[table-format=4]{0.02}} &amp; {\tablenum[table-format=4]{0.02}} \\ ">
            <text:p>{w3} &amp; {level2} &amp; {\tablenum[table-format=4]{0.02}} &amp; {\tablenum[table-format=4]{0.02}} &amp; {\tablenum[table-format=4]{0.02}} &amp; {\tablenum[table-format=4]{0.02}} &amp; {\tablenum[table-format=4]{0.0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26">
            <text:p>0.026</text:p>
          </table:table-cell>
          <table:table-cell table:style-name="ce35" table:formula="of:=CONCATENATE(&quot;{&quot;;[.C13];&quot;} &amp; &quot;;&quot;{&quot;;[.D13];&quot;} &amp; &quot;;&quot;{\tablenum[table-format=4]{&quot;;ROUND([.E13];2);&quot;}} &amp; &quot;;&quot;{\tablenum[table-format=4]{&quot;;ROUND([.F13];2);&quot;}} &amp; &quot;;&quot;{\tablenum[table-format=4]{&quot;;ROUND([.G13];2);&quot;}} &amp; &quot;;&quot;{\tablenum[table-format=4]{&quot;;ROUND([.H13];2);&quot;}} &amp; &quot;; &quot;{\tablenum[table-format=4]{&quot;;ROUND([.I13];2);&quot;}} \\ &quot;)" office:value-type="string" office:string-value="{w3} &amp; {level3} &amp; {\tablenum[table-format=4]{0.03}} &amp; {\tablenum[table-format=4]{0.02}} &amp; {\tablenum[table-format=4]{0.03}} &amp; {\tablenum[table-format=4]{0.03}} &amp; {\tablenum[table-format=4]{0.02}} \\ ">
            <text:p>{w3} &amp; {level3} &amp; {\tablenum[table-format=4]{0.03}} &amp; {\tablenum[table-format=4]{0.02}} &amp; {\tablenum[table-format=4]{0.03}} &amp; {\tablenum[table-format=4]{0.03}} &amp; {\tablenum[table-format=4]{0.0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table:number-columns-repeated="6" office:value-type="float" office:value="0.02">
            <text:p>0.02</text:p>
          </table:table-cell>
          <table:table-cell table:style-name="ce35" table:formula="of:=CONCATENATE(&quot;{&quot;;[.C14];&quot;} &amp; &quot;;&quot;{&quot;;[.D14];&quot;} &amp; &quot;;&quot;{\tablenum[table-format=4]{&quot;;ROUND([.E14];2);&quot;}} &amp; &quot;;&quot;{\tablenum[table-format=4]{&quot;;ROUND([.F14];2);&quot;}} &amp; &quot;;&quot;{\tablenum[table-format=4]{&quot;;ROUND([.G14];2);&quot;}} &amp; &quot;;&quot;{\tablenum[table-format=4]{&quot;;ROUND([.H14];2);&quot;}} &amp; &quot;; &quot;{\tablenum[table-format=4]{&quot;;ROUND([.I14];2);&quot;}} \\ &quot;)" office:value-type="string" office:string-value="{w4} &amp; {level1} &amp; {\tablenum[table-format=4]{0.02}} &amp; {\tablenum[table-format=4]{0.02}} &amp; {\tablenum[table-format=4]{0.02}} &amp; {\tablenum[table-format=4]{0.02}} &amp; {\tablenum[table-format=4]{0.02}} \\ ">
            <text:p>{w4} &amp; {level1} &amp; {\tablenum[table-format=4]{0.02}} &amp; {\tablenum[table-format=4]{0.02}} &amp; {\tablenum[table-format=4]{0.02}} &amp; {\tablenum[table-format=4]{0.02}} &amp; {\tablenum[table-format=4]{0.0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6">
            <text:p>0.026</text:p>
          </table:table-cell>
          <table:table-cell table:style-name="ce35" table:formula="of:=CONCATENATE(&quot;{&quot;;[.C15];&quot;} &amp; &quot;;&quot;{&quot;;[.D15];&quot;} &amp; &quot;;&quot;{\tablenum[table-format=4]{&quot;;ROUND([.E15];2);&quot;}} &amp; &quot;;&quot;{\tablenum[table-format=4]{&quot;;ROUND([.F15];2);&quot;}} &amp; &quot;;&quot;{\tablenum[table-format=4]{&quot;;ROUND([.G15];2);&quot;}} &amp; &quot;;&quot;{\tablenum[table-format=4]{&quot;;ROUND([.H15];2);&quot;}} &amp; &quot;; &quot;{\tablenum[table-format=4]{&quot;;ROUND([.I15];2);&quot;}} \\ &quot;)" office:value-type="string" office:string-value="{w4} &amp; {level2} &amp; {\tablenum[table-format=4]{0.03}} &amp; {\tablenum[table-format=4]{0.03}} &amp; {\tablenum[table-format=4]{0.02}} &amp; {\tablenum[table-format=4]{0.02}} &amp; {\tablenum[table-format=4]{0.03}} \\ ">
            <text:p>{w4} &amp; {level2} &amp; {\tablenum[table-format=4]{0.03}} &amp; {\tablenum[table-format=4]{0.03}} &amp; {\tablenum[table-format=4]{0.02}} &amp; {\tablenum[table-format=4]{0.02}} &amp; {\tablenum[table-format=4]{0.03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44">
            <text:p>0.044</text:p>
          </table:table-cell>
          <table:table-cell table:style-name="ce35" table:formula="of:=CONCATENATE(&quot;{&quot;;[.C16];&quot;} &amp; &quot;;&quot;{&quot;;[.D16];&quot;} &amp; &quot;;&quot;{\tablenum[table-format=4]{&quot;;ROUND([.E16];2);&quot;}} &amp; &quot;;&quot;{\tablenum[table-format=4]{&quot;;ROUND([.F16];2);&quot;}} &amp; &quot;;&quot;{\tablenum[table-format=4]{&quot;;ROUND([.G16];2);&quot;}} &amp; &quot;;&quot;{\tablenum[table-format=4]{&quot;;ROUND([.H16];2);&quot;}} &amp; &quot;; &quot;{\tablenum[table-format=4]{&quot;;ROUND([.I16];2);&quot;}} \\ &quot;)" office:value-type="string" office:string-value="{w4} &amp; {level3} &amp; {\tablenum[table-format=4]{0.05}} &amp; {\tablenum[table-format=4]{0.04}} &amp; {\tablenum[table-format=4]{0.05}} &amp; {\tablenum[table-format=4]{0.04}} &amp; {\tablenum[table-format=4]{0.04}} \\ ">
            <text:p>{w4} &amp; {level3} &amp; {\tablenum[table-format=4]{0.05}} &amp; {\tablenum[table-format=4]{0.04}} &amp; {\tablenum[table-format=4]{0.05}} &amp; {\tablenum[table-format=4]{0.04}} &amp; {\tablenum[table-format=4]{0.0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3">
            <text:p>0.03</text:p>
          </table:table-cell>
          <table:table-cell table:style-name="ce35" table:formula="of:=CONCATENATE(&quot;{&quot;;[.C17];&quot;} &amp; &quot;;&quot;{&quot;;[.D17];&quot;} &amp; &quot;;&quot;{\tablenum[table-format=4]{&quot;;ROUND([.E17];2);&quot;}} &amp; &quot;;&quot;{\tablenum[table-format=4]{&quot;;ROUND([.F17];2);&quot;}} &amp; &quot;;&quot;{\tablenum[table-format=4]{&quot;;ROUND([.G17];2);&quot;}} &amp; &quot;;&quot;{\tablenum[table-format=4]{&quot;;ROUND([.H17];2);&quot;}} &amp; &quot;; &quot;{\tablenum[table-format=4]{&quot;;ROUND([.I17];2);&quot;}} \\ &quot;)" office:value-type="string" office:string-value="{w5} &amp; {level1} &amp; {\tablenum[table-format=4]{0.04}} &amp; {\tablenum[table-format=4]{0.02}} &amp; {\tablenum[table-format=4]{0.03}} &amp; {\tablenum[table-format=4]{0.03}} &amp; {\tablenum[table-format=4]{0.03}} \\ ">
            <text:p>{w5} &amp; {level1} &amp; {\tablenum[table-format=4]{0.04}} &amp; {\tablenum[table-format=4]{0.02}} &amp; {\tablenum[table-format=4]{0.03}} &amp; {\tablenum[table-format=4]{0.03}} &amp; {\tablenum[table-format=4]{0.03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42">
            <text:p>0.042</text:p>
          </table:table-cell>
          <table:table-cell table:style-name="ce35" table:formula="of:=CONCATENATE(&quot;{&quot;;[.C18];&quot;} &amp; &quot;;&quot;{&quot;;[.D18];&quot;} &amp; &quot;;&quot;{\tablenum[table-format=4]{&quot;;ROUND([.E18];2);&quot;}} &amp; &quot;;&quot;{\tablenum[table-format=4]{&quot;;ROUND([.F18];2);&quot;}} &amp; &quot;;&quot;{\tablenum[table-format=4]{&quot;;ROUND([.G18];2);&quot;}} &amp; &quot;;&quot;{\tablenum[table-format=4]{&quot;;ROUND([.H18];2);&quot;}} &amp; &quot;; &quot;{\tablenum[table-format=4]{&quot;;ROUND([.I18];2);&quot;}} \\ &quot;)" office:value-type="string" office:string-value="{w5} &amp; {level2} &amp; {\tablenum[table-format=4]{0.04}} &amp; {\tablenum[table-format=4]{0.05}} &amp; {\tablenum[table-format=4]{0.04}} &amp; {\tablenum[table-format=4]{0.04}} &amp; {\tablenum[table-format=4]{0.04}} \\ ">
            <text:p>{w5} &amp; {level2} &amp; {\tablenum[table-format=4]{0.04}} &amp; {\tablenum[table-format=4]{0.05}} &amp; {\tablenum[table-format=4]{0.04}} &amp; {\tablenum[table-format=4]{0.04}} &amp; {\tablenum[table-format=4]{0.0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table:style-name="ce35" table:formula="of:=CONCATENATE(&quot;{&quot;;[.C19];&quot;} &amp; &quot;;&quot;{&quot;;[.D19];&quot;} &amp; &quot;;&quot;{\tablenum[table-format=4]{&quot;;ROUND([.E19];2);&quot;}} &amp; &quot;;&quot;{\tablenum[table-format=4]{&quot;;ROUND([.F19];2);&quot;}} &amp; &quot;;&quot;{\tablenum[table-format=4]{&quot;;ROUND([.G19];2);&quot;}} &amp; &quot;;&quot;{\tablenum[table-format=4]{&quot;;ROUND([.H19];2);&quot;}} &amp; &quot;; &quot;{\tablenum[table-format=4]{&quot;;ROUND([.I19];2);&quot;}} \\ &quot;)" office:value-type="string" office:string-value="{w5} &amp; {level3} &amp; {\tablenum[table-format=4]{0.07}} &amp; {\tablenum[table-format=4]{0.07}} &amp; {\tablenum[table-format=4]{0.06}} &amp; {\tablenum[table-format=4]{0.08}} &amp; {\tablenum[table-format=4]{0.07}} \\ ">
            <text:p>{w5} &amp; {level3} &amp; {\tablenum[table-format=4]{0.07}} &amp; {\tablenum[table-format=4]{0.07}} &amp; {\tablenum[table-format=4]{0.06}} &amp; {\tablenum[table-format=4]{0.08}} &amp; {\tablenum[table-format=4]{0.07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table:number-columns-repeated="6" office:value-type="float" office:value="0.05">
            <text:p>0.05</text:p>
          </table:table-cell>
          <table:table-cell table:style-name="ce35" table:formula="of:=CONCATENATE(&quot;{&quot;;[.C20];&quot;} &amp; &quot;;&quot;{&quot;;[.D20];&quot;} &amp; &quot;;&quot;{\tablenum[table-format=4]{&quot;;ROUND([.E20];2);&quot;}} &amp; &quot;;&quot;{\tablenum[table-format=4]{&quot;;ROUND([.F20];2);&quot;}} &amp; &quot;;&quot;{\tablenum[table-format=4]{&quot;;ROUND([.G20];2);&quot;}} &amp; &quot;;&quot;{\tablenum[table-format=4]{&quot;;ROUND([.H20];2);&quot;}} &amp; &quot;; &quot;{\tablenum[table-format=4]{&quot;;ROUND([.I20];2);&quot;}} \\ &quot;)" office:value-type="string" office:string-value="{w6} &amp; {level1} &amp; {\tablenum[table-format=4]{0.05}} &amp; {\tablenum[table-format=4]{0.05}} &amp; {\tablenum[table-format=4]{0.05}} &amp; {\tablenum[table-format=4]{0.05}} &amp; {\tablenum[table-format=4]{0.05}} \\ ">
            <text:p>{w6} &amp; {level1} &amp; {\tablenum[table-format=4]{0.05}} &amp; {\tablenum[table-format=4]{0.05}} &amp; {\tablenum[table-format=4]{0.05}} &amp; {\tablenum[table-format=4]{0.05}} &amp; {\tablenum[table-format=4]{0.05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66">
            <text:p>0.066</text:p>
          </table:table-cell>
          <table:table-cell table:style-name="ce35" table:formula="of:=CONCATENATE(&quot;{&quot;;[.C21];&quot;} &amp; &quot;;&quot;{&quot;;[.D21];&quot;} &amp; &quot;;&quot;{\tablenum[table-format=4]{&quot;;ROUND([.E21];2);&quot;}} &amp; &quot;;&quot;{\tablenum[table-format=4]{&quot;;ROUND([.F21];2);&quot;}} &amp; &quot;;&quot;{\tablenum[table-format=4]{&quot;;ROUND([.G21];2);&quot;}} &amp; &quot;;&quot;{\tablenum[table-format=4]{&quot;;ROUND([.H21];2);&quot;}} &amp; &quot;; &quot;{\tablenum[table-format=4]{&quot;;ROUND([.I21];2);&quot;}} \\ &quot;)" office:value-type="string" office:string-value="{w6} &amp; {level2} &amp; {\tablenum[table-format=4]{0.07}} &amp; {\tablenum[table-format=4]{0.06}} &amp; {\tablenum[table-format=4]{0.07}} &amp; {\tablenum[table-format=4]{0.07}} &amp; {\tablenum[table-format=4]{0.06}} \\ ">
            <text:p>{w6} &amp; {level2} &amp; {\tablenum[table-format=4]{0.07}} &amp; {\tablenum[table-format=4]{0.06}} &amp; {\tablenum[table-format=4]{0.07}} &amp; {\tablenum[table-format=4]{0.07}} &amp; {\tablenum[table-format=4]{0.06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108">
            <text:p>0.108</text:p>
          </table:table-cell>
          <table:table-cell table:style-name="ce35" table:formula="of:=CONCATENATE(&quot;{&quot;;[.C22];&quot;} &amp; &quot;;&quot;{&quot;;[.D22];&quot;} &amp; &quot;;&quot;{\tablenum[table-format=4]{&quot;;ROUND([.E22];2);&quot;}} &amp; &quot;;&quot;{\tablenum[table-format=4]{&quot;;ROUND([.F22];2);&quot;}} &amp; &quot;;&quot;{\tablenum[table-format=4]{&quot;;ROUND([.G22];2);&quot;}} &amp; &quot;;&quot;{\tablenum[table-format=4]{&quot;;ROUND([.H22];2);&quot;}} &amp; &quot;; &quot;{\tablenum[table-format=4]{&quot;;ROUND([.I22];2);&quot;}} \\ &quot;)" office:value-type="string" office:string-value="{w6} &amp; {level3} &amp; {\tablenum[table-format=4]{0.11}} &amp; {\tablenum[table-format=4]{0.11}} &amp; {\tablenum[table-format=4]{0.1}} &amp; {\tablenum[table-format=4]{0.11}} &amp; {\tablenum[table-format=4]{0.11}} \\ ">
            <text:p>{w6} &amp; {level3} &amp; {\tablenum[table-format=4]{0.11}} &amp; {\tablenum[table-format=4]{0.11}} &amp; {\tablenum[table-format=4]{0.1}} &amp; {\tablenum[table-format=4]{0.11}} &amp; {\tablenum[table-format=4]{0.1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table:number-columns-repeated="3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82">
            <text:p>0.082</text:p>
          </table:table-cell>
          <table:table-cell table:style-name="ce35" table:formula="of:=CONCATENATE(&quot;{&quot;;[.C23];&quot;} &amp; &quot;;&quot;{&quot;;[.D23];&quot;} &amp; &quot;;&quot;{\tablenum[table-format=4]{&quot;;ROUND([.E23];2);&quot;}} &amp; &quot;;&quot;{\tablenum[table-format=4]{&quot;;ROUND([.F23];2);&quot;}} &amp; &quot;;&quot;{\tablenum[table-format=4]{&quot;;ROUND([.G23];2);&quot;}} &amp; &quot;;&quot;{\tablenum[table-format=4]{&quot;;ROUND([.H23];2);&quot;}} &amp; &quot;; &quot;{\tablenum[table-format=4]{&quot;;ROUND([.I23];2);&quot;}} \\ &quot;)" office:value-type="string" office:string-value="{w7} &amp; {level1} &amp; {\tablenum[table-format=4]{0.08}} &amp; {\tablenum[table-format=4]{0.08}} &amp; {\tablenum[table-format=4]{0.08}} &amp; {\tablenum[table-format=4]{0.09}} &amp; {\tablenum[table-format=4]{0.08}} \\ ">
            <text:p>{w7} &amp; {level1} &amp; {\tablenum[table-format=4]{0.08}} &amp; {\tablenum[table-format=4]{0.08}} &amp; {\tablenum[table-format=4]{0.08}} &amp; {\tablenum[table-format=4]{0.09}} &amp; {\tablenum[table-format=4]{0.08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.106">
            <text:p>0.106</text:p>
          </table:table-cell>
          <table:table-cell table:style-name="ce35" table:formula="of:=CONCATENATE(&quot;{&quot;;[.C24];&quot;} &amp; &quot;;&quot;{&quot;;[.D24];&quot;} &amp; &quot;;&quot;{\tablenum[table-format=4]{&quot;;ROUND([.E24];2);&quot;}} &amp; &quot;;&quot;{\tablenum[table-format=4]{&quot;;ROUND([.F24];2);&quot;}} &amp; &quot;;&quot;{\tablenum[table-format=4]{&quot;;ROUND([.G24];2);&quot;}} &amp; &quot;;&quot;{\tablenum[table-format=4]{&quot;;ROUND([.H24];2);&quot;}} &amp; &quot;; &quot;{\tablenum[table-format=4]{&quot;;ROUND([.I24];2);&quot;}} \\ &quot;)" office:value-type="string" office:string-value="{w7} &amp; {level2} &amp; {\tablenum[table-format=4]{0.11}} &amp; {\tablenum[table-format=4]{0.12}} &amp; {\tablenum[table-format=4]{0.1}} &amp; {\tablenum[table-format=4]{0.1}} &amp; {\tablenum[table-format=4]{0.1}} \\ ">
            <text:p>{w7} &amp; {level2} &amp; {\tablenum[table-format=4]{0.11}} &amp; {\tablenum[table-format=4]{0.12}} &amp; {\tablenum[table-format=4]{0.1}} &amp; {\tablenum[table-format=4]{0.1}} &amp; {\tablenum[table-format=4]{0.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table:number-columns-repeated="6" office:value-type="float" office:value="0.19">
            <text:p>0.19</text:p>
          </table:table-cell>
          <table:table-cell table:style-name="ce35" table:formula="of:=CONCATENATE(&quot;{&quot;;[.C25];&quot;} &amp; &quot;;&quot;{&quot;;[.D25];&quot;} &amp; &quot;;&quot;{\tablenum[table-format=4]{&quot;;ROUND([.E25];2);&quot;}} &amp; &quot;;&quot;{\tablenum[table-format=4]{&quot;;ROUND([.F25];2);&quot;}} &amp; &quot;;&quot;{\tablenum[table-format=4]{&quot;;ROUND([.G25];2);&quot;}} &amp; &quot;;&quot;{\tablenum[table-format=4]{&quot;;ROUND([.H25];2);&quot;}} &amp; &quot;; &quot;{\tablenum[table-format=4]{&quot;;ROUND([.I25];2);&quot;}} \\ &quot;)" office:value-type="string" office:string-value="{w7} &amp; {level3} &amp; {\tablenum[table-format=4]{0.19}} &amp; {\tablenum[table-format=4]{0.19}} &amp; {\tablenum[table-format=4]{0.19}} &amp; {\tablenum[table-format=4]{0.19}} &amp; {\tablenum[table-format=4]{0.19}} \\ ">
            <text:p>{w7} &amp; {level3} &amp; {\tablenum[table-format=4]{0.19}} &amp; {\tablenum[table-format=4]{0.19}} &amp; {\tablenum[table-format=4]{0.19}} &amp; {\tablenum[table-format=4]{0.19}} &amp; {\tablenum[table-format=4]{0.19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table:number-columns-repeated="4"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58">
            <text:p>0.158</text:p>
          </table:table-cell>
          <table:table-cell table:style-name="ce35" table:formula="of:=CONCATENATE(&quot;{&quot;;[.C26];&quot;} &amp; &quot;;&quot;{&quot;;[.D26];&quot;} &amp; &quot;;&quot;{\tablenum[table-format=4]{&quot;;ROUND([.E26];2);&quot;}} &amp; &quot;;&quot;{\tablenum[table-format=4]{&quot;;ROUND([.F26];2);&quot;}} &amp; &quot;;&quot;{\tablenum[table-format=4]{&quot;;ROUND([.G26];2);&quot;}} &amp; &quot;;&quot;{\tablenum[table-format=4]{&quot;;ROUND([.H26];2);&quot;}} &amp; &quot;; &quot;{\tablenum[table-format=4]{&quot;;ROUND([.I26];2);&quot;}} \\ &quot;)" office:value-type="string" office:string-value="{w8} &amp; {level1} &amp; {\tablenum[table-format=4]{0.16}} &amp; {\tablenum[table-format=4]{0.16}} &amp; {\tablenum[table-format=4]{0.16}} &amp; {\tablenum[table-format=4]{0.16}} &amp; {\tablenum[table-format=4]{0.15}} \\ ">
            <text:p>{w8} &amp; {level1} &amp; {\tablenum[table-format=4]{0.16}} &amp; {\tablenum[table-format=4]{0.16}} &amp; {\tablenum[table-format=4]{0.16}} &amp; {\tablenum[table-format=4]{0.16}} &amp; {\tablenum[table-format=4]{0.15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0.2">
            <text:p>0.2</text:p>
          </table:table-cell>
          <table:table-cell office:value-type="float" office:value="0.196">
            <text:p>0.196</text:p>
          </table:table-cell>
          <table:table-cell table:style-name="ce35" table:formula="of:=CONCATENATE(&quot;{&quot;;[.C27];&quot;} &amp; &quot;;&quot;{&quot;;[.D27];&quot;} &amp; &quot;;&quot;{\tablenum[table-format=4]{&quot;;ROUND([.E27];2);&quot;}} &amp; &quot;;&quot;{\tablenum[table-format=4]{&quot;;ROUND([.F27];2);&quot;}} &amp; &quot;;&quot;{\tablenum[table-format=4]{&quot;;ROUND([.G27];2);&quot;}} &amp; &quot;;&quot;{\tablenum[table-format=4]{&quot;;ROUND([.H27];2);&quot;}} &amp; &quot;; &quot;{\tablenum[table-format=4]{&quot;;ROUND([.I27];2);&quot;}} \\ &quot;)" office:value-type="string" office:string-value="{w8} &amp; {level2} &amp; {\tablenum[table-format=4]{0.19}} &amp; {\tablenum[table-format=4]{0.2}} &amp; {\tablenum[table-format=4]{0.2}} &amp; {\tablenum[table-format=4]{0.19}} &amp; {\tablenum[table-format=4]{0.2}} \\ ">
            <text:p>{w8} &amp; {level2} &amp; {\tablenum[table-format=4]{0.19}} &amp; {\tablenum[table-format=4]{0.2}} &amp; {\tablenum[table-format=4]{0.2}} &amp; {\tablenum[table-format=4]{0.19}} &amp; {\tablenum[table-format=4]{0.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22">
            <text:p>0.322</text:p>
          </table:table-cell>
          <table:table-cell table:style-name="ce35" table:formula="of:=CONCATENATE(&quot;{&quot;;[.C28];&quot;} &amp; &quot;;&quot;{&quot;;[.D28];&quot;} &amp; &quot;;&quot;{\tablenum[table-format=4]{&quot;;ROUND([.E28];2);&quot;}} &amp; &quot;;&quot;{\tablenum[table-format=4]{&quot;;ROUND([.F28];2);&quot;}} &amp; &quot;;&quot;{\tablenum[table-format=4]{&quot;;ROUND([.G28];2);&quot;}} &amp; &quot;;&quot;{\tablenum[table-format=4]{&quot;;ROUND([.H28];2);&quot;}} &amp; &quot;; &quot;{\tablenum[table-format=4]{&quot;;ROUND([.I28];2);&quot;}} \\ &quot;)" office:value-type="string" office:string-value="{w8} &amp; {level3} &amp; {\tablenum[table-format=4]{0.32}} &amp; {\tablenum[table-format=4]{0.33}} &amp; {\tablenum[table-format=4]{0.32}} &amp; {\tablenum[table-format=4]{0.31}} &amp; {\tablenum[table-format=4]{0.33}} \\ ">
            <text:p>{w8} &amp; {level3} &amp; {\tablenum[table-format=4]{0.32}} &amp; {\tablenum[table-format=4]{0.33}} &amp; {\tablenum[table-format=4]{0.32}} &amp; {\tablenum[table-format=4]{0.31}} &amp; {\tablenum[table-format=4]{0.33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02">
            <text:p>0.302</text:p>
          </table:table-cell>
          <table:table-cell table:style-name="ce35" table:formula="of:=CONCATENATE(&quot;{&quot;;[.C29];&quot;} &amp; &quot;;&quot;{&quot;;[.D29];&quot;} &amp; &quot;;&quot;{\tablenum[table-format=4]{&quot;;ROUND([.E29];2);&quot;}} &amp; &quot;;&quot;{\tablenum[table-format=4]{&quot;;ROUND([.F29];2);&quot;}} &amp; &quot;;&quot;{\tablenum[table-format=4]{&quot;;ROUND([.G29];2);&quot;}} &amp; &quot;;&quot;{\tablenum[table-format=4]{&quot;;ROUND([.H29];2);&quot;}} &amp; &quot;; &quot;{\tablenum[table-format=4]{&quot;;ROUND([.I29];2);&quot;}} \\ &quot;)" office:value-type="string" office:string-value="{w9} &amp; {level1} &amp; {\tablenum[table-format=4]{0.3}} &amp; {\tablenum[table-format=4]{0.3}} &amp; {\tablenum[table-format=4]{0.3}} &amp; {\tablenum[table-format=4]{0.31}} &amp; {\tablenum[table-format=4]{0.3}} \\ ">
            <text:p>{w9} &amp; {level1} &amp; {\tablenum[table-format=4]{0.3}} &amp; {\tablenum[table-format=4]{0.3}} &amp; {\tablenum[table-format=4]{0.3}} &amp; {\tablenum[table-format=4]{0.31}} &amp; {\tablenum[table-format=4]{0.3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35">
            <text:p>0.35</text:p>
          </table:table-cell>
          <table:table-cell office:value-type="float" office:value="0.354">
            <text:p>0.354</text:p>
          </table:table-cell>
          <table:table-cell table:style-name="ce35" table:formula="of:=CONCATENATE(&quot;{&quot;;[.C30];&quot;} &amp; &quot;;&quot;{&quot;;[.D30];&quot;} &amp; &quot;;&quot;{\tablenum[table-format=4]{&quot;;ROUND([.E30];2);&quot;}} &amp; &quot;;&quot;{\tablenum[table-format=4]{&quot;;ROUND([.F30];2);&quot;}} &amp; &quot;;&quot;{\tablenum[table-format=4]{&quot;;ROUND([.G30];2);&quot;}} &amp; &quot;;&quot;{\tablenum[table-format=4]{&quot;;ROUND([.H30];2);&quot;}} &amp; &quot;; &quot;{\tablenum[table-format=4]{&quot;;ROUND([.I30];2);&quot;}} \\ &quot;)" office:value-type="string" office:string-value="{w9} &amp; {level2} &amp; {\tablenum[table-format=4]{0.35}} &amp; {\tablenum[table-format=4]{0.36}} &amp; {\tablenum[table-format=4]{0.35}} &amp; {\tablenum[table-format=4]{0.36}} &amp; {\tablenum[table-format=4]{0.35}} \\ ">
            <text:p>{w9} &amp; {level2} &amp; {\tablenum[table-format=4]{0.35}} &amp; {\tablenum[table-format=4]{0.36}} &amp; {\tablenum[table-format=4]{0.35}} &amp; {\tablenum[table-format=4]{0.36}} &amp; {\tablenum[table-format=4]{0.35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.55">
            <text:p>0.55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table:number-columns-repeated="2" office:value-type="float" office:value="0.54">
            <text:p>0.54</text:p>
          </table:table-cell>
          <table:table-cell office:value-type="float" office:value="0.544">
            <text:p>0.544</text:p>
          </table:table-cell>
          <table:table-cell table:style-name="ce35" table:formula="of:=CONCATENATE(&quot;{&quot;;[.C31];&quot;} &amp; &quot;;&quot;{&quot;;[.D31];&quot;} &amp; &quot;;&quot;{\tablenum[table-format=4]{&quot;;ROUND([.E31];2);&quot;}} &amp; &quot;;&quot;{\tablenum[table-format=4]{&quot;;ROUND([.F31];2);&quot;}} &amp; &quot;;&quot;{\tablenum[table-format=4]{&quot;;ROUND([.G31];2);&quot;}} &amp; &quot;;&quot;{\tablenum[table-format=4]{&quot;;ROUND([.H31];2);&quot;}} &amp; &quot;; &quot;{\tablenum[table-format=4]{&quot;;ROUND([.I31];2);&quot;}} \\ &quot;)" office:value-type="string" office:string-value="{w9} &amp; {level3} &amp; {\tablenum[table-format=4]{0.55}} &amp; {\tablenum[table-format=4]{0.54}} &amp; {\tablenum[table-format=4]{0.55}} &amp; {\tablenum[table-format=4]{0.54}} &amp; {\tablenum[table-format=4]{0.54}} \\ ">
            <text:p>{w9} &amp; {level3} &amp; {\tablenum[table-format=4]{0.55}} &amp; {\tablenum[table-format=4]{0.54}} &amp; {\tablenum[table-format=4]{0.55}} &amp; {\tablenum[table-format=4]{0.54}} &amp; {\tablenum[table-format=4]{0.5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0.61">
            <text:p>0.6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table:style-name="ce35" table:formula="of:=CONCATENATE(&quot;{&quot;;[.C32];&quot;} &amp; &quot;;&quot;{&quot;;[.D32];&quot;} &amp; &quot;;&quot;{\tablenum[table-format=4]{&quot;;ROUND([.E32];2);&quot;}} &amp; &quot;;&quot;{\tablenum[table-format=4]{&quot;;ROUND([.F32];2);&quot;}} &amp; &quot;;&quot;{\tablenum[table-format=4]{&quot;;ROUND([.G32];2);&quot;}} &amp; &quot;;&quot;{\tablenum[table-format=4]{&quot;;ROUND([.H32];2);&quot;}} &amp; &quot;; &quot;{\tablenum[table-format=4]{&quot;;ROUND([.I32];2);&quot;}} \\ &quot;)" office:value-type="string" office:string-value="{w10} &amp; {level1} &amp; {\tablenum[table-format=4]{0.61}} &amp; {\tablenum[table-format=4]{0.6}} &amp; {\tablenum[table-format=4]{0.6}} &amp; {\tablenum[table-format=4]{0.59}} &amp; {\tablenum[table-format=4]{0.6}} \\ ">
            <text:p>{w10} &amp; {level1} &amp; {\tablenum[table-format=4]{0.61}} &amp; {\tablenum[table-format=4]{0.6}} &amp; {\tablenum[table-format=4]{0.6}} &amp; {\tablenum[table-format=4]{0.59}} &amp; {\tablenum[table-format=4]{0.6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table:number-columns-repeated="6" office:value-type="float" office:value="0.68">
            <text:p>0.68</text:p>
          </table:table-cell>
          <table:table-cell table:style-name="ce35" table:formula="of:=CONCATENATE(&quot;{&quot;;[.C33];&quot;} &amp; &quot;;&quot;{&quot;;[.D33];&quot;} &amp; &quot;;&quot;{\tablenum[table-format=4]{&quot;;ROUND([.E33];2);&quot;}} &amp; &quot;;&quot;{\tablenum[table-format=4]{&quot;;ROUND([.F33];2);&quot;}} &amp; &quot;;&quot;{\tablenum[table-format=4]{&quot;;ROUND([.G33];2);&quot;}} &amp; &quot;;&quot;{\tablenum[table-format=4]{&quot;;ROUND([.H33];2);&quot;}} &amp; &quot;; &quot;{\tablenum[table-format=4]{&quot;;ROUND([.I33];2);&quot;}} \\ &quot;)" office:value-type="string" office:string-value="{w10} &amp; {level2} &amp; {\tablenum[table-format=4]{0.68}} &amp; {\tablenum[table-format=4]{0.68}} &amp; {\tablenum[table-format=4]{0.68}} &amp; {\tablenum[table-format=4]{0.68}} &amp; {\tablenum[table-format=4]{0.68}} \\ ">
            <text:p>{w10} &amp; {level2} &amp; {\tablenum[table-format=4]{0.68}} &amp; {\tablenum[table-format=4]{0.68}} &amp; {\tablenum[table-format=4]{0.68}} &amp; {\tablenum[table-format=4]{0.68}} &amp; {\tablenum[table-format=4]{0.68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2">
            <text:p>0.982</text:p>
          </table:table-cell>
          <table:table-cell table:style-name="ce35" table:formula="of:=CONCATENATE(&quot;{&quot;;[.C34];&quot;} &amp; &quot;;&quot;{&quot;;[.D34];&quot;} &amp; &quot;;&quot;{\tablenum[table-format=4]{&quot;;ROUND([.E34];2);&quot;}} &amp; &quot;;&quot;{\tablenum[table-format=4]{&quot;;ROUND([.F34];2);&quot;}} &amp; &quot;;&quot;{\tablenum[table-format=4]{&quot;;ROUND([.G34];2);&quot;}} &amp; &quot;;&quot;{\tablenum[table-format=4]{&quot;;ROUND([.H34];2);&quot;}} &amp; &quot;; &quot;{\tablenum[table-format=4]{&quot;;ROUND([.I34];2);&quot;}} \\ &quot;)" office:value-type="string" office:string-value="{w10} &amp; {level3} &amp; {\tablenum[table-format=4]{0.97}} &amp; {\tablenum[table-format=4]{0.98}} &amp; {\tablenum[table-format=4]{1}} &amp; {\tablenum[table-format=4]{0.97}} &amp; {\tablenum[table-format=4]{0.99}} \\ ">
            <text:p>{w10} &amp; {level3} &amp; {\tablenum[table-format=4]{0.97}} &amp; {\tablenum[table-format=4]{0.98}} &amp; {\tablenum[table-format=4]{1}} &amp; {\tablenum[table-format=4]{0.97}} &amp; {\tablenum[table-format=4]{0.99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.2">
            <text:p>1.2</text:p>
          </table:table-cell>
          <table:table-cell office:value-type="float" office:value="1.21">
            <text:p>1.21</text:p>
          </table:table-cell>
          <table:table-cell office:value-type="float" office:value="1.2">
            <text:p>1.2</text:p>
          </table:table-cell>
          <table:table-cell office:value-type="float" office:value="1.22">
            <text:p>1.22</text:p>
          </table:table-cell>
          <table:table-cell office:value-type="float" office:value="1.2">
            <text:p>1.2</text:p>
          </table:table-cell>
          <table:table-cell office:value-type="float" office:value="1.206">
            <text:p>1.206</text:p>
          </table:table-cell>
          <table:table-cell table:style-name="ce35" table:formula="of:=CONCATENATE(&quot;{&quot;;[.C35];&quot;} &amp; &quot;;&quot;{&quot;;[.D35];&quot;} &amp; &quot;;&quot;{\tablenum[table-format=4]{&quot;;ROUND([.E35];2);&quot;}} &amp; &quot;;&quot;{\tablenum[table-format=4]{&quot;;ROUND([.F35];2);&quot;}} &amp; &quot;;&quot;{\tablenum[table-format=4]{&quot;;ROUND([.G35];2);&quot;}} &amp; &quot;;&quot;{\tablenum[table-format=4]{&quot;;ROUND([.H35];2);&quot;}} &amp; &quot;; &quot;{\tablenum[table-format=4]{&quot;;ROUND([.I35];2);&quot;}} \\ &quot;)" office:value-type="string" office:string-value="{w11} &amp; {level1} &amp; {\tablenum[table-format=4]{1.2}} &amp; {\tablenum[table-format=4]{1.21}} &amp; {\tablenum[table-format=4]{1.2}} &amp; {\tablenum[table-format=4]{1.22}} &amp; {\tablenum[table-format=4]{1.2}} \\ ">
            <text:p>{w11} &amp; {level1} &amp; {\tablenum[table-format=4]{1.2}} &amp; {\tablenum[table-format=4]{1.21}} &amp; {\tablenum[table-format=4]{1.2}} &amp; {\tablenum[table-format=4]{1.22}} &amp; {\tablenum[table-format=4]{1.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1.32">
            <text:p>1.32</text:p>
          </table:table-cell>
          <table:table-cell office:value-type="float" office:value="1.33">
            <text:p>1.33</text:p>
          </table:table-cell>
          <table:table-cell office:value-type="float" office:value="1.32">
            <text:p>1.32</text:p>
          </table:table-cell>
          <table:table-cell office:value-type="float" office:value="1.33">
            <text:p>1.33</text:p>
          </table:table-cell>
          <table:table-cell office:value-type="float" office:value="1.32">
            <text:p>1.32</text:p>
          </table:table-cell>
          <table:table-cell office:value-type="float" office:value="1.324">
            <text:p>1.324</text:p>
          </table:table-cell>
          <table:table-cell table:style-name="ce35" table:formula="of:=CONCATENATE(&quot;{&quot;;[.C36];&quot;} &amp; &quot;;&quot;{&quot;;[.D36];&quot;} &amp; &quot;;&quot;{\tablenum[table-format=4]{&quot;;ROUND([.E36];2);&quot;}} &amp; &quot;;&quot;{\tablenum[table-format=4]{&quot;;ROUND([.F36];2);&quot;}} &amp; &quot;;&quot;{\tablenum[table-format=4]{&quot;;ROUND([.G36];2);&quot;}} &amp; &quot;;&quot;{\tablenum[table-format=4]{&quot;;ROUND([.H36];2);&quot;}} &amp; &quot;; &quot;{\tablenum[table-format=4]{&quot;;ROUND([.I36];2);&quot;}} \\ &quot;)" office:value-type="string" office:string-value="{w11} &amp; {level2} &amp; {\tablenum[table-format=4]{1.32}} &amp; {\tablenum[table-format=4]{1.33}} &amp; {\tablenum[table-format=4]{1.32}} &amp; {\tablenum[table-format=4]{1.33}} &amp; {\tablenum[table-format=4]{1.32}} \\ ">
            <text:p>{w11} &amp; {level2} &amp; {\tablenum[table-format=4]{1.32}} &amp; {\tablenum[table-format=4]{1.33}} &amp; {\tablenum[table-format=4]{1.32}} &amp; {\tablenum[table-format=4]{1.33}} &amp; {\tablenum[table-format=4]{1.3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1.75">
            <text:p>1.75</text:p>
          </table:table-cell>
          <table:table-cell office:value-type="float" office:value="1.73">
            <text:p>1.73</text:p>
          </table:table-cell>
          <table:table-cell office:value-type="float" office:value="1.77">
            <text:p>1.77</text:p>
          </table:table-cell>
          <table:table-cell table:number-columns-repeated="3" office:value-type="float" office:value="1.75">
            <text:p>1.75</text:p>
          </table:table-cell>
          <table:table-cell table:style-name="ce35" table:formula="of:=CONCATENATE(&quot;{&quot;;[.C37];&quot;} &amp; &quot;;&quot;{&quot;;[.D37];&quot;} &amp; &quot;;&quot;{\tablenum[table-format=4]{&quot;;ROUND([.E37];2);&quot;}} &amp; &quot;;&quot;{\tablenum[table-format=4]{&quot;;ROUND([.F37];2);&quot;}} &amp; &quot;;&quot;{\tablenum[table-format=4]{&quot;;ROUND([.G37];2);&quot;}} &amp; &quot;;&quot;{\tablenum[table-format=4]{&quot;;ROUND([.H37];2);&quot;}} &amp; &quot;; &quot;{\tablenum[table-format=4]{&quot;;ROUND([.I37];2);&quot;}} \\ &quot;)" office:value-type="string" office:string-value="{w11} &amp; {level3} &amp; {\tablenum[table-format=4]{1.75}} &amp; {\tablenum[table-format=4]{1.73}} &amp; {\tablenum[table-format=4]{1.77}} &amp; {\tablenum[table-format=4]{1.75}} &amp; {\tablenum[table-format=4]{1.75}} \\ ">
            <text:p>{w11} &amp; {level3} &amp; {\tablenum[table-format=4]{1.75}} &amp; {\tablenum[table-format=4]{1.73}} &amp; {\tablenum[table-format=4]{1.77}} &amp; {\tablenum[table-format=4]{1.75}} &amp; {\tablenum[table-format=4]{1.75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2.47">
            <text:p>2.47</text:p>
          </table:table-cell>
          <table:table-cell table:number-columns-repeated="2" office:value-type="float" office:value="2.46">
            <text:p>2.46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2.462">
            <text:p>2.462</text:p>
          </table:table-cell>
          <table:table-cell table:style-name="ce35" table:formula="of:=CONCATENATE(&quot;{&quot;;[.C38];&quot;} &amp; &quot;;&quot;{&quot;;[.D38];&quot;} &amp; &quot;;&quot;{\tablenum[table-format=4]{&quot;;ROUND([.E38];2);&quot;}} &amp; &quot;;&quot;{\tablenum[table-format=4]{&quot;;ROUND([.F38];2);&quot;}} &amp; &quot;;&quot;{\tablenum[table-format=4]{&quot;;ROUND([.G38];2);&quot;}} &amp; &quot;;&quot;{\tablenum[table-format=4]{&quot;;ROUND([.H38];2);&quot;}} &amp; &quot;; &quot;{\tablenum[table-format=4]{&quot;;ROUND([.I38];2);&quot;}} \\ &quot;)" office:value-type="string" office:string-value="{w12} &amp; {level1} &amp; {\tablenum[table-format=4]{2.47}} &amp; {\tablenum[table-format=4]{2.46}} &amp; {\tablenum[table-format=4]{2.46}} &amp; {\tablenum[table-format=4]{2.45}} &amp; {\tablenum[table-format=4]{2.47}} \\ ">
            <text:p>{w12} &amp; {level1} &amp; {\tablenum[table-format=4]{2.47}} &amp; {\tablenum[table-format=4]{2.46}} &amp; {\tablenum[table-format=4]{2.46}} &amp; {\tablenum[table-format=4]{2.45}} &amp; {\tablenum[table-format=4]{2.47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66">
            <text:p>2.66</text:p>
          </table:table-cell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48">
            <text:p>2.648</text:p>
          </table:table-cell>
          <table:table-cell table:style-name="ce35" table:formula="of:=CONCATENATE(&quot;{&quot;;[.C39];&quot;} &amp; &quot;;&quot;{&quot;;[.D39];&quot;} &amp; &quot;;&quot;{\tablenum[table-format=4]{&quot;;ROUND([.E39];2);&quot;}} &amp; &quot;;&quot;{\tablenum[table-format=4]{&quot;;ROUND([.F39];2);&quot;}} &amp; &quot;;&quot;{\tablenum[table-format=4]{&quot;;ROUND([.G39];2);&quot;}} &amp; &quot;;&quot;{\tablenum[table-format=4]{&quot;;ROUND([.H39];2);&quot;}} &amp; &quot;; &quot;{\tablenum[table-format=4]{&quot;;ROUND([.I39];2);&quot;}} \\ &quot;)" office:value-type="string" office:string-value="{w12} &amp; {level2} &amp; {\tablenum[table-format=4]{2.66}} &amp; {\tablenum[table-format=4]{2.65}} &amp; {\tablenum[table-format=4]{2.66}} &amp; {\tablenum[table-format=4]{2.63}} &amp; {\tablenum[table-format=4]{2.64}} \\ ">
            <text:p>{w12} &amp; {level2} &amp; {\tablenum[table-format=4]{2.66}} &amp; {\tablenum[table-format=4]{2.65}} &amp; {\tablenum[table-format=4]{2.66}} &amp; {\tablenum[table-format=4]{2.63}} &amp; {\tablenum[table-format=4]{2.6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3.18">
            <text:p>3.18</text:p>
          </table:table-cell>
          <table:table-cell office:value-type="float" office:value="3.2">
            <text:p>3.2</text:p>
          </table:table-cell>
          <table:table-cell office:value-type="float" office:value="3.24">
            <text:p>3.24</text:p>
          </table:table-cell>
          <table:table-cell office:value-type="float" office:value="3.23">
            <text:p>3.23</text:p>
          </table:table-cell>
          <table:table-cell office:value-type="float" office:value="3.19">
            <text:p>3.19</text:p>
          </table:table-cell>
          <table:table-cell office:value-type="float" office:value="3.208">
            <text:p>3.208</text:p>
          </table:table-cell>
          <table:table-cell table:style-name="ce35" table:formula="of:=CONCATENATE(&quot;{&quot;;[.C40];&quot;} &amp; &quot;;&quot;{&quot;;[.D40];&quot;} &amp; &quot;;&quot;{\tablenum[table-format=4]{&quot;;ROUND([.E40];2);&quot;}} &amp; &quot;;&quot;{\tablenum[table-format=4]{&quot;;ROUND([.F40];2);&quot;}} &amp; &quot;;&quot;{\tablenum[table-format=4]{&quot;;ROUND([.G40];2);&quot;}} &amp; &quot;;&quot;{\tablenum[table-format=4]{&quot;;ROUND([.H40];2);&quot;}} &amp; &quot;; &quot;{\tablenum[table-format=4]{&quot;;ROUND([.I40];2);&quot;}} \\ &quot;)" office:value-type="string" office:string-value="{w12} &amp; {level3} &amp; {\tablenum[table-format=4]{3.18}} &amp; {\tablenum[table-format=4]{3.2}} &amp; {\tablenum[table-format=4]{3.24}} &amp; {\tablenum[table-format=4]{3.23}} &amp; {\tablenum[table-format=4]{3.19}} \\ ">
            <text:p>{w12} &amp; {level3} &amp; {\tablenum[table-format=4]{3.18}} &amp; {\tablenum[table-format=4]{3.2}} &amp; {\tablenum[table-format=4]{3.24}} &amp; {\tablenum[table-format=4]{3.23}} &amp; {\tablenum[table-format=4]{3.19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4.9">
            <text:p>4.9</text:p>
          </table:table-cell>
          <table:table-cell office:value-type="float" office:value="4.92">
            <text:p>4.92</text:p>
          </table:table-cell>
          <table:table-cell office:value-type="float" office:value="4.93">
            <text:p>4.93</text:p>
          </table:table-cell>
          <table:table-cell office:value-type="float" office:value="4.94">
            <text:p>4.94</text:p>
          </table:table-cell>
          <table:table-cell office:value-type="float" office:value="4.87">
            <text:p>4.87</text:p>
          </table:table-cell>
          <table:table-cell office:value-type="float" office:value="4.912">
            <text:p>4.912</text:p>
          </table:table-cell>
          <table:table-cell table:style-name="ce35" table:formula="of:=CONCATENATE(&quot;{&quot;;[.C41];&quot;} &amp; &quot;;&quot;{&quot;;[.D41];&quot;} &amp; &quot;;&quot;{\tablenum[table-format=4]{&quot;;ROUND([.E41];2);&quot;}} &amp; &quot;;&quot;{\tablenum[table-format=4]{&quot;;ROUND([.F41];2);&quot;}} &amp; &quot;;&quot;{\tablenum[table-format=4]{&quot;;ROUND([.G41];2);&quot;}} &amp; &quot;;&quot;{\tablenum[table-format=4]{&quot;;ROUND([.H41];2);&quot;}} &amp; &quot;; &quot;{\tablenum[table-format=4]{&quot;;ROUND([.I41];2);&quot;}} \\ &quot;)" office:value-type="string" office:string-value="{w13} &amp; {level1} &amp; {\tablenum[table-format=4]{4.9}} &amp; {\tablenum[table-format=4]{4.92}} &amp; {\tablenum[table-format=4]{4.93}} &amp; {\tablenum[table-format=4]{4.94}} &amp; {\tablenum[table-format=4]{4.87}} \\ ">
            <text:p>{w13} &amp; {level1} &amp; {\tablenum[table-format=4]{4.9}} &amp; {\tablenum[table-format=4]{4.92}} &amp; {\tablenum[table-format=4]{4.93}} &amp; {\tablenum[table-format=4]{4.94}} &amp; {\tablenum[table-format=4]{4.87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5.2">
            <text:p>5.2</text:p>
          </table:table-cell>
          <table:table-cell office:value-type="float" office:value="5.24">
            <text:p>5.24</text:p>
          </table:table-cell>
          <table:table-cell office:value-type="float" office:value="5.25">
            <text:p>5.25</text:p>
          </table:table-cell>
          <table:table-cell office:value-type="float" office:value="5.28">
            <text:p>5.28</text:p>
          </table:table-cell>
          <table:table-cell office:value-type="float" office:value="5.24">
            <text:p>5.24</text:p>
          </table:table-cell>
          <table:table-cell office:value-type="float" office:value="5.242">
            <text:p>5.242</text:p>
          </table:table-cell>
          <table:table-cell table:style-name="ce35" table:formula="of:=CONCATENATE(&quot;{&quot;;[.C42];&quot;} &amp; &quot;;&quot;{&quot;;[.D42];&quot;} &amp; &quot;;&quot;{\tablenum[table-format=4]{&quot;;ROUND([.E42];2);&quot;}} &amp; &quot;;&quot;{\tablenum[table-format=4]{&quot;;ROUND([.F42];2);&quot;}} &amp; &quot;;&quot;{\tablenum[table-format=4]{&quot;;ROUND([.G42];2);&quot;}} &amp; &quot;;&quot;{\tablenum[table-format=4]{&quot;;ROUND([.H42];2);&quot;}} &amp; &quot;; &quot;{\tablenum[table-format=4]{&quot;;ROUND([.I42];2);&quot;}} \\ &quot;)" office:value-type="string" office:string-value="{w13} &amp; {level2} &amp; {\tablenum[table-format=4]{5.2}} &amp; {\tablenum[table-format=4]{5.24}} &amp; {\tablenum[table-format=4]{5.25}} &amp; {\tablenum[table-format=4]{5.28}} &amp; {\tablenum[table-format=4]{5.24}} \\ ">
            <text:p>{w13} &amp; {level2} &amp; {\tablenum[table-format=4]{5.2}} &amp; {\tablenum[table-format=4]{5.24}} &amp; {\tablenum[table-format=4]{5.25}} &amp; {\tablenum[table-format=4]{5.28}} &amp; {\tablenum[table-format=4]{5.2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6.18">
            <text:p>6.18</text:p>
          </table:table-cell>
          <table:table-cell office:value-type="float" office:value="6.16">
            <text:p>6.16</text:p>
          </table:table-cell>
          <table:table-cell office:value-type="float" office:value="6.28">
            <text:p>6.28</text:p>
          </table:table-cell>
          <table:table-cell office:value-type="float" office:value="6.23">
            <text:p>6.23</text:p>
          </table:table-cell>
          <table:table-cell office:value-type="float" office:value="6.2">
            <text:p>6.2</text:p>
          </table:table-cell>
          <table:table-cell office:value-type="float" office:value="6.21">
            <text:p>6.21</text:p>
          </table:table-cell>
          <table:table-cell table:style-name="ce35" table:formula="of:=CONCATENATE(&quot;{&quot;;[.C43];&quot;} &amp; &quot;;&quot;{&quot;;[.D43];&quot;} &amp; &quot;;&quot;{\tablenum[table-format=4]{&quot;;ROUND([.E43];2);&quot;}} &amp; &quot;;&quot;{\tablenum[table-format=4]{&quot;;ROUND([.F43];2);&quot;}} &amp; &quot;;&quot;{\tablenum[table-format=4]{&quot;;ROUND([.G43];2);&quot;}} &amp; &quot;;&quot;{\tablenum[table-format=4]{&quot;;ROUND([.H43];2);&quot;}} &amp; &quot;; &quot;{\tablenum[table-format=4]{&quot;;ROUND([.I43];2);&quot;}} \\ &quot;)" office:value-type="string" office:string-value="{w13} &amp; {level3} &amp; {\tablenum[table-format=4]{6.18}} &amp; {\tablenum[table-format=4]{6.16}} &amp; {\tablenum[table-format=4]{6.28}} &amp; {\tablenum[table-format=4]{6.23}} &amp; {\tablenum[table-format=4]{6.2}} \\ ">
            <text:p>{w13} &amp; {level3} &amp; {\tablenum[table-format=4]{6.18}} &amp; {\tablenum[table-format=4]{6.16}} &amp; {\tablenum[table-format=4]{6.28}} &amp; {\tablenum[table-format=4]{6.23}} &amp; {\tablenum[table-format=4]{6.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22.81">
            <text:p>22.81</text:p>
          </table:table-cell>
          <table:table-cell office:value-type="float" office:value="21.11">
            <text:p>21.11</text:p>
          </table:table-cell>
          <table:table-cell office:value-type="float" office:value="10.86">
            <text:p>10.86</text:p>
          </table:table-cell>
          <table:table-cell office:value-type="float" office:value="10.72">
            <text:p>10.72</text:p>
          </table:table-cell>
          <table:table-cell office:value-type="float" office:value="10.82">
            <text:p>10.82</text:p>
          </table:table-cell>
          <table:table-cell office:value-type="float" office:value="15.264">
            <text:p>15.264</text:p>
          </table:table-cell>
          <table:table-cell table:style-name="ce35" table:formula="of:=CONCATENATE(&quot;{&quot;;[.C44];&quot;} &amp; &quot;;&quot;{&quot;;[.D44];&quot;} &amp; &quot;;&quot;{\tablenum[table-format=4]{&quot;;ROUND([.E44];2);&quot;}} &amp; &quot;;&quot;{\tablenum[table-format=4]{&quot;;ROUND([.F44];2);&quot;}} &amp; &quot;;&quot;{\tablenum[table-format=4]{&quot;;ROUND([.G44];2);&quot;}} &amp; &quot;;&quot;{\tablenum[table-format=4]{&quot;;ROUND([.H44];2);&quot;}} &amp; &quot;; &quot;{\tablenum[table-format=4]{&quot;;ROUND([.I44];2);&quot;}} \\ &quot;)" office:value-type="string" office:string-value="{w14} &amp; {level1} &amp; {\tablenum[table-format=4]{22.81}} &amp; {\tablenum[table-format=4]{21.11}} &amp; {\tablenum[table-format=4]{10.86}} &amp; {\tablenum[table-format=4]{10.72}} &amp; {\tablenum[table-format=4]{10.82}} \\ ">
            <text:p>{w14} &amp; {level1} &amp; {\tablenum[table-format=4]{22.81}} &amp; {\tablenum[table-format=4]{21.11}} &amp; {\tablenum[table-format=4]{10.86}} &amp; {\tablenum[table-format=4]{10.72}} &amp; {\tablenum[table-format=4]{10.82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58.47">
            <text:p>58.47</text:p>
          </table:table-cell>
          <table:table-cell office:value-type="float" office:value="57.4">
            <text:p>57.4</text:p>
          </table:table-cell>
          <table:table-cell office:value-type="float" office:value="59.49">
            <text:p>59.49</text:p>
          </table:table-cell>
          <table:table-cell office:value-type="float" office:value="56.65">
            <text:p>56.65</text:p>
          </table:table-cell>
          <table:table-cell office:value-type="float" office:value="57.59">
            <text:p>57.59</text:p>
          </table:table-cell>
          <table:table-cell office:value-type="float" office:value="57.92">
            <text:p>57.92</text:p>
          </table:table-cell>
          <table:table-cell table:style-name="ce35" table:formula="of:=CONCATENATE(&quot;{&quot;;[.C45];&quot;} &amp; &quot;;&quot;{&quot;;[.D45];&quot;} &amp; &quot;;&quot;{\tablenum[table-format=4]{&quot;;ROUND([.E45];2);&quot;}} &amp; &quot;;&quot;{\tablenum[table-format=4]{&quot;;ROUND([.F45];2);&quot;}} &amp; &quot;;&quot;{\tablenum[table-format=4]{&quot;;ROUND([.G45];2);&quot;}} &amp; &quot;;&quot;{\tablenum[table-format=4]{&quot;;ROUND([.H45];2);&quot;}} &amp; &quot;; &quot;{\tablenum[table-format=4]{&quot;;ROUND([.I45];2);&quot;}} \\ &quot;)" office:value-type="string" office:string-value="{w14} &amp; {level2} &amp; {\tablenum[table-format=4]{58.47}} &amp; {\tablenum[table-format=4]{57.4}} &amp; {\tablenum[table-format=4]{59.49}} &amp; {\tablenum[table-format=4]{56.65}} &amp; {\tablenum[table-format=4]{57.59}} \\ ">
            <text:p>{w14} &amp; {level2} &amp; {\tablenum[table-format=4]{58.47}} &amp; {\tablenum[table-format=4]{57.4}} &amp; {\tablenum[table-format=4]{59.49}} &amp; {\tablenum[table-format=4]{56.65}} &amp; {\tablenum[table-format=4]{57.59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169.94">
            <text:p>169.94</text:p>
          </table:table-cell>
          <table:table-cell office:value-type="float" office:value="168.91">
            <text:p>168.91</text:p>
          </table:table-cell>
          <table:table-cell office:value-type="float" office:value="172.72">
            <text:p>172.72</text:p>
          </table:table-cell>
          <table:table-cell office:value-type="float" office:value="170.87">
            <text:p>170.87</text:p>
          </table:table-cell>
          <table:table-cell office:value-type="float" office:value="169.65">
            <text:p>169.65</text:p>
          </table:table-cell>
          <table:table-cell office:value-type="float" office:value="170.418">
            <text:p>170.418</text:p>
          </table:table-cell>
          <table:table-cell table:style-name="ce35" table:formula="of:=CONCATENATE(&quot;{&quot;;[.C46];&quot;} &amp; &quot;;&quot;{&quot;;[.D46];&quot;} &amp; &quot;;&quot;{\tablenum[table-format=4]{&quot;;ROUND([.E46];2);&quot;}} &amp; &quot;;&quot;{\tablenum[table-format=4]{&quot;;ROUND([.F46];2);&quot;}} &amp; &quot;;&quot;{\tablenum[table-format=4]{&quot;;ROUND([.G46];2);&quot;}} &amp; &quot;;&quot;{\tablenum[table-format=4]{&quot;;ROUND([.H46];2);&quot;}} &amp; &quot;; &quot;{\tablenum[table-format=4]{&quot;;ROUND([.I46];2);&quot;}} \\ &quot;)" office:value-type="string" office:string-value="{w14} &amp; {level3} &amp; {\tablenum[table-format=4]{169.94}} &amp; {\tablenum[table-format=4]{168.91}} &amp; {\tablenum[table-format=4]{172.72}} &amp; {\tablenum[table-format=4]{170.87}} &amp; {\tablenum[table-format=4]{169.65}} \\ ">
            <text:p>{w14} &amp; {level3} &amp; {\tablenum[table-format=4]{169.94}} &amp; {\tablenum[table-format=4]{168.91}} &amp; {\tablenum[table-format=4]{172.72}} &amp; {\tablenum[table-format=4]{170.87}} &amp; {\tablenum[table-format=4]{169.65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608.6">
            <text:p>608.6</text:p>
          </table:table-cell>
          <table:table-cell office:value-type="float" office:value="673.77">
            <text:p>673.77</text:p>
          </table:table-cell>
          <table:table-cell office:value-type="float" office:value="611.09">
            <text:p>611.09</text:p>
          </table:table-cell>
          <table:table-cell office:value-type="float" office:value="662.52">
            <text:p>662.52</text:p>
          </table:table-cell>
          <table:table-cell office:value-type="float" office:value="608.11">
            <text:p>608.11</text:p>
          </table:table-cell>
          <table:table-cell office:value-type="float" office:value="632.818">
            <text:p>632.818</text:p>
          </table:table-cell>
          <table:table-cell table:style-name="ce35" table:formula="of:=CONCATENATE(&quot;{&quot;;[.C47];&quot;} &amp; &quot;;&quot;{&quot;;[.D47];&quot;} &amp; &quot;;&quot;{\tablenum[table-format=4]{&quot;;ROUND([.E47];2);&quot;}} &amp; &quot;;&quot;{\tablenum[table-format=4]{&quot;;ROUND([.F47];2);&quot;}} &amp; &quot;;&quot;{\tablenum[table-format=4]{&quot;;ROUND([.G47];2);&quot;}} &amp; &quot;;&quot;{\tablenum[table-format=4]{&quot;;ROUND([.H47];2);&quot;}} &amp; &quot;; &quot;{\tablenum[table-format=4]{&quot;;ROUND([.I47];2);&quot;}} \\ &quot;)" office:value-type="string" office:string-value="{w15} &amp; {level1} &amp; {\tablenum[table-format=4]{608.6}} &amp; {\tablenum[table-format=4]{673.77}} &amp; {\tablenum[table-format=4]{611.09}} &amp; {\tablenum[table-format=4]{662.52}} &amp; {\tablenum[table-format=4]{608.11}} \\ ">
            <text:p>{w15} &amp; {level1} &amp; {\tablenum[table-format=4]{608.6}} &amp; {\tablenum[table-format=4]{673.77}} &amp; {\tablenum[table-format=4]{611.09}} &amp; {\tablenum[table-format=4]{662.52}} &amp; {\tablenum[table-format=4]{608.11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128.98">
            <text:p>128.98</text:p>
          </table:table-cell>
          <table:table-cell office:value-type="float" office:value="128">
            <text:p>128</text:p>
          </table:table-cell>
          <table:table-cell office:value-type="float" office:value="128.28">
            <text:p>128.28</text:p>
          </table:table-cell>
          <table:table-cell office:value-type="float" office:value="129.4">
            <text:p>129.4</text:p>
          </table:table-cell>
          <table:table-cell office:value-type="float" office:value="130.34">
            <text:p>130.34</text:p>
          </table:table-cell>
          <table:table-cell office:value-type="float" office:value="129">
            <text:p>129</text:p>
          </table:table-cell>
          <table:table-cell table:style-name="ce35" table:formula="of:=CONCATENATE(&quot;{&quot;;[.C48];&quot;} &amp; &quot;;&quot;{&quot;;[.D48];&quot;} &amp; &quot;;&quot;{\tablenum[table-format=4]{&quot;;ROUND([.E48];2);&quot;}} &amp; &quot;;&quot;{\tablenum[table-format=4]{&quot;;ROUND([.F48];2);&quot;}} &amp; &quot;;&quot;{\tablenum[table-format=4]{&quot;;ROUND([.G48];2);&quot;}} &amp; &quot;;&quot;{\tablenum[table-format=4]{&quot;;ROUND([.H48];2);&quot;}} &amp; &quot;; &quot;{\tablenum[table-format=4]{&quot;;ROUND([.I48];2);&quot;}} \\ &quot;)" office:value-type="string" office:string-value="{w15} &amp; {level2} &amp; {\tablenum[table-format=4]{128.98}} &amp; {\tablenum[table-format=4]{128}} &amp; {\tablenum[table-format=4]{128.28}} &amp; {\tablenum[table-format=4]{129.4}} &amp; {\tablenum[table-format=4]{130.34}} \\ ">
            <text:p>{w15} &amp; {level2} &amp; {\tablenum[table-format=4]{128.98}} &amp; {\tablenum[table-format=4]{128}} &amp; {\tablenum[table-format=4]{128.28}} &amp; {\tablenum[table-format=4]{129.4}} &amp; {\tablenum[table-format=4]{130.34}} \\ </text:p>
          </table:table-cell>
        </table:table-row>
        <table:table-row table:style-name="ro1">
          <table:table-cell office:value-type="string">
            <text:p>GetRecord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258.1">
            <text:p>258.1</text:p>
          </table:table-cell>
          <table:table-cell office:value-type="float" office:value="257.12">
            <text:p>257.12</text:p>
          </table:table-cell>
          <table:table-cell office:value-type="float" office:value="257.81">
            <text:p>257.81</text:p>
          </table:table-cell>
          <table:table-cell office:value-type="float" office:value="258.33">
            <text:p>258.33</text:p>
          </table:table-cell>
          <table:table-cell office:value-type="float" office:value="257.43">
            <text:p>257.43</text:p>
          </table:table-cell>
          <table:table-cell office:value-type="float" office:value="257.758">
            <text:p>257.758</text:p>
          </table:table-cell>
          <table:table-cell table:style-name="ce35" table:formula="of:=CONCATENATE(&quot;{&quot;;[.C49];&quot;} &amp; &quot;;&quot;{&quot;;[.D49];&quot;} &amp; &quot;;&quot;{\tablenum[table-format=4]{&quot;;ROUND([.E49];2);&quot;}} &amp; &quot;;&quot;{\tablenum[table-format=4]{&quot;;ROUND([.F49];2);&quot;}} &amp; &quot;;&quot;{\tablenum[table-format=4]{&quot;;ROUND([.G49];2);&quot;}} &amp; &quot;;&quot;{\tablenum[table-format=4]{&quot;;ROUND([.H49];2);&quot;}} &amp; &quot;; &quot;{\tablenum[table-format=4]{&quot;;ROUND([.I49];2);&quot;}} \\ &quot;)" office:value-type="string" office:string-value="{w15} &amp; {level3} &amp; {\tablenum[table-format=4]{258.1}} &amp; {\tablenum[table-format=4]{257.12}} &amp; {\tablenum[table-format=4]{257.81}} &amp; {\tablenum[table-format=4]{258.33}} &amp; {\tablenum[table-format=4]{257.43}} \\ ">
            <text:p>{w15} &amp; {level3} &amp; {\tablenum[table-format=4]{258.1}} &amp; {\tablenum[table-format=4]{257.12}} &amp; {\tablenum[table-format=4]{257.81}} &amp; {\tablenum[table-format=4]{258.33}} &amp; {\tablenum[table-format=4]{257.43}} \\ </text:p>
          </table:table-cell>
        </table:table-row>
        <table:table-row table:style-name="ro2">
          <table:table-cell table:number-columns-repeated="10"/>
          <table:table-cell table:style-name="ce35"/>
        </table:table-row>
        <table:table-row table:style-name="ro1">
          <table:table-cell office:value-type="string">
            <text:p>ListIdentifiers</text:p>
          </table:table-cell>
          <table:table-cell table:number-columns-repeated="10"/>
        </table:table-row>
        <table:table-row table:style-name="ro1"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 table:style-name="ce35" table:formula="of:=CONCATENATE(&quot;{&quot;;[.C52];&quot;} &amp; &quot;;&quot;{&quot;;[.D52];&quot;} &amp; &quot;;&quot;{\tablenum[table-format=4]{&quot;;ROUND([.E52];2);&quot;}} &amp; &quot;;&quot;{\tablenum[table-format=4]{&quot;;ROUND([.F52];2);&quot;}} &amp; &quot;;&quot;{\tablenum[table-format=4]{&quot;;ROUND([.G52];2);&quot;}} &amp; &quot;;&quot;{\tablenum[table-format=4]{&quot;;ROUND([.H52];2);&quot;}} &amp; &quot;; &quot;{\tablenum[table-format=4]{&quot;;ROUND([.I52];2);&quot;}} \\ &quot;)" office:value-type="string" office:string-value="{w1} &amp; {level1} &amp; {\tablenum[table-format=4]{0.01}} &amp; {\tablenum[table-format=4]{0.01}} &amp; {\tablenum[table-format=4]{0.02}} &amp; {\tablenum[table-format=4]{0.01}} &amp; {\tablenum[table-format=4]{0.01}} \\ ">
            <text:p>{w1} &amp; {level1} &amp; {\tablenum[table-format=4]{0.01}} &amp; {\tablenum[table-format=4]{0.01}} &amp; {\tablenum[table-format=4]{0.02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22">
            <text:p>0.022</text:p>
          </table:table-cell>
          <table:table-cell table:style-name="ce35" table:formula="of:=CONCATENATE(&quot;{&quot;;[.C53];&quot;} &amp; &quot;;&quot;{&quot;;[.D53];&quot;} &amp; &quot;;&quot;{\tablenum[table-format=4]{&quot;;ROUND([.E53];2);&quot;}} &amp; &quot;;&quot;{\tablenum[table-format=4]{&quot;;ROUND([.F53];2);&quot;}} &amp; &quot;;&quot;{\tablenum[table-format=4]{&quot;;ROUND([.G53];2);&quot;}} &amp; &quot;;&quot;{\tablenum[table-format=4]{&quot;;ROUND([.H53];2);&quot;}} &amp; &quot;; &quot;{\tablenum[table-format=4]{&quot;;ROUND([.I53];2);&quot;}} \\ &quot;)" office:value-type="string" office:string-value="{w1} &amp; {level2} &amp; {\tablenum[table-format=4]{0.02}} &amp; {\tablenum[table-format=4]{0.03}} &amp; {\tablenum[table-format=4]{0.02}} &amp; {\tablenum[table-format=4]{0.03}} &amp; {\tablenum[table-format=4]{0.01}} \\ ">
            <text:p>{w1} &amp; {level2} &amp; {\tablenum[table-format=4]{0.02}} &amp; {\tablenum[table-format=4]{0.03}} &amp; {\tablenum[table-format=4]{0.02}} &amp; {\tablenum[table-format=4]{0.03}} &amp; {\tablenum[table-format=4]{0.01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24">
            <text:p>0.024</text:p>
          </table:table-cell>
          <table:table-cell table:style-name="ce35" table:formula="of:=CONCATENATE(&quot;{&quot;;[.C54];&quot;} &amp; &quot;;&quot;{&quot;;[.D54];&quot;} &amp; &quot;;&quot;{\tablenum[table-format=4]{&quot;;ROUND([.E54];2);&quot;}} &amp; &quot;;&quot;{\tablenum[table-format=4]{&quot;;ROUND([.F54];2);&quot;}} &amp; &quot;;&quot;{\tablenum[table-format=4]{&quot;;ROUND([.G54];2);&quot;}} &amp; &quot;;&quot;{\tablenum[table-format=4]{&quot;;ROUND([.H54];2);&quot;}} &amp; &quot;; &quot;{\tablenum[table-format=4]{&quot;;ROUND([.I54];2);&quot;}} \\ &quot;)" office:value-type="string" office:string-value="{w1} &amp; {level3} &amp; {\tablenum[table-format=4]{0.02}} &amp; {\tablenum[table-format=4]{0.03}} &amp; {\tablenum[table-format=4]{0.03}} &amp; {\tablenum[table-format=4]{0.02}} &amp; {\tablenum[table-format=4]{0.02}} \\ ">
            <text:p>{w1} &amp; {level3} &amp; {\tablenum[table-format=4]{0.02}} &amp; {\tablenum[table-format=4]{0.03}} &amp; {\tablenum[table-format=4]{0.03}} &amp; {\tablenum[table-format=4]{0.02}} &amp; {\tablenum[table-format=4]{0.0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8">
            <text:p>0.028</text:p>
          </table:table-cell>
          <table:table-cell table:style-name="ce35" table:formula="of:=CONCATENATE(&quot;{&quot;;[.C55];&quot;} &amp; &quot;;&quot;{&quot;;[.D55];&quot;} &amp; &quot;;&quot;{\tablenum[table-format=4]{&quot;;ROUND([.E55];2);&quot;}} &amp; &quot;;&quot;{\tablenum[table-format=4]{&quot;;ROUND([.F55];2);&quot;}} &amp; &quot;;&quot;{\tablenum[table-format=4]{&quot;;ROUND([.G55];2);&quot;}} &amp; &quot;;&quot;{\tablenum[table-format=4]{&quot;;ROUND([.H55];2);&quot;}} &amp; &quot;; &quot;{\tablenum[table-format=4]{&quot;;ROUND([.I55];2);&quot;}} \\ &quot;)" office:value-type="string" office:string-value="{w2} &amp; {level1} &amp; {\tablenum[table-format=4]{0.03}} &amp; {\tablenum[table-format=4]{0.03}} &amp; {\tablenum[table-format=4]{0.03}} &amp; {\tablenum[table-format=4]{0.02}} &amp; {\tablenum[table-format=4]{0.03}} \\ ">
            <text:p>{w2} &amp; {level1} &amp; {\tablenum[table-format=4]{0.03}} &amp; {\tablenum[table-format=4]{0.03}} &amp; {\tablenum[table-format=4]{0.03}} &amp; {\tablenum[table-format=4]{0.02}} &amp; {\tablenum[table-format=4]{0.03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32">
            <text:p>0.032</text:p>
          </table:table-cell>
          <table:table-cell table:style-name="ce35" table:formula="of:=CONCATENATE(&quot;{&quot;;[.C56];&quot;} &amp; &quot;;&quot;{&quot;;[.D56];&quot;} &amp; &quot;;&quot;{\tablenum[table-format=4]{&quot;;ROUND([.E56];2);&quot;}} &amp; &quot;;&quot;{\tablenum[table-format=4]{&quot;;ROUND([.F56];2);&quot;}} &amp; &quot;;&quot;{\tablenum[table-format=4]{&quot;;ROUND([.G56];2);&quot;}} &amp; &quot;;&quot;{\tablenum[table-format=4]{&quot;;ROUND([.H56];2);&quot;}} &amp; &quot;; &quot;{\tablenum[table-format=4]{&quot;;ROUND([.I56];2);&quot;}} \\ &quot;)" office:value-type="string" office:string-value="{w2} &amp; {level2} &amp; {\tablenum[table-format=4]{0.03}} &amp; {\tablenum[table-format=4]{0.03}} &amp; {\tablenum[table-format=4]{0.03}} &amp; {\tablenum[table-format=4]{0.04}} &amp; {\tablenum[table-format=4]{0.03}} \\ ">
            <text:p>{w2} &amp; {level2} &amp; {\tablenum[table-format=4]{0.03}} &amp; {\tablenum[table-format=4]{0.03}} &amp; {\tablenum[table-format=4]{0.03}} &amp; {\tablenum[table-format=4]{0.04}} &amp; {\tablenum[table-format=4]{0.03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42">
            <text:p>0.042</text:p>
          </table:table-cell>
          <table:table-cell table:style-name="ce35" table:formula="of:=CONCATENATE(&quot;{&quot;;[.C57];&quot;} &amp; &quot;;&quot;{&quot;;[.D57];&quot;} &amp; &quot;;&quot;{\tablenum[table-format=4]{&quot;;ROUND([.E57];2);&quot;}} &amp; &quot;;&quot;{\tablenum[table-format=4]{&quot;;ROUND([.F57];2);&quot;}} &amp; &quot;;&quot;{\tablenum[table-format=4]{&quot;;ROUND([.G57];2);&quot;}} &amp; &quot;;&quot;{\tablenum[table-format=4]{&quot;;ROUND([.H57];2);&quot;}} &amp; &quot;; &quot;{\tablenum[table-format=4]{&quot;;ROUND([.I57];2);&quot;}} \\ &quot;)" office:value-type="string" office:string-value="{w2} &amp; {level3} &amp; {\tablenum[table-format=4]{0.04}} &amp; {\tablenum[table-format=4]{0.05}} &amp; {\tablenum[table-format=4]{0.04}} &amp; {\tablenum[table-format=4]{0.04}} &amp; {\tablenum[table-format=4]{0.04}} \\ ">
            <text:p>{w2} &amp; {level3} &amp; {\tablenum[table-format=4]{0.04}} &amp; {\tablenum[table-format=4]{0.05}} &amp; {\tablenum[table-format=4]{0.04}} &amp; {\tablenum[table-format=4]{0.04}} &amp; {\tablenum[table-format=4]{0.04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number-columns-repeated="3" office:value-type="float" office:value="0.06">
            <text:p>0.06</text:p>
          </table:table-cell>
          <table:table-cell office:value-type="float" office:value="0.062">
            <text:p>0.062</text:p>
          </table:table-cell>
          <table:table-cell table:style-name="ce35" table:formula="of:=CONCATENATE(&quot;{&quot;;[.C58];&quot;} &amp; &quot;;&quot;{&quot;;[.D58];&quot;} &amp; &quot;;&quot;{\tablenum[table-format=4]{&quot;;ROUND([.E58];2);&quot;}} &amp; &quot;;&quot;{\tablenum[table-format=4]{&quot;;ROUND([.F58];2);&quot;}} &amp; &quot;;&quot;{\tablenum[table-format=4]{&quot;;ROUND([.G58];2);&quot;}} &amp; &quot;;&quot;{\tablenum[table-format=4]{&quot;;ROUND([.H58];2);&quot;}} &amp; &quot;; &quot;{\tablenum[table-format=4]{&quot;;ROUND([.I58];2);&quot;}} \\ &quot;)" office:value-type="string" office:string-value="{w3} &amp; {level1} &amp; {\tablenum[table-format=4]{0.06}} &amp; {\tablenum[table-format=4]{0.07}} &amp; {\tablenum[table-format=4]{0.06}} &amp; {\tablenum[table-format=4]{0.06}} &amp; {\tablenum[table-format=4]{0.06}} \\ ">
            <text:p>{w3} &amp; {level1} &amp; {\tablenum[table-format=4]{0.06}} &amp; {\tablenum[table-format=4]{0.07}} &amp; {\tablenum[table-format=4]{0.06}} &amp; {\tablenum[table-format=4]{0.06}} &amp; {\tablenum[table-format=4]{0.06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table:number-columns-repeated="6" office:value-type="float" office:value="0.07">
            <text:p>0.07</text:p>
          </table:table-cell>
          <table:table-cell table:style-name="ce35" table:formula="of:=CONCATENATE(&quot;{&quot;;[.C59];&quot;} &amp; &quot;;&quot;{&quot;;[.D59];&quot;} &amp; &quot;;&quot;{\tablenum[table-format=4]{&quot;;ROUND([.E59];2);&quot;}} &amp; &quot;;&quot;{\tablenum[table-format=4]{&quot;;ROUND([.F59];2);&quot;}} &amp; &quot;;&quot;{\tablenum[table-format=4]{&quot;;ROUND([.G59];2);&quot;}} &amp; &quot;;&quot;{\tablenum[table-format=4]{&quot;;ROUND([.H59];2);&quot;}} &amp; &quot;; &quot;{\tablenum[table-format=4]{&quot;;ROUND([.I59];2);&quot;}} \\ &quot;)" office:value-type="string" office:string-value="{w3} &amp; {level2} &amp; {\tablenum[table-format=4]{0.07}} &amp; {\tablenum[table-format=4]{0.07}} &amp; {\tablenum[table-format=4]{0.07}} &amp; {\tablenum[table-format=4]{0.07}} &amp; {\tablenum[table-format=4]{0.07}} \\ ">
            <text:p>{w3} &amp; {level2} &amp; {\tablenum[table-format=4]{0.07}} &amp; {\tablenum[table-format=4]{0.07}} &amp; {\tablenum[table-format=4]{0.07}} &amp; {\tablenum[table-format=4]{0.07}} &amp; {\tablenum[table-format=4]{0.07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84">
            <text:p>0.084</text:p>
          </table:table-cell>
          <table:table-cell table:style-name="ce35" table:formula="of:=CONCATENATE(&quot;{&quot;;[.C60];&quot;} &amp; &quot;;&quot;{&quot;;[.D60];&quot;} &amp; &quot;;&quot;{\tablenum[table-format=4]{&quot;;ROUND([.E60];2);&quot;}} &amp; &quot;;&quot;{\tablenum[table-format=4]{&quot;;ROUND([.F60];2);&quot;}} &amp; &quot;;&quot;{\tablenum[table-format=4]{&quot;;ROUND([.G60];2);&quot;}} &amp; &quot;;&quot;{\tablenum[table-format=4]{&quot;;ROUND([.H60];2);&quot;}} &amp; &quot;; &quot;{\tablenum[table-format=4]{&quot;;ROUND([.I60];2);&quot;}} \\ &quot;)" office:value-type="string" office:string-value="{w3} &amp; {level3} &amp; {\tablenum[table-format=4]{0.09}} &amp; {\tablenum[table-format=4]{0.08}} &amp; {\tablenum[table-format=4]{0.08}} &amp; {\tablenum[table-format=4]{0.09}} &amp; {\tablenum[table-format=4]{0.08}} \\ ">
            <text:p>{w3} &amp; {level3} &amp; {\tablenum[table-format=4]{0.09}} &amp; {\tablenum[table-format=4]{0.08}} &amp; {\tablenum[table-format=4]{0.08}} &amp; {\tablenum[table-format=4]{0.09}} &amp; {\tablenum[table-format=4]{0.0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table:number-columns-repeated="3"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72">
            <text:p>0.172</text:p>
          </table:table-cell>
          <table:table-cell table:style-name="ce35" table:formula="of:=CONCATENATE(&quot;{&quot;;[.C61];&quot;} &amp; &quot;;&quot;{&quot;;[.D61];&quot;} &amp; &quot;;&quot;{\tablenum[table-format=4]{&quot;;ROUND([.E61];2);&quot;}} &amp; &quot;;&quot;{\tablenum[table-format=4]{&quot;;ROUND([.F61];2);&quot;}} &amp; &quot;;&quot;{\tablenum[table-format=4]{&quot;;ROUND([.G61];2);&quot;}} &amp; &quot;;&quot;{\tablenum[table-format=4]{&quot;;ROUND([.H61];2);&quot;}} &amp; &quot;; &quot;{\tablenum[table-format=4]{&quot;;ROUND([.I61];2);&quot;}} \\ &quot;)" office:value-type="string" office:string-value="{w4} &amp; {level1} &amp; {\tablenum[table-format=4]{0.17}} &amp; {\tablenum[table-format=4]{0.17}} &amp; {\tablenum[table-format=4]{0.17}} &amp; {\tablenum[table-format=4]{0.18}} &amp; {\tablenum[table-format=4]{0.17}} \\ ">
            <text:p>{w4} &amp; {level1} &amp; {\tablenum[table-format=4]{0.17}} &amp; {\tablenum[table-format=4]{0.17}} &amp; {\tablenum[table-format=4]{0.17}} &amp; {\tablenum[table-format=4]{0.18}} &amp; {\tablenum[table-format=4]{0.17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number-columns-repeated="4" office:value-type="float" office:value="0.19">
            <text:p>0.19</text:p>
          </table:table-cell>
          <table:table-cell table:style-name="ce35" table:formula="of:=CONCATENATE(&quot;{&quot;;[.C62];&quot;} &amp; &quot;;&quot;{&quot;;[.D62];&quot;} &amp; &quot;;&quot;{\tablenum[table-format=4]{&quot;;ROUND([.E62];2);&quot;}} &amp; &quot;;&quot;{\tablenum[table-format=4]{&quot;;ROUND([.F62];2);&quot;}} &amp; &quot;;&quot;{\tablenum[table-format=4]{&quot;;ROUND([.G62];2);&quot;}} &amp; &quot;;&quot;{\tablenum[table-format=4]{&quot;;ROUND([.H62];2);&quot;}} &amp; &quot;; &quot;{\tablenum[table-format=4]{&quot;;ROUND([.I62];2);&quot;}} \\ &quot;)" office:value-type="string" office:string-value="{w4} &amp; {level2} &amp; {\tablenum[table-format=4]{0.2}} &amp; {\tablenum[table-format=4]{0.18}} &amp; {\tablenum[table-format=4]{0.19}} &amp; {\tablenum[table-format=4]{0.19}} &amp; {\tablenum[table-format=4]{0.19}} \\ ">
            <text:p>{w4} &amp; {level2} &amp; {\tablenum[table-format=4]{0.2}} &amp; {\tablenum[table-format=4]{0.18}} &amp; {\tablenum[table-format=4]{0.19}} &amp; {\tablenum[table-format=4]{0.19}} &amp; {\tablenum[table-format=4]{0.19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16">
            <text:p>0.216</text:p>
          </table:table-cell>
          <table:table-cell table:style-name="ce35" table:formula="of:=CONCATENATE(&quot;{&quot;;[.C63];&quot;} &amp; &quot;;&quot;{&quot;;[.D63];&quot;} &amp; &quot;;&quot;{\tablenum[table-format=4]{&quot;;ROUND([.E63];2);&quot;}} &amp; &quot;;&quot;{\tablenum[table-format=4]{&quot;;ROUND([.F63];2);&quot;}} &amp; &quot;;&quot;{\tablenum[table-format=4]{&quot;;ROUND([.G63];2);&quot;}} &amp; &quot;;&quot;{\tablenum[table-format=4]{&quot;;ROUND([.H63];2);&quot;}} &amp; &quot;; &quot;{\tablenum[table-format=4]{&quot;;ROUND([.I63];2);&quot;}} \\ &quot;)" office:value-type="string" office:string-value="{w4} &amp; {level3} &amp; {\tablenum[table-format=4]{0.21}} &amp; {\tablenum[table-format=4]{0.22}} &amp; {\tablenum[table-format=4]{0.22}} &amp; {\tablenum[table-format=4]{0.21}} &amp; {\tablenum[table-format=4]{0.22}} \\ ">
            <text:p>{w4} &amp; {level3} &amp; {\tablenum[table-format=4]{0.21}} &amp; {\tablenum[table-format=4]{0.22}} &amp; {\tablenum[table-format=4]{0.22}} &amp; {\tablenum[table-format=4]{0.21}} &amp; {\tablenum[table-format=4]{0.2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9">
            <text:p>0.39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396">
            <text:p>0.396</text:p>
          </table:table-cell>
          <table:table-cell table:style-name="ce35" table:formula="of:=CONCATENATE(&quot;{&quot;;[.C64];&quot;} &amp; &quot;;&quot;{&quot;;[.D64];&quot;} &amp; &quot;;&quot;{\tablenum[table-format=4]{&quot;;ROUND([.E64];2);&quot;}} &amp; &quot;;&quot;{\tablenum[table-format=4]{&quot;;ROUND([.F64];2);&quot;}} &amp; &quot;;&quot;{\tablenum[table-format=4]{&quot;;ROUND([.G64];2);&quot;}} &amp; &quot;;&quot;{\tablenum[table-format=4]{&quot;;ROUND([.H64];2);&quot;}} &amp; &quot;; &quot;{\tablenum[table-format=4]{&quot;;ROUND([.I64];2);&quot;}} \\ &quot;)" office:value-type="string" office:string-value="{w5} &amp; {level1} &amp; {\tablenum[table-format=4]{0.4}} &amp; {\tablenum[table-format=4]{0.39}} &amp; {\tablenum[table-format=4]{0.39}} &amp; {\tablenum[table-format=4]{0.4}} &amp; {\tablenum[table-format=4]{0.4}} \\ ">
            <text:p>{w5} &amp; {level1} &amp; {\tablenum[table-format=4]{0.4}} &amp; {\tablenum[table-format=4]{0.39}} &amp; {\tablenum[table-format=4]{0.39}} &amp; {\tablenum[table-format=4]{0.4}} &amp; {\tablenum[table-format=4]{0.4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0.41">
            <text:p>0.41</text:p>
          </table:table-cell>
          <table:table-cell table:number-columns-repeated="4" office:value-type="float" office:value="0.42">
            <text:p>0.42</text:p>
          </table:table-cell>
          <table:table-cell office:value-type="float" office:value="0.418">
            <text:p>0.418</text:p>
          </table:table-cell>
          <table:table-cell table:style-name="ce35" table:formula="of:=CONCATENATE(&quot;{&quot;;[.C65];&quot;} &amp; &quot;;&quot;{&quot;;[.D65];&quot;} &amp; &quot;;&quot;{\tablenum[table-format=4]{&quot;;ROUND([.E65];2);&quot;}} &amp; &quot;;&quot;{\tablenum[table-format=4]{&quot;;ROUND([.F65];2);&quot;}} &amp; &quot;;&quot;{\tablenum[table-format=4]{&quot;;ROUND([.G65];2);&quot;}} &amp; &quot;;&quot;{\tablenum[table-format=4]{&quot;;ROUND([.H65];2);&quot;}} &amp; &quot;; &quot;{\tablenum[table-format=4]{&quot;;ROUND([.I65];2);&quot;}} \\ &quot;)" office:value-type="string" office:string-value="{w5} &amp; {level2} &amp; {\tablenum[table-format=4]{0.41}} &amp; {\tablenum[table-format=4]{0.42}} &amp; {\tablenum[table-format=4]{0.42}} &amp; {\tablenum[table-format=4]{0.42}} &amp; {\tablenum[table-format=4]{0.42}} \\ ">
            <text:p>{w5} &amp; {level2} &amp; {\tablenum[table-format=4]{0.41}} &amp; {\tablenum[table-format=4]{0.42}} &amp; {\tablenum[table-format=4]{0.42}} &amp; {\tablenum[table-format=4]{0.42}} &amp; {\tablenum[table-format=4]{0.4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table:number-columns-repeated="6" office:value-type="float" office:value="0.47">
            <text:p>0.47</text:p>
          </table:table-cell>
          <table:table-cell table:style-name="ce35" table:formula="of:=CONCATENATE(&quot;{&quot;;[.C66];&quot;} &amp; &quot;;&quot;{&quot;;[.D66];&quot;} &amp; &quot;;&quot;{\tablenum[table-format=4]{&quot;;ROUND([.E66];2);&quot;}} &amp; &quot;;&quot;{\tablenum[table-format=4]{&quot;;ROUND([.F66];2);&quot;}} &amp; &quot;;&quot;{\tablenum[table-format=4]{&quot;;ROUND([.G66];2);&quot;}} &amp; &quot;;&quot;{\tablenum[table-format=4]{&quot;;ROUND([.H66];2);&quot;}} &amp; &quot;; &quot;{\tablenum[table-format=4]{&quot;;ROUND([.I66];2);&quot;}} \\ &quot;)" office:value-type="string" office:string-value="{w5} &amp; {level3} &amp; {\tablenum[table-format=4]{0.47}} &amp; {\tablenum[table-format=4]{0.47}} &amp; {\tablenum[table-format=4]{0.47}} &amp; {\tablenum[table-format=4]{0.47}} &amp; {\tablenum[table-format=4]{0.47}} \\ ">
            <text:p>{w5} &amp; {level3} &amp; {\tablenum[table-format=4]{0.47}} &amp; {\tablenum[table-format=4]{0.47}} &amp; {\tablenum[table-format=4]{0.47}} &amp; {\tablenum[table-format=4]{0.47}} &amp; {\tablenum[table-format=4]{0.47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table:number-columns-repeated="6" office:value-type="float" office:value="0.77">
            <text:p>0.77</text:p>
          </table:table-cell>
          <table:table-cell table:style-name="ce35" table:formula="of:=CONCATENATE(&quot;{&quot;;[.C67];&quot;} &amp; &quot;;&quot;{&quot;;[.D67];&quot;} &amp; &quot;;&quot;{\tablenum[table-format=4]{&quot;;ROUND([.E67];2);&quot;}} &amp; &quot;;&quot;{\tablenum[table-format=4]{&quot;;ROUND([.F67];2);&quot;}} &amp; &quot;;&quot;{\tablenum[table-format=4]{&quot;;ROUND([.G67];2);&quot;}} &amp; &quot;;&quot;{\tablenum[table-format=4]{&quot;;ROUND([.H67];2);&quot;}} &amp; &quot;; &quot;{\tablenum[table-format=4]{&quot;;ROUND([.I67];2);&quot;}} \\ &quot;)" office:value-type="string" office:string-value="{w6} &amp; {level1} &amp; {\tablenum[table-format=4]{0.77}} &amp; {\tablenum[table-format=4]{0.77}} &amp; {\tablenum[table-format=4]{0.77}} &amp; {\tablenum[table-format=4]{0.77}} &amp; {\tablenum[table-format=4]{0.77}} \\ ">
            <text:p>{w6} &amp; {level1} &amp; {\tablenum[table-format=4]{0.77}} &amp; {\tablenum[table-format=4]{0.77}} &amp; {\tablenum[table-format=4]{0.77}} &amp; {\tablenum[table-format=4]{0.77}} &amp; {\tablenum[table-format=4]{0.77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table:number-columns-repeated="3" office:value-type="float" office:value="0.8">
            <text:p>0.8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04">
            <text:p>0.804</text:p>
          </table:table-cell>
          <table:table-cell table:style-name="ce35" table:formula="of:=CONCATENATE(&quot;{&quot;;[.C68];&quot;} &amp; &quot;;&quot;{&quot;;[.D68];&quot;} &amp; &quot;;&quot;{\tablenum[table-format=4]{&quot;;ROUND([.E68];2);&quot;}} &amp; &quot;;&quot;{\tablenum[table-format=4]{&quot;;ROUND([.F68];2);&quot;}} &amp; &quot;;&quot;{\tablenum[table-format=4]{&quot;;ROUND([.G68];2);&quot;}} &amp; &quot;;&quot;{\tablenum[table-format=4]{&quot;;ROUND([.H68];2);&quot;}} &amp; &quot;; &quot;{\tablenum[table-format=4]{&quot;;ROUND([.I68];2);&quot;}} \\ &quot;)" office:value-type="string" office:string-value="{w6} &amp; {level2} &amp; {\tablenum[table-format=4]{0.8}} &amp; {\tablenum[table-format=4]{0.8}} &amp; {\tablenum[table-format=4]{0.8}} &amp; {\tablenum[table-format=4]{0.81}} &amp; {\tablenum[table-format=4]{0.81}} \\ ">
            <text:p>{w6} &amp; {level2} &amp; {\tablenum[table-format=4]{0.8}} &amp; {\tablenum[table-format=4]{0.8}} &amp; {\tablenum[table-format=4]{0.8}} &amp; {\tablenum[table-format=4]{0.81}} &amp; {\tablenum[table-format=4]{0.81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.89">
            <text:p>0.89</text:p>
          </table:table-cell>
          <table:table-cell office:value-type="float" office:value="0.9">
            <text:p>0.9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896">
            <text:p>0.896</text:p>
          </table:table-cell>
          <table:table-cell table:style-name="ce35" table:formula="of:=CONCATENATE(&quot;{&quot;;[.C69];&quot;} &amp; &quot;;&quot;{&quot;;[.D69];&quot;} &amp; &quot;;&quot;{\tablenum[table-format=4]{&quot;;ROUND([.E69];2);&quot;}} &amp; &quot;;&quot;{\tablenum[table-format=4]{&quot;;ROUND([.F69];2);&quot;}} &amp; &quot;;&quot;{\tablenum[table-format=4]{&quot;;ROUND([.G69];2);&quot;}} &amp; &quot;;&quot;{\tablenum[table-format=4]{&quot;;ROUND([.H69];2);&quot;}} &amp; &quot;; &quot;{\tablenum[table-format=4]{&quot;;ROUND([.I69];2);&quot;}} \\ &quot;)" office:value-type="string" office:string-value="{w6} &amp; {level3} &amp; {\tablenum[table-format=4]{0.89}} &amp; {\tablenum[table-format=4]{0.9}} &amp; {\tablenum[table-format=4]{0.89}} &amp; {\tablenum[table-format=4]{0.9}} &amp; {\tablenum[table-format=4]{0.9}} \\ ">
            <text:p>{w6} &amp; {level3} &amp; {\tablenum[table-format=4]{0.89}} &amp; {\tablenum[table-format=4]{0.9}} &amp; {\tablenum[table-format=4]{0.89}} &amp; {\tablenum[table-format=4]{0.9}} &amp; {\tablenum[table-format=4]{0.9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.53">
            <text:p>1.53</text:p>
          </table:table-cell>
          <table:table-cell office:value-type="float" office:value="1.54">
            <text:p>1.54</text:p>
          </table:table-cell>
          <table:table-cell table:number-columns-repeated="2" office:value-type="float" office:value="1.53">
            <text:p>1.53</text:p>
          </table:table-cell>
          <table:table-cell office:value-type="float" office:value="1.54">
            <text:p>1.54</text:p>
          </table:table-cell>
          <table:table-cell office:value-type="float" office:value="1.534">
            <text:p>1.534</text:p>
          </table:table-cell>
          <table:table-cell table:style-name="ce35" table:formula="of:=CONCATENATE(&quot;{&quot;;[.C70];&quot;} &amp; &quot;;&quot;{&quot;;[.D70];&quot;} &amp; &quot;;&quot;{\tablenum[table-format=4]{&quot;;ROUND([.E70];2);&quot;}} &amp; &quot;;&quot;{\tablenum[table-format=4]{&quot;;ROUND([.F70];2);&quot;}} &amp; &quot;;&quot;{\tablenum[table-format=4]{&quot;;ROUND([.G70];2);&quot;}} &amp; &quot;;&quot;{\tablenum[table-format=4]{&quot;;ROUND([.H70];2);&quot;}} &amp; &quot;; &quot;{\tablenum[table-format=4]{&quot;;ROUND([.I70];2);&quot;}} \\ &quot;)" office:value-type="string" office:string-value="{w7} &amp; {level1} &amp; {\tablenum[table-format=4]{1.53}} &amp; {\tablenum[table-format=4]{1.54}} &amp; {\tablenum[table-format=4]{1.53}} &amp; {\tablenum[table-format=4]{1.53}} &amp; {\tablenum[table-format=4]{1.54}} \\ ">
            <text:p>{w7} &amp; {level1} &amp; {\tablenum[table-format=4]{1.53}} &amp; {\tablenum[table-format=4]{1.54}} &amp; {\tablenum[table-format=4]{1.53}} &amp; {\tablenum[table-format=4]{1.53}} &amp; {\tablenum[table-format=4]{1.54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1.59">
            <text:p>1.59</text:p>
          </table:table-cell>
          <table:table-cell office:value-type="float" office:value="1.58">
            <text:p>1.58</text:p>
          </table:table-cell>
          <table:table-cell office:value-type="float" office:value="1.59">
            <text:p>1.59</text:p>
          </table:table-cell>
          <table:table-cell office:value-type="float" office:value="1.584">
            <text:p>1.584</text:p>
          </table:table-cell>
          <table:table-cell table:style-name="ce35" table:formula="of:=CONCATENATE(&quot;{&quot;;[.C71];&quot;} &amp; &quot;;&quot;{&quot;;[.D71];&quot;} &amp; &quot;;&quot;{\tablenum[table-format=4]{&quot;;ROUND([.E71];2);&quot;}} &amp; &quot;;&quot;{\tablenum[table-format=4]{&quot;;ROUND([.F71];2);&quot;}} &amp; &quot;;&quot;{\tablenum[table-format=4]{&quot;;ROUND([.G71];2);&quot;}} &amp; &quot;;&quot;{\tablenum[table-format=4]{&quot;;ROUND([.H71];2);&quot;}} &amp; &quot;; &quot;{\tablenum[table-format=4]{&quot;;ROUND([.I71];2);&quot;}} \\ &quot;)" office:value-type="string" office:string-value="{w7} &amp; {level2} &amp; {\tablenum[table-format=4]{1.57}} &amp; {\tablenum[table-format=4]{1.59}} &amp; {\tablenum[table-format=4]{1.59}} &amp; {\tablenum[table-format=4]{1.58}} &amp; {\tablenum[table-format=4]{1.59}} \\ ">
            <text:p>{w7} &amp; {level2} &amp; {\tablenum[table-format=4]{1.57}} &amp; {\tablenum[table-format=4]{1.59}} &amp; {\tablenum[table-format=4]{1.59}} &amp; {\tablenum[table-format=4]{1.58}} &amp; {\tablenum[table-format=4]{1.59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1.74">
            <text:p>1.74</text:p>
          </table:table-cell>
          <table:table-cell office:value-type="float" office:value="1.75">
            <text:p>1.75</text:p>
          </table:table-cell>
          <table:table-cell office:value-type="float" office:value="1.74">
            <text:p>1.74</text:p>
          </table:table-cell>
          <table:table-cell office:value-type="float" office:value="1.76">
            <text:p>1.76</text:p>
          </table:table-cell>
          <table:table-cell office:value-type="float" office:value="1.75">
            <text:p>1.75</text:p>
          </table:table-cell>
          <table:table-cell office:value-type="float" office:value="1.748">
            <text:p>1.748</text:p>
          </table:table-cell>
          <table:table-cell table:style-name="ce35" table:formula="of:=CONCATENATE(&quot;{&quot;;[.C72];&quot;} &amp; &quot;;&quot;{&quot;;[.D72];&quot;} &amp; &quot;;&quot;{\tablenum[table-format=4]{&quot;;ROUND([.E72];2);&quot;}} &amp; &quot;;&quot;{\tablenum[table-format=4]{&quot;;ROUND([.F72];2);&quot;}} &amp; &quot;;&quot;{\tablenum[table-format=4]{&quot;;ROUND([.G72];2);&quot;}} &amp; &quot;;&quot;{\tablenum[table-format=4]{&quot;;ROUND([.H72];2);&quot;}} &amp; &quot;; &quot;{\tablenum[table-format=4]{&quot;;ROUND([.I72];2);&quot;}} \\ &quot;)" office:value-type="string" office:string-value="{w7} &amp; {level3} &amp; {\tablenum[table-format=4]{1.74}} &amp; {\tablenum[table-format=4]{1.75}} &amp; {\tablenum[table-format=4]{1.74}} &amp; {\tablenum[table-format=4]{1.76}} &amp; {\tablenum[table-format=4]{1.75}} \\ ">
            <text:p>{w7} &amp; {level3} &amp; {\tablenum[table-format=4]{1.74}} &amp; {\tablenum[table-format=4]{1.75}} &amp; {\tablenum[table-format=4]{1.74}} &amp; {\tablenum[table-format=4]{1.76}} &amp; {\tablenum[table-format=4]{1.75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table:number-columns-repeated="4" office:value-type="float" office:value="3.09">
            <text:p>3.09</text:p>
          </table:table-cell>
          <table:table-cell office:value-type="float" office:value="3.1">
            <text:p>3.1</text:p>
          </table:table-cell>
          <table:table-cell office:value-type="float" office:value="3.092">
            <text:p>3.092</text:p>
          </table:table-cell>
          <table:table-cell table:style-name="ce35" table:formula="of:=CONCATENATE(&quot;{&quot;;[.C73];&quot;} &amp; &quot;;&quot;{&quot;;[.D73];&quot;} &amp; &quot;;&quot;{\tablenum[table-format=4]{&quot;;ROUND([.E73];2);&quot;}} &amp; &quot;;&quot;{\tablenum[table-format=4]{&quot;;ROUND([.F73];2);&quot;}} &amp; &quot;;&quot;{\tablenum[table-format=4]{&quot;;ROUND([.G73];2);&quot;}} &amp; &quot;;&quot;{\tablenum[table-format=4]{&quot;;ROUND([.H73];2);&quot;}} &amp; &quot;; &quot;{\tablenum[table-format=4]{&quot;;ROUND([.I73];2);&quot;}} \\ &quot;)" office:value-type="string" office:string-value="{w8} &amp; {level1} &amp; {\tablenum[table-format=4]{3.09}} &amp; {\tablenum[table-format=4]{3.09}} &amp; {\tablenum[table-format=4]{3.09}} &amp; {\tablenum[table-format=4]{3.09}} &amp; {\tablenum[table-format=4]{3.1}} \\ ">
            <text:p>{w8} &amp; {level1} &amp; {\tablenum[table-format=4]{3.09}} &amp; {\tablenum[table-format=4]{3.09}} &amp; {\tablenum[table-format=4]{3.09}} &amp; {\tablenum[table-format=4]{3.09}} &amp; {\tablenum[table-format=4]{3.1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3.16">
            <text:p>3.16</text:p>
          </table:table-cell>
          <table:table-cell office:value-type="float" office:value="3.21">
            <text:p>3.21</text:p>
          </table:table-cell>
          <table:table-cell office:value-type="float" office:value="3.18">
            <text:p>3.18</text:p>
          </table:table-cell>
          <table:table-cell office:value-type="float" office:value="3.24">
            <text:p>3.24</text:p>
          </table:table-cell>
          <table:table-cell office:value-type="float" office:value="3.19">
            <text:p>3.19</text:p>
          </table:table-cell>
          <table:table-cell office:value-type="float" office:value="3.196">
            <text:p>3.196</text:p>
          </table:table-cell>
          <table:table-cell table:style-name="ce35" table:formula="of:=CONCATENATE(&quot;{&quot;;[.C74];&quot;} &amp; &quot;;&quot;{&quot;;[.D74];&quot;} &amp; &quot;;&quot;{\tablenum[table-format=4]{&quot;;ROUND([.E74];2);&quot;}} &amp; &quot;;&quot;{\tablenum[table-format=4]{&quot;;ROUND([.F74];2);&quot;}} &amp; &quot;;&quot;{\tablenum[table-format=4]{&quot;;ROUND([.G74];2);&quot;}} &amp; &quot;;&quot;{\tablenum[table-format=4]{&quot;;ROUND([.H74];2);&quot;}} &amp; &quot;; &quot;{\tablenum[table-format=4]{&quot;;ROUND([.I74];2);&quot;}} \\ &quot;)" office:value-type="string" office:string-value="{w8} &amp; {level2} &amp; {\tablenum[table-format=4]{3.16}} &amp; {\tablenum[table-format=4]{3.21}} &amp; {\tablenum[table-format=4]{3.18}} &amp; {\tablenum[table-format=4]{3.24}} &amp; {\tablenum[table-format=4]{3.19}} \\ ">
            <text:p>{w8} &amp; {level2} &amp; {\tablenum[table-format=4]{3.16}} &amp; {\tablenum[table-format=4]{3.21}} &amp; {\tablenum[table-format=4]{3.18}} &amp; {\tablenum[table-format=4]{3.24}} &amp; {\tablenum[table-format=4]{3.19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3.44">
            <text:p>3.44</text:p>
          </table:table-cell>
          <table:table-cell office:value-type="float" office:value="3.52">
            <text:p>3.52</text:p>
          </table:table-cell>
          <table:table-cell office:value-type="float" office:value="3.47">
            <text:p>3.47</text:p>
          </table:table-cell>
          <table:table-cell office:value-type="float" office:value="3.55">
            <text:p>3.55</text:p>
          </table:table-cell>
          <table:table-cell office:value-type="float" office:value="3.47">
            <text:p>3.47</text:p>
          </table:table-cell>
          <table:table-cell office:value-type="float" office:value="3.49">
            <text:p>3.49</text:p>
          </table:table-cell>
          <table:table-cell table:style-name="ce35" table:formula="of:=CONCATENATE(&quot;{&quot;;[.C75];&quot;} &amp; &quot;;&quot;{&quot;;[.D75];&quot;} &amp; &quot;;&quot;{\tablenum[table-format=4]{&quot;;ROUND([.E75];2);&quot;}} &amp; &quot;;&quot;{\tablenum[table-format=4]{&quot;;ROUND([.F75];2);&quot;}} &amp; &quot;;&quot;{\tablenum[table-format=4]{&quot;;ROUND([.G75];2);&quot;}} &amp; &quot;;&quot;{\tablenum[table-format=4]{&quot;;ROUND([.H75];2);&quot;}} &amp; &quot;; &quot;{\tablenum[table-format=4]{&quot;;ROUND([.I75];2);&quot;}} \\ &quot;)" office:value-type="string" office:string-value="{w8} &amp; {level3} &amp; {\tablenum[table-format=4]{3.44}} &amp; {\tablenum[table-format=4]{3.52}} &amp; {\tablenum[table-format=4]{3.47}} &amp; {\tablenum[table-format=4]{3.55}} &amp; {\tablenum[table-format=4]{3.47}} \\ ">
            <text:p>{w8} &amp; {level3} &amp; {\tablenum[table-format=4]{3.44}} &amp; {\tablenum[table-format=4]{3.52}} &amp; {\tablenum[table-format=4]{3.47}} &amp; {\tablenum[table-format=4]{3.55}} &amp; {\tablenum[table-format=4]{3.47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6.25">
            <text:p>6.25</text:p>
          </table:table-cell>
          <table:table-cell office:value-type="float" office:value="6.34">
            <text:p>6.34</text:p>
          </table:table-cell>
          <table:table-cell table:number-columns-repeated="2" office:value-type="float" office:value="6.37">
            <text:p>6.37</text:p>
          </table:table-cell>
          <table:table-cell office:value-type="float" office:value="6.35">
            <text:p>6.35</text:p>
          </table:table-cell>
          <table:table-cell office:value-type="float" office:value="6.336">
            <text:p>6.336</text:p>
          </table:table-cell>
          <table:table-cell table:style-name="ce35" table:formula="of:=CONCATENATE(&quot;{&quot;;[.C76];&quot;} &amp; &quot;;&quot;{&quot;;[.D76];&quot;} &amp; &quot;;&quot;{\tablenum[table-format=4]{&quot;;ROUND([.E76];2);&quot;}} &amp; &quot;;&quot;{\tablenum[table-format=4]{&quot;;ROUND([.F76];2);&quot;}} &amp; &quot;;&quot;{\tablenum[table-format=4]{&quot;;ROUND([.G76];2);&quot;}} &amp; &quot;;&quot;{\tablenum[table-format=4]{&quot;;ROUND([.H76];2);&quot;}} &amp; &quot;; &quot;{\tablenum[table-format=4]{&quot;;ROUND([.I76];2);&quot;}} \\ &quot;)" office:value-type="string" office:string-value="{w9} &amp; {level1} &amp; {\tablenum[table-format=4]{6.25}} &amp; {\tablenum[table-format=4]{6.34}} &amp; {\tablenum[table-format=4]{6.37}} &amp; {\tablenum[table-format=4]{6.37}} &amp; {\tablenum[table-format=4]{6.35}} \\ ">
            <text:p>{w9} &amp; {level1} &amp; {\tablenum[table-format=4]{6.25}} &amp; {\tablenum[table-format=4]{6.34}} &amp; {\tablenum[table-format=4]{6.37}} &amp; {\tablenum[table-format=4]{6.37}} &amp; {\tablenum[table-format=4]{6.35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6.51">
            <text:p>6.51</text:p>
          </table:table-cell>
          <table:table-cell office:value-type="float" office:value="6.47">
            <text:p>6.47</text:p>
          </table:table-cell>
          <table:table-cell office:value-type="float" office:value="6.64">
            <text:p>6.64</text:p>
          </table:table-cell>
          <table:table-cell office:value-type="float" office:value="6.53">
            <text:p>6.53</text:p>
          </table:table-cell>
          <table:table-cell office:value-type="float" office:value="6.64">
            <text:p>6.64</text:p>
          </table:table-cell>
          <table:table-cell office:value-type="float" office:value="6.558">
            <text:p>6.558</text:p>
          </table:table-cell>
          <table:table-cell table:style-name="ce35" table:formula="of:=CONCATENATE(&quot;{&quot;;[.C77];&quot;} &amp; &quot;;&quot;{&quot;;[.D77];&quot;} &amp; &quot;;&quot;{\tablenum[table-format=4]{&quot;;ROUND([.E77];2);&quot;}} &amp; &quot;;&quot;{\tablenum[table-format=4]{&quot;;ROUND([.F77];2);&quot;}} &amp; &quot;;&quot;{\tablenum[table-format=4]{&quot;;ROUND([.G77];2);&quot;}} &amp; &quot;;&quot;{\tablenum[table-format=4]{&quot;;ROUND([.H77];2);&quot;}} &amp; &quot;; &quot;{\tablenum[table-format=4]{&quot;;ROUND([.I77];2);&quot;}} \\ &quot;)" office:value-type="string" office:string-value="{w9} &amp; {level2} &amp; {\tablenum[table-format=4]{6.51}} &amp; {\tablenum[table-format=4]{6.47}} &amp; {\tablenum[table-format=4]{6.64}} &amp; {\tablenum[table-format=4]{6.53}} &amp; {\tablenum[table-format=4]{6.64}} \\ ">
            <text:p>{w9} &amp; {level2} &amp; {\tablenum[table-format=4]{6.51}} &amp; {\tablenum[table-format=4]{6.47}} &amp; {\tablenum[table-format=4]{6.64}} &amp; {\tablenum[table-format=4]{6.53}} &amp; {\tablenum[table-format=4]{6.64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6.9">
            <text:p>6.9</text:p>
          </table:table-cell>
          <table:table-cell office:value-type="float" office:value="7.25">
            <text:p>7.25</text:p>
          </table:table-cell>
          <table:table-cell office:value-type="float" office:value="6.93">
            <text:p>6.93</text:p>
          </table:table-cell>
          <table:table-cell office:value-type="float" office:value="7.33">
            <text:p>7.33</text:p>
          </table:table-cell>
          <table:table-cell office:value-type="float" office:value="7.02">
            <text:p>7.02</text:p>
          </table:table-cell>
          <table:table-cell office:value-type="float" office:value="7.086">
            <text:p>7.086</text:p>
          </table:table-cell>
          <table:table-cell table:style-name="ce35" table:formula="of:=CONCATENATE(&quot;{&quot;;[.C78];&quot;} &amp; &quot;;&quot;{&quot;;[.D78];&quot;} &amp; &quot;;&quot;{\tablenum[table-format=4]{&quot;;ROUND([.E78];2);&quot;}} &amp; &quot;;&quot;{\tablenum[table-format=4]{&quot;;ROUND([.F78];2);&quot;}} &amp; &quot;;&quot;{\tablenum[table-format=4]{&quot;;ROUND([.G78];2);&quot;}} &amp; &quot;;&quot;{\tablenum[table-format=4]{&quot;;ROUND([.H78];2);&quot;}} &amp; &quot;; &quot;{\tablenum[table-format=4]{&quot;;ROUND([.I78];2);&quot;}} \\ &quot;)" office:value-type="string" office:string-value="{w9} &amp; {level3} &amp; {\tablenum[table-format=4]{6.9}} &amp; {\tablenum[table-format=4]{7.25}} &amp; {\tablenum[table-format=4]{6.93}} &amp; {\tablenum[table-format=4]{7.33}} &amp; {\tablenum[table-format=4]{7.02}} \\ ">
            <text:p>{w9} &amp; {level3} &amp; {\tablenum[table-format=4]{6.9}} &amp; {\tablenum[table-format=4]{7.25}} &amp; {\tablenum[table-format=4]{6.93}} &amp; {\tablenum[table-format=4]{7.33}} &amp; {\tablenum[table-format=4]{7.0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3.38">
            <text:p>13.38</text:p>
          </table:table-cell>
          <table:table-cell office:value-type="float" office:value="13.51">
            <text:p>13.51</text:p>
          </table:table-cell>
          <table:table-cell office:value-type="float" office:value="13.47">
            <text:p>13.47</text:p>
          </table:table-cell>
          <table:table-cell office:value-type="float" office:value="13.48">
            <text:p>13.48</text:p>
          </table:table-cell>
          <table:table-cell office:value-type="float" office:value="13.68">
            <text:p>13.68</text:p>
          </table:table-cell>
          <table:table-cell office:value-type="float" office:value="13.504">
            <text:p>13.504</text:p>
          </table:table-cell>
          <table:table-cell table:style-name="ce35" table:formula="of:=CONCATENATE(&quot;{&quot;;[.C79];&quot;} &amp; &quot;;&quot;{&quot;;[.D79];&quot;} &amp; &quot;;&quot;{\tablenum[table-format=4]{&quot;;ROUND([.E79];2);&quot;}} &amp; &quot;;&quot;{\tablenum[table-format=4]{&quot;;ROUND([.F79];2);&quot;}} &amp; &quot;;&quot;{\tablenum[table-format=4]{&quot;;ROUND([.G79];2);&quot;}} &amp; &quot;;&quot;{\tablenum[table-format=4]{&quot;;ROUND([.H79];2);&quot;}} &amp; &quot;; &quot;{\tablenum[table-format=4]{&quot;;ROUND([.I79];2);&quot;}} \\ &quot;)" office:value-type="string" office:string-value="{w10} &amp; {level1} &amp; {\tablenum[table-format=4]{13.38}} &amp; {\tablenum[table-format=4]{13.51}} &amp; {\tablenum[table-format=4]{13.47}} &amp; {\tablenum[table-format=4]{13.48}} &amp; {\tablenum[table-format=4]{13.68}} \\ ">
            <text:p>{w10} &amp; {level1} &amp; {\tablenum[table-format=4]{13.38}} &amp; {\tablenum[table-format=4]{13.51}} &amp; {\tablenum[table-format=4]{13.47}} &amp; {\tablenum[table-format=4]{13.48}} &amp; {\tablenum[table-format=4]{13.6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13.45">
            <text:p>13.45</text:p>
          </table:table-cell>
          <table:table-cell office:value-type="float" office:value="13.82">
            <text:p>13.82</text:p>
          </table:table-cell>
          <table:table-cell office:value-type="float" office:value="13.68">
            <text:p>13.68</text:p>
          </table:table-cell>
          <table:table-cell office:value-type="float" office:value="14.14">
            <text:p>14.14</text:p>
          </table:table-cell>
          <table:table-cell office:value-type="float" office:value="13.61">
            <text:p>13.61</text:p>
          </table:table-cell>
          <table:table-cell office:value-type="float" office:value="13.74">
            <text:p>13.74</text:p>
          </table:table-cell>
          <table:table-cell table:style-name="ce35" table:formula="of:=CONCATENATE(&quot;{&quot;;[.C80];&quot;} &amp; &quot;;&quot;{&quot;;[.D80];&quot;} &amp; &quot;;&quot;{\tablenum[table-format=4]{&quot;;ROUND([.E80];2);&quot;}} &amp; &quot;;&quot;{\tablenum[table-format=4]{&quot;;ROUND([.F80];2);&quot;}} &amp; &quot;;&quot;{\tablenum[table-format=4]{&quot;;ROUND([.G80];2);&quot;}} &amp; &quot;;&quot;{\tablenum[table-format=4]{&quot;;ROUND([.H80];2);&quot;}} &amp; &quot;; &quot;{\tablenum[table-format=4]{&quot;;ROUND([.I80];2);&quot;}} \\ &quot;)" office:value-type="string" office:string-value="{w10} &amp; {level2} &amp; {\tablenum[table-format=4]{13.45}} &amp; {\tablenum[table-format=4]{13.82}} &amp; {\tablenum[table-format=4]{13.68}} &amp; {\tablenum[table-format=4]{14.14}} &amp; {\tablenum[table-format=4]{13.61}} \\ ">
            <text:p>{w10} &amp; {level2} &amp; {\tablenum[table-format=4]{13.45}} &amp; {\tablenum[table-format=4]{13.82}} &amp; {\tablenum[table-format=4]{13.68}} &amp; {\tablenum[table-format=4]{14.14}} &amp; {\tablenum[table-format=4]{13.61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14.66">
            <text:p>14.66</text:p>
          </table:table-cell>
          <table:table-cell office:value-type="float" office:value="15.93">
            <text:p>15.93</text:p>
          </table:table-cell>
          <table:table-cell office:value-type="float" office:value="15.26">
            <text:p>15.26</text:p>
          </table:table-cell>
          <table:table-cell office:value-type="float" office:value="15.54">
            <text:p>15.54</text:p>
          </table:table-cell>
          <table:table-cell office:value-type="float" office:value="14.23">
            <text:p>14.23</text:p>
          </table:table-cell>
          <table:table-cell office:value-type="float" office:value="15.124">
            <text:p>15.124</text:p>
          </table:table-cell>
          <table:table-cell table:style-name="ce35" table:formula="of:=CONCATENATE(&quot;{&quot;;[.C81];&quot;} &amp; &quot;;&quot;{&quot;;[.D81];&quot;} &amp; &quot;;&quot;{\tablenum[table-format=4]{&quot;;ROUND([.E81];2);&quot;}} &amp; &quot;;&quot;{\tablenum[table-format=4]{&quot;;ROUND([.F81];2);&quot;}} &amp; &quot;;&quot;{\tablenum[table-format=4]{&quot;;ROUND([.G81];2);&quot;}} &amp; &quot;;&quot;{\tablenum[table-format=4]{&quot;;ROUND([.H81];2);&quot;}} &amp; &quot;; &quot;{\tablenum[table-format=4]{&quot;;ROUND([.I81];2);&quot;}} \\ &quot;)" office:value-type="string" office:string-value="{w10} &amp; {level3} &amp; {\tablenum[table-format=4]{14.66}} &amp; {\tablenum[table-format=4]{15.93}} &amp; {\tablenum[table-format=4]{15.26}} &amp; {\tablenum[table-format=4]{15.54}} &amp; {\tablenum[table-format=4]{14.23}} \\ ">
            <text:p>{w10} &amp; {level3} &amp; {\tablenum[table-format=4]{14.66}} &amp; {\tablenum[table-format=4]{15.93}} &amp; {\tablenum[table-format=4]{15.26}} &amp; {\tablenum[table-format=4]{15.54}} &amp; {\tablenum[table-format=4]{14.23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28.46">
            <text:p>28.46</text:p>
          </table:table-cell>
          <table:table-cell office:value-type="float" office:value="29.09">
            <text:p>29.09</text:p>
          </table:table-cell>
          <table:table-cell office:value-type="float" office:value="29.21">
            <text:p>29.21</text:p>
          </table:table-cell>
          <table:table-cell office:value-type="float" office:value="29.67">
            <text:p>29.67</text:p>
          </table:table-cell>
          <table:table-cell office:value-type="float" office:value="29.68">
            <text:p>29.68</text:p>
          </table:table-cell>
          <table:table-cell office:value-type="float" office:value="29.222">
            <text:p>29.222</text:p>
          </table:table-cell>
          <table:table-cell table:style-name="ce35" table:formula="of:=CONCATENATE(&quot;{&quot;;[.C82];&quot;} &amp; &quot;;&quot;{&quot;;[.D82];&quot;} &amp; &quot;;&quot;{\tablenum[table-format=4]{&quot;;ROUND([.E82];2);&quot;}} &amp; &quot;;&quot;{\tablenum[table-format=4]{&quot;;ROUND([.F82];2);&quot;}} &amp; &quot;;&quot;{\tablenum[table-format=4]{&quot;;ROUND([.G82];2);&quot;}} &amp; &quot;;&quot;{\tablenum[table-format=4]{&quot;;ROUND([.H82];2);&quot;}} &amp; &quot;; &quot;{\tablenum[table-format=4]{&quot;;ROUND([.I82];2);&quot;}} \\ &quot;)" office:value-type="string" office:string-value="{w11} &amp; {level1} &amp; {\tablenum[table-format=4]{28.46}} &amp; {\tablenum[table-format=4]{29.09}} &amp; {\tablenum[table-format=4]{29.21}} &amp; {\tablenum[table-format=4]{29.67}} &amp; {\tablenum[table-format=4]{29.68}} \\ ">
            <text:p>{w11} &amp; {level1} &amp; {\tablenum[table-format=4]{28.46}} &amp; {\tablenum[table-format=4]{29.09}} &amp; {\tablenum[table-format=4]{29.21}} &amp; {\tablenum[table-format=4]{29.67}} &amp; {\tablenum[table-format=4]{29.6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29.37">
            <text:p>29.37</text:p>
          </table:table-cell>
          <table:table-cell office:value-type="float" office:value="29.98">
            <text:p>29.98</text:p>
          </table:table-cell>
          <table:table-cell office:value-type="float" office:value="29.87">
            <text:p>29.87</text:p>
          </table:table-cell>
          <table:table-cell office:value-type="float" office:value="30.2">
            <text:p>30.2</text:p>
          </table:table-cell>
          <table:table-cell office:value-type="float" office:value="30.84">
            <text:p>30.84</text:p>
          </table:table-cell>
          <table:table-cell office:value-type="float" office:value="30.052">
            <text:p>30.052</text:p>
          </table:table-cell>
          <table:table-cell table:style-name="ce35" table:formula="of:=CONCATENATE(&quot;{&quot;;[.C83];&quot;} &amp; &quot;;&quot;{&quot;;[.D83];&quot;} &amp; &quot;;&quot;{\tablenum[table-format=4]{&quot;;ROUND([.E83];2);&quot;}} &amp; &quot;;&quot;{\tablenum[table-format=4]{&quot;;ROUND([.F83];2);&quot;}} &amp; &quot;;&quot;{\tablenum[table-format=4]{&quot;;ROUND([.G83];2);&quot;}} &amp; &quot;;&quot;{\tablenum[table-format=4]{&quot;;ROUND([.H83];2);&quot;}} &amp; &quot;; &quot;{\tablenum[table-format=4]{&quot;;ROUND([.I83];2);&quot;}} \\ &quot;)" office:value-type="string" office:string-value="{w11} &amp; {level2} &amp; {\tablenum[table-format=4]{29.37}} &amp; {\tablenum[table-format=4]{29.98}} &amp; {\tablenum[table-format=4]{29.87}} &amp; {\tablenum[table-format=4]{30.2}} &amp; {\tablenum[table-format=4]{30.84}} \\ ">
            <text:p>{w11} &amp; {level2} &amp; {\tablenum[table-format=4]{29.37}} &amp; {\tablenum[table-format=4]{29.98}} &amp; {\tablenum[table-format=4]{29.87}} &amp; {\tablenum[table-format=4]{30.2}} &amp; {\tablenum[table-format=4]{30.84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28.77">
            <text:p>28.77</text:p>
          </table:table-cell>
          <table:table-cell office:value-type="float" office:value="32.92">
            <text:p>32.92</text:p>
          </table:table-cell>
          <table:table-cell office:value-type="float" office:value="29.26">
            <text:p>29.26</text:p>
          </table:table-cell>
          <table:table-cell office:value-type="float" office:value="32.33">
            <text:p>32.33</text:p>
          </table:table-cell>
          <table:table-cell office:value-type="float" office:value="30.62">
            <text:p>30.62</text:p>
          </table:table-cell>
          <table:table-cell office:value-type="float" office:value="30.78">
            <text:p>30.78</text:p>
          </table:table-cell>
          <table:table-cell table:style-name="ce35" table:formula="of:=CONCATENATE(&quot;{&quot;;[.C84];&quot;} &amp; &quot;;&quot;{&quot;;[.D84];&quot;} &amp; &quot;;&quot;{\tablenum[table-format=4]{&quot;;ROUND([.E84];2);&quot;}} &amp; &quot;;&quot;{\tablenum[table-format=4]{&quot;;ROUND([.F84];2);&quot;}} &amp; &quot;;&quot;{\tablenum[table-format=4]{&quot;;ROUND([.G84];2);&quot;}} &amp; &quot;;&quot;{\tablenum[table-format=4]{&quot;;ROUND([.H84];2);&quot;}} &amp; &quot;; &quot;{\tablenum[table-format=4]{&quot;;ROUND([.I84];2);&quot;}} \\ &quot;)" office:value-type="string" office:string-value="{w11} &amp; {level3} &amp; {\tablenum[table-format=4]{28.77}} &amp; {\tablenum[table-format=4]{32.92}} &amp; {\tablenum[table-format=4]{29.26}} &amp; {\tablenum[table-format=4]{32.33}} &amp; {\tablenum[table-format=4]{30.62}} \\ ">
            <text:p>{w11} &amp; {level3} &amp; {\tablenum[table-format=4]{28.77}} &amp; {\tablenum[table-format=4]{32.92}} &amp; {\tablenum[table-format=4]{29.26}} &amp; {\tablenum[table-format=4]{32.33}} &amp; {\tablenum[table-format=4]{30.6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64.22">
            <text:p>64.22</text:p>
          </table:table-cell>
          <table:table-cell office:value-type="float" office:value="61.86">
            <text:p>61.86</text:p>
          </table:table-cell>
          <table:table-cell office:value-type="float" office:value="64.02">
            <text:p>64.02</text:p>
          </table:table-cell>
          <table:table-cell office:value-type="float" office:value="64.41">
            <text:p>64.41</text:p>
          </table:table-cell>
          <table:table-cell office:value-type="float" office:value="65.6">
            <text:p>65.6</text:p>
          </table:table-cell>
          <table:table-cell office:value-type="float" office:value="64.022">
            <text:p>64.022</text:p>
          </table:table-cell>
          <table:table-cell table:style-name="ce35" table:formula="of:=CONCATENATE(&quot;{&quot;;[.C85];&quot;} &amp; &quot;;&quot;{&quot;;[.D85];&quot;} &amp; &quot;;&quot;{\tablenum[table-format=4]{&quot;;ROUND([.E85];2);&quot;}} &amp; &quot;;&quot;{\tablenum[table-format=4]{&quot;;ROUND([.F85];2);&quot;}} &amp; &quot;;&quot;{\tablenum[table-format=4]{&quot;;ROUND([.G85];2);&quot;}} &amp; &quot;;&quot;{\tablenum[table-format=4]{&quot;;ROUND([.H85];2);&quot;}} &amp; &quot;; &quot;{\tablenum[table-format=4]{&quot;;ROUND([.I85];2);&quot;}} \\ &quot;)" office:value-type="string" office:string-value="{w12} &amp; {level1} &amp; {\tablenum[table-format=4]{64.22}} &amp; {\tablenum[table-format=4]{61.86}} &amp; {\tablenum[table-format=4]{64.02}} &amp; {\tablenum[table-format=4]{64.41}} &amp; {\tablenum[table-format=4]{65.6}} \\ ">
            <text:p>{w12} &amp; {level1} &amp; {\tablenum[table-format=4]{64.22}} &amp; {\tablenum[table-format=4]{61.86}} &amp; {\tablenum[table-format=4]{64.02}} &amp; {\tablenum[table-format=4]{64.41}} &amp; {\tablenum[table-format=4]{65.6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64.93">
            <text:p>64.93</text:p>
          </table:table-cell>
          <table:table-cell office:value-type="float" office:value="66.66">
            <text:p>66.66</text:p>
          </table:table-cell>
          <table:table-cell office:value-type="float" office:value="67.39">
            <text:p>67.39</text:p>
          </table:table-cell>
          <table:table-cell office:value-type="float" office:value="67.9">
            <text:p>67.9</text:p>
          </table:table-cell>
          <table:table-cell office:value-type="float" office:value="66.02">
            <text:p>66.02</text:p>
          </table:table-cell>
          <table:table-cell office:value-type="float" office:value="66.58">
            <text:p>66.58</text:p>
          </table:table-cell>
          <table:table-cell table:style-name="ce35" table:formula="of:=CONCATENATE(&quot;{&quot;;[.C86];&quot;} &amp; &quot;;&quot;{&quot;;[.D86];&quot;} &amp; &quot;;&quot;{\tablenum[table-format=4]{&quot;;ROUND([.E86];2);&quot;}} &amp; &quot;;&quot;{\tablenum[table-format=4]{&quot;;ROUND([.F86];2);&quot;}} &amp; &quot;;&quot;{\tablenum[table-format=4]{&quot;;ROUND([.G86];2);&quot;}} &amp; &quot;;&quot;{\tablenum[table-format=4]{&quot;;ROUND([.H86];2);&quot;}} &amp; &quot;; &quot;{\tablenum[table-format=4]{&quot;;ROUND([.I86];2);&quot;}} \\ &quot;)" office:value-type="string" office:string-value="{w12} &amp; {level2} &amp; {\tablenum[table-format=4]{64.93}} &amp; {\tablenum[table-format=4]{66.66}} &amp; {\tablenum[table-format=4]{67.39}} &amp; {\tablenum[table-format=4]{67.9}} &amp; {\tablenum[table-format=4]{66.02}} \\ ">
            <text:p>{w12} &amp; {level2} &amp; {\tablenum[table-format=4]{64.93}} &amp; {\tablenum[table-format=4]{66.66}} &amp; {\tablenum[table-format=4]{67.39}} &amp; {\tablenum[table-format=4]{67.9}} &amp; {\tablenum[table-format=4]{66.0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56.51">
            <text:p>56.51</text:p>
          </table:table-cell>
          <table:table-cell office:value-type="float" office:value="68.71">
            <text:p>68.71</text:p>
          </table:table-cell>
          <table:table-cell office:value-type="float" office:value="58.32">
            <text:p>58.32</text:p>
          </table:table-cell>
          <table:table-cell office:value-type="float" office:value="70.74">
            <text:p>70.74</text:p>
          </table:table-cell>
          <table:table-cell office:value-type="float" office:value="61.98">
            <text:p>61.98</text:p>
          </table:table-cell>
          <table:table-cell office:value-type="float" office:value="63.252">
            <text:p>63.252</text:p>
          </table:table-cell>
          <table:table-cell table:style-name="ce35" table:formula="of:=CONCATENATE(&quot;{&quot;;[.C87];&quot;} &amp; &quot;;&quot;{&quot;;[.D87];&quot;} &amp; &quot;;&quot;{\tablenum[table-format=4]{&quot;;ROUND([.E87];2);&quot;}} &amp; &quot;;&quot;{\tablenum[table-format=4]{&quot;;ROUND([.F87];2);&quot;}} &amp; &quot;;&quot;{\tablenum[table-format=4]{&quot;;ROUND([.G87];2);&quot;}} &amp; &quot;;&quot;{\tablenum[table-format=4]{&quot;;ROUND([.H87];2);&quot;}} &amp; &quot;; &quot;{\tablenum[table-format=4]{&quot;;ROUND([.I87];2);&quot;}} \\ &quot;)" office:value-type="string" office:string-value="{w12} &amp; {level3} &amp; {\tablenum[table-format=4]{56.51}} &amp; {\tablenum[table-format=4]{68.71}} &amp; {\tablenum[table-format=4]{58.32}} &amp; {\tablenum[table-format=4]{70.74}} &amp; {\tablenum[table-format=4]{61.98}} \\ ">
            <text:p>{w12} &amp; {level3} &amp; {\tablenum[table-format=4]{56.51}} &amp; {\tablenum[table-format=4]{68.71}} &amp; {\tablenum[table-format=4]{58.32}} &amp; {\tablenum[table-format=4]{70.74}} &amp; {\tablenum[table-format=4]{61.9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40.49">
            <text:p>140.49</text:p>
          </table:table-cell>
          <table:table-cell office:value-type="float" office:value="133.94">
            <text:p>133.94</text:p>
          </table:table-cell>
          <table:table-cell office:value-type="float" office:value="138.99">
            <text:p>138.99</text:p>
          </table:table-cell>
          <table:table-cell office:value-type="float" office:value="141.51">
            <text:p>141.51</text:p>
          </table:table-cell>
          <table:table-cell office:value-type="float" office:value="143.79">
            <text:p>143.79</text:p>
          </table:table-cell>
          <table:table-cell office:value-type="float" office:value="139.744">
            <text:p>139.744</text:p>
          </table:table-cell>
          <table:table-cell table:style-name="ce35" table:formula="of:=CONCATENATE(&quot;{&quot;;[.C88];&quot;} &amp; &quot;;&quot;{&quot;;[.D88];&quot;} &amp; &quot;;&quot;{\tablenum[table-format=4]{&quot;;ROUND([.E88];2);&quot;}} &amp; &quot;;&quot;{\tablenum[table-format=4]{&quot;;ROUND([.F88];2);&quot;}} &amp; &quot;;&quot;{\tablenum[table-format=4]{&quot;;ROUND([.G88];2);&quot;}} &amp; &quot;;&quot;{\tablenum[table-format=4]{&quot;;ROUND([.H88];2);&quot;}} &amp; &quot;; &quot;{\tablenum[table-format=4]{&quot;;ROUND([.I88];2);&quot;}} \\ &quot;)" office:value-type="string" office:string-value="{w13} &amp; {level1} &amp; {\tablenum[table-format=4]{140.49}} &amp; {\tablenum[table-format=4]{133.94}} &amp; {\tablenum[table-format=4]{138.99}} &amp; {\tablenum[table-format=4]{141.51}} &amp; {\tablenum[table-format=4]{143.79}} \\ ">
            <text:p>{w13} &amp; {level1} &amp; {\tablenum[table-format=4]{140.49}} &amp; {\tablenum[table-format=4]{133.94}} &amp; {\tablenum[table-format=4]{138.99}} &amp; {\tablenum[table-format=4]{141.51}} &amp; {\tablenum[table-format=4]{143.79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141.48">
            <text:p>141.48</text:p>
          </table:table-cell>
          <table:table-cell office:value-type="float" office:value="142.09">
            <text:p>142.09</text:p>
          </table:table-cell>
          <table:table-cell office:value-type="float" office:value="143.05">
            <text:p>143.05</text:p>
          </table:table-cell>
          <table:table-cell office:value-type="float" office:value="146.62">
            <text:p>146.62</text:p>
          </table:table-cell>
          <table:table-cell office:value-type="float" office:value="146.72">
            <text:p>146.72</text:p>
          </table:table-cell>
          <table:table-cell office:value-type="float" office:value="143.992">
            <text:p>143.992</text:p>
          </table:table-cell>
          <table:table-cell table:style-name="ce35" table:formula="of:=CONCATENATE(&quot;{&quot;;[.C89];&quot;} &amp; &quot;;&quot;{&quot;;[.D89];&quot;} &amp; &quot;;&quot;{\tablenum[table-format=4]{&quot;;ROUND([.E89];2);&quot;}} &amp; &quot;;&quot;{\tablenum[table-format=4]{&quot;;ROUND([.F89];2);&quot;}} &amp; &quot;;&quot;{\tablenum[table-format=4]{&quot;;ROUND([.G89];2);&quot;}} &amp; &quot;;&quot;{\tablenum[table-format=4]{&quot;;ROUND([.H89];2);&quot;}} &amp; &quot;; &quot;{\tablenum[table-format=4]{&quot;;ROUND([.I89];2);&quot;}} \\ &quot;)" office:value-type="string" office:string-value="{w13} &amp; {level2} &amp; {\tablenum[table-format=4]{141.48}} &amp; {\tablenum[table-format=4]{142.09}} &amp; {\tablenum[table-format=4]{143.05}} &amp; {\tablenum[table-format=4]{146.62}} &amp; {\tablenum[table-format=4]{146.72}} \\ ">
            <text:p>{w13} &amp; {level2} &amp; {\tablenum[table-format=4]{141.48}} &amp; {\tablenum[table-format=4]{142.09}} &amp; {\tablenum[table-format=4]{143.05}} &amp; {\tablenum[table-format=4]{146.62}} &amp; {\tablenum[table-format=4]{146.7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141.94">
            <text:p>141.94</text:p>
          </table:table-cell>
          <table:table-cell office:value-type="float" office:value="155.22">
            <text:p>155.22</text:p>
          </table:table-cell>
          <table:table-cell office:value-type="float" office:value="143.46">
            <text:p>143.46</text:p>
          </table:table-cell>
          <table:table-cell office:value-type="float" office:value="157.94">
            <text:p>157.94</text:p>
          </table:table-cell>
          <table:table-cell office:value-type="float" office:value="148.13">
            <text:p>148.13</text:p>
          </table:table-cell>
          <table:table-cell office:value-type="float" office:value="149.338">
            <text:p>149.338</text:p>
          </table:table-cell>
          <table:table-cell table:style-name="ce35" table:formula="of:=CONCATENATE(&quot;{&quot;;[.C90];&quot;} &amp; &quot;;&quot;{&quot;;[.D90];&quot;} &amp; &quot;;&quot;{\tablenum[table-format=4]{&quot;;ROUND([.E90];2);&quot;}} &amp; &quot;;&quot;{\tablenum[table-format=4]{&quot;;ROUND([.F90];2);&quot;}} &amp; &quot;;&quot;{\tablenum[table-format=4]{&quot;;ROUND([.G90];2);&quot;}} &amp; &quot;;&quot;{\tablenum[table-format=4]{&quot;;ROUND([.H90];2);&quot;}} &amp; &quot;; &quot;{\tablenum[table-format=4]{&quot;;ROUND([.I90];2);&quot;}} \\ &quot;)" office:value-type="string" office:string-value="{w13} &amp; {level3} &amp; {\tablenum[table-format=4]{141.94}} &amp; {\tablenum[table-format=4]{155.22}} &amp; {\tablenum[table-format=4]{143.46}} &amp; {\tablenum[table-format=4]{157.94}} &amp; {\tablenum[table-format=4]{148.13}} \\ ">
            <text:p>{w13} &amp; {level3} &amp; {\tablenum[table-format=4]{141.94}} &amp; {\tablenum[table-format=4]{155.22}} &amp; {\tablenum[table-format=4]{143.46}} &amp; {\tablenum[table-format=4]{157.94}} &amp; {\tablenum[table-format=4]{148.13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548.08">
            <text:p>548.08</text:p>
          </table:table-cell>
          <table:table-cell office:value-type="float" office:value="566.62">
            <text:p>566.62</text:p>
          </table:table-cell>
          <table:table-cell office:value-type="float" office:value="567.82">
            <text:p>567.82</text:p>
          </table:table-cell>
          <table:table-cell office:value-type="float" office:value="580.47">
            <text:p>580.47</text:p>
          </table:table-cell>
          <table:table-cell office:value-type="float" office:value="589.56">
            <text:p>589.56</text:p>
          </table:table-cell>
          <table:table-cell office:value-type="float" office:value="570.51">
            <text:p>570.51</text:p>
          </table:table-cell>
          <table:table-cell table:style-name="ce35" table:formula="of:=CONCATENATE(&quot;{&quot;;[.C91];&quot;} &amp; &quot;;&quot;{&quot;;[.D91];&quot;} &amp; &quot;;&quot;{\tablenum[table-format=4]{&quot;;ROUND([.E91];2);&quot;}} &amp; &quot;;&quot;{\tablenum[table-format=4]{&quot;;ROUND([.F91];2);&quot;}} &amp; &quot;;&quot;{\tablenum[table-format=4]{&quot;;ROUND([.G91];2);&quot;}} &amp; &quot;;&quot;{\tablenum[table-format=4]{&quot;;ROUND([.H91];2);&quot;}} &amp; &quot;; &quot;{\tablenum[table-format=4]{&quot;;ROUND([.I91];2);&quot;}} \\ &quot;)" office:value-type="string" office:string-value="{w14} &amp; {level1} &amp; {\tablenum[table-format=4]{548.08}} &amp; {\tablenum[table-format=4]{566.62}} &amp; {\tablenum[table-format=4]{567.82}} &amp; {\tablenum[table-format=4]{580.47}} &amp; {\tablenum[table-format=4]{589.56}} \\ ">
            <text:p>{w14} &amp; {level1} &amp; {\tablenum[table-format=4]{548.08}} &amp; {\tablenum[table-format=4]{566.62}} &amp; {\tablenum[table-format=4]{567.82}} &amp; {\tablenum[table-format=4]{580.47}} &amp; {\tablenum[table-format=4]{589.56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432.59">
            <text:p>432.59</text:p>
          </table:table-cell>
          <table:table-cell office:value-type="float" office:value="470.88">
            <text:p>470.88</text:p>
          </table:table-cell>
          <table:table-cell office:value-type="float" office:value="435.17">
            <text:p>435.17</text:p>
          </table:table-cell>
          <table:table-cell office:value-type="float" office:value="457.24">
            <text:p>457.24</text:p>
          </table:table-cell>
          <table:table-cell office:value-type="float" office:value="452.32">
            <text:p>452.32</text:p>
          </table:table-cell>
          <table:table-cell office:value-type="float" office:value="449.64">
            <text:p>449.64</text:p>
          </table:table-cell>
          <table:table-cell table:style-name="ce35" table:formula="of:=CONCATENATE(&quot;{&quot;;[.C92];&quot;} &amp; &quot;;&quot;{&quot;;[.D92];&quot;} &amp; &quot;;&quot;{\tablenum[table-format=4]{&quot;;ROUND([.E92];2);&quot;}} &amp; &quot;;&quot;{\tablenum[table-format=4]{&quot;;ROUND([.F92];2);&quot;}} &amp; &quot;;&quot;{\tablenum[table-format=4]{&quot;;ROUND([.G92];2);&quot;}} &amp; &quot;;&quot;{\tablenum[table-format=4]{&quot;;ROUND([.H92];2);&quot;}} &amp; &quot;; &quot;{\tablenum[table-format=4]{&quot;;ROUND([.I92];2);&quot;}} \\ &quot;)" office:value-type="string" office:string-value="{w14} &amp; {level2} &amp; {\tablenum[table-format=4]{432.59}} &amp; {\tablenum[table-format=4]{470.88}} &amp; {\tablenum[table-format=4]{435.17}} &amp; {\tablenum[table-format=4]{457.24}} &amp; {\tablenum[table-format=4]{452.32}} \\ ">
            <text:p>{w14} &amp; {level2} &amp; {\tablenum[table-format=4]{432.59}} &amp; {\tablenum[table-format=4]{470.88}} &amp; {\tablenum[table-format=4]{435.17}} &amp; {\tablenum[table-format=4]{457.24}} &amp; {\tablenum[table-format=4]{452.3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699.98">
            <text:p>699.98</text:p>
          </table:table-cell>
          <table:table-cell office:value-type="float" office:value="704.1">
            <text:p>704.1</text:p>
          </table:table-cell>
          <table:table-cell office:value-type="float" office:value="716.51">
            <text:p>716.51</text:p>
          </table:table-cell>
          <table:table-cell office:value-type="float" office:value="751.32">
            <text:p>751.32</text:p>
          </table:table-cell>
          <table:table-cell office:value-type="float" office:value="736.28">
            <text:p>736.28</text:p>
          </table:table-cell>
          <table:table-cell office:value-type="float" office:value="721.638">
            <text:p>721.638</text:p>
          </table:table-cell>
          <table:table-cell table:style-name="ce35" table:formula="of:=CONCATENATE(&quot;{&quot;;[.C93];&quot;} &amp; &quot;;&quot;{&quot;;[.D93];&quot;} &amp; &quot;;&quot;{\tablenum[table-format=4]{&quot;;ROUND([.E93];2);&quot;}} &amp; &quot;;&quot;{\tablenum[table-format=4]{&quot;;ROUND([.F93];2);&quot;}} &amp; &quot;;&quot;{\tablenum[table-format=4]{&quot;;ROUND([.G93];2);&quot;}} &amp; &quot;;&quot;{\tablenum[table-format=4]{&quot;;ROUND([.H93];2);&quot;}} &amp; &quot;; &quot;{\tablenum[table-format=4]{&quot;;ROUND([.I93];2);&quot;}} \\ &quot;)" office:value-type="string" office:string-value="{w14} &amp; {level3} &amp; {\tablenum[table-format=4]{699.98}} &amp; {\tablenum[table-format=4]{704.1}} &amp; {\tablenum[table-format=4]{716.51}} &amp; {\tablenum[table-format=4]{751.32}} &amp; {\tablenum[table-format=4]{736.28}} \\ ">
            <text:p>{w14} &amp; {level3} &amp; {\tablenum[table-format=4]{699.98}} &amp; {\tablenum[table-format=4]{704.1}} &amp; {\tablenum[table-format=4]{716.51}} &amp; {\tablenum[table-format=4]{751.32}} &amp; {\tablenum[table-format=4]{736.2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922.89">
            <text:p>1922.89</text:p>
          </table:table-cell>
          <table:table-cell office:value-type="float" office:value="2035.21">
            <text:p>2035.21</text:p>
          </table:table-cell>
          <table:table-cell office:value-type="float" office:value="1981.42">
            <text:p>1981.42</text:p>
          </table:table-cell>
          <table:table-cell office:value-type="float" office:value="2050.59">
            <text:p>2050.59</text:p>
          </table:table-cell>
          <table:table-cell office:value-type="float" office:value="2081.8">
            <text:p>2081.8</text:p>
          </table:table-cell>
          <table:table-cell office:value-type="float" office:value="2014.382">
            <text:p>2014.382</text:p>
          </table:table-cell>
          <table:table-cell table:style-name="ce35" table:formula="of:=CONCATENATE(&quot;{&quot;;[.C94];&quot;} &amp; &quot;;&quot;{&quot;;[.D94];&quot;} &amp; &quot;;&quot;{\tablenum[table-format=4]{&quot;;ROUND([.E94];2);&quot;}} &amp; &quot;;&quot;{\tablenum[table-format=4]{&quot;;ROUND([.F94];2);&quot;}} &amp; &quot;;&quot;{\tablenum[table-format=4]{&quot;;ROUND([.G94];2);&quot;}} &amp; &quot;;&quot;{\tablenum[table-format=4]{&quot;;ROUND([.H94];2);&quot;}} &amp; &quot;; &quot;{\tablenum[table-format=4]{&quot;;ROUND([.I94];2);&quot;}} \\ &quot;)" office:value-type="string" office:string-value="{w15} &amp; {level1} &amp; {\tablenum[table-format=4]{1922.89}} &amp; {\tablenum[table-format=4]{2035.21}} &amp; {\tablenum[table-format=4]{1981.42}} &amp; {\tablenum[table-format=4]{2050.59}} &amp; {\tablenum[table-format=4]{2081.8}} \\ ">
            <text:p>{w15} &amp; {level1} &amp; {\tablenum[table-format=4]{1922.89}} &amp; {\tablenum[table-format=4]{2035.21}} &amp; {\tablenum[table-format=4]{1981.42}} &amp; {\tablenum[table-format=4]{2050.59}} &amp; {\tablenum[table-format=4]{2081.8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973.71">
            <text:p>973.71</text:p>
          </table:table-cell>
          <table:table-cell office:value-type="float" office:value="1052.02">
            <text:p>1052.02</text:p>
          </table:table-cell>
          <table:table-cell office:value-type="float" office:value="1049.53">
            <text:p>1049.53</text:p>
          </table:table-cell>
          <table:table-cell office:value-type="float" office:value="1193.01">
            <text:p>1193.01</text:p>
          </table:table-cell>
          <table:table-cell office:value-type="float" office:value="1130.72">
            <text:p>1130.72</text:p>
          </table:table-cell>
          <table:table-cell office:value-type="float" office:value="1079.798">
            <text:p>1079.798</text:p>
          </table:table-cell>
          <table:table-cell table:style-name="ce35" table:formula="of:=CONCATENATE(&quot;{&quot;;[.C95];&quot;} &amp; &quot;;&quot;{&quot;;[.D95];&quot;} &amp; &quot;;&quot;{\tablenum[table-format=4]{&quot;;ROUND([.E95];2);&quot;}} &amp; &quot;;&quot;{\tablenum[table-format=4]{&quot;;ROUND([.F95];2);&quot;}} &amp; &quot;;&quot;{\tablenum[table-format=4]{&quot;;ROUND([.G95];2);&quot;}} &amp; &quot;;&quot;{\tablenum[table-format=4]{&quot;;ROUND([.H95];2);&quot;}} &amp; &quot;; &quot;{\tablenum[table-format=4]{&quot;;ROUND([.I95];2);&quot;}} \\ &quot;)" office:value-type="string" office:string-value="{w15} &amp; {level2} &amp; {\tablenum[table-format=4]{973.71}} &amp; {\tablenum[table-format=4]{1052.02}} &amp; {\tablenum[table-format=4]{1049.53}} &amp; {\tablenum[table-format=4]{1193.01}} &amp; {\tablenum[table-format=4]{1130.72}} \\ ">
            <text:p>{w15} &amp; {level2} &amp; {\tablenum[table-format=4]{973.71}} &amp; {\tablenum[table-format=4]{1052.02}} &amp; {\tablenum[table-format=4]{1049.53}} &amp; {\tablenum[table-format=4]{1193.01}} &amp; {\tablenum[table-format=4]{1130.72}} \\ </text:p>
          </table:table-cell>
        </table:table-row>
        <table:table-row table:style-name="ro1">
          <table:table-cell office:value-type="string">
            <text:p>ListIdentifier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1344.34">
            <text:p>1344.34</text:p>
          </table:table-cell>
          <table:table-cell office:value-type="float" office:value="1342.29">
            <text:p>1342.29</text:p>
          </table:table-cell>
          <table:table-cell office:value-type="float" office:value="1422.78">
            <text:p>1422.78</text:p>
          </table:table-cell>
          <table:table-cell office:value-type="float" office:value="1417.14">
            <text:p>1417.14</text:p>
          </table:table-cell>
          <table:table-cell office:value-type="float" office:value="1419.45">
            <text:p>1419.45</text:p>
          </table:table-cell>
          <table:table-cell office:value-type="float" office:value="1389.2">
            <text:p>1389.2</text:p>
          </table:table-cell>
          <table:table-cell table:style-name="ce35" table:formula="of:=CONCATENATE(&quot;{&quot;;[.C96];&quot;} &amp; &quot;;&quot;{&quot;;[.D96];&quot;} &amp; &quot;;&quot;{\tablenum[table-format=4]{&quot;;ROUND([.E96];2);&quot;}} &amp; &quot;;&quot;{\tablenum[table-format=4]{&quot;;ROUND([.F96];2);&quot;}} &amp; &quot;;&quot;{\tablenum[table-format=4]{&quot;;ROUND([.G96];2);&quot;}} &amp; &quot;;&quot;{\tablenum[table-format=4]{&quot;;ROUND([.H96];2);&quot;}} &amp; &quot;; &quot;{\tablenum[table-format=4]{&quot;;ROUND([.I96];2);&quot;}} \\ &quot;)" office:value-type="string" office:string-value="{w15} &amp; {level3} &amp; {\tablenum[table-format=4]{1344.34}} &amp; {\tablenum[table-format=4]{1342.29}} &amp; {\tablenum[table-format=4]{1422.78}} &amp; {\tablenum[table-format=4]{1417.14}} &amp; {\tablenum[table-format=4]{1419.45}} \\ ">
            <text:p>{w15} &amp; {level3} &amp; {\tablenum[table-format=4]{1344.34}} &amp; {\tablenum[table-format=4]{1342.29}} &amp; {\tablenum[table-format=4]{1422.78}} &amp; {\tablenum[table-format=4]{1417.14}} &amp; {\tablenum[table-format=4]{1419.45}} \\ </text:p>
          </table:table-cell>
        </table:table-row>
        <table:table-row table:style-name="ro2">
          <table:table-cell table:number-columns-repeated="10"/>
          <table:table-cell table:style-name="ce35"/>
        </table:table-row>
        <table:table-row table:style-name="ro1">
          <table:table-cell office:value-type="string">
            <text:p>ListRecords</text:p>
          </table:table-cell>
          <table:table-cell table:number-columns-repeated="10"/>
        </table:table-row>
        <table:table-row table:style-name="ro1"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.93">
            <text:p>1.93</text:p>
          </table:table-cell>
          <table:table-cell office:value-type="float" office:value="0.52">
            <text:p>0.52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784">
            <text:p>0.784</text:p>
          </table:table-cell>
          <table:table-cell table:style-name="ce35" table:formula="of:=CONCATENATE(&quot;{&quot;;[.C99];&quot;} &amp; &quot;;&quot;{&quot;;[.D99];&quot;} &amp; &quot;;&quot;{\tablenum[table-format=4]{&quot;;ROUND([.E99];2);&quot;}} &amp; &quot;;&quot;{\tablenum[table-format=4]{&quot;;ROUND([.F99];2);&quot;}} &amp; &quot;;&quot;{\tablenum[table-format=4]{&quot;;ROUND([.G99];2);&quot;}} &amp; &quot;;&quot;{\tablenum[table-format=4]{&quot;;ROUND([.H99];2);&quot;}} &amp; &quot;; &quot;{\tablenum[table-format=4]{&quot;;ROUND([.I99];2);&quot;}} \\ &quot;)" office:value-type="string" office:string-value="{w1} &amp; {level1} &amp; {\tablenum[table-format=4]{1.93}} &amp; {\tablenum[table-format=4]{0.52}} &amp; {\tablenum[table-format=4]{0.49}} &amp; {\tablenum[table-format=4]{0.48}} &amp; {\tablenum[table-format=4]{0.5}} \\ ">
            <text:p>{w1} &amp; {level1} &amp; {\tablenum[table-format=4]{1.93}} &amp; {\tablenum[table-format=4]{0.52}} &amp; {\tablenum[table-format=4]{0.49}} &amp; {\tablenum[table-format=4]{0.48}} &amp; {\tablenum[table-format=4]{0.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1.94">
            <text:p>1.94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.49">
            <text:p>0.49</text:p>
          </table:table-cell>
          <table:table-cell office:value-type="float" office:value="0.792">
            <text:p>0.792</text:p>
          </table:table-cell>
          <table:table-cell table:style-name="ce35" table:formula="of:=CONCATENATE(&quot;{&quot;;[.C100];&quot;} &amp; &quot;;&quot;{&quot;;[.D100];&quot;} &amp; &quot;;&quot;{\tablenum[table-format=4]{&quot;;ROUND([.E100];2);&quot;}} &amp; &quot;;&quot;{\tablenum[table-format=4]{&quot;;ROUND([.F100];2);&quot;}} &amp; &quot;;&quot;{\tablenum[table-format=4]{&quot;;ROUND([.G100];2);&quot;}} &amp; &quot;;&quot;{\tablenum[table-format=4]{&quot;;ROUND([.H100];2);&quot;}} &amp; &quot;; &quot;{\tablenum[table-format=4]{&quot;;ROUND([.I100];2);&quot;}} \\ &quot;)" office:value-type="string" office:string-value="{w1} &amp; {level2} &amp; {\tablenum[table-format=4]{1.94}} &amp; {\tablenum[table-format=4]{0.55}} &amp; {\tablenum[table-format=4]{0.49}} &amp; {\tablenum[table-format=4]{0.49}} &amp; {\tablenum[table-format=4]{0.49}} \\ ">
            <text:p>{w1} &amp; {level2} &amp; {\tablenum[table-format=4]{1.94}} &amp; {\tablenum[table-format=4]{0.55}} &amp; {\tablenum[table-format=4]{0.49}} &amp; {\tablenum[table-format=4]{0.49}} &amp; {\tablenum[table-format=4]{0.4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1.76">
            <text:p>1.76</text:p>
          </table:table-cell>
          <table:table-cell office:value-type="float" office:value="0.55">
            <text:p>0.55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758">
            <text:p>0.758</text:p>
          </table:table-cell>
          <table:table-cell table:style-name="ce35" table:formula="of:=CONCATENATE(&quot;{&quot;;[.C101];&quot;} &amp; &quot;;&quot;{&quot;;[.D101];&quot;} &amp; &quot;;&quot;{\tablenum[table-format=4]{&quot;;ROUND([.E101];2);&quot;}} &amp; &quot;;&quot;{\tablenum[table-format=4]{&quot;;ROUND([.F101];2);&quot;}} &amp; &quot;;&quot;{\tablenum[table-format=4]{&quot;;ROUND([.G101];2);&quot;}} &amp; &quot;;&quot;{\tablenum[table-format=4]{&quot;;ROUND([.H101];2);&quot;}} &amp; &quot;; &quot;{\tablenum[table-format=4]{&quot;;ROUND([.I101];2);&quot;}} \\ &quot;)" office:value-type="string" office:string-value="{w1} &amp; {level3} &amp; {\tablenum[table-format=4]{1.76}} &amp; {\tablenum[table-format=4]{0.55}} &amp; {\tablenum[table-format=4]{0.49}} &amp; {\tablenum[table-format=4]{0.5}} &amp; {\tablenum[table-format=4]{0.49}} \\ ">
            <text:p>{w1} &amp; {level3} &amp; {\tablenum[table-format=4]{1.76}} &amp; {\tablenum[table-format=4]{0.55}} &amp; {\tablenum[table-format=4]{0.49}} &amp; {\tablenum[table-format=4]{0.5}} &amp; {\tablenum[table-format=4]{0.4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.008">
            <text:p>1.008</text:p>
          </table:table-cell>
          <table:table-cell table:style-name="ce35" table:formula="of:=CONCATENATE(&quot;{&quot;;[.C102];&quot;} &amp; &quot;;&quot;{&quot;;[.D102];&quot;} &amp; &quot;;&quot;{\tablenum[table-format=4]{&quot;;ROUND([.E102];2);&quot;}} &amp; &quot;;&quot;{\tablenum[table-format=4]{&quot;;ROUND([.F102];2);&quot;}} &amp; &quot;;&quot;{\tablenum[table-format=4]{&quot;;ROUND([.G102];2);&quot;}} &amp; &quot;;&quot;{\tablenum[table-format=4]{&quot;;ROUND([.H102];2);&quot;}} &amp; &quot;; &quot;{\tablenum[table-format=4]{&quot;;ROUND([.I102];2);&quot;}} \\ &quot;)" office:value-type="string" office:string-value="{w2} &amp; {level1} &amp; {\tablenum[table-format=4]{1.11}} &amp; {\tablenum[table-format=4]{0.98}} &amp; {\tablenum[table-format=4]{0.98}} &amp; {\tablenum[table-format=4]{0.99}} &amp; {\tablenum[table-format=4]{0.98}} \\ ">
            <text:p>{w2} &amp; {level1} &amp; {\tablenum[table-format=4]{1.11}} &amp; {\tablenum[table-format=4]{0.98}} &amp; {\tablenum[table-format=4]{0.98}} &amp; {\tablenum[table-format=4]{0.99}} &amp; {\tablenum[table-format=4]{0.98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2.41">
            <text:p>2.41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.276">
            <text:p>1.276</text:p>
          </table:table-cell>
          <table:table-cell table:style-name="ce35" table:formula="of:=CONCATENATE(&quot;{&quot;;[.C103];&quot;} &amp; &quot;;&quot;{&quot;;[.D103];&quot;} &amp; &quot;;&quot;{\tablenum[table-format=4]{&quot;;ROUND([.E103];2);&quot;}} &amp; &quot;;&quot;{\tablenum[table-format=4]{&quot;;ROUND([.F103];2);&quot;}} &amp; &quot;;&quot;{\tablenum[table-format=4]{&quot;;ROUND([.G103];2);&quot;}} &amp; &quot;;&quot;{\tablenum[table-format=4]{&quot;;ROUND([.H103];2);&quot;}} &amp; &quot;; &quot;{\tablenum[table-format=4]{&quot;;ROUND([.I103];2);&quot;}} \\ &quot;)" office:value-type="string" office:string-value="{w2} &amp; {level2} &amp; {\tablenum[table-format=4]{2.41}} &amp; {\tablenum[table-format=4]{0.99}} &amp; {\tablenum[table-format=4]{1}} &amp; {\tablenum[table-format=4]{0.99}} &amp; {\tablenum[table-format=4]{0.99}} \\ ">
            <text:p>{w2} &amp; {level2} &amp; {\tablenum[table-format=4]{2.41}} &amp; {\tablenum[table-format=4]{0.99}} &amp; {\tablenum[table-format=4]{1}} &amp; {\tablenum[table-format=4]{0.99}} &amp; {\tablenum[table-format=4]{0.9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2.44">
            <text:p>2.44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1.01">
            <text:p>1.01</text:p>
          </table:table-cell>
          <table:table-cell office:value-type="float" office:value="1.288">
            <text:p>1.288</text:p>
          </table:table-cell>
          <table:table-cell table:style-name="ce35" table:formula="of:=CONCATENATE(&quot;{&quot;;[.C104];&quot;} &amp; &quot;;&quot;{&quot;;[.D104];&quot;} &amp; &quot;;&quot;{\tablenum[table-format=4]{&quot;;ROUND([.E104];2);&quot;}} &amp; &quot;;&quot;{\tablenum[table-format=4]{&quot;;ROUND([.F104];2);&quot;}} &amp; &quot;;&quot;{\tablenum[table-format=4]{&quot;;ROUND([.G104];2);&quot;}} &amp; &quot;;&quot;{\tablenum[table-format=4]{&quot;;ROUND([.H104];2);&quot;}} &amp; &quot;; &quot;{\tablenum[table-format=4]{&quot;;ROUND([.I104];2);&quot;}} \\ &quot;)" office:value-type="string" office:string-value="{w2} &amp; {level3} &amp; {\tablenum[table-format=4]{2.44}} &amp; {\tablenum[table-format=4]{0.99}} &amp; {\tablenum[table-format=4]{1}} &amp; {\tablenum[table-format=4]{1}} &amp; {\tablenum[table-format=4]{1.01}} \\ ">
            <text:p>{w2} &amp; {level3} &amp; {\tablenum[table-format=4]{2.44}} &amp; {\tablenum[table-format=4]{0.99}} &amp; {\tablenum[table-format=4]{1}} &amp; {\tablenum[table-format=4]{1}} &amp; {\tablenum[table-format=4]{1.01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number-columns-repeated="2" office:value-type="float" office:value="2.01">
            <text:p>2.01</text:p>
          </table:table-cell>
          <table:table-cell office:value-type="float" office:value="2.03">
            <text:p>2.03</text:p>
          </table:table-cell>
          <table:table-cell office:value-type="float" office:value="2.06">
            <text:p>2.06</text:p>
          </table:table-cell>
          <table:table-cell table:style-name="ce35" table:formula="of:=CONCATENATE(&quot;{&quot;;[.C105];&quot;} &amp; &quot;;&quot;{&quot;;[.D105];&quot;} &amp; &quot;;&quot;{\tablenum[table-format=4]{&quot;;ROUND([.E105];2);&quot;}} &amp; &quot;;&quot;{\tablenum[table-format=4]{&quot;;ROUND([.F105];2);&quot;}} &amp; &quot;;&quot;{\tablenum[table-format=4]{&quot;;ROUND([.G105];2);&quot;}} &amp; &quot;;&quot;{\tablenum[table-format=4]{&quot;;ROUND([.H105];2);&quot;}} &amp; &quot;; &quot;{\tablenum[table-format=4]{&quot;;ROUND([.I105];2);&quot;}} \\ &quot;)" office:value-type="string" office:string-value="{w3} &amp; {level1} &amp; {\tablenum[table-format=4]{2.25}} &amp; {\tablenum[table-format=4]{2}} &amp; {\tablenum[table-format=4]{2.01}} &amp; {\tablenum[table-format=4]{2.01}} &amp; {\tablenum[table-format=4]{2.03}} \\ ">
            <text:p>{w3} &amp; {level1} &amp; {\tablenum[table-format=4]{2.25}} &amp; {\tablenum[table-format=4]{2}} &amp; {\tablenum[table-format=4]{2.01}} &amp; {\tablenum[table-format=4]{2.01}} &amp; {\tablenum[table-format=4]{2.0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3.23">
            <text:p>3.23</text:p>
          </table:table-cell>
          <table:table-cell office:value-type="float" office:value="2.01">
            <text:p>2.01</text:p>
          </table:table-cell>
          <table:table-cell table:number-columns-repeated="3" office:value-type="float" office:value="2.03">
            <text:p>2.03</text:p>
          </table:table-cell>
          <table:table-cell office:value-type="float" office:value="2.266">
            <text:p>2.266</text:p>
          </table:table-cell>
          <table:table-cell table:style-name="ce35" table:formula="of:=CONCATENATE(&quot;{&quot;;[.C106];&quot;} &amp; &quot;;&quot;{&quot;;[.D106];&quot;} &amp; &quot;;&quot;{\tablenum[table-format=4]{&quot;;ROUND([.E106];2);&quot;}} &amp; &quot;;&quot;{\tablenum[table-format=4]{&quot;;ROUND([.F106];2);&quot;}} &amp; &quot;;&quot;{\tablenum[table-format=4]{&quot;;ROUND([.G106];2);&quot;}} &amp; &quot;;&quot;{\tablenum[table-format=4]{&quot;;ROUND([.H106];2);&quot;}} &amp; &quot;; &quot;{\tablenum[table-format=4]{&quot;;ROUND([.I106];2);&quot;}} \\ &quot;)" office:value-type="string" office:string-value="{w3} &amp; {level2} &amp; {\tablenum[table-format=4]{3.23}} &amp; {\tablenum[table-format=4]{2.01}} &amp; {\tablenum[table-format=4]{2.03}} &amp; {\tablenum[table-format=4]{2.03}} &amp; {\tablenum[table-format=4]{2.03}} \\ ">
            <text:p>{w3} &amp; {level2} &amp; {\tablenum[table-format=4]{3.23}} &amp; {\tablenum[table-format=4]{2.01}} &amp; {\tablenum[table-format=4]{2.03}} &amp; {\tablenum[table-format=4]{2.03}} &amp; {\tablenum[table-format=4]{2.0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3.8">
            <text:p>3.8</text:p>
          </table:table-cell>
          <table:table-cell office:value-type="float" office:value="2.02">
            <text:p>2.02</text:p>
          </table:table-cell>
          <table:table-cell office:value-type="float" office:value="2.06">
            <text:p>2.06</text:p>
          </table:table-cell>
          <table:table-cell table:number-columns-repeated="2" office:value-type="float" office:value="2.05">
            <text:p>2.05</text:p>
          </table:table-cell>
          <table:table-cell office:value-type="float" office:value="2.396">
            <text:p>2.396</text:p>
          </table:table-cell>
          <table:table-cell table:style-name="ce35" table:formula="of:=CONCATENATE(&quot;{&quot;;[.C107];&quot;} &amp; &quot;;&quot;{&quot;;[.D107];&quot;} &amp; &quot;;&quot;{\tablenum[table-format=4]{&quot;;ROUND([.E107];2);&quot;}} &amp; &quot;;&quot;{\tablenum[table-format=4]{&quot;;ROUND([.F107];2);&quot;}} &amp; &quot;;&quot;{\tablenum[table-format=4]{&quot;;ROUND([.G107];2);&quot;}} &amp; &quot;;&quot;{\tablenum[table-format=4]{&quot;;ROUND([.H107];2);&quot;}} &amp; &quot;; &quot;{\tablenum[table-format=4]{&quot;;ROUND([.I107];2);&quot;}} \\ &quot;)" office:value-type="string" office:string-value="{w3} &amp; {level3} &amp; {\tablenum[table-format=4]{3.8}} &amp; {\tablenum[table-format=4]{2.02}} &amp; {\tablenum[table-format=4]{2.06}} &amp; {\tablenum[table-format=4]{2.05}} &amp; {\tablenum[table-format=4]{2.05}} \\ ">
            <text:p>{w3} &amp; {level3} &amp; {\tablenum[table-format=4]{3.8}} &amp; {\tablenum[table-format=4]{2.02}} &amp; {\tablenum[table-format=4]{2.06}} &amp; {\tablenum[table-format=4]{2.05}} &amp; {\tablenum[table-format=4]{2.0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6.7">
            <text:p>6.7</text:p>
          </table:table-cell>
          <table:table-cell office:value-type="float" office:value="4.12">
            <text:p>4.12</text:p>
          </table:table-cell>
          <table:table-cell table:number-columns-repeated="2" office:value-type="float" office:value="4.23">
            <text:p>4.23</text:p>
          </table:table-cell>
          <table:table-cell office:value-type="float" office:value="4.22">
            <text:p>4.22</text:p>
          </table:table-cell>
          <table:table-cell office:value-type="float" office:value="4.7">
            <text:p>4.7</text:p>
          </table:table-cell>
          <table:table-cell table:style-name="ce35" table:formula="of:=CONCATENATE(&quot;{&quot;;[.C108];&quot;} &amp; &quot;;&quot;{&quot;;[.D108];&quot;} &amp; &quot;;&quot;{\tablenum[table-format=4]{&quot;;ROUND([.E108];2);&quot;}} &amp; &quot;;&quot;{\tablenum[table-format=4]{&quot;;ROUND([.F108];2);&quot;}} &amp; &quot;;&quot;{\tablenum[table-format=4]{&quot;;ROUND([.G108];2);&quot;}} &amp; &quot;;&quot;{\tablenum[table-format=4]{&quot;;ROUND([.H108];2);&quot;}} &amp; &quot;; &quot;{\tablenum[table-format=4]{&quot;;ROUND([.I108];2);&quot;}} \\ &quot;)" office:value-type="string" office:string-value="{w4} &amp; {level1} &amp; {\tablenum[table-format=4]{6.7}} &amp; {\tablenum[table-format=4]{4.12}} &amp; {\tablenum[table-format=4]{4.23}} &amp; {\tablenum[table-format=4]{4.23}} &amp; {\tablenum[table-format=4]{4.22}} \\ ">
            <text:p>{w4} &amp; {level1} &amp; {\tablenum[table-format=4]{6.7}} &amp; {\tablenum[table-format=4]{4.12}} &amp; {\tablenum[table-format=4]{4.23}} &amp; {\tablenum[table-format=4]{4.23}} &amp; {\tablenum[table-format=4]{4.22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5.89">
            <text:p>5.89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4.27">
            <text:p>4.27</text:p>
          </table:table-cell>
          <table:table-cell office:value-type="float" office:value="4.57">
            <text:p>4.57</text:p>
          </table:table-cell>
          <table:table-cell table:style-name="ce35" table:formula="of:=CONCATENATE(&quot;{&quot;;[.C109];&quot;} &amp; &quot;;&quot;{&quot;;[.D109];&quot;} &amp; &quot;;&quot;{\tablenum[table-format=4]{&quot;;ROUND([.E109];2);&quot;}} &amp; &quot;;&quot;{\tablenum[table-format=4]{&quot;;ROUND([.F109];2);&quot;}} &amp; &quot;;&quot;{\tablenum[table-format=4]{&quot;;ROUND([.G109];2);&quot;}} &amp; &quot;;&quot;{\tablenum[table-format=4]{&quot;;ROUND([.H109];2);&quot;}} &amp; &quot;; &quot;{\tablenum[table-format=4]{&quot;;ROUND([.I109];2);&quot;}} \\ &quot;)" office:value-type="string" office:string-value="{w4} &amp; {level2} &amp; {\tablenum[table-format=4]{5.89}} &amp; {\tablenum[table-format=4]{4.17}} &amp; {\tablenum[table-format=4]{4.25}} &amp; {\tablenum[table-format=4]{4.27}} &amp; {\tablenum[table-format=4]{4.27}} \\ ">
            <text:p>{w4} &amp; {level2} &amp; {\tablenum[table-format=4]{5.89}} &amp; {\tablenum[table-format=4]{4.17}} &amp; {\tablenum[table-format=4]{4.25}} &amp; {\tablenum[table-format=4]{4.27}} &amp; {\tablenum[table-format=4]{4.27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7.5">
            <text:p>7.5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4.28">
            <text:p>4.28</text:p>
          </table:table-cell>
          <table:table-cell office:value-type="float" office:value="4.3">
            <text:p>4.3</text:p>
          </table:table-cell>
          <table:table-cell office:value-type="float" office:value="4.916">
            <text:p>4.916</text:p>
          </table:table-cell>
          <table:table-cell table:style-name="ce35" table:formula="of:=CONCATENATE(&quot;{&quot;;[.C110];&quot;} &amp; &quot;;&quot;{&quot;;[.D110];&quot;} &amp; &quot;;&quot;{\tablenum[table-format=4]{&quot;;ROUND([.E110];2);&quot;}} &amp; &quot;;&quot;{\tablenum[table-format=4]{&quot;;ROUND([.F110];2);&quot;}} &amp; &quot;;&quot;{\tablenum[table-format=4]{&quot;;ROUND([.G110];2);&quot;}} &amp; &quot;;&quot;{\tablenum[table-format=4]{&quot;;ROUND([.H110];2);&quot;}} &amp; &quot;; &quot;{\tablenum[table-format=4]{&quot;;ROUND([.I110];2);&quot;}} \\ &quot;)" office:value-type="string" office:string-value="{w4} &amp; {level3} &amp; {\tablenum[table-format=4]{7.5}} &amp; {\tablenum[table-format=4]{4.2}} &amp; {\tablenum[table-format=4]{4.3}} &amp; {\tablenum[table-format=4]{4.28}} &amp; {\tablenum[table-format=4]{4.3}} \\ ">
            <text:p>{w4} &amp; {level3} &amp; {\tablenum[table-format=4]{7.5}} &amp; {\tablenum[table-format=4]{4.2}} &amp; {\tablenum[table-format=4]{4.3}} &amp; {\tablenum[table-format=4]{4.28}} &amp; {\tablenum[table-format=4]{4.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.64">
            <text:p>6.64</text:p>
          </table:table-cell>
          <table:table-cell office:value-type="float" office:value="5.41">
            <text:p>5.41</text:p>
          </table:table-cell>
          <table:table-cell office:value-type="float" office:value="5.54">
            <text:p>5.54</text:p>
          </table:table-cell>
          <table:table-cell office:value-type="float" office:value="5.44">
            <text:p>5.44</text:p>
          </table:table-cell>
          <table:table-cell office:value-type="float" office:value="5.53">
            <text:p>5.53</text:p>
          </table:table-cell>
          <table:table-cell office:value-type="float" office:value="5.712">
            <text:p>5.712</text:p>
          </table:table-cell>
          <table:table-cell table:style-name="ce35" table:formula="of:=CONCATENATE(&quot;{&quot;;[.C111];&quot;} &amp; &quot;;&quot;{&quot;;[.D111];&quot;} &amp; &quot;;&quot;{\tablenum[table-format=4]{&quot;;ROUND([.E111];2);&quot;}} &amp; &quot;;&quot;{\tablenum[table-format=4]{&quot;;ROUND([.F111];2);&quot;}} &amp; &quot;;&quot;{\tablenum[table-format=4]{&quot;;ROUND([.G111];2);&quot;}} &amp; &quot;;&quot;{\tablenum[table-format=4]{&quot;;ROUND([.H111];2);&quot;}} &amp; &quot;; &quot;{\tablenum[table-format=4]{&quot;;ROUND([.I111];2);&quot;}} \\ &quot;)" office:value-type="string" office:string-value="{w5} &amp; {level1} &amp; {\tablenum[table-format=4]{6.64}} &amp; {\tablenum[table-format=4]{5.41}} &amp; {\tablenum[table-format=4]{5.54}} &amp; {\tablenum[table-format=4]{5.44}} &amp; {\tablenum[table-format=4]{5.53}} \\ ">
            <text:p>{w5} &amp; {level1} &amp; {\tablenum[table-format=4]{6.64}} &amp; {\tablenum[table-format=4]{5.41}} &amp; {\tablenum[table-format=4]{5.54}} &amp; {\tablenum[table-format=4]{5.44}} &amp; {\tablenum[table-format=4]{5.5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7.95">
            <text:p>7.95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5.51">
            <text:p>5.51</text:p>
          </table:table-cell>
          <table:table-cell office:value-type="float" office:value="5.56">
            <text:p>5.56</text:p>
          </table:table-cell>
          <table:table-cell office:value-type="float" office:value="6">
            <text:p>6</text:p>
          </table:table-cell>
          <table:table-cell table:style-name="ce35" table:formula="of:=CONCATENATE(&quot;{&quot;;[.C112];&quot;} &amp; &quot;;&quot;{&quot;;[.D112];&quot;} &amp; &quot;;&quot;{\tablenum[table-format=4]{&quot;;ROUND([.E112];2);&quot;}} &amp; &quot;;&quot;{\tablenum[table-format=4]{&quot;;ROUND([.F112];2);&quot;}} &amp; &quot;;&quot;{\tablenum[table-format=4]{&quot;;ROUND([.G112];2);&quot;}} &amp; &quot;;&quot;{\tablenum[table-format=4]{&quot;;ROUND([.H112];2);&quot;}} &amp; &quot;; &quot;{\tablenum[table-format=4]{&quot;;ROUND([.I112];2);&quot;}} \\ &quot;)" office:value-type="string" office:string-value="{w5} &amp; {level2} &amp; {\tablenum[table-format=4]{7.95}} &amp; {\tablenum[table-format=4]{5.47}} &amp; {\tablenum[table-format=4]{5.51}} &amp; {\tablenum[table-format=4]{5.51}} &amp; {\tablenum[table-format=4]{5.56}} \\ ">
            <text:p>{w5} &amp; {level2} &amp; {\tablenum[table-format=4]{7.95}} &amp; {\tablenum[table-format=4]{5.47}} &amp; {\tablenum[table-format=4]{5.51}} &amp; {\tablenum[table-format=4]{5.51}} &amp; {\tablenum[table-format=4]{5.5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9.68">
            <text:p>9.68</text:p>
          </table:table-cell>
          <table:table-cell office:value-type="float" office:value="5.57">
            <text:p>5.57</text:p>
          </table:table-cell>
          <table:table-cell office:value-type="float" office:value="5.62">
            <text:p>5.62</text:p>
          </table:table-cell>
          <table:table-cell office:value-type="float" office:value="5.57">
            <text:p>5.57</text:p>
          </table:table-cell>
          <table:table-cell office:value-type="float" office:value="5.6">
            <text:p>5.6</text:p>
          </table:table-cell>
          <table:table-cell office:value-type="float" office:value="6.408">
            <text:p>6.408</text:p>
          </table:table-cell>
          <table:table-cell table:style-name="ce35" table:formula="of:=CONCATENATE(&quot;{&quot;;[.C113];&quot;} &amp; &quot;;&quot;{&quot;;[.D113];&quot;} &amp; &quot;;&quot;{\tablenum[table-format=4]{&quot;;ROUND([.E113];2);&quot;}} &amp; &quot;;&quot;{\tablenum[table-format=4]{&quot;;ROUND([.F113];2);&quot;}} &amp; &quot;;&quot;{\tablenum[table-format=4]{&quot;;ROUND([.G113];2);&quot;}} &amp; &quot;;&quot;{\tablenum[table-format=4]{&quot;;ROUND([.H113];2);&quot;}} &amp; &quot;; &quot;{\tablenum[table-format=4]{&quot;;ROUND([.I113];2);&quot;}} \\ &quot;)" office:value-type="string" office:string-value="{w5} &amp; {level3} &amp; {\tablenum[table-format=4]{9.68}} &amp; {\tablenum[table-format=4]{5.57}} &amp; {\tablenum[table-format=4]{5.62}} &amp; {\tablenum[table-format=4]{5.57}} &amp; {\tablenum[table-format=4]{5.6}} \\ ">
            <text:p>{w5} &amp; {level3} &amp; {\tablenum[table-format=4]{9.68}} &amp; {\tablenum[table-format=4]{5.57}} &amp; {\tablenum[table-format=4]{5.62}} &amp; {\tablenum[table-format=4]{5.57}} &amp; {\tablenum[table-format=4]{5.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6.55">
            <text:p>6.55</text:p>
          </table:table-cell>
          <table:table-cell office:value-type="float" office:value="5.94">
            <text:p>5.94</text:p>
          </table:table-cell>
          <table:table-cell table:number-columns-repeated="2" office:value-type="float" office:value="5.95">
            <text:p>5.95</text:p>
          </table:table-cell>
          <table:table-cell office:value-type="float" office:value="5.96">
            <text:p>5.96</text:p>
          </table:table-cell>
          <table:table-cell office:value-type="float" office:value="6.07">
            <text:p>6.07</text:p>
          </table:table-cell>
          <table:table-cell table:style-name="ce35" table:formula="of:=CONCATENATE(&quot;{&quot;;[.C114];&quot;} &amp; &quot;;&quot;{&quot;;[.D114];&quot;} &amp; &quot;;&quot;{\tablenum[table-format=4]{&quot;;ROUND([.E114];2);&quot;}} &amp; &quot;;&quot;{\tablenum[table-format=4]{&quot;;ROUND([.F114];2);&quot;}} &amp; &quot;;&quot;{\tablenum[table-format=4]{&quot;;ROUND([.G114];2);&quot;}} &amp; &quot;;&quot;{\tablenum[table-format=4]{&quot;;ROUND([.H114];2);&quot;}} &amp; &quot;; &quot;{\tablenum[table-format=4]{&quot;;ROUND([.I114];2);&quot;}} \\ &quot;)" office:value-type="string" office:string-value="{w6} &amp; {level1} &amp; {\tablenum[table-format=4]{6.55}} &amp; {\tablenum[table-format=4]{5.94}} &amp; {\tablenum[table-format=4]{5.95}} &amp; {\tablenum[table-format=4]{5.95}} &amp; {\tablenum[table-format=4]{5.96}} \\ ">
            <text:p>{w6} &amp; {level1} &amp; {\tablenum[table-format=4]{6.55}} &amp; {\tablenum[table-format=4]{5.94}} &amp; {\tablenum[table-format=4]{5.95}} &amp; {\tablenum[table-format=4]{5.95}} &amp; {\tablenum[table-format=4]{5.9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9.34">
            <text:p>9.34</text:p>
          </table:table-cell>
          <table:table-cell office:value-type="float" office:value="5.99">
            <text:p>5.99</text:p>
          </table:table-cell>
          <table:table-cell office:value-type="float" office:value="5.97">
            <text:p>5.97</text:p>
          </table:table-cell>
          <table:table-cell table:number-columns-repeated="2" office:value-type="float" office:value="5.99">
            <text:p>5.99</text:p>
          </table:table-cell>
          <table:table-cell office:value-type="float" office:value="6.656">
            <text:p>6.656</text:p>
          </table:table-cell>
          <table:table-cell table:style-name="ce35" table:formula="of:=CONCATENATE(&quot;{&quot;;[.C115];&quot;} &amp; &quot;;&quot;{&quot;;[.D115];&quot;} &amp; &quot;;&quot;{\tablenum[table-format=4]{&quot;;ROUND([.E115];2);&quot;}} &amp; &quot;;&quot;{\tablenum[table-format=4]{&quot;;ROUND([.F115];2);&quot;}} &amp; &quot;;&quot;{\tablenum[table-format=4]{&quot;;ROUND([.G115];2);&quot;}} &amp; &quot;;&quot;{\tablenum[table-format=4]{&quot;;ROUND([.H115];2);&quot;}} &amp; &quot;; &quot;{\tablenum[table-format=4]{&quot;;ROUND([.I115];2);&quot;}} \\ &quot;)" office:value-type="string" office:string-value="{w6} &amp; {level2} &amp; {\tablenum[table-format=4]{9.34}} &amp; {\tablenum[table-format=4]{5.99}} &amp; {\tablenum[table-format=4]{5.97}} &amp; {\tablenum[table-format=4]{5.99}} &amp; {\tablenum[table-format=4]{5.99}} \\ ">
            <text:p>{w6} &amp; {level2} &amp; {\tablenum[table-format=4]{9.34}} &amp; {\tablenum[table-format=4]{5.99}} &amp; {\tablenum[table-format=4]{5.97}} &amp; {\tablenum[table-format=4]{5.99}} &amp; {\tablenum[table-format=4]{5.9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13.79">
            <text:p>13.79</text:p>
          </table:table-cell>
          <table:table-cell office:value-type="float" office:value="6.06">
            <text:p>6.06</text:p>
          </table:table-cell>
          <table:table-cell office:value-type="float" office:value="6.13">
            <text:p>6.13</text:p>
          </table:table-cell>
          <table:table-cell office:value-type="float" office:value="6.12">
            <text:p>6.12</text:p>
          </table:table-cell>
          <table:table-cell office:value-type="float" office:value="6.08">
            <text:p>6.08</text:p>
          </table:table-cell>
          <table:table-cell office:value-type="float" office:value="7.636">
            <text:p>7.636</text:p>
          </table:table-cell>
          <table:table-cell table:style-name="ce35" table:formula="of:=CONCATENATE(&quot;{&quot;;[.C116];&quot;} &amp; &quot;;&quot;{&quot;;[.D116];&quot;} &amp; &quot;;&quot;{\tablenum[table-format=4]{&quot;;ROUND([.E116];2);&quot;}} &amp; &quot;;&quot;{\tablenum[table-format=4]{&quot;;ROUND([.F116];2);&quot;}} &amp; &quot;;&quot;{\tablenum[table-format=4]{&quot;;ROUND([.G116];2);&quot;}} &amp; &quot;;&quot;{\tablenum[table-format=4]{&quot;;ROUND([.H116];2);&quot;}} &amp; &quot;; &quot;{\tablenum[table-format=4]{&quot;;ROUND([.I116];2);&quot;}} \\ &quot;)" office:value-type="string" office:string-value="{w6} &amp; {level3} &amp; {\tablenum[table-format=4]{13.79}} &amp; {\tablenum[table-format=4]{6.06}} &amp; {\tablenum[table-format=4]{6.13}} &amp; {\tablenum[table-format=4]{6.12}} &amp; {\tablenum[table-format=4]{6.08}} \\ ">
            <text:p>{w6} &amp; {level3} &amp; {\tablenum[table-format=4]{13.79}} &amp; {\tablenum[table-format=4]{6.06}} &amp; {\tablenum[table-format=4]{6.13}} &amp; {\tablenum[table-format=4]{6.12}} &amp; {\tablenum[table-format=4]{6.08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7.48">
            <text:p>7.48</text:p>
          </table:table-cell>
          <table:table-cell office:value-type="float" office:value="6.73">
            <text:p>6.73</text:p>
          </table:table-cell>
          <table:table-cell office:value-type="float" office:value="6.75">
            <text:p>6.75</text:p>
          </table:table-cell>
          <table:table-cell office:value-type="float" office:value="6.79">
            <text:p>6.79</text:p>
          </table:table-cell>
          <table:table-cell office:value-type="float" office:value="6.76">
            <text:p>6.76</text:p>
          </table:table-cell>
          <table:table-cell office:value-type="float" office:value="6.902">
            <text:p>6.902</text:p>
          </table:table-cell>
          <table:table-cell table:style-name="ce35" table:formula="of:=CONCATENATE(&quot;{&quot;;[.C117];&quot;} &amp; &quot;;&quot;{&quot;;[.D117];&quot;} &amp; &quot;;&quot;{\tablenum[table-format=4]{&quot;;ROUND([.E117];2);&quot;}} &amp; &quot;;&quot;{\tablenum[table-format=4]{&quot;;ROUND([.F117];2);&quot;}} &amp; &quot;;&quot;{\tablenum[table-format=4]{&quot;;ROUND([.G117];2);&quot;}} &amp; &quot;;&quot;{\tablenum[table-format=4]{&quot;;ROUND([.H117];2);&quot;}} &amp; &quot;; &quot;{\tablenum[table-format=4]{&quot;;ROUND([.I117];2);&quot;}} \\ &quot;)" office:value-type="string" office:string-value="{w7} &amp; {level1} &amp; {\tablenum[table-format=4]{7.48}} &amp; {\tablenum[table-format=4]{6.73}} &amp; {\tablenum[table-format=4]{6.75}} &amp; {\tablenum[table-format=4]{6.79}} &amp; {\tablenum[table-format=4]{6.76}} \\ ">
            <text:p>{w7} &amp; {level1} &amp; {\tablenum[table-format=4]{7.48}} &amp; {\tablenum[table-format=4]{6.73}} &amp; {\tablenum[table-format=4]{6.75}} &amp; {\tablenum[table-format=4]{6.79}} &amp; {\tablenum[table-format=4]{6.7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10.64">
            <text:p>10.64</text:p>
          </table:table-cell>
          <table:table-cell office:value-type="float" office:value="6.8">
            <text:p>6.8</text:p>
          </table:table-cell>
          <table:table-cell office:value-type="float" office:value="6.81">
            <text:p>6.81</text:p>
          </table:table-cell>
          <table:table-cell office:value-type="float" office:value="6.78">
            <text:p>6.78</text:p>
          </table:table-cell>
          <table:table-cell office:value-type="float" office:value="6.82">
            <text:p>6.82</text:p>
          </table:table-cell>
          <table:table-cell office:value-type="float" office:value="7.57">
            <text:p>7.57</text:p>
          </table:table-cell>
          <table:table-cell table:style-name="ce35" table:formula="of:=CONCATENATE(&quot;{&quot;;[.C118];&quot;} &amp; &quot;;&quot;{&quot;;[.D118];&quot;} &amp; &quot;;&quot;{\tablenum[table-format=4]{&quot;;ROUND([.E118];2);&quot;}} &amp; &quot;;&quot;{\tablenum[table-format=4]{&quot;;ROUND([.F118];2);&quot;}} &amp; &quot;;&quot;{\tablenum[table-format=4]{&quot;;ROUND([.G118];2);&quot;}} &amp; &quot;;&quot;{\tablenum[table-format=4]{&quot;;ROUND([.H118];2);&quot;}} &amp; &quot;; &quot;{\tablenum[table-format=4]{&quot;;ROUND([.I118];2);&quot;}} \\ &quot;)" office:value-type="string" office:string-value="{w7} &amp; {level2} &amp; {\tablenum[table-format=4]{10.64}} &amp; {\tablenum[table-format=4]{6.8}} &amp; {\tablenum[table-format=4]{6.81}} &amp; {\tablenum[table-format=4]{6.78}} &amp; {\tablenum[table-format=4]{6.82}} \\ ">
            <text:p>{w7} &amp; {level2} &amp; {\tablenum[table-format=4]{10.64}} &amp; {\tablenum[table-format=4]{6.8}} &amp; {\tablenum[table-format=4]{6.81}} &amp; {\tablenum[table-format=4]{6.78}} &amp; {\tablenum[table-format=4]{6.82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17.99">
            <text:p>17.99</text:p>
          </table:table-cell>
          <table:table-cell office:value-type="float" office:value="6.98">
            <text:p>6.98</text:p>
          </table:table-cell>
          <table:table-cell office:value-type="float" office:value="7">
            <text:p>7</text:p>
          </table:table-cell>
          <table:table-cell office:value-type="float" office:value="7.02">
            <text:p>7.02</text:p>
          </table:table-cell>
          <table:table-cell office:value-type="float" office:value="7.06">
            <text:p>7.06</text:p>
          </table:table-cell>
          <table:table-cell office:value-type="float" office:value="9.21">
            <text:p>9.21</text:p>
          </table:table-cell>
          <table:table-cell table:style-name="ce35" table:formula="of:=CONCATENATE(&quot;{&quot;;[.C119];&quot;} &amp; &quot;;&quot;{&quot;;[.D119];&quot;} &amp; &quot;;&quot;{\tablenum[table-format=4]{&quot;;ROUND([.E119];2);&quot;}} &amp; &quot;;&quot;{\tablenum[table-format=4]{&quot;;ROUND([.F119];2);&quot;}} &amp; &quot;;&quot;{\tablenum[table-format=4]{&quot;;ROUND([.G119];2);&quot;}} &amp; &quot;;&quot;{\tablenum[table-format=4]{&quot;;ROUND([.H119];2);&quot;}} &amp; &quot;; &quot;{\tablenum[table-format=4]{&quot;;ROUND([.I119];2);&quot;}} \\ &quot;)" office:value-type="string" office:string-value="{w7} &amp; {level3} &amp; {\tablenum[table-format=4]{17.99}} &amp; {\tablenum[table-format=4]{6.98}} &amp; {\tablenum[table-format=4]{7}} &amp; {\tablenum[table-format=4]{7.02}} &amp; {\tablenum[table-format=4]{7.06}} \\ ">
            <text:p>{w7} &amp; {level3} &amp; {\tablenum[table-format=4]{17.99}} &amp; {\tablenum[table-format=4]{6.98}} &amp; {\tablenum[table-format=4]{7}} &amp; {\tablenum[table-format=4]{7.02}} &amp; {\tablenum[table-format=4]{7.0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9.81">
            <text:p>9.81</text:p>
          </table:table-cell>
          <table:table-cell office:value-type="float" office:value="8.37">
            <text:p>8.37</text:p>
          </table:table-cell>
          <table:table-cell office:value-type="float" office:value="8.45">
            <text:p>8.45</text:p>
          </table:table-cell>
          <table:table-cell office:value-type="float" office:value="8.52">
            <text:p>8.52</text:p>
          </table:table-cell>
          <table:table-cell office:value-type="float" office:value="8.45">
            <text:p>8.45</text:p>
          </table:table-cell>
          <table:table-cell office:value-type="float" office:value="8.72">
            <text:p>8.72</text:p>
          </table:table-cell>
          <table:table-cell table:style-name="ce35" table:formula="of:=CONCATENATE(&quot;{&quot;;[.C120];&quot;} &amp; &quot;;&quot;{&quot;;[.D120];&quot;} &amp; &quot;;&quot;{\tablenum[table-format=4]{&quot;;ROUND([.E120];2);&quot;}} &amp; &quot;;&quot;{\tablenum[table-format=4]{&quot;;ROUND([.F120];2);&quot;}} &amp; &quot;;&quot;{\tablenum[table-format=4]{&quot;;ROUND([.G120];2);&quot;}} &amp; &quot;;&quot;{\tablenum[table-format=4]{&quot;;ROUND([.H120];2);&quot;}} &amp; &quot;; &quot;{\tablenum[table-format=4]{&quot;;ROUND([.I120];2);&quot;}} \\ &quot;)" office:value-type="string" office:string-value="{w8} &amp; {level1} &amp; {\tablenum[table-format=4]{9.81}} &amp; {\tablenum[table-format=4]{8.37}} &amp; {\tablenum[table-format=4]{8.45}} &amp; {\tablenum[table-format=4]{8.52}} &amp; {\tablenum[table-format=4]{8.45}} \\ ">
            <text:p>{w8} &amp; {level1} &amp; {\tablenum[table-format=4]{9.81}} &amp; {\tablenum[table-format=4]{8.37}} &amp; {\tablenum[table-format=4]{8.45}} &amp; {\tablenum[table-format=4]{8.52}} &amp; {\tablenum[table-format=4]{8.4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12.03">
            <text:p>12.03</text:p>
          </table:table-cell>
          <table:table-cell office:value-type="float" office:value="8.49">
            <text:p>8.49</text:p>
          </table:table-cell>
          <table:table-cell office:value-type="float" office:value="8.59">
            <text:p>8.59</text:p>
          </table:table-cell>
          <table:table-cell office:value-type="float" office:value="8.62">
            <text:p>8.62</text:p>
          </table:table-cell>
          <table:table-cell office:value-type="float" office:value="8.65">
            <text:p>8.65</text:p>
          </table:table-cell>
          <table:table-cell office:value-type="float" office:value="9.276">
            <text:p>9.276</text:p>
          </table:table-cell>
          <table:table-cell table:style-name="ce35" table:formula="of:=CONCATENATE(&quot;{&quot;;[.C121];&quot;} &amp; &quot;;&quot;{&quot;;[.D121];&quot;} &amp; &quot;;&quot;{\tablenum[table-format=4]{&quot;;ROUND([.E121];2);&quot;}} &amp; &quot;;&quot;{\tablenum[table-format=4]{&quot;;ROUND([.F121];2);&quot;}} &amp; &quot;;&quot;{\tablenum[table-format=4]{&quot;;ROUND([.G121];2);&quot;}} &amp; &quot;;&quot;{\tablenum[table-format=4]{&quot;;ROUND([.H121];2);&quot;}} &amp; &quot;; &quot;{\tablenum[table-format=4]{&quot;;ROUND([.I121];2);&quot;}} \\ &quot;)" office:value-type="string" office:string-value="{w8} &amp; {level2} &amp; {\tablenum[table-format=4]{12.03}} &amp; {\tablenum[table-format=4]{8.49}} &amp; {\tablenum[table-format=4]{8.59}} &amp; {\tablenum[table-format=4]{8.62}} &amp; {\tablenum[table-format=4]{8.65}} \\ ">
            <text:p>{w8} &amp; {level2} &amp; {\tablenum[table-format=4]{12.03}} &amp; {\tablenum[table-format=4]{8.49}} &amp; {\tablenum[table-format=4]{8.59}} &amp; {\tablenum[table-format=4]{8.62}} &amp; {\tablenum[table-format=4]{8.6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28.05">
            <text:p>28.05</text:p>
          </table:table-cell>
          <table:table-cell office:value-type="float" office:value="8.79">
            <text:p>8.79</text:p>
          </table:table-cell>
          <table:table-cell office:value-type="float" office:value="9.01">
            <text:p>9.01</text:p>
          </table:table-cell>
          <table:table-cell office:value-type="float" office:value="8.93">
            <text:p>8.93</text:p>
          </table:table-cell>
          <table:table-cell office:value-type="float" office:value="9.06">
            <text:p>9.06</text:p>
          </table:table-cell>
          <table:table-cell office:value-type="float" office:value="12.768">
            <text:p>12.768</text:p>
          </table:table-cell>
          <table:table-cell table:style-name="ce35" table:formula="of:=CONCATENATE(&quot;{&quot;;[.C122];&quot;} &amp; &quot;;&quot;{&quot;;[.D122];&quot;} &amp; &quot;;&quot;{\tablenum[table-format=4]{&quot;;ROUND([.E122];2);&quot;}} &amp; &quot;;&quot;{\tablenum[table-format=4]{&quot;;ROUND([.F122];2);&quot;}} &amp; &quot;;&quot;{\tablenum[table-format=4]{&quot;;ROUND([.G122];2);&quot;}} &amp; &quot;;&quot;{\tablenum[table-format=4]{&quot;;ROUND([.H122];2);&quot;}} &amp; &quot;; &quot;{\tablenum[table-format=4]{&quot;;ROUND([.I122];2);&quot;}} \\ &quot;)" office:value-type="string" office:string-value="{w8} &amp; {level3} &amp; {\tablenum[table-format=4]{28.05}} &amp; {\tablenum[table-format=4]{8.79}} &amp; {\tablenum[table-format=4]{9.01}} &amp; {\tablenum[table-format=4]{8.93}} &amp; {\tablenum[table-format=4]{9.06}} \\ ">
            <text:p>{w8} &amp; {level3} &amp; {\tablenum[table-format=4]{28.05}} &amp; {\tablenum[table-format=4]{8.79}} &amp; {\tablenum[table-format=4]{9.01}} &amp; {\tablenum[table-format=4]{8.93}} &amp; {\tablenum[table-format=4]{9.0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3.45">
            <text:p>13.45</text:p>
          </table:table-cell>
          <table:table-cell office:value-type="float" office:value="11.68">
            <text:p>11.68</text:p>
          </table:table-cell>
          <table:table-cell office:value-type="float" office:value="12.07">
            <text:p>12.07</text:p>
          </table:table-cell>
          <table:table-cell office:value-type="float" office:value="11.93">
            <text:p>11.93</text:p>
          </table:table-cell>
          <table:table-cell office:value-type="float" office:value="12.16">
            <text:p>12.16</text:p>
          </table:table-cell>
          <table:table-cell office:value-type="float" office:value="12.258">
            <text:p>12.258</text:p>
          </table:table-cell>
          <table:table-cell table:style-name="ce35" table:formula="of:=CONCATENATE(&quot;{&quot;;[.C123];&quot;} &amp; &quot;;&quot;{&quot;;[.D123];&quot;} &amp; &quot;;&quot;{\tablenum[table-format=4]{&quot;;ROUND([.E123];2);&quot;}} &amp; &quot;;&quot;{\tablenum[table-format=4]{&quot;;ROUND([.F123];2);&quot;}} &amp; &quot;;&quot;{\tablenum[table-format=4]{&quot;;ROUND([.G123];2);&quot;}} &amp; &quot;;&quot;{\tablenum[table-format=4]{&quot;;ROUND([.H123];2);&quot;}} &amp; &quot;; &quot;{\tablenum[table-format=4]{&quot;;ROUND([.I123];2);&quot;}} \\ &quot;)" office:value-type="string" office:string-value="{w9} &amp; {level1} &amp; {\tablenum[table-format=4]{13.45}} &amp; {\tablenum[table-format=4]{11.68}} &amp; {\tablenum[table-format=4]{12.07}} &amp; {\tablenum[table-format=4]{11.93}} &amp; {\tablenum[table-format=4]{12.16}} \\ ">
            <text:p>{w9} &amp; {level1} &amp; {\tablenum[table-format=4]{13.45}} &amp; {\tablenum[table-format=4]{11.68}} &amp; {\tablenum[table-format=4]{12.07}} &amp; {\tablenum[table-format=4]{11.93}} &amp; {\tablenum[table-format=4]{12.1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18.16">
            <text:p>18.16</text:p>
          </table:table-cell>
          <table:table-cell office:value-type="float" office:value="11.97">
            <text:p>11.97</text:p>
          </table:table-cell>
          <table:table-cell office:value-type="float" office:value="12.28">
            <text:p>12.28</text:p>
          </table:table-cell>
          <table:table-cell office:value-type="float" office:value="12.2">
            <text:p>12.2</text:p>
          </table:table-cell>
          <table:table-cell office:value-type="float" office:value="12.29">
            <text:p>12.29</text:p>
          </table:table-cell>
          <table:table-cell office:value-type="float" office:value="13.38">
            <text:p>13.38</text:p>
          </table:table-cell>
          <table:table-cell table:style-name="ce35" table:formula="of:=CONCATENATE(&quot;{&quot;;[.C124];&quot;} &amp; &quot;;&quot;{&quot;;[.D124];&quot;} &amp; &quot;;&quot;{\tablenum[table-format=4]{&quot;;ROUND([.E124];2);&quot;}} &amp; &quot;;&quot;{\tablenum[table-format=4]{&quot;;ROUND([.F124];2);&quot;}} &amp; &quot;;&quot;{\tablenum[table-format=4]{&quot;;ROUND([.G124];2);&quot;}} &amp; &quot;;&quot;{\tablenum[table-format=4]{&quot;;ROUND([.H124];2);&quot;}} &amp; &quot;; &quot;{\tablenum[table-format=4]{&quot;;ROUND([.I124];2);&quot;}} \\ &quot;)" office:value-type="string" office:string-value="{w9} &amp; {level2} &amp; {\tablenum[table-format=4]{18.16}} &amp; {\tablenum[table-format=4]{11.97}} &amp; {\tablenum[table-format=4]{12.28}} &amp; {\tablenum[table-format=4]{12.2}} &amp; {\tablenum[table-format=4]{12.29}} \\ ">
            <text:p>{w9} &amp; {level2} &amp; {\tablenum[table-format=4]{18.16}} &amp; {\tablenum[table-format=4]{11.97}} &amp; {\tablenum[table-format=4]{12.28}} &amp; {\tablenum[table-format=4]{12.2}} &amp; {\tablenum[table-format=4]{12.2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34.68">
            <text:p>34.68</text:p>
          </table:table-cell>
          <table:table-cell office:value-type="float" office:value="12.43">
            <text:p>12.43</text:p>
          </table:table-cell>
          <table:table-cell office:value-type="float" office:value="13.07">
            <text:p>13.07</text:p>
          </table:table-cell>
          <table:table-cell office:value-type="float" office:value="12.66">
            <text:p>12.66</text:p>
          </table:table-cell>
          <table:table-cell office:value-type="float" office:value="13.17">
            <text:p>13.17</text:p>
          </table:table-cell>
          <table:table-cell office:value-type="float" office:value="17.202">
            <text:p>17.202</text:p>
          </table:table-cell>
          <table:table-cell table:style-name="ce35" table:formula="of:=CONCATENATE(&quot;{&quot;;[.C125];&quot;} &amp; &quot;;&quot;{&quot;;[.D125];&quot;} &amp; &quot;;&quot;{\tablenum[table-format=4]{&quot;;ROUND([.E125];2);&quot;}} &amp; &quot;;&quot;{\tablenum[table-format=4]{&quot;;ROUND([.F125];2);&quot;}} &amp; &quot;;&quot;{\tablenum[table-format=4]{&quot;;ROUND([.G125];2);&quot;}} &amp; &quot;;&quot;{\tablenum[table-format=4]{&quot;;ROUND([.H125];2);&quot;}} &amp; &quot;; &quot;{\tablenum[table-format=4]{&quot;;ROUND([.I125];2);&quot;}} \\ &quot;)" office:value-type="string" office:string-value="{w9} &amp; {level3} &amp; {\tablenum[table-format=4]{34.68}} &amp; {\tablenum[table-format=4]{12.43}} &amp; {\tablenum[table-format=4]{13.07}} &amp; {\tablenum[table-format=4]{12.66}} &amp; {\tablenum[table-format=4]{13.17}} \\ ">
            <text:p>{w9} &amp; {level3} &amp; {\tablenum[table-format=4]{34.68}} &amp; {\tablenum[table-format=4]{12.43}} &amp; {\tablenum[table-format=4]{13.07}} &amp; {\tablenum[table-format=4]{12.66}} &amp; {\tablenum[table-format=4]{13.17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20.88">
            <text:p>20.88</text:p>
          </table:table-cell>
          <table:table-cell office:value-type="float" office:value="18.9">
            <text:p>18.9</text:p>
          </table:table-cell>
          <table:table-cell office:value-type="float" office:value="18.96">
            <text:p>18.96</text:p>
          </table:table-cell>
          <table:table-cell office:value-type="float" office:value="19.33">
            <text:p>19.33</text:p>
          </table:table-cell>
          <table:table-cell office:value-type="float" office:value="19.23">
            <text:p>19.23</text:p>
          </table:table-cell>
          <table:table-cell office:value-type="float" office:value="19.46">
            <text:p>19.46</text:p>
          </table:table-cell>
          <table:table-cell table:style-name="ce35" table:formula="of:=CONCATENATE(&quot;{&quot;;[.C126];&quot;} &amp; &quot;;&quot;{&quot;;[.D126];&quot;} &amp; &quot;;&quot;{\tablenum[table-format=4]{&quot;;ROUND([.E126];2);&quot;}} &amp; &quot;;&quot;{\tablenum[table-format=4]{&quot;;ROUND([.F126];2);&quot;}} &amp; &quot;;&quot;{\tablenum[table-format=4]{&quot;;ROUND([.G126];2);&quot;}} &amp; &quot;;&quot;{\tablenum[table-format=4]{&quot;;ROUND([.H126];2);&quot;}} &amp; &quot;; &quot;{\tablenum[table-format=4]{&quot;;ROUND([.I126];2);&quot;}} \\ &quot;)" office:value-type="string" office:string-value="{w10} &amp; {level1} &amp; {\tablenum[table-format=4]{20.88}} &amp; {\tablenum[table-format=4]{18.9}} &amp; {\tablenum[table-format=4]{18.96}} &amp; {\tablenum[table-format=4]{19.33}} &amp; {\tablenum[table-format=4]{19.23}} \\ ">
            <text:p>{w10} &amp; {level1} &amp; {\tablenum[table-format=4]{20.88}} &amp; {\tablenum[table-format=4]{18.9}} &amp; {\tablenum[table-format=4]{18.96}} &amp; {\tablenum[table-format=4]{19.33}} &amp; {\tablenum[table-format=4]{19.2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29.66">
            <text:p>29.66</text:p>
          </table:table-cell>
          <table:table-cell office:value-type="float" office:value="19.1">
            <text:p>19.1</text:p>
          </table:table-cell>
          <table:table-cell office:value-type="float" office:value="19.63">
            <text:p>19.63</text:p>
          </table:table-cell>
          <table:table-cell office:value-type="float" office:value="19.48">
            <text:p>19.48</text:p>
          </table:table-cell>
          <table:table-cell office:value-type="float" office:value="19.94">
            <text:p>19.94</text:p>
          </table:table-cell>
          <table:table-cell office:value-type="float" office:value="21.562">
            <text:p>21.562</text:p>
          </table:table-cell>
          <table:table-cell table:style-name="ce35" table:formula="of:=CONCATENATE(&quot;{&quot;;[.C127];&quot;} &amp; &quot;;&quot;{&quot;;[.D127];&quot;} &amp; &quot;;&quot;{\tablenum[table-format=4]{&quot;;ROUND([.E127];2);&quot;}} &amp; &quot;;&quot;{\tablenum[table-format=4]{&quot;;ROUND([.F127];2);&quot;}} &amp; &quot;;&quot;{\tablenum[table-format=4]{&quot;;ROUND([.G127];2);&quot;}} &amp; &quot;;&quot;{\tablenum[table-format=4]{&quot;;ROUND([.H127];2);&quot;}} &amp; &quot;; &quot;{\tablenum[table-format=4]{&quot;;ROUND([.I127];2);&quot;}} \\ &quot;)" office:value-type="string" office:string-value="{w10} &amp; {level2} &amp; {\tablenum[table-format=4]{29.66}} &amp; {\tablenum[table-format=4]{19.1}} &amp; {\tablenum[table-format=4]{19.63}} &amp; {\tablenum[table-format=4]{19.48}} &amp; {\tablenum[table-format=4]{19.94}} \\ ">
            <text:p>{w10} &amp; {level2} &amp; {\tablenum[table-format=4]{29.66}} &amp; {\tablenum[table-format=4]{19.1}} &amp; {\tablenum[table-format=4]{19.63}} &amp; {\tablenum[table-format=4]{19.48}} &amp; {\tablenum[table-format=4]{19.94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35.63">
            <text:p>35.63</text:p>
          </table:table-cell>
          <table:table-cell office:value-type="float" office:value="19.43">
            <text:p>19.43</text:p>
          </table:table-cell>
          <table:table-cell office:value-type="float" office:value="21.16">
            <text:p>21.16</text:p>
          </table:table-cell>
          <table:table-cell office:value-type="float" office:value="19.63">
            <text:p>19.63</text:p>
          </table:table-cell>
          <table:table-cell office:value-type="float" office:value="21.2">
            <text:p>21.2</text:p>
          </table:table-cell>
          <table:table-cell office:value-type="float" office:value="23.41">
            <text:p>23.41</text:p>
          </table:table-cell>
          <table:table-cell table:style-name="ce35" table:formula="of:=CONCATENATE(&quot;{&quot;;[.C128];&quot;} &amp; &quot;;&quot;{&quot;;[.D128];&quot;} &amp; &quot;;&quot;{\tablenum[table-format=4]{&quot;;ROUND([.E128];2);&quot;}} &amp; &quot;;&quot;{\tablenum[table-format=4]{&quot;;ROUND([.F128];2);&quot;}} &amp; &quot;;&quot;{\tablenum[table-format=4]{&quot;;ROUND([.G128];2);&quot;}} &amp; &quot;;&quot;{\tablenum[table-format=4]{&quot;;ROUND([.H128];2);&quot;}} &amp; &quot;; &quot;{\tablenum[table-format=4]{&quot;;ROUND([.I128];2);&quot;}} \\ &quot;)" office:value-type="string" office:string-value="{w10} &amp; {level3} &amp; {\tablenum[table-format=4]{35.63}} &amp; {\tablenum[table-format=4]{19.43}} &amp; {\tablenum[table-format=4]{21.16}} &amp; {\tablenum[table-format=4]{19.63}} &amp; {\tablenum[table-format=4]{21.2}} \\ ">
            <text:p>{w10} &amp; {level3} &amp; {\tablenum[table-format=4]{35.63}} &amp; {\tablenum[table-format=4]{19.43}} &amp; {\tablenum[table-format=4]{21.16}} &amp; {\tablenum[table-format=4]{19.63}} &amp; {\tablenum[table-format=4]{21.2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38.09">
            <text:p>38.09</text:p>
          </table:table-cell>
          <table:table-cell office:value-type="float" office:value="33.46">
            <text:p>33.46</text:p>
          </table:table-cell>
          <table:table-cell office:value-type="float" office:value="34.95">
            <text:p>34.95</text:p>
          </table:table-cell>
          <table:table-cell office:value-type="float" office:value="34.39">
            <text:p>34.39</text:p>
          </table:table-cell>
          <table:table-cell office:value-type="float" office:value="35.5">
            <text:p>35.5</text:p>
          </table:table-cell>
          <table:table-cell office:value-type="float" office:value="35.278">
            <text:p>35.278</text:p>
          </table:table-cell>
          <table:table-cell table:style-name="ce35" table:formula="of:=CONCATENATE(&quot;{&quot;;[.C129];&quot;} &amp; &quot;;&quot;{&quot;;[.D129];&quot;} &amp; &quot;;&quot;{\tablenum[table-format=4]{&quot;;ROUND([.E129];2);&quot;}} &amp; &quot;;&quot;{\tablenum[table-format=4]{&quot;;ROUND([.F129];2);&quot;}} &amp; &quot;;&quot;{\tablenum[table-format=4]{&quot;;ROUND([.G129];2);&quot;}} &amp; &quot;;&quot;{\tablenum[table-format=4]{&quot;;ROUND([.H129];2);&quot;}} &amp; &quot;; &quot;{\tablenum[table-format=4]{&quot;;ROUND([.I129];2);&quot;}} \\ &quot;)" office:value-type="string" office:string-value="{w11} &amp; {level1} &amp; {\tablenum[table-format=4]{38.09}} &amp; {\tablenum[table-format=4]{33.46}} &amp; {\tablenum[table-format=4]{34.95}} &amp; {\tablenum[table-format=4]{34.39}} &amp; {\tablenum[table-format=4]{35.5}} \\ ">
            <text:p>{w11} &amp; {level1} &amp; {\tablenum[table-format=4]{38.09}} &amp; {\tablenum[table-format=4]{33.46}} &amp; {\tablenum[table-format=4]{34.95}} &amp; {\tablenum[table-format=4]{34.39}} &amp; {\tablenum[table-format=4]{35.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48.69">
            <text:p>48.69</text:p>
          </table:table-cell>
          <table:table-cell office:value-type="float" office:value="34.63">
            <text:p>34.63</text:p>
          </table:table-cell>
          <table:table-cell office:value-type="float" office:value="36.19">
            <text:p>36.19</text:p>
          </table:table-cell>
          <table:table-cell office:value-type="float" office:value="35.24">
            <text:p>35.24</text:p>
          </table:table-cell>
          <table:table-cell office:value-type="float" office:value="35.68">
            <text:p>35.68</text:p>
          </table:table-cell>
          <table:table-cell office:value-type="float" office:value="38.086">
            <text:p>38.086</text:p>
          </table:table-cell>
          <table:table-cell table:style-name="ce35" table:formula="of:=CONCATENATE(&quot;{&quot;;[.C130];&quot;} &amp; &quot;;&quot;{&quot;;[.D130];&quot;} &amp; &quot;;&quot;{\tablenum[table-format=4]{&quot;;ROUND([.E130];2);&quot;}} &amp; &quot;;&quot;{\tablenum[table-format=4]{&quot;;ROUND([.F130];2);&quot;}} &amp; &quot;;&quot;{\tablenum[table-format=4]{&quot;;ROUND([.G130];2);&quot;}} &amp; &quot;;&quot;{\tablenum[table-format=4]{&quot;;ROUND([.H130];2);&quot;}} &amp; &quot;; &quot;{\tablenum[table-format=4]{&quot;;ROUND([.I130];2);&quot;}} \\ &quot;)" office:value-type="string" office:string-value="{w11} &amp; {level2} &amp; {\tablenum[table-format=4]{48.69}} &amp; {\tablenum[table-format=4]{34.63}} &amp; {\tablenum[table-format=4]{36.19}} &amp; {\tablenum[table-format=4]{35.24}} &amp; {\tablenum[table-format=4]{35.68}} \\ ">
            <text:p>{w11} &amp; {level2} &amp; {\tablenum[table-format=4]{48.69}} &amp; {\tablenum[table-format=4]{34.63}} &amp; {\tablenum[table-format=4]{36.19}} &amp; {\tablenum[table-format=4]{35.24}} &amp; {\tablenum[table-format=4]{35.68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51.59">
            <text:p>51.59</text:p>
          </table:table-cell>
          <table:table-cell office:value-type="float" office:value="33.31">
            <text:p>33.31</text:p>
          </table:table-cell>
          <table:table-cell office:value-type="float" office:value="40.13">
            <text:p>40.13</text:p>
          </table:table-cell>
          <table:table-cell office:value-type="float" office:value="34.63">
            <text:p>34.63</text:p>
          </table:table-cell>
          <table:table-cell office:value-type="float" office:value="39.33">
            <text:p>39.33</text:p>
          </table:table-cell>
          <table:table-cell office:value-type="float" office:value="39.798">
            <text:p>39.798</text:p>
          </table:table-cell>
          <table:table-cell table:style-name="ce35" table:formula="of:=CONCATENATE(&quot;{&quot;;[.C131];&quot;} &amp; &quot;;&quot;{&quot;;[.D131];&quot;} &amp; &quot;;&quot;{\tablenum[table-format=4]{&quot;;ROUND([.E131];2);&quot;}} &amp; &quot;;&quot;{\tablenum[table-format=4]{&quot;;ROUND([.F131];2);&quot;}} &amp; &quot;;&quot;{\tablenum[table-format=4]{&quot;;ROUND([.G131];2);&quot;}} &amp; &quot;;&quot;{\tablenum[table-format=4]{&quot;;ROUND([.H131];2);&quot;}} &amp; &quot;; &quot;{\tablenum[table-format=4]{&quot;;ROUND([.I131];2);&quot;}} \\ &quot;)" office:value-type="string" office:string-value="{w11} &amp; {level3} &amp; {\tablenum[table-format=4]{51.59}} &amp; {\tablenum[table-format=4]{33.31}} &amp; {\tablenum[table-format=4]{40.13}} &amp; {\tablenum[table-format=4]{34.63}} &amp; {\tablenum[table-format=4]{39.33}} \\ ">
            <text:p>{w11} &amp; {level3} &amp; {\tablenum[table-format=4]{51.59}} &amp; {\tablenum[table-format=4]{33.31}} &amp; {\tablenum[table-format=4]{40.13}} &amp; {\tablenum[table-format=4]{34.63}} &amp; {\tablenum[table-format=4]{39.33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81.16">
            <text:p>81.16</text:p>
          </table:table-cell>
          <table:table-cell office:value-type="float" office:value="66.95">
            <text:p>66.95</text:p>
          </table:table-cell>
          <table:table-cell office:value-type="float" office:value="69.08">
            <text:p>69.08</text:p>
          </table:table-cell>
          <table:table-cell office:value-type="float" office:value="67.75">
            <text:p>67.75</text:p>
          </table:table-cell>
          <table:table-cell office:value-type="float" office:value="68.89">
            <text:p>68.89</text:p>
          </table:table-cell>
          <table:table-cell office:value-type="float" office:value="70.766">
            <text:p>70.766</text:p>
          </table:table-cell>
          <table:table-cell table:style-name="ce35" table:formula="of:=CONCATENATE(&quot;{&quot;;[.C132];&quot;} &amp; &quot;;&quot;{&quot;;[.D132];&quot;} &amp; &quot;;&quot;{\tablenum[table-format=4]{&quot;;ROUND([.E132];2);&quot;}} &amp; &quot;;&quot;{\tablenum[table-format=4]{&quot;;ROUND([.F132];2);&quot;}} &amp; &quot;;&quot;{\tablenum[table-format=4]{&quot;;ROUND([.G132];2);&quot;}} &amp; &quot;;&quot;{\tablenum[table-format=4]{&quot;;ROUND([.H132];2);&quot;}} &amp; &quot;; &quot;{\tablenum[table-format=4]{&quot;;ROUND([.I132];2);&quot;}} \\ &quot;)" office:value-type="string" office:string-value="{w12} &amp; {level1} &amp; {\tablenum[table-format=4]{81.16}} &amp; {\tablenum[table-format=4]{66.95}} &amp; {\tablenum[table-format=4]{69.08}} &amp; {\tablenum[table-format=4]{67.75}} &amp; {\tablenum[table-format=4]{68.89}} \\ ">
            <text:p>{w12} &amp; {level1} &amp; {\tablenum[table-format=4]{81.16}} &amp; {\tablenum[table-format=4]{66.95}} &amp; {\tablenum[table-format=4]{69.08}} &amp; {\tablenum[table-format=4]{67.75}} &amp; {\tablenum[table-format=4]{68.89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90.59">
            <text:p>90.59</text:p>
          </table:table-cell>
          <table:table-cell office:value-type="float" office:value="69.82">
            <text:p>69.82</text:p>
          </table:table-cell>
          <table:table-cell office:value-type="float" office:value="71.94">
            <text:p>71.94</text:p>
          </table:table-cell>
          <table:table-cell office:value-type="float" office:value="72.58">
            <text:p>72.58</text:p>
          </table:table-cell>
          <table:table-cell office:value-type="float" office:value="72.27">
            <text:p>72.27</text:p>
          </table:table-cell>
          <table:table-cell office:value-type="float" office:value="75.44">
            <text:p>75.44</text:p>
          </table:table-cell>
          <table:table-cell table:style-name="ce35" table:formula="of:=CONCATENATE(&quot;{&quot;;[.C133];&quot;} &amp; &quot;;&quot;{&quot;;[.D133];&quot;} &amp; &quot;;&quot;{\tablenum[table-format=4]{&quot;;ROUND([.E133];2);&quot;}} &amp; &quot;;&quot;{\tablenum[table-format=4]{&quot;;ROUND([.F133];2);&quot;}} &amp; &quot;;&quot;{\tablenum[table-format=4]{&quot;;ROUND([.G133];2);&quot;}} &amp; &quot;;&quot;{\tablenum[table-format=4]{&quot;;ROUND([.H133];2);&quot;}} &amp; &quot;; &quot;{\tablenum[table-format=4]{&quot;;ROUND([.I133];2);&quot;}} \\ &quot;)" office:value-type="string" office:string-value="{w12} &amp; {level2} &amp; {\tablenum[table-format=4]{90.59}} &amp; {\tablenum[table-format=4]{69.82}} &amp; {\tablenum[table-format=4]{71.94}} &amp; {\tablenum[table-format=4]{72.58}} &amp; {\tablenum[table-format=4]{72.27}} \\ ">
            <text:p>{w12} &amp; {level2} &amp; {\tablenum[table-format=4]{90.59}} &amp; {\tablenum[table-format=4]{69.82}} &amp; {\tablenum[table-format=4]{71.94}} &amp; {\tablenum[table-format=4]{72.58}} &amp; {\tablenum[table-format=4]{72.27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327.16">
            <text:p>327.16</text:p>
          </table:table-cell>
          <table:table-cell office:value-type="float" office:value="90.23">
            <text:p>90.23</text:p>
          </table:table-cell>
          <table:table-cell office:value-type="float" office:value="79.92">
            <text:p>79.92</text:p>
          </table:table-cell>
          <table:table-cell office:value-type="float" office:value="65.78">
            <text:p>65.78</text:p>
          </table:table-cell>
          <table:table-cell office:value-type="float" office:value="79.21">
            <text:p>79.21</text:p>
          </table:table-cell>
          <table:table-cell office:value-type="float" office:value="128.46">
            <text:p>128.46</text:p>
          </table:table-cell>
          <table:table-cell table:style-name="ce35" table:formula="of:=CONCATENATE(&quot;{&quot;;[.C134];&quot;} &amp; &quot;;&quot;{&quot;;[.D134];&quot;} &amp; &quot;;&quot;{\tablenum[table-format=4]{&quot;;ROUND([.E134];2);&quot;}} &amp; &quot;;&quot;{\tablenum[table-format=4]{&quot;;ROUND([.F134];2);&quot;}} &amp; &quot;;&quot;{\tablenum[table-format=4]{&quot;;ROUND([.G134];2);&quot;}} &amp; &quot;;&quot;{\tablenum[table-format=4]{&quot;;ROUND([.H134];2);&quot;}} &amp; &quot;; &quot;{\tablenum[table-format=4]{&quot;;ROUND([.I134];2);&quot;}} \\ &quot;)" office:value-type="string" office:string-value="{w12} &amp; {level3} &amp; {\tablenum[table-format=4]{327.16}} &amp; {\tablenum[table-format=4]{90.23}} &amp; {\tablenum[table-format=4]{79.92}} &amp; {\tablenum[table-format=4]{65.78}} &amp; {\tablenum[table-format=4]{79.21}} \\ ">
            <text:p>{w12} &amp; {level3} &amp; {\tablenum[table-format=4]{327.16}} &amp; {\tablenum[table-format=4]{90.23}} &amp; {\tablenum[table-format=4]{79.92}} &amp; {\tablenum[table-format=4]{65.78}} &amp; {\tablenum[table-format=4]{79.21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210.85">
            <text:p>210.85</text:p>
          </table:table-cell>
          <table:table-cell office:value-type="float" office:value="139.72">
            <text:p>139.72</text:p>
          </table:table-cell>
          <table:table-cell office:value-type="float" office:value="141.5">
            <text:p>141.5</text:p>
          </table:table-cell>
          <table:table-cell office:value-type="float" office:value="146.33">
            <text:p>146.33</text:p>
          </table:table-cell>
          <table:table-cell office:value-type="float" office:value="145.58">
            <text:p>145.58</text:p>
          </table:table-cell>
          <table:table-cell office:value-type="float" office:value="156.796">
            <text:p>156.796</text:p>
          </table:table-cell>
          <table:table-cell table:style-name="ce35" table:formula="of:=CONCATENATE(&quot;{&quot;;[.C135];&quot;} &amp; &quot;;&quot;{&quot;;[.D135];&quot;} &amp; &quot;;&quot;{\tablenum[table-format=4]{&quot;;ROUND([.E135];2);&quot;}} &amp; &quot;;&quot;{\tablenum[table-format=4]{&quot;;ROUND([.F135];2);&quot;}} &amp; &quot;;&quot;{\tablenum[table-format=4]{&quot;;ROUND([.G135];2);&quot;}} &amp; &quot;;&quot;{\tablenum[table-format=4]{&quot;;ROUND([.H135];2);&quot;}} &amp; &quot;; &quot;{\tablenum[table-format=4]{&quot;;ROUND([.I135];2);&quot;}} \\ &quot;)" office:value-type="string" office:string-value="{w13} &amp; {level1} &amp; {\tablenum[table-format=4]{210.85}} &amp; {\tablenum[table-format=4]{139.72}} &amp; {\tablenum[table-format=4]{141.5}} &amp; {\tablenum[table-format=4]{146.33}} &amp; {\tablenum[table-format=4]{145.58}} \\ ">
            <text:p>{w13} &amp; {level1} &amp; {\tablenum[table-format=4]{210.85}} &amp; {\tablenum[table-format=4]{139.72}} &amp; {\tablenum[table-format=4]{141.5}} &amp; {\tablenum[table-format=4]{146.33}} &amp; {\tablenum[table-format=4]{145.58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185.46">
            <text:p>185.46</text:p>
          </table:table-cell>
          <table:table-cell office:value-type="float" office:value="147.83">
            <text:p>147.83</text:p>
          </table:table-cell>
          <table:table-cell office:value-type="float" office:value="152.61">
            <text:p>152.61</text:p>
          </table:table-cell>
          <table:table-cell office:value-type="float" office:value="148.73">
            <text:p>148.73</text:p>
          </table:table-cell>
          <table:table-cell office:value-type="float" office:value="156.54">
            <text:p>156.54</text:p>
          </table:table-cell>
          <table:table-cell office:value-type="float" office:value="158.234">
            <text:p>158.234</text:p>
          </table:table-cell>
          <table:table-cell table:style-name="ce35" table:formula="of:=CONCATENATE(&quot;{&quot;;[.C136];&quot;} &amp; &quot;;&quot;{&quot;;[.D136];&quot;} &amp; &quot;;&quot;{\tablenum[table-format=4]{&quot;;ROUND([.E136];2);&quot;}} &amp; &quot;;&quot;{\tablenum[table-format=4]{&quot;;ROUND([.F136];2);&quot;}} &amp; &quot;;&quot;{\tablenum[table-format=4]{&quot;;ROUND([.G136];2);&quot;}} &amp; &quot;;&quot;{\tablenum[table-format=4]{&quot;;ROUND([.H136];2);&quot;}} &amp; &quot;; &quot;{\tablenum[table-format=4]{&quot;;ROUND([.I136];2);&quot;}} \\ &quot;)" office:value-type="string" office:string-value="{w13} &amp; {level2} &amp; {\tablenum[table-format=4]{185.46}} &amp; {\tablenum[table-format=4]{147.83}} &amp; {\tablenum[table-format=4]{152.61}} &amp; {\tablenum[table-format=4]{148.73}} &amp; {\tablenum[table-format=4]{156.54}} \\ ">
            <text:p>{w13} &amp; {level2} &amp; {\tablenum[table-format=4]{185.46}} &amp; {\tablenum[table-format=4]{147.83}} &amp; {\tablenum[table-format=4]{152.61}} &amp; {\tablenum[table-format=4]{148.73}} &amp; {\tablenum[table-format=4]{156.54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345.9">
            <text:p>345.9</text:p>
          </table:table-cell>
          <table:table-cell office:value-type="float" office:value="147.23">
            <text:p>147.23</text:p>
          </table:table-cell>
          <table:table-cell office:value-type="float" office:value="162.49">
            <text:p>162.49</text:p>
          </table:table-cell>
          <table:table-cell office:value-type="float" office:value="149.55">
            <text:p>149.55</text:p>
          </table:table-cell>
          <table:table-cell office:value-type="float" office:value="168.86">
            <text:p>168.86</text:p>
          </table:table-cell>
          <table:table-cell office:value-type="float" office:value="194.806">
            <text:p>194.806</text:p>
          </table:table-cell>
          <table:table-cell table:style-name="ce35" table:formula="of:=CONCATENATE(&quot;{&quot;;[.C137];&quot;} &amp; &quot;;&quot;{&quot;;[.D137];&quot;} &amp; &quot;;&quot;{\tablenum[table-format=4]{&quot;;ROUND([.E137];2);&quot;}} &amp; &quot;;&quot;{\tablenum[table-format=4]{&quot;;ROUND([.F137];2);&quot;}} &amp; &quot;;&quot;{\tablenum[table-format=4]{&quot;;ROUND([.G137];2);&quot;}} &amp; &quot;;&quot;{\tablenum[table-format=4]{&quot;;ROUND([.H137];2);&quot;}} &amp; &quot;; &quot;{\tablenum[table-format=4]{&quot;;ROUND([.I137];2);&quot;}} \\ &quot;)" office:value-type="string" office:string-value="{w13} &amp; {level3} &amp; {\tablenum[table-format=4]{345.9}} &amp; {\tablenum[table-format=4]{147.23}} &amp; {\tablenum[table-format=4]{162.49}} &amp; {\tablenum[table-format=4]{149.55}} &amp; {\tablenum[table-format=4]{168.86}} \\ ">
            <text:p>{w13} &amp; {level3} &amp; {\tablenum[table-format=4]{345.9}} &amp; {\tablenum[table-format=4]{147.23}} &amp; {\tablenum[table-format=4]{162.49}} &amp; {\tablenum[table-format=4]{149.55}} &amp; {\tablenum[table-format=4]{168.8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590.57">
            <text:p>590.57</text:p>
          </table:table-cell>
          <table:table-cell office:value-type="float" office:value="590.64">
            <text:p>590.64</text:p>
          </table:table-cell>
          <table:table-cell office:value-type="float" office:value="586.45">
            <text:p>586.45</text:p>
          </table:table-cell>
          <table:table-cell office:value-type="float" office:value="602.66">
            <text:p>602.66</text:p>
          </table:table-cell>
          <table:table-cell office:value-type="float" office:value="615.35">
            <text:p>615.35</text:p>
          </table:table-cell>
          <table:table-cell office:value-type="float" office:value="597.134">
            <text:p>597.134</text:p>
          </table:table-cell>
          <table:table-cell table:style-name="ce35" table:formula="of:=CONCATENATE(&quot;{&quot;;[.C138];&quot;} &amp; &quot;;&quot;{&quot;;[.D138];&quot;} &amp; &quot;;&quot;{\tablenum[table-format=4]{&quot;;ROUND([.E138];2);&quot;}} &amp; &quot;;&quot;{\tablenum[table-format=4]{&quot;;ROUND([.F138];2);&quot;}} &amp; &quot;;&quot;{\tablenum[table-format=4]{&quot;;ROUND([.G138];2);&quot;}} &amp; &quot;;&quot;{\tablenum[table-format=4]{&quot;;ROUND([.H138];2);&quot;}} &amp; &quot;; &quot;{\tablenum[table-format=4]{&quot;;ROUND([.I138];2);&quot;}} \\ &quot;)" office:value-type="string" office:string-value="{w14} &amp; {level1} &amp; {\tablenum[table-format=4]{590.57}} &amp; {\tablenum[table-format=4]{590.64}} &amp; {\tablenum[table-format=4]{586.45}} &amp; {\tablenum[table-format=4]{602.66}} &amp; {\tablenum[table-format=4]{615.35}} \\ ">
            <text:p>{w14} &amp; {level1} &amp; {\tablenum[table-format=4]{590.57}} &amp; {\tablenum[table-format=4]{590.64}} &amp; {\tablenum[table-format=4]{586.45}} &amp; {\tablenum[table-format=4]{602.66}} &amp; {\tablenum[table-format=4]{615.35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445.35">
            <text:p>445.35</text:p>
          </table:table-cell>
          <table:table-cell office:value-type="float" office:value="425.54">
            <text:p>425.54</text:p>
          </table:table-cell>
          <table:table-cell office:value-type="float" office:value="428.54">
            <text:p>428.54</text:p>
          </table:table-cell>
          <table:table-cell office:value-type="float" office:value="453.39">
            <text:p>453.39</text:p>
          </table:table-cell>
          <table:table-cell office:value-type="float" office:value="471.71">
            <text:p>471.71</text:p>
          </table:table-cell>
          <table:table-cell office:value-type="float" office:value="444.906">
            <text:p>444.906</text:p>
          </table:table-cell>
          <table:table-cell table:style-name="ce35" table:formula="of:=CONCATENATE(&quot;{&quot;;[.C139];&quot;} &amp; &quot;;&quot;{&quot;;[.D139];&quot;} &amp; &quot;;&quot;{\tablenum[table-format=4]{&quot;;ROUND([.E139];2);&quot;}} &amp; &quot;;&quot;{\tablenum[table-format=4]{&quot;;ROUND([.F139];2);&quot;}} &amp; &quot;;&quot;{\tablenum[table-format=4]{&quot;;ROUND([.G139];2);&quot;}} &amp; &quot;;&quot;{\tablenum[table-format=4]{&quot;;ROUND([.H139];2);&quot;}} &amp; &quot;; &quot;{\tablenum[table-format=4]{&quot;;ROUND([.I139];2);&quot;}} \\ &quot;)" office:value-type="string" office:string-value="{w14} &amp; {level2} &amp; {\tablenum[table-format=4]{445.35}} &amp; {\tablenum[table-format=4]{425.54}} &amp; {\tablenum[table-format=4]{428.54}} &amp; {\tablenum[table-format=4]{453.39}} &amp; {\tablenum[table-format=4]{471.71}} \\ ">
            <text:p>{w14} &amp; {level2} &amp; {\tablenum[table-format=4]{445.35}} &amp; {\tablenum[table-format=4]{425.54}} &amp; {\tablenum[table-format=4]{428.54}} &amp; {\tablenum[table-format=4]{453.39}} &amp; {\tablenum[table-format=4]{471.71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704.08">
            <text:p>704.08</text:p>
          </table:table-cell>
          <table:table-cell office:value-type="float" office:value="708.5">
            <text:p>708.5</text:p>
          </table:table-cell>
          <table:table-cell office:value-type="float" office:value="732.86">
            <text:p>732.86</text:p>
          </table:table-cell>
          <table:table-cell office:value-type="float" office:value="717.09">
            <text:p>717.09</text:p>
          </table:table-cell>
          <table:table-cell office:value-type="float" office:value="707.86">
            <text:p>707.86</text:p>
          </table:table-cell>
          <table:table-cell office:value-type="float" office:value="714.078">
            <text:p>714.078</text:p>
          </table:table-cell>
          <table:table-cell table:style-name="ce35" table:formula="of:=CONCATENATE(&quot;{&quot;;[.C140];&quot;} &amp; &quot;;&quot;{&quot;;[.D140];&quot;} &amp; &quot;;&quot;{\tablenum[table-format=4]{&quot;;ROUND([.E140];2);&quot;}} &amp; &quot;;&quot;{\tablenum[table-format=4]{&quot;;ROUND([.F140];2);&quot;}} &amp; &quot;;&quot;{\tablenum[table-format=4]{&quot;;ROUND([.G140];2);&quot;}} &amp; &quot;;&quot;{\tablenum[table-format=4]{&quot;;ROUND([.H140];2);&quot;}} &amp; &quot;; &quot;{\tablenum[table-format=4]{&quot;;ROUND([.I140];2);&quot;}} \\ &quot;)" office:value-type="string" office:string-value="{w14} &amp; {level3} &amp; {\tablenum[table-format=4]{704.08}} &amp; {\tablenum[table-format=4]{708.5}} &amp; {\tablenum[table-format=4]{732.86}} &amp; {\tablenum[table-format=4]{717.09}} &amp; {\tablenum[table-format=4]{707.86}} \\ ">
            <text:p>{w14} &amp; {level3} &amp; {\tablenum[table-format=4]{704.08}} &amp; {\tablenum[table-format=4]{708.5}} &amp; {\tablenum[table-format=4]{732.86}} &amp; {\tablenum[table-format=4]{717.09}} &amp; {\tablenum[table-format=4]{707.86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991.68">
            <text:p>1991.68</text:p>
          </table:table-cell>
          <table:table-cell office:value-type="float" office:value="1972.84">
            <text:p>1972.84</text:p>
          </table:table-cell>
          <table:table-cell office:value-type="float" office:value="1937.09">
            <text:p>1937.09</text:p>
          </table:table-cell>
          <table:table-cell office:value-type="float" office:value="2029.23">
            <text:p>2029.23</text:p>
          </table:table-cell>
          <table:table-cell office:value-type="float" office:value="2011.34">
            <text:p>2011.34</text:p>
          </table:table-cell>
          <table:table-cell office:value-type="float" office:value="1988.436">
            <text:p>1988.436</text:p>
          </table:table-cell>
          <table:table-cell table:style-name="ce35" table:formula="of:=CONCATENATE(&quot;{&quot;;[.C141];&quot;} &amp; &quot;;&quot;{&quot;;[.D141];&quot;} &amp; &quot;;&quot;{\tablenum[table-format=4]{&quot;;ROUND([.E141];2);&quot;}} &amp; &quot;;&quot;{\tablenum[table-format=4]{&quot;;ROUND([.F141];2);&quot;}} &amp; &quot;;&quot;{\tablenum[table-format=4]{&quot;;ROUND([.G141];2);&quot;}} &amp; &quot;;&quot;{\tablenum[table-format=4]{&quot;;ROUND([.H141];2);&quot;}} &amp; &quot;; &quot;{\tablenum[table-format=4]{&quot;;ROUND([.I141];2);&quot;}} \\ &quot;)" office:value-type="string" office:string-value="{w15} &amp; {level1} &amp; {\tablenum[table-format=4]{1991.68}} &amp; {\tablenum[table-format=4]{1972.84}} &amp; {\tablenum[table-format=4]{1937.09}} &amp; {\tablenum[table-format=4]{2029.23}} &amp; {\tablenum[table-format=4]{2011.34}} \\ ">
            <text:p>{w15} &amp; {level1} &amp; {\tablenum[table-format=4]{1991.68}} &amp; {\tablenum[table-format=4]{1972.84}} &amp; {\tablenum[table-format=4]{1937.09}} &amp; {\tablenum[table-format=4]{2029.23}} &amp; {\tablenum[table-format=4]{2011.34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1005.01">
            <text:p>1005.01</text:p>
          </table:table-cell>
          <table:table-cell office:value-type="float" office:value="954.68">
            <text:p>954.68</text:p>
          </table:table-cell>
          <table:table-cell office:value-type="float" office:value="977.41">
            <text:p>977.41</text:p>
          </table:table-cell>
          <table:table-cell office:value-type="float" office:value="951.68">
            <text:p>951.68</text:p>
          </table:table-cell>
          <table:table-cell office:value-type="float" office:value="1060.94">
            <text:p>1060.94</text:p>
          </table:table-cell>
          <table:table-cell office:value-type="float" office:value="989.944">
            <text:p>989.944</text:p>
          </table:table-cell>
          <table:table-cell table:style-name="ce35" table:formula="of:=CONCATENATE(&quot;{&quot;;[.C142];&quot;} &amp; &quot;;&quot;{&quot;;[.D142];&quot;} &amp; &quot;;&quot;{\tablenum[table-format=4]{&quot;;ROUND([.E142];2);&quot;}} &amp; &quot;;&quot;{\tablenum[table-format=4]{&quot;;ROUND([.F142];2);&quot;}} &amp; &quot;;&quot;{\tablenum[table-format=4]{&quot;;ROUND([.G142];2);&quot;}} &amp; &quot;;&quot;{\tablenum[table-format=4]{&quot;;ROUND([.H142];2);&quot;}} &amp; &quot;; &quot;{\tablenum[table-format=4]{&quot;;ROUND([.I142];2);&quot;}} \\ &quot;)" office:value-type="string" office:string-value="{w15} &amp; {level2} &amp; {\tablenum[table-format=4]{1005.01}} &amp; {\tablenum[table-format=4]{954.68}} &amp; {\tablenum[table-format=4]{977.41}} &amp; {\tablenum[table-format=4]{951.68}} &amp; {\tablenum[table-format=4]{1060.94}} \\ ">
            <text:p>{w15} &amp; {level2} &amp; {\tablenum[table-format=4]{1005.01}} &amp; {\tablenum[table-format=4]{954.68}} &amp; {\tablenum[table-format=4]{977.41}} &amp; {\tablenum[table-format=4]{951.68}} &amp; {\tablenum[table-format=4]{1060.94}} \\ </text:p>
          </table:table-cell>
        </table:table-row>
        <table:table-row table:style-name="ro1">
          <table:table-cell office:value-type="string">
            <text:p>ListRecord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1318.5">
            <text:p>1318.5</text:p>
          </table:table-cell>
          <table:table-cell office:value-type="float" office:value="1349.22">
            <text:p>1349.22</text:p>
          </table:table-cell>
          <table:table-cell office:value-type="float" office:value="1395.19">
            <text:p>1395.19</text:p>
          </table:table-cell>
          <table:table-cell office:value-type="float" office:value="1317.7">
            <text:p>1317.7</text:p>
          </table:table-cell>
          <table:table-cell office:value-type="float" office:value="1398.06">
            <text:p>1398.06</text:p>
          </table:table-cell>
          <table:table-cell office:value-type="float" office:value="1355.734">
            <text:p>1355.734</text:p>
          </table:table-cell>
          <table:table-cell table:style-name="ce35" table:formula="of:=CONCATENATE(&quot;{&quot;;[.C143];&quot;} &amp; &quot;;&quot;{&quot;;[.D143];&quot;} &amp; &quot;;&quot;{\tablenum[table-format=4]{&quot;;ROUND([.E143];2);&quot;}} &amp; &quot;;&quot;{\tablenum[table-format=4]{&quot;;ROUND([.F143];2);&quot;}} &amp; &quot;;&quot;{\tablenum[table-format=4]{&quot;;ROUND([.G143];2);&quot;}} &amp; &quot;;&quot;{\tablenum[table-format=4]{&quot;;ROUND([.H143];2);&quot;}} &amp; &quot;; &quot;{\tablenum[table-format=4]{&quot;;ROUND([.I143];2);&quot;}} \\ &quot;)" office:value-type="string" office:string-value="{w15} &amp; {level3} &amp; {\tablenum[table-format=4]{1318.5}} &amp; {\tablenum[table-format=4]{1349.22}} &amp; {\tablenum[table-format=4]{1395.19}} &amp; {\tablenum[table-format=4]{1317.7}} &amp; {\tablenum[table-format=4]{1398.06}} \\ ">
            <text:p>{w15} &amp; {level3} &amp; {\tablenum[table-format=4]{1318.5}} &amp; {\tablenum[table-format=4]{1349.22}} &amp; {\tablenum[table-format=4]{1395.19}} &amp; {\tablenum[table-format=4]{1317.7}} &amp; {\tablenum[table-format=4]{1398.06}} \\ </text:p>
          </table:table-cell>
        </table:table-row>
        <table:table-row table:style-name="ro2">
          <table:table-cell table:number-columns-repeated="10"/>
          <table:table-cell table:style-name="ce35"/>
        </table:table-row>
        <table:table-row table:style-name="ro1">
          <table:table-cell office:value-type="string">
            <text:p>ListSets</text:p>
          </table:table-cell>
          <table:table-cell table:number-columns-repeated="10"/>
        </table:table-row>
        <table:table-row table:style-name="ro1"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08">
            <text:p>0.008</text:p>
          </table:table-cell>
          <table:table-cell table:style-name="ce35" table:formula="of:=CONCATENATE(&quot;{&quot;;[.C146];&quot;} &amp; &quot;;&quot;{&quot;;[.D146];&quot;} &amp; &quot;;&quot;{\tablenum[table-format=4]{&quot;;ROUND([.E146];2);&quot;}} &amp; &quot;;&quot;{\tablenum[table-format=4]{&quot;;ROUND([.F146];2);&quot;}} &amp; &quot;;&quot;{\tablenum[table-format=4]{&quot;;ROUND([.G146];2);&quot;}} &amp; &quot;;&quot;{\tablenum[table-format=4]{&quot;;ROUND([.H146];2);&quot;}} &amp; &quot;; &quot;{\tablenum[table-format=4]{&quot;;ROUND([.I146];2);&quot;}} \\ &quot;)" office:value-type="string" office:string-value="{w1} &amp; {level1} &amp; {\tablenum[table-format=4]{0.01}} &amp; {\tablenum[table-format=4]{0}} &amp; {\tablenum[table-format=4]{0.01}} &amp; {\tablenum[table-format=4]{0.01}} &amp; {\tablenum[table-format=4]{0.01}} \\ ">
            <text:p>{w1} &amp; {level1} &amp; {\tablenum[table-format=4]{0.01}} &amp; {\tablenum[table-format=4]{0}} &amp; {\tablenum[table-format=4]{0.01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0.02">
            <text:p>0.02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0.012">
            <text:p>0.012</text:p>
          </table:table-cell>
          <table:table-cell table:style-name="ce35" table:formula="of:=CONCATENATE(&quot;{&quot;;[.C147];&quot;} &amp; &quot;;&quot;{&quot;;[.D147];&quot;} &amp; &quot;;&quot;{\tablenum[table-format=4]{&quot;;ROUND([.E147];2);&quot;}} &amp; &quot;;&quot;{\tablenum[table-format=4]{&quot;;ROUND([.F147];2);&quot;}} &amp; &quot;;&quot;{\tablenum[table-format=4]{&quot;;ROUND([.G147];2);&quot;}} &amp; &quot;;&quot;{\tablenum[table-format=4]{&quot;;ROUND([.H147];2);&quot;}} &amp; &quot;; &quot;{\tablenum[table-format=4]{&quot;;ROUND([.I147];2);&quot;}} \\ &quot;)" office:value-type="string" office:string-value="{w1} &amp; {level2} &amp; {\tablenum[table-format=4]{0.02}} &amp; {\tablenum[table-format=4]{0.01}} &amp; {\tablenum[table-format=4]{0.01}} &amp; {\tablenum[table-format=4]{0.01}} &amp; {\tablenum[table-format=4]{0.01}} \\ ">
            <text:p>{w1} &amp; {level2} &amp; {\tablenum[table-format=4]{0.02}} &amp; {\tablenum[table-format=4]{0.01}} &amp; {\tablenum[table-format=4]{0.01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table:style-name="ce35" table:formula="of:=CONCATENATE(&quot;{&quot;;[.C148];&quot;} &amp; &quot;;&quot;{&quot;;[.D148];&quot;} &amp; &quot;;&quot;{\tablenum[table-format=4]{&quot;;ROUND([.E148];2);&quot;}} &amp; &quot;;&quot;{\tablenum[table-format=4]{&quot;;ROUND([.F148];2);&quot;}} &amp; &quot;;&quot;{\tablenum[table-format=4]{&quot;;ROUND([.G148];2);&quot;}} &amp; &quot;;&quot;{\tablenum[table-format=4]{&quot;;ROUND([.H148];2);&quot;}} &amp; &quot;; &quot;{\tablenum[table-format=4]{&quot;;ROUND([.I148];2);&quot;}} \\ &quot;)" office:value-type="string" office:string-value="{w1} &amp; {level3} &amp; {\tablenum[table-format=4]{0.02}} &amp; {\tablenum[table-format=4]{0.02}} &amp; {\tablenum[table-format=4]{0.02}} &amp; {\tablenum[table-format=4]{0.01}} &amp; {\tablenum[table-format=4]{0.02}} \\ ">
            <text:p>{w1} &amp; {level3} &amp; {\tablenum[table-format=4]{0.02}} &amp; {\tablenum[table-format=4]{0.02}} &amp; {\tablenum[table-format=4]{0.02}} &amp; {\tablenum[table-format=4]{0.01}} &amp; {\tablenum[table-format=4]{0.0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table:number-columns-repeated="6" office:value-type="float" office:value="0.01">
            <text:p>0.01</text:p>
          </table:table-cell>
          <table:table-cell table:style-name="ce35" table:formula="of:=CONCATENATE(&quot;{&quot;;[.C149];&quot;} &amp; &quot;;&quot;{&quot;;[.D149];&quot;} &amp; &quot;;&quot;{\tablenum[table-format=4]{&quot;;ROUND([.E149];2);&quot;}} &amp; &quot;;&quot;{\tablenum[table-format=4]{&quot;;ROUND([.F149];2);&quot;}} &amp; &quot;;&quot;{\tablenum[table-format=4]{&quot;;ROUND([.G149];2);&quot;}} &amp; &quot;;&quot;{\tablenum[table-format=4]{&quot;;ROUND([.H149];2);&quot;}} &amp; &quot;; &quot;{\tablenum[table-format=4]{&quot;;ROUND([.I149];2);&quot;}} \\ &quot;)" office:value-type="string" office:string-value="{w2} &amp; {level1} &amp; {\tablenum[table-format=4]{0.01}} &amp; {\tablenum[table-format=4]{0.01}} &amp; {\tablenum[table-format=4]{0.01}} &amp; {\tablenum[table-format=4]{0.01}} &amp; {\tablenum[table-format=4]{0.01}} \\ ">
            <text:p>{w2} &amp; {level1} &amp; {\tablenum[table-format=4]{0.01}} &amp; {\tablenum[table-format=4]{0.01}} &amp; {\tablenum[table-format=4]{0.01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014">
            <text:p>0.014</text:p>
          </table:table-cell>
          <table:table-cell table:style-name="ce35" table:formula="of:=CONCATENATE(&quot;{&quot;;[.C150];&quot;} &amp; &quot;;&quot;{&quot;;[.D150];&quot;} &amp; &quot;;&quot;{\tablenum[table-format=4]{&quot;;ROUND([.E150];2);&quot;}} &amp; &quot;;&quot;{\tablenum[table-format=4]{&quot;;ROUND([.F150];2);&quot;}} &amp; &quot;;&quot;{\tablenum[table-format=4]{&quot;;ROUND([.G150];2);&quot;}} &amp; &quot;;&quot;{\tablenum[table-format=4]{&quot;;ROUND([.H150];2);&quot;}} &amp; &quot;; &quot;{\tablenum[table-format=4]{&quot;;ROUND([.I150];2);&quot;}} \\ &quot;)" office:value-type="string" office:string-value="{w2} &amp; {level2} &amp; {\tablenum[table-format=4]{0.01}} &amp; {\tablenum[table-format=4]{0.02}} &amp; {\tablenum[table-format=4]{0.01}} &amp; {\tablenum[table-format=4]{0.01}} &amp; {\tablenum[table-format=4]{0.02}} \\ ">
            <text:p>{w2} &amp; {level2} &amp; {\tablenum[table-format=4]{0.01}} &amp; {\tablenum[table-format=4]{0.02}} &amp; {\tablenum[table-format=4]{0.01}} &amp; {\tablenum[table-format=4]{0.01}} &amp; {\tablenum[table-format=4]{0.0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4">
            <text:p>0.024</text:p>
          </table:table-cell>
          <table:table-cell table:style-name="ce35" table:formula="of:=CONCATENATE(&quot;{&quot;;[.C151];&quot;} &amp; &quot;;&quot;{&quot;;[.D151];&quot;} &amp; &quot;;&quot;{\tablenum[table-format=4]{&quot;;ROUND([.E151];2);&quot;}} &amp; &quot;;&quot;{\tablenum[table-format=4]{&quot;;ROUND([.F151];2);&quot;}} &amp; &quot;;&quot;{\tablenum[table-format=4]{&quot;;ROUND([.G151];2);&quot;}} &amp; &quot;;&quot;{\tablenum[table-format=4]{&quot;;ROUND([.H151];2);&quot;}} &amp; &quot;; &quot;{\tablenum[table-format=4]{&quot;;ROUND([.I151];2);&quot;}} \\ &quot;)" office:value-type="string" office:string-value="{w2} &amp; {level3} &amp; {\tablenum[table-format=4]{0.02}} &amp; {\tablenum[table-format=4]{0.03}} &amp; {\tablenum[table-format=4]{0.02}} &amp; {\tablenum[table-format=4]{0.02}} &amp; {\tablenum[table-format=4]{0.03}} \\ ">
            <text:p>{w2} &amp; {level3} &amp; {\tablenum[table-format=4]{0.02}} &amp; {\tablenum[table-format=4]{0.03}} &amp; {\tablenum[table-format=4]{0.02}} &amp; {\tablenum[table-format=4]{0.02}} &amp; {\tablenum[table-format=4]{0.0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style-name="ce35" table:formula="of:=CONCATENATE(&quot;{&quot;;[.C152];&quot;} &amp; &quot;;&quot;{&quot;;[.D152];&quot;} &amp; &quot;;&quot;{\tablenum[table-format=4]{&quot;;ROUND([.E152];2);&quot;}} &amp; &quot;;&quot;{\tablenum[table-format=4]{&quot;;ROUND([.F152];2);&quot;}} &amp; &quot;;&quot;{\tablenum[table-format=4]{&quot;;ROUND([.G152];2);&quot;}} &amp; &quot;;&quot;{\tablenum[table-format=4]{&quot;;ROUND([.H152];2);&quot;}} &amp; &quot;; &quot;{\tablenum[table-format=4]{&quot;;ROUND([.I152];2);&quot;}} \\ &quot;)" office:value-type="string" office:string-value="{w3} &amp; {level1} &amp; {\tablenum[table-format=4]{0.01}} &amp; {\tablenum[table-format=4]{0.01}} &amp; {\tablenum[table-format=4]{0.01}} &amp; {\tablenum[table-format=4]{0.02}} &amp; {\tablenum[table-format=4]{0}} \\ ">
            <text:p>{w3} &amp; {level1} &amp; {\tablenum[table-format=4]{0.01}} &amp; {\tablenum[table-format=4]{0.01}} &amp; {\tablenum[table-format=4]{0.01}} &amp; {\tablenum[table-format=4]{0.02}} &amp; {\tablenum[table-format=4]{0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style-name="ce35" table:formula="of:=CONCATENATE(&quot;{&quot;;[.C153];&quot;} &amp; &quot;;&quot;{&quot;;[.D153];&quot;} &amp; &quot;;&quot;{\tablenum[table-format=4]{&quot;;ROUND([.E153];2);&quot;}} &amp; &quot;;&quot;{\tablenum[table-format=4]{&quot;;ROUND([.F153];2);&quot;}} &amp; &quot;;&quot;{\tablenum[table-format=4]{&quot;;ROUND([.G153];2);&quot;}} &amp; &quot;;&quot;{\tablenum[table-format=4]{&quot;;ROUND([.H153];2);&quot;}} &amp; &quot;; &quot;{\tablenum[table-format=4]{&quot;;ROUND([.I153];2);&quot;}} \\ &quot;)" office:value-type="string" office:string-value="{w3} &amp; {level2} &amp; {\tablenum[table-format=4]{0.02}} &amp; {\tablenum[table-format=4]{0.03}} &amp; {\tablenum[table-format=4]{0.02}} &amp; {\tablenum[table-format=4]{0.01}} &amp; {\tablenum[table-format=4]{0.02}} \\ ">
            <text:p>{w3} &amp; {level2} &amp; {\tablenum[table-format=4]{0.02}} &amp; {\tablenum[table-format=4]{0.03}} &amp; {\tablenum[table-format=4]{0.02}} &amp; {\tablenum[table-format=4]{0.01}} &amp; {\tablenum[table-format=4]{0.0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6">
            <text:p>0.036</text:p>
          </table:table-cell>
          <table:table-cell table:style-name="ce35" table:formula="of:=CONCATENATE(&quot;{&quot;;[.C154];&quot;} &amp; &quot;;&quot;{&quot;;[.D154];&quot;} &amp; &quot;;&quot;{\tablenum[table-format=4]{&quot;;ROUND([.E154];2);&quot;}} &amp; &quot;;&quot;{\tablenum[table-format=4]{&quot;;ROUND([.F154];2);&quot;}} &amp; &quot;;&quot;{\tablenum[table-format=4]{&quot;;ROUND([.G154];2);&quot;}} &amp; &quot;;&quot;{\tablenum[table-format=4]{&quot;;ROUND([.H154];2);&quot;}} &amp; &quot;; &quot;{\tablenum[table-format=4]{&quot;;ROUND([.I154];2);&quot;}} \\ &quot;)" office:value-type="string" office:string-value="{w3} &amp; {level3} &amp; {\tablenum[table-format=4]{0.03}} &amp; {\tablenum[table-format=4]{0.04}} &amp; {\tablenum[table-format=4]{0.04}} &amp; {\tablenum[table-format=4]{0.03}} &amp; {\tablenum[table-format=4]{0.04}} \\ ">
            <text:p>{w3} &amp; {level3} &amp; {\tablenum[table-format=4]{0.03}} &amp; {\tablenum[table-format=4]{0.04}} &amp; {\tablenum[table-format=4]{0.04}} &amp; {\tablenum[table-format=4]{0.03}} &amp; {\tablenum[table-format=4]{0.04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4">
            <text:p>0.014</text:p>
          </table:table-cell>
          <table:table-cell table:style-name="ce35" table:formula="of:=CONCATENATE(&quot;{&quot;;[.C155];&quot;} &amp; &quot;;&quot;{&quot;;[.D155];&quot;} &amp; &quot;;&quot;{\tablenum[table-format=4]{&quot;;ROUND([.E155];2);&quot;}} &amp; &quot;;&quot;{\tablenum[table-format=4]{&quot;;ROUND([.F155];2);&quot;}} &amp; &quot;;&quot;{\tablenum[table-format=4]{&quot;;ROUND([.G155];2);&quot;}} &amp; &quot;;&quot;{\tablenum[table-format=4]{&quot;;ROUND([.H155];2);&quot;}} &amp; &quot;; &quot;{\tablenum[table-format=4]{&quot;;ROUND([.I155];2);&quot;}} \\ &quot;)" office:value-type="string" office:string-value="{w4} &amp; {level1} &amp; {\tablenum[table-format=4]{0.01}} &amp; {\tablenum[table-format=4]{0.02}} &amp; {\tablenum[table-format=4]{0.02}} &amp; {\tablenum[table-format=4]{0.01}} &amp; {\tablenum[table-format=4]{0.01}} \\ ">
            <text:p>{w4} &amp; {level1} &amp; {\tablenum[table-format=4]{0.01}} &amp; {\tablenum[table-format=4]{0.02}} &amp; {\tablenum[table-format=4]{0.02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0.026">
            <text:p>0.026</text:p>
          </table:table-cell>
          <table:table-cell table:style-name="ce35" table:formula="of:=CONCATENATE(&quot;{&quot;;[.C156];&quot;} &amp; &quot;;&quot;{&quot;;[.D156];&quot;} &amp; &quot;;&quot;{\tablenum[table-format=4]{&quot;;ROUND([.E156];2);&quot;}} &amp; &quot;;&quot;{\tablenum[table-format=4]{&quot;;ROUND([.F156];2);&quot;}} &amp; &quot;;&quot;{\tablenum[table-format=4]{&quot;;ROUND([.G156];2);&quot;}} &amp; &quot;;&quot;{\tablenum[table-format=4]{&quot;;ROUND([.H156];2);&quot;}} &amp; &quot;; &quot;{\tablenum[table-format=4]{&quot;;ROUND([.I156];2);&quot;}} \\ &quot;)" office:value-type="string" office:string-value="{w4} &amp; {level2} &amp; {\tablenum[table-format=4]{0.03}} &amp; {\tablenum[table-format=4]{0.02}} &amp; {\tablenum[table-format=4]{0.03}} &amp; {\tablenum[table-format=4]{0.02}} &amp; {\tablenum[table-format=4]{0.03}} \\ ">
            <text:p>{w4} &amp; {level2} &amp; {\tablenum[table-format=4]{0.03}} &amp; {\tablenum[table-format=4]{0.02}} &amp; {\tablenum[table-format=4]{0.03}} &amp; {\tablenum[table-format=4]{0.02}} &amp; {\tablenum[table-format=4]{0.0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56">
            <text:p>0.056</text:p>
          </table:table-cell>
          <table:table-cell table:style-name="ce35" table:formula="of:=CONCATENATE(&quot;{&quot;;[.C157];&quot;} &amp; &quot;;&quot;{&quot;;[.D157];&quot;} &amp; &quot;;&quot;{\tablenum[table-format=4]{&quot;;ROUND([.E157];2);&quot;}} &amp; &quot;;&quot;{\tablenum[table-format=4]{&quot;;ROUND([.F157];2);&quot;}} &amp; &quot;;&quot;{\tablenum[table-format=4]{&quot;;ROUND([.G157];2);&quot;}} &amp; &quot;;&quot;{\tablenum[table-format=4]{&quot;;ROUND([.H157];2);&quot;}} &amp; &quot;; &quot;{\tablenum[table-format=4]{&quot;;ROUND([.I157];2);&quot;}} \\ &quot;)" office:value-type="string" office:string-value="{w4} &amp; {level3} &amp; {\tablenum[table-format=4]{0.06}} &amp; {\tablenum[table-format=4]{0.05}} &amp; {\tablenum[table-format=4]{0.06}} &amp; {\tablenum[table-format=4]{0.06}} &amp; {\tablenum[table-format=4]{0.05}} \\ ">
            <text:p>{w4} &amp; {level3} &amp; {\tablenum[table-format=4]{0.06}} &amp; {\tablenum[table-format=4]{0.05}} &amp; {\tablenum[table-format=4]{0.06}} &amp; {\tablenum[table-format=4]{0.06}} &amp; {\tablenum[table-format=4]{0.05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table:number-columns-repeated="3"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16">
            <text:p>0.016</text:p>
          </table:table-cell>
          <table:table-cell table:style-name="ce35" table:formula="of:=CONCATENATE(&quot;{&quot;;[.C158];&quot;} &amp; &quot;;&quot;{&quot;;[.D158];&quot;} &amp; &quot;;&quot;{\tablenum[table-format=4]{&quot;;ROUND([.E158];2);&quot;}} &amp; &quot;;&quot;{\tablenum[table-format=4]{&quot;;ROUND([.F158];2);&quot;}} &amp; &quot;;&quot;{\tablenum[table-format=4]{&quot;;ROUND([.G158];2);&quot;}} &amp; &quot;;&quot;{\tablenum[table-format=4]{&quot;;ROUND([.H158];2);&quot;}} &amp; &quot;; &quot;{\tablenum[table-format=4]{&quot;;ROUND([.I158];2);&quot;}} \\ &quot;)" office:value-type="string" office:string-value="{w5} &amp; {level1} &amp; {\tablenum[table-format=4]{0.02}} &amp; {\tablenum[table-format=4]{0.02}} &amp; {\tablenum[table-format=4]{0.02}} &amp; {\tablenum[table-format=4]{0.01}} &amp; {\tablenum[table-format=4]{0.01}} \\ ">
            <text:p>{w5} &amp; {level1} &amp; {\tablenum[table-format=4]{0.02}} &amp; {\tablenum[table-format=4]{0.02}} &amp; {\tablenum[table-format=4]{0.02}} &amp; {\tablenum[table-format=4]{0.01}} &amp; {\tablenum[table-format=4]{0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8">
            <text:p>0.038</text:p>
          </table:table-cell>
          <table:table-cell table:style-name="ce35" table:formula="of:=CONCATENATE(&quot;{&quot;;[.C159];&quot;} &amp; &quot;;&quot;{&quot;;[.D159];&quot;} &amp; &quot;;&quot;{\tablenum[table-format=4]{&quot;;ROUND([.E159];2);&quot;}} &amp; &quot;;&quot;{\tablenum[table-format=4]{&quot;;ROUND([.F159];2);&quot;}} &amp; &quot;;&quot;{\tablenum[table-format=4]{&quot;;ROUND([.G159];2);&quot;}} &amp; &quot;;&quot;{\tablenum[table-format=4]{&quot;;ROUND([.H159];2);&quot;}} &amp; &quot;; &quot;{\tablenum[table-format=4]{&quot;;ROUND([.I159];2);&quot;}} \\ &quot;)" office:value-type="string" office:string-value="{w5} &amp; {level2} &amp; {\tablenum[table-format=4]{0.04}} &amp; {\tablenum[table-format=4]{0.04}} &amp; {\tablenum[table-format=4]{0.04}} &amp; {\tablenum[table-format=4]{0.03}} &amp; {\tablenum[table-format=4]{0.04}} \\ ">
            <text:p>{w5} &amp; {level2} &amp; {\tablenum[table-format=4]{0.04}} &amp; {\tablenum[table-format=4]{0.04}} &amp; {\tablenum[table-format=4]{0.04}} &amp; {\tablenum[table-format=4]{0.03}} &amp; {\tablenum[table-format=4]{0.04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table:number-columns-repeated="3" office:value-type="float" office:value="0.09">
            <text:p>0.09</text:p>
          </table:table-cell>
          <table:table-cell table:style-name="ce35" table:formula="of:=CONCATENATE(&quot;{&quot;;[.C160];&quot;} &amp; &quot;;&quot;{&quot;;[.D160];&quot;} &amp; &quot;;&quot;{\tablenum[table-format=4]{&quot;;ROUND([.E160];2);&quot;}} &amp; &quot;;&quot;{\tablenum[table-format=4]{&quot;;ROUND([.F160];2);&quot;}} &amp; &quot;;&quot;{\tablenum[table-format=4]{&quot;;ROUND([.G160];2);&quot;}} &amp; &quot;;&quot;{\tablenum[table-format=4]{&quot;;ROUND([.H160];2);&quot;}} &amp; &quot;; &quot;{\tablenum[table-format=4]{&quot;;ROUND([.I160];2);&quot;}} \\ &quot;)" office:value-type="string" office:string-value="{w5} &amp; {level3} &amp; {\tablenum[table-format=4]{0.09}} &amp; {\tablenum[table-format=4]{0.1}} &amp; {\tablenum[table-format=4]{0.08}} &amp; {\tablenum[table-format=4]{0.09}} &amp; {\tablenum[table-format=4]{0.09}} \\ ">
            <text:p>{w5} &amp; {level3} &amp; {\tablenum[table-format=4]{0.09}} &amp; {\tablenum[table-format=4]{0.1}} &amp; {\tablenum[table-format=4]{0.08}} &amp; {\tablenum[table-format=4]{0.09}} &amp; {\tablenum[table-format=4]{0.09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8">
            <text:p>0.028</text:p>
          </table:table-cell>
          <table:table-cell table:style-name="ce35" table:formula="of:=CONCATENATE(&quot;{&quot;;[.C161];&quot;} &amp; &quot;;&quot;{&quot;;[.D161];&quot;} &amp; &quot;;&quot;{\tablenum[table-format=4]{&quot;;ROUND([.E161];2);&quot;}} &amp; &quot;;&quot;{\tablenum[table-format=4]{&quot;;ROUND([.F161];2);&quot;}} &amp; &quot;;&quot;{\tablenum[table-format=4]{&quot;;ROUND([.G161];2);&quot;}} &amp; &quot;;&quot;{\tablenum[table-format=4]{&quot;;ROUND([.H161];2);&quot;}} &amp; &quot;; &quot;{\tablenum[table-format=4]{&quot;;ROUND([.I161];2);&quot;}} \\ &quot;)" office:value-type="string" office:string-value="{w6} &amp; {level1} &amp; {\tablenum[table-format=4]{0.03}} &amp; {\tablenum[table-format=4]{0.03}} &amp; {\tablenum[table-format=4]{0.02}} &amp; {\tablenum[table-format=4]{0.03}} &amp; {\tablenum[table-format=4]{0.03}} \\ ">
            <text:p>{w6} &amp; {level1} &amp; {\tablenum[table-format=4]{0.03}} &amp; {\tablenum[table-format=4]{0.03}} &amp; {\tablenum[table-format=4]{0.02}} &amp; {\tablenum[table-format=4]{0.03}} &amp; {\tablenum[table-format=4]{0.0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.054">
            <text:p>0.054</text:p>
          </table:table-cell>
          <table:table-cell table:style-name="ce35" table:formula="of:=CONCATENATE(&quot;{&quot;;[.C162];&quot;} &amp; &quot;;&quot;{&quot;;[.D162];&quot;} &amp; &quot;;&quot;{\tablenum[table-format=4]{&quot;;ROUND([.E162];2);&quot;}} &amp; &quot;;&quot;{\tablenum[table-format=4]{&quot;;ROUND([.F162];2);&quot;}} &amp; &quot;;&quot;{\tablenum[table-format=4]{&quot;;ROUND([.G162];2);&quot;}} &amp; &quot;;&quot;{\tablenum[table-format=4]{&quot;;ROUND([.H162];2);&quot;}} &amp; &quot;; &quot;{\tablenum[table-format=4]{&quot;;ROUND([.I162];2);&quot;}} \\ &quot;)" office:value-type="string" office:string-value="{w6} &amp; {level2} &amp; {\tablenum[table-format=4]{0.06}} &amp; {\tablenum[table-format=4]{0.05}} &amp; {\tablenum[table-format=4]{0.06}} &amp; {\tablenum[table-format=4]{0.04}} &amp; {\tablenum[table-format=4]{0.06}} \\ ">
            <text:p>{w6} &amp; {level2} &amp; {\tablenum[table-format=4]{0.06}} &amp; {\tablenum[table-format=4]{0.05}} &amp; {\tablenum[table-format=4]{0.06}} &amp; {\tablenum[table-format=4]{0.04}} &amp; {\tablenum[table-format=4]{0.06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.15">
            <text:p>0.15</text:p>
          </table:table-cell>
          <table:table-cell table:number-columns-repeated="4" office:value-type="float" office:value="0.14">
            <text:p>0.14</text:p>
          </table:table-cell>
          <table:table-cell office:value-type="float" office:value="0.142">
            <text:p>0.142</text:p>
          </table:table-cell>
          <table:table-cell table:style-name="ce35" table:formula="of:=CONCATENATE(&quot;{&quot;;[.C163];&quot;} &amp; &quot;;&quot;{&quot;;[.D163];&quot;} &amp; &quot;;&quot;{\tablenum[table-format=4]{&quot;;ROUND([.E163];2);&quot;}} &amp; &quot;;&quot;{\tablenum[table-format=4]{&quot;;ROUND([.F163];2);&quot;}} &amp; &quot;;&quot;{\tablenum[table-format=4]{&quot;;ROUND([.G163];2);&quot;}} &amp; &quot;;&quot;{\tablenum[table-format=4]{&quot;;ROUND([.H163];2);&quot;}} &amp; &quot;; &quot;{\tablenum[table-format=4]{&quot;;ROUND([.I163];2);&quot;}} \\ &quot;)" office:value-type="string" office:string-value="{w6} &amp; {level3} &amp; {\tablenum[table-format=4]{0.15}} &amp; {\tablenum[table-format=4]{0.14}} &amp; {\tablenum[table-format=4]{0.14}} &amp; {\tablenum[table-format=4]{0.14}} &amp; {\tablenum[table-format=4]{0.14}} \\ ">
            <text:p>{w6} &amp; {level3} &amp; {\tablenum[table-format=4]{0.15}} &amp; {\tablenum[table-format=4]{0.14}} &amp; {\tablenum[table-format=4]{0.14}} &amp; {\tablenum[table-format=4]{0.14}} &amp; {\tablenum[table-format=4]{0.14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044">
            <text:p>0.044</text:p>
          </table:table-cell>
          <table:table-cell table:style-name="ce35" table:formula="of:=CONCATENATE(&quot;{&quot;;[.C164];&quot;} &amp; &quot;;&quot;{&quot;;[.D164];&quot;} &amp; &quot;;&quot;{\tablenum[table-format=4]{&quot;;ROUND([.E164];2);&quot;}} &amp; &quot;;&quot;{\tablenum[table-format=4]{&quot;;ROUND([.F164];2);&quot;}} &amp; &quot;;&quot;{\tablenum[table-format=4]{&quot;;ROUND([.G164];2);&quot;}} &amp; &quot;;&quot;{\tablenum[table-format=4]{&quot;;ROUND([.H164];2);&quot;}} &amp; &quot;; &quot;{\tablenum[table-format=4]{&quot;;ROUND([.I164];2);&quot;}} \\ &quot;)" office:value-type="string" office:string-value="{w7} &amp; {level1} &amp; {\tablenum[table-format=4]{0.05}} &amp; {\tablenum[table-format=4]{0.04}} &amp; {\tablenum[table-format=4]{0.05}} &amp; {\tablenum[table-format=4]{0.04}} &amp; {\tablenum[table-format=4]{0.04}} \\ ">
            <text:p>{w7} &amp; {level1} &amp; {\tablenum[table-format=4]{0.05}} &amp; {\tablenum[table-format=4]{0.04}} &amp; {\tablenum[table-format=4]{0.05}} &amp; {\tablenum[table-format=4]{0.04}} &amp; {\tablenum[table-format=4]{0.04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table:number-columns-repeated="6" office:value-type="float" office:value="0.08">
            <text:p>0.08</text:p>
          </table:table-cell>
          <table:table-cell table:style-name="ce35" table:formula="of:=CONCATENATE(&quot;{&quot;;[.C165];&quot;} &amp; &quot;;&quot;{&quot;;[.D165];&quot;} &amp; &quot;;&quot;{\tablenum[table-format=4]{&quot;;ROUND([.E165];2);&quot;}} &amp; &quot;;&quot;{\tablenum[table-format=4]{&quot;;ROUND([.F165];2);&quot;}} &amp; &quot;;&quot;{\tablenum[table-format=4]{&quot;;ROUND([.G165];2);&quot;}} &amp; &quot;;&quot;{\tablenum[table-format=4]{&quot;;ROUND([.H165];2);&quot;}} &amp; &quot;; &quot;{\tablenum[table-format=4]{&quot;;ROUND([.I165];2);&quot;}} \\ &quot;)" office:value-type="string" office:string-value="{w7} &amp; {level2} &amp; {\tablenum[table-format=4]{0.08}} &amp; {\tablenum[table-format=4]{0.08}} &amp; {\tablenum[table-format=4]{0.08}} &amp; {\tablenum[table-format=4]{0.08}} &amp; {\tablenum[table-format=4]{0.08}} \\ ">
            <text:p>{w7} &amp; {level2} &amp; {\tablenum[table-format=4]{0.08}} &amp; {\tablenum[table-format=4]{0.08}} &amp; {\tablenum[table-format=4]{0.08}} &amp; {\tablenum[table-format=4]{0.08}} &amp; {\tablenum[table-format=4]{0.08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228">
            <text:p>0.228</text:p>
          </table:table-cell>
          <table:table-cell table:style-name="ce35" table:formula="of:=CONCATENATE(&quot;{&quot;;[.C166];&quot;} &amp; &quot;;&quot;{&quot;;[.D166];&quot;} &amp; &quot;;&quot;{\tablenum[table-format=4]{&quot;;ROUND([.E166];2);&quot;}} &amp; &quot;;&quot;{\tablenum[table-format=4]{&quot;;ROUND([.F166];2);&quot;}} &amp; &quot;;&quot;{\tablenum[table-format=4]{&quot;;ROUND([.G166];2);&quot;}} &amp; &quot;;&quot;{\tablenum[table-format=4]{&quot;;ROUND([.H166];2);&quot;}} &amp; &quot;; &quot;{\tablenum[table-format=4]{&quot;;ROUND([.I166];2);&quot;}} \\ &quot;)" office:value-type="string" office:string-value="{w7} &amp; {level3} &amp; {\tablenum[table-format=4]{0.24}} &amp; {\tablenum[table-format=4]{0.23}} &amp; {\tablenum[table-format=4]{0.22}} &amp; {\tablenum[table-format=4]{0.23}} &amp; {\tablenum[table-format=4]{0.22}} \\ ">
            <text:p>{w7} &amp; {level3} &amp; {\tablenum[table-format=4]{0.24}} &amp; {\tablenum[table-format=4]{0.23}} &amp; {\tablenum[table-format=4]{0.22}} &amp; {\tablenum[table-format=4]{0.23}} &amp; {\tablenum[table-format=4]{0.2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table:number-columns-repeated="3"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72">
            <text:p>0.072</text:p>
          </table:table-cell>
          <table:table-cell table:style-name="ce35" table:formula="of:=CONCATENATE(&quot;{&quot;;[.C167];&quot;} &amp; &quot;;&quot;{&quot;;[.D167];&quot;} &amp; &quot;;&quot;{\tablenum[table-format=4]{&quot;;ROUND([.E167];2);&quot;}} &amp; &quot;;&quot;{\tablenum[table-format=4]{&quot;;ROUND([.F167];2);&quot;}} &amp; &quot;;&quot;{\tablenum[table-format=4]{&quot;;ROUND([.G167];2);&quot;}} &amp; &quot;;&quot;{\tablenum[table-format=4]{&quot;;ROUND([.H167];2);&quot;}} &amp; &quot;; &quot;{\tablenum[table-format=4]{&quot;;ROUND([.I167];2);&quot;}} \\ &quot;)" office:value-type="string" office:string-value="{w8} &amp; {level1} &amp; {\tablenum[table-format=4]{0.07}} &amp; {\tablenum[table-format=4]{0.07}} &amp; {\tablenum[table-format=4]{0.07}} &amp; {\tablenum[table-format=4]{0.08}} &amp; {\tablenum[table-format=4]{0.07}} \\ ">
            <text:p>{w8} &amp; {level1} &amp; {\tablenum[table-format=4]{0.07}} &amp; {\tablenum[table-format=4]{0.07}} &amp; {\tablenum[table-format=4]{0.07}} &amp; {\tablenum[table-format=4]{0.08}} &amp; {\tablenum[table-format=4]{0.07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24">
            <text:p>0.124</text:p>
          </table:table-cell>
          <table:table-cell table:style-name="ce35" table:formula="of:=CONCATENATE(&quot;{&quot;;[.C168];&quot;} &amp; &quot;;&quot;{&quot;;[.D168];&quot;} &amp; &quot;;&quot;{\tablenum[table-format=4]{&quot;;ROUND([.E168];2);&quot;}} &amp; &quot;;&quot;{\tablenum[table-format=4]{&quot;;ROUND([.F168];2);&quot;}} &amp; &quot;;&quot;{\tablenum[table-format=4]{&quot;;ROUND([.G168];2);&quot;}} &amp; &quot;;&quot;{\tablenum[table-format=4]{&quot;;ROUND([.H168];2);&quot;}} &amp; &quot;; &quot;{\tablenum[table-format=4]{&quot;;ROUND([.I168];2);&quot;}} \\ &quot;)" office:value-type="string" office:string-value="{w8} &amp; {level2} &amp; {\tablenum[table-format=4]{0.13}} &amp; {\tablenum[table-format=4]{0.12}} &amp; {\tablenum[table-format=4]{0.12}} &amp; {\tablenum[table-format=4]{0.13}} &amp; {\tablenum[table-format=4]{0.12}} \\ ">
            <text:p>{w8} &amp; {level2} &amp; {\tablenum[table-format=4]{0.13}} &amp; {\tablenum[table-format=4]{0.12}} &amp; {\tablenum[table-format=4]{0.12}} &amp; {\tablenum[table-format=4]{0.13}} &amp; {\tablenum[table-format=4]{0.1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66">
            <text:p>0.366</text:p>
          </table:table-cell>
          <table:table-cell table:style-name="ce35" table:formula="of:=CONCATENATE(&quot;{&quot;;[.C169];&quot;} &amp; &quot;;&quot;{&quot;;[.D169];&quot;} &amp; &quot;;&quot;{\tablenum[table-format=4]{&quot;;ROUND([.E169];2);&quot;}} &amp; &quot;;&quot;{\tablenum[table-format=4]{&quot;;ROUND([.F169];2);&quot;}} &amp; &quot;;&quot;{\tablenum[table-format=4]{&quot;;ROUND([.G169];2);&quot;}} &amp; &quot;;&quot;{\tablenum[table-format=4]{&quot;;ROUND([.H169];2);&quot;}} &amp; &quot;; &quot;{\tablenum[table-format=4]{&quot;;ROUND([.I169];2);&quot;}} \\ &quot;)" office:value-type="string" office:string-value="{w8} &amp; {level3} &amp; {\tablenum[table-format=4]{0.39}} &amp; {\tablenum[table-format=4]{0.35}} &amp; {\tablenum[table-format=4]{0.37}} &amp; {\tablenum[table-format=4]{0.36}} &amp; {\tablenum[table-format=4]{0.36}} \\ ">
            <text:p>{w8} &amp; {level3} &amp; {\tablenum[table-format=4]{0.39}} &amp; {\tablenum[table-format=4]{0.35}} &amp; {\tablenum[table-format=4]{0.37}} &amp; {\tablenum[table-format=4]{0.36}} &amp; {\tablenum[table-format=4]{0.36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.13">
            <text:p>0.13</text:p>
          </table:table-cell>
          <table:table-cell table:style-name="ce35" table:formula="of:=CONCATENATE(&quot;{&quot;;[.C170];&quot;} &amp; &quot;;&quot;{&quot;;[.D170];&quot;} &amp; &quot;;&quot;{\tablenum[table-format=4]{&quot;;ROUND([.E170];2);&quot;}} &amp; &quot;;&quot;{\tablenum[table-format=4]{&quot;;ROUND([.F170];2);&quot;}} &amp; &quot;;&quot;{\tablenum[table-format=4]{&quot;;ROUND([.G170];2);&quot;}} &amp; &quot;;&quot;{\tablenum[table-format=4]{&quot;;ROUND([.H170];2);&quot;}} &amp; &quot;; &quot;{\tablenum[table-format=4]{&quot;;ROUND([.I170];2);&quot;}} \\ &quot;)" office:value-type="string" office:string-value="{w9} &amp; {level1} &amp; {\tablenum[table-format=4]{0.13}} &amp; {\tablenum[table-format=4]{0.12}} &amp; {\tablenum[table-format=4]{0.14}} &amp; {\tablenum[table-format=4]{0.13}} &amp; {\tablenum[table-format=4]{0.13}} \\ ">
            <text:p>{w9} &amp; {level1} &amp; {\tablenum[table-format=4]{0.13}} &amp; {\tablenum[table-format=4]{0.12}} &amp; {\tablenum[table-format=4]{0.14}} &amp; {\tablenum[table-format=4]{0.13}} &amp; {\tablenum[table-format=4]{0.1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table:number-columns-repeated="3" office:value-type="float" office:value="0.2">
            <text:p>0.2</text:p>
          </table:table-cell>
          <table:table-cell table:style-name="ce35" table:formula="of:=CONCATENATE(&quot;{&quot;;[.C171];&quot;} &amp; &quot;;&quot;{&quot;;[.D171];&quot;} &amp; &quot;;&quot;{\tablenum[table-format=4]{&quot;;ROUND([.E171];2);&quot;}} &amp; &quot;;&quot;{\tablenum[table-format=4]{&quot;;ROUND([.F171];2);&quot;}} &amp; &quot;;&quot;{\tablenum[table-format=4]{&quot;;ROUND([.G171];2);&quot;}} &amp; &quot;;&quot;{\tablenum[table-format=4]{&quot;;ROUND([.H171];2);&quot;}} &amp; &quot;; &quot;{\tablenum[table-format=4]{&quot;;ROUND([.I171];2);&quot;}} \\ &quot;)" office:value-type="string" office:string-value="{w9} &amp; {level2} &amp; {\tablenum[table-format=4]{0.21}} &amp; {\tablenum[table-format=4]{0.2}} &amp; {\tablenum[table-format=4]{0.19}} &amp; {\tablenum[table-format=4]{0.2}} &amp; {\tablenum[table-format=4]{0.2}} \\ ">
            <text:p>{w9} &amp; {level2} &amp; {\tablenum[table-format=4]{0.21}} &amp; {\tablenum[table-format=4]{0.2}} &amp; {\tablenum[table-format=4]{0.19}} &amp; {\tablenum[table-format=4]{0.2}} &amp; {\tablenum[table-format=4]{0.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.58">
            <text:p>0.58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558">
            <text:p>0.558</text:p>
          </table:table-cell>
          <table:table-cell table:style-name="ce35" table:formula="of:=CONCATENATE(&quot;{&quot;;[.C172];&quot;} &amp; &quot;;&quot;{&quot;;[.D172];&quot;} &amp; &quot;;&quot;{\tablenum[table-format=4]{&quot;;ROUND([.E172];2);&quot;}} &amp; &quot;;&quot;{\tablenum[table-format=4]{&quot;;ROUND([.F172];2);&quot;}} &amp; &quot;;&quot;{\tablenum[table-format=4]{&quot;;ROUND([.G172];2);&quot;}} &amp; &quot;;&quot;{\tablenum[table-format=4]{&quot;;ROUND([.H172];2);&quot;}} &amp; &quot;; &quot;{\tablenum[table-format=4]{&quot;;ROUND([.I172];2);&quot;}} \\ &quot;)" office:value-type="string" office:string-value="{w9} &amp; {level3} &amp; {\tablenum[table-format=4]{0.58}} &amp; {\tablenum[table-format=4]{0.56}} &amp; {\tablenum[table-format=4]{0.54}} &amp; {\tablenum[table-format=4]{0.56}} &amp; {\tablenum[table-format=4]{0.55}} \\ ">
            <text:p>{w9} &amp; {level3} &amp; {\tablenum[table-format=4]{0.58}} &amp; {\tablenum[table-format=4]{0.56}} &amp; {\tablenum[table-format=4]{0.54}} &amp; {\tablenum[table-format=4]{0.56}} &amp; {\tablenum[table-format=4]{0.55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0.26">
            <text:p>0.26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table:style-name="ce35" table:formula="of:=CONCATENATE(&quot;{&quot;;[.C173];&quot;} &amp; &quot;;&quot;{&quot;;[.D173];&quot;} &amp; &quot;;&quot;{\tablenum[table-format=4]{&quot;;ROUND([.E173];2);&quot;}} &amp; &quot;;&quot;{\tablenum[table-format=4]{&quot;;ROUND([.F173];2);&quot;}} &amp; &quot;;&quot;{\tablenum[table-format=4]{&quot;;ROUND([.G173];2);&quot;}} &amp; &quot;;&quot;{\tablenum[table-format=4]{&quot;;ROUND([.H173];2);&quot;}} &amp; &quot;; &quot;{\tablenum[table-format=4]{&quot;;ROUND([.I173];2);&quot;}} \\ &quot;)" office:value-type="string" office:string-value="{w10} &amp; {level1} &amp; {\tablenum[table-format=4]{0.26}} &amp; {\tablenum[table-format=4]{0.25}} &amp; {\tablenum[table-format=4]{0.25}} &amp; {\tablenum[table-format=4]{0.25}} &amp; {\tablenum[table-format=4]{0.24}} \\ ">
            <text:p>{w10} &amp; {level1} &amp; {\tablenum[table-format=4]{0.26}} &amp; {\tablenum[table-format=4]{0.25}} &amp; {\tablenum[table-format=4]{0.25}} &amp; {\tablenum[table-format=4]{0.25}} &amp; {\tablenum[table-format=4]{0.24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0.34">
            <text:p>0.34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348">
            <text:p>0.348</text:p>
          </table:table-cell>
          <table:table-cell table:style-name="ce35" table:formula="of:=CONCATENATE(&quot;{&quot;;[.C174];&quot;} &amp; &quot;;&quot;{&quot;;[.D174];&quot;} &amp; &quot;;&quot;{\tablenum[table-format=4]{&quot;;ROUND([.E174];2);&quot;}} &amp; &quot;;&quot;{\tablenum[table-format=4]{&quot;;ROUND([.F174];2);&quot;}} &amp; &quot;;&quot;{\tablenum[table-format=4]{&quot;;ROUND([.G174];2);&quot;}} &amp; &quot;;&quot;{\tablenum[table-format=4]{&quot;;ROUND([.H174];2);&quot;}} &amp; &quot;; &quot;{\tablenum[table-format=4]{&quot;;ROUND([.I174];2);&quot;}} \\ &quot;)" office:value-type="string" office:string-value="{w10} &amp; {level2} &amp; {\tablenum[table-format=4]{0.36}} &amp; {\tablenum[table-format=4]{0.34}} &amp; {\tablenum[table-format=4]{0.34}} &amp; {\tablenum[table-format=4]{0.35}} &amp; {\tablenum[table-format=4]{0.35}} \\ ">
            <text:p>{w10} &amp; {level2} &amp; {\tablenum[table-format=4]{0.36}} &amp; {\tablenum[table-format=4]{0.34}} &amp; {\tablenum[table-format=4]{0.34}} &amp; {\tablenum[table-format=4]{0.35}} &amp; {\tablenum[table-format=4]{0.35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89">
            <text:p>0.89</text:p>
          </table:table-cell>
          <table:table-cell table:number-columns-repeated="2" office:value-type="float" office:value="0.9">
            <text:p>0.9</text:p>
          </table:table-cell>
          <table:table-cell table:style-name="ce35" table:formula="of:=CONCATENATE(&quot;{&quot;;[.C175];&quot;} &amp; &quot;;&quot;{&quot;;[.D175];&quot;} &amp; &quot;;&quot;{\tablenum[table-format=4]{&quot;;ROUND([.E175];2);&quot;}} &amp; &quot;;&quot;{\tablenum[table-format=4]{&quot;;ROUND([.F175];2);&quot;}} &amp; &quot;;&quot;{\tablenum[table-format=4]{&quot;;ROUND([.G175];2);&quot;}} &amp; &quot;;&quot;{\tablenum[table-format=4]{&quot;;ROUND([.H175];2);&quot;}} &amp; &quot;; &quot;{\tablenum[table-format=4]{&quot;;ROUND([.I175];2);&quot;}} \\ &quot;)" office:value-type="string" office:string-value="{w10} &amp; {level3} &amp; {\tablenum[table-format=4]{0.93}} &amp; {\tablenum[table-format=4]{0.89}} &amp; {\tablenum[table-format=4]{0.89}} &amp; {\tablenum[table-format=4]{0.89}} &amp; {\tablenum[table-format=4]{0.9}} \\ ">
            <text:p>{w10} &amp; {level3} &amp; {\tablenum[table-format=4]{0.93}} &amp; {\tablenum[table-format=4]{0.89}} &amp; {\tablenum[table-format=4]{0.89}} &amp; {\tablenum[table-format=4]{0.89}} &amp; {\tablenum[table-format=4]{0.9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.49">
            <text:p>0.49</text:p>
          </table:table-cell>
          <table:table-cell office:value-type="float" office:value="0.496">
            <text:p>0.496</text:p>
          </table:table-cell>
          <table:table-cell table:style-name="ce35" table:formula="of:=CONCATENATE(&quot;{&quot;;[.C176];&quot;} &amp; &quot;;&quot;{&quot;;[.D176];&quot;} &amp; &quot;;&quot;{\tablenum[table-format=4]{&quot;;ROUND([.E176];2);&quot;}} &amp; &quot;;&quot;{\tablenum[table-format=4]{&quot;;ROUND([.F176];2);&quot;}} &amp; &quot;;&quot;{\tablenum[table-format=4]{&quot;;ROUND([.G176];2);&quot;}} &amp; &quot;;&quot;{\tablenum[table-format=4]{&quot;;ROUND([.H176];2);&quot;}} &amp; &quot;; &quot;{\tablenum[table-format=4]{&quot;;ROUND([.I176];2);&quot;}} \\ &quot;)" office:value-type="string" office:string-value="{w11} &amp; {level1} &amp; {\tablenum[table-format=4]{0.5}} &amp; {\tablenum[table-format=4]{0.49}} &amp; {\tablenum[table-format=4]{0.5}} &amp; {\tablenum[table-format=4]{0.5}} &amp; {\tablenum[table-format=4]{0.49}} \\ ">
            <text:p>{w11} &amp; {level1} &amp; {\tablenum[table-format=4]{0.5}} &amp; {\tablenum[table-format=4]{0.49}} &amp; {\tablenum[table-format=4]{0.5}} &amp; {\tablenum[table-format=4]{0.5}} &amp; {\tablenum[table-format=4]{0.49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0.64">
            <text:p>0.64</text:p>
          </table:table-cell>
          <table:table-cell table:number-columns-repeated="3" office:value-type="float" office:value="0.62">
            <text:p>0.62</text:p>
          </table:table-cell>
          <table:table-cell office:value-type="float" office:value="0.63">
            <text:p>0.63</text:p>
          </table:table-cell>
          <table:table-cell office:value-type="float" office:value="0.626">
            <text:p>0.626</text:p>
          </table:table-cell>
          <table:table-cell table:style-name="ce35" table:formula="of:=CONCATENATE(&quot;{&quot;;[.C177];&quot;} &amp; &quot;;&quot;{&quot;;[.D177];&quot;} &amp; &quot;;&quot;{\tablenum[table-format=4]{&quot;;ROUND([.E177];2);&quot;}} &amp; &quot;;&quot;{\tablenum[table-format=4]{&quot;;ROUND([.F177];2);&quot;}} &amp; &quot;;&quot;{\tablenum[table-format=4]{&quot;;ROUND([.G177];2);&quot;}} &amp; &quot;;&quot;{\tablenum[table-format=4]{&quot;;ROUND([.H177];2);&quot;}} &amp; &quot;; &quot;{\tablenum[table-format=4]{&quot;;ROUND([.I177];2);&quot;}} \\ &quot;)" office:value-type="string" office:string-value="{w11} &amp; {level2} &amp; {\tablenum[table-format=4]{0.64}} &amp; {\tablenum[table-format=4]{0.62}} &amp; {\tablenum[table-format=4]{0.62}} &amp; {\tablenum[table-format=4]{0.62}} &amp; {\tablenum[table-format=4]{0.63}} \\ ">
            <text:p>{w11} &amp; {level2} &amp; {\tablenum[table-format=4]{0.64}} &amp; {\tablenum[table-format=4]{0.62}} &amp; {\tablenum[table-format=4]{0.62}} &amp; {\tablenum[table-format=4]{0.62}} &amp; {\tablenum[table-format=4]{0.6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1.51">
            <text:p>1.51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.43">
            <text:p>1.43</text:p>
          </table:table-cell>
          <table:table-cell office:value-type="float" office:value="1.436">
            <text:p>1.436</text:p>
          </table:table-cell>
          <table:table-cell table:style-name="ce35" table:formula="of:=CONCATENATE(&quot;{&quot;;[.C178];&quot;} &amp; &quot;;&quot;{&quot;;[.D178];&quot;} &amp; &quot;;&quot;{\tablenum[table-format=4]{&quot;;ROUND([.E178];2);&quot;}} &amp; &quot;;&quot;{\tablenum[table-format=4]{&quot;;ROUND([.F178];2);&quot;}} &amp; &quot;;&quot;{\tablenum[table-format=4]{&quot;;ROUND([.G178];2);&quot;}} &amp; &quot;;&quot;{\tablenum[table-format=4]{&quot;;ROUND([.H178];2);&quot;}} &amp; &quot;; &quot;{\tablenum[table-format=4]{&quot;;ROUND([.I178];2);&quot;}} \\ &quot;)" office:value-type="string" office:string-value="{w11} &amp; {level3} &amp; {\tablenum[table-format=4]{1.51}} &amp; {\tablenum[table-format=4]{1.44}} &amp; {\tablenum[table-format=4]{1.4}} &amp; {\tablenum[table-format=4]{1.4}} &amp; {\tablenum[table-format=4]{1.43}} \\ ">
            <text:p>{w11} &amp; {level3} &amp; {\tablenum[table-format=4]{1.51}} &amp; {\tablenum[table-format=4]{1.44}} &amp; {\tablenum[table-format=4]{1.4}} &amp; {\tablenum[table-format=4]{1.4}} &amp; {\tablenum[table-format=4]{1.4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.01">
            <text:p>1.01</text:p>
          </table:table-cell>
          <table:table-cell table:number-columns-repeated="3" office:value-type="float" office:value="1">
            <text:p>1</text:p>
          </table:table-cell>
          <table:table-cell table:style-name="ce35" table:formula="of:=CONCATENATE(&quot;{&quot;;[.C179];&quot;} &amp; &quot;;&quot;{&quot;;[.D179];&quot;} &amp; &quot;;&quot;{\tablenum[table-format=4]{&quot;;ROUND([.E179];2);&quot;}} &amp; &quot;;&quot;{\tablenum[table-format=4]{&quot;;ROUND([.F179];2);&quot;}} &amp; &quot;;&quot;{\tablenum[table-format=4]{&quot;;ROUND([.G179];2);&quot;}} &amp; &quot;;&quot;{\tablenum[table-format=4]{&quot;;ROUND([.H179];2);&quot;}} &amp; &quot;; &quot;{\tablenum[table-format=4]{&quot;;ROUND([.I179];2);&quot;}} \\ &quot;)" office:value-type="string" office:string-value="{w12} &amp; {level1} &amp; {\tablenum[table-format=4]{1}} &amp; {\tablenum[table-format=4]{0.99}} &amp; {\tablenum[table-format=4]{1.01}} &amp; {\tablenum[table-format=4]{1}} &amp; {\tablenum[table-format=4]{1}} \\ ">
            <text:p>{w12} &amp; {level1} &amp; {\tablenum[table-format=4]{1}} &amp; {\tablenum[table-format=4]{0.99}} &amp; {\tablenum[table-format=4]{1.01}} &amp; {\tablenum[table-format=4]{1}} &amp; {\tablenum[table-format=4]{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1.2">
            <text:p>1.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1.19">
            <text:p>1.19</text:p>
          </table:table-cell>
          <table:table-cell office:value-type="float" office:value="1.2">
            <text:p>1.2</text:p>
          </table:table-cell>
          <table:table-cell office:value-type="float" office:value="1.196">
            <text:p>1.196</text:p>
          </table:table-cell>
          <table:table-cell table:style-name="ce35" table:formula="of:=CONCATENATE(&quot;{&quot;;[.C180];&quot;} &amp; &quot;;&quot;{&quot;;[.D180];&quot;} &amp; &quot;;&quot;{\tablenum[table-format=4]{&quot;;ROUND([.E180];2);&quot;}} &amp; &quot;;&quot;{\tablenum[table-format=4]{&quot;;ROUND([.F180];2);&quot;}} &amp; &quot;;&quot;{\tablenum[table-format=4]{&quot;;ROUND([.G180];2);&quot;}} &amp; &quot;;&quot;{\tablenum[table-format=4]{&quot;;ROUND([.H180];2);&quot;}} &amp; &quot;; &quot;{\tablenum[table-format=4]{&quot;;ROUND([.I180];2);&quot;}} \\ &quot;)" office:value-type="string" office:string-value="{w12} &amp; {level2} &amp; {\tablenum[table-format=4]{1.2}} &amp; {\tablenum[table-format=4]{1.19}} &amp; {\tablenum[table-format=4]{1.2}} &amp; {\tablenum[table-format=4]{1.19}} &amp; {\tablenum[table-format=4]{1.2}} \\ ">
            <text:p>{w12} &amp; {level2} &amp; {\tablenum[table-format=4]{1.2}} &amp; {\tablenum[table-format=4]{1.19}} &amp; {\tablenum[table-format=4]{1.2}} &amp; {\tablenum[table-format=4]{1.19}} &amp; {\tablenum[table-format=4]{1.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table:number-columns-repeated="2" office:value-type="float" office:value="2.37">
            <text:p>2.37</text:p>
          </table:table-cell>
          <table:table-cell office:value-type="float" office:value="2.25">
            <text:p>2.25</text:p>
          </table:table-cell>
          <table:table-cell office:value-type="float" office:value="2.24">
            <text:p>2.24</text:p>
          </table:table-cell>
          <table:table-cell office:value-type="float" office:value="2.25">
            <text:p>2.25</text:p>
          </table:table-cell>
          <table:table-cell office:value-type="float" office:value="2.296">
            <text:p>2.296</text:p>
          </table:table-cell>
          <table:table-cell table:style-name="ce35" table:formula="of:=CONCATENATE(&quot;{&quot;;[.C181];&quot;} &amp; &quot;;&quot;{&quot;;[.D181];&quot;} &amp; &quot;;&quot;{\tablenum[table-format=4]{&quot;;ROUND([.E181];2);&quot;}} &amp; &quot;;&quot;{\tablenum[table-format=4]{&quot;;ROUND([.F181];2);&quot;}} &amp; &quot;;&quot;{\tablenum[table-format=4]{&quot;;ROUND([.G181];2);&quot;}} &amp; &quot;;&quot;{\tablenum[table-format=4]{&quot;;ROUND([.H181];2);&quot;}} &amp; &quot;; &quot;{\tablenum[table-format=4]{&quot;;ROUND([.I181];2);&quot;}} \\ &quot;)" office:value-type="string" office:string-value="{w12} &amp; {level3} &amp; {\tablenum[table-format=4]{2.37}} &amp; {\tablenum[table-format=4]{2.37}} &amp; {\tablenum[table-format=4]{2.25}} &amp; {\tablenum[table-format=4]{2.24}} &amp; {\tablenum[table-format=4]{2.25}} \\ ">
            <text:p>{w12} &amp; {level3} &amp; {\tablenum[table-format=4]{2.37}} &amp; {\tablenum[table-format=4]{2.37}} &amp; {\tablenum[table-format=4]{2.25}} &amp; {\tablenum[table-format=4]{2.24}} &amp; {\tablenum[table-format=4]{2.25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2.05">
            <text:p>2.05</text:p>
          </table:table-cell>
          <table:table-cell table:number-columns-repeated="2" office:value-type="float" office:value="1.99">
            <text:p>1.99</text:p>
          </table:table-cell>
          <table:table-cell office:value-type="float" office:value="2.03">
            <text:p>2.03</text:p>
          </table:table-cell>
          <table:table-cell office:value-type="float" office:value="2.02">
            <text:p>2.02</text:p>
          </table:table-cell>
          <table:table-cell office:value-type="float" office:value="2.016">
            <text:p>2.016</text:p>
          </table:table-cell>
          <table:table-cell table:style-name="ce35" table:formula="of:=CONCATENATE(&quot;{&quot;;[.C182];&quot;} &amp; &quot;;&quot;{&quot;;[.D182];&quot;} &amp; &quot;;&quot;{\tablenum[table-format=4]{&quot;;ROUND([.E182];2);&quot;}} &amp; &quot;;&quot;{\tablenum[table-format=4]{&quot;;ROUND([.F182];2);&quot;}} &amp; &quot;;&quot;{\tablenum[table-format=4]{&quot;;ROUND([.G182];2);&quot;}} &amp; &quot;;&quot;{\tablenum[table-format=4]{&quot;;ROUND([.H182];2);&quot;}} &amp; &quot;; &quot;{\tablenum[table-format=4]{&quot;;ROUND([.I182];2);&quot;}} \\ &quot;)" office:value-type="string" office:string-value="{w13} &amp; {level1} &amp; {\tablenum[table-format=4]{2.05}} &amp; {\tablenum[table-format=4]{1.99}} &amp; {\tablenum[table-format=4]{1.99}} &amp; {\tablenum[table-format=4]{2.03}} &amp; {\tablenum[table-format=4]{2.02}} \\ ">
            <text:p>{w13} &amp; {level1} &amp; {\tablenum[table-format=4]{2.05}} &amp; {\tablenum[table-format=4]{1.99}} &amp; {\tablenum[table-format=4]{1.99}} &amp; {\tablenum[table-format=4]{2.03}} &amp; {\tablenum[table-format=4]{2.02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2.29">
            <text:p>2.29</text:p>
          </table:table-cell>
          <table:table-cell table:number-columns-repeated="3" office:value-type="float" office:value="2.28">
            <text:p>2.28</text:p>
          </table:table-cell>
          <table:table-cell office:value-type="float" office:value="2.29">
            <text:p>2.29</text:p>
          </table:table-cell>
          <table:table-cell office:value-type="float" office:value="2.284">
            <text:p>2.284</text:p>
          </table:table-cell>
          <table:table-cell table:style-name="ce35" table:formula="of:=CONCATENATE(&quot;{&quot;;[.C183];&quot;} &amp; &quot;;&quot;{&quot;;[.D183];&quot;} &amp; &quot;;&quot;{\tablenum[table-format=4]{&quot;;ROUND([.E183];2);&quot;}} &amp; &quot;;&quot;{\tablenum[table-format=4]{&quot;;ROUND([.F183];2);&quot;}} &amp; &quot;;&quot;{\tablenum[table-format=4]{&quot;;ROUND([.G183];2);&quot;}} &amp; &quot;;&quot;{\tablenum[table-format=4]{&quot;;ROUND([.H183];2);&quot;}} &amp; &quot;; &quot;{\tablenum[table-format=4]{&quot;;ROUND([.I183];2);&quot;}} \\ &quot;)" office:value-type="string" office:string-value="{w13} &amp; {level2} &amp; {\tablenum[table-format=4]{2.29}} &amp; {\tablenum[table-format=4]{2.28}} &amp; {\tablenum[table-format=4]{2.28}} &amp; {\tablenum[table-format=4]{2.28}} &amp; {\tablenum[table-format=4]{2.29}} \\ ">
            <text:p>{w13} &amp; {level2} &amp; {\tablenum[table-format=4]{2.29}} &amp; {\tablenum[table-format=4]{2.28}} &amp; {\tablenum[table-format=4]{2.28}} &amp; {\tablenum[table-format=4]{2.28}} &amp; {\tablenum[table-format=4]{2.29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3.97">
            <text:p>3.97</text:p>
          </table:table-cell>
          <table:table-cell office:value-type="float" office:value="3.89">
            <text:p>3.89</text:p>
          </table:table-cell>
          <table:table-cell office:value-type="float" office:value="3.79">
            <text:p>3.79</text:p>
          </table:table-cell>
          <table:table-cell office:value-type="float" office:value="3.8">
            <text:p>3.8</text:p>
          </table:table-cell>
          <table:table-cell office:value-type="float" office:value="3.79">
            <text:p>3.79</text:p>
          </table:table-cell>
          <table:table-cell office:value-type="float" office:value="3.848">
            <text:p>3.848</text:p>
          </table:table-cell>
          <table:table-cell table:style-name="ce35" table:formula="of:=CONCATENATE(&quot;{&quot;;[.C184];&quot;} &amp; &quot;;&quot;{&quot;;[.D184];&quot;} &amp; &quot;;&quot;{\tablenum[table-format=4]{&quot;;ROUND([.E184];2);&quot;}} &amp; &quot;;&quot;{\tablenum[table-format=4]{&quot;;ROUND([.F184];2);&quot;}} &amp; &quot;;&quot;{\tablenum[table-format=4]{&quot;;ROUND([.G184];2);&quot;}} &amp; &quot;;&quot;{\tablenum[table-format=4]{&quot;;ROUND([.H184];2);&quot;}} &amp; &quot;; &quot;{\tablenum[table-format=4]{&quot;;ROUND([.I184];2);&quot;}} \\ &quot;)" office:value-type="string" office:string-value="{w13} &amp; {level3} &amp; {\tablenum[table-format=4]{3.97}} &amp; {\tablenum[table-format=4]{3.89}} &amp; {\tablenum[table-format=4]{3.79}} &amp; {\tablenum[table-format=4]{3.8}} &amp; {\tablenum[table-format=4]{3.79}} \\ ">
            <text:p>{w13} &amp; {level3} &amp; {\tablenum[table-format=4]{3.97}} &amp; {\tablenum[table-format=4]{3.89}} &amp; {\tablenum[table-format=4]{3.79}} &amp; {\tablenum[table-format=4]{3.8}} &amp; {\tablenum[table-format=4]{3.79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19.78">
            <text:p>119.78</text:p>
          </table:table-cell>
          <table:table-cell office:value-type="float" office:value="116.76">
            <text:p>116.76</text:p>
          </table:table-cell>
          <table:table-cell office:value-type="float" office:value="119.58">
            <text:p>119.58</text:p>
          </table:table-cell>
          <table:table-cell office:value-type="float" office:value="75.76">
            <text:p>75.76</text:p>
          </table:table-cell>
          <table:table-cell office:value-type="float" office:value="11.61">
            <text:p>11.61</text:p>
          </table:table-cell>
          <table:table-cell office:value-type="float" office:value="88.698">
            <text:p>88.698</text:p>
          </table:table-cell>
          <table:table-cell table:style-name="ce35" table:formula="of:=CONCATENATE(&quot;{&quot;;[.C185];&quot;} &amp; &quot;;&quot;{&quot;;[.D185];&quot;} &amp; &quot;;&quot;{\tablenum[table-format=4]{&quot;;ROUND([.E185];2);&quot;}} &amp; &quot;;&quot;{\tablenum[table-format=4]{&quot;;ROUND([.F185];2);&quot;}} &amp; &quot;;&quot;{\tablenum[table-format=4]{&quot;;ROUND([.G185];2);&quot;}} &amp; &quot;;&quot;{\tablenum[table-format=4]{&quot;;ROUND([.H185];2);&quot;}} &amp; &quot;; &quot;{\tablenum[table-format=4]{&quot;;ROUND([.I185];2);&quot;}} \\ &quot;)" office:value-type="string" office:string-value="{w14} &amp; {level1} &amp; {\tablenum[table-format=4]{119.78}} &amp; {\tablenum[table-format=4]{116.76}} &amp; {\tablenum[table-format=4]{119.58}} &amp; {\tablenum[table-format=4]{75.76}} &amp; {\tablenum[table-format=4]{11.61}} \\ ">
            <text:p>{w14} &amp; {level1} &amp; {\tablenum[table-format=4]{119.78}} &amp; {\tablenum[table-format=4]{116.76}} &amp; {\tablenum[table-format=4]{119.58}} &amp; {\tablenum[table-format=4]{75.76}} &amp; {\tablenum[table-format=4]{11.6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53.84">
            <text:p>53.84</text:p>
          </table:table-cell>
          <table:table-cell office:value-type="float" office:value="54.22">
            <text:p>54.22</text:p>
          </table:table-cell>
          <table:table-cell office:value-type="float" office:value="55.45">
            <text:p>55.45</text:p>
          </table:table-cell>
          <table:table-cell office:value-type="float" office:value="55.19">
            <text:p>55.19</text:p>
          </table:table-cell>
          <table:table-cell office:value-type="float" office:value="53.11">
            <text:p>53.11</text:p>
          </table:table-cell>
          <table:table-cell office:value-type="float" office:value="54.362">
            <text:p>54.362</text:p>
          </table:table-cell>
          <table:table-cell table:style-name="ce35" table:formula="of:=CONCATENATE(&quot;{&quot;;[.C186];&quot;} &amp; &quot;;&quot;{&quot;;[.D186];&quot;} &amp; &quot;;&quot;{\tablenum[table-format=4]{&quot;;ROUND([.E186];2);&quot;}} &amp; &quot;;&quot;{\tablenum[table-format=4]{&quot;;ROUND([.F186];2);&quot;}} &amp; &quot;;&quot;{\tablenum[table-format=4]{&quot;;ROUND([.G186];2);&quot;}} &amp; &quot;;&quot;{\tablenum[table-format=4]{&quot;;ROUND([.H186];2);&quot;}} &amp; &quot;; &quot;{\tablenum[table-format=4]{&quot;;ROUND([.I186];2);&quot;}} \\ &quot;)" office:value-type="string" office:string-value="{w14} &amp; {level2} &amp; {\tablenum[table-format=4]{53.84}} &amp; {\tablenum[table-format=4]{54.22}} &amp; {\tablenum[table-format=4]{55.45}} &amp; {\tablenum[table-format=4]{55.19}} &amp; {\tablenum[table-format=4]{53.11}} \\ ">
            <text:p>{w14} &amp; {level2} &amp; {\tablenum[table-format=4]{53.84}} &amp; {\tablenum[table-format=4]{54.22}} &amp; {\tablenum[table-format=4]{55.45}} &amp; {\tablenum[table-format=4]{55.19}} &amp; {\tablenum[table-format=4]{53.1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164.09">
            <text:p>164.09</text:p>
          </table:table-cell>
          <table:table-cell office:value-type="float" office:value="163.76">
            <text:p>163.76</text:p>
          </table:table-cell>
          <table:table-cell office:value-type="float" office:value="161.98">
            <text:p>161.98</text:p>
          </table:table-cell>
          <table:table-cell office:value-type="float" office:value="162.7">
            <text:p>162.7</text:p>
          </table:table-cell>
          <table:table-cell office:value-type="float" office:value="163.01">
            <text:p>163.01</text:p>
          </table:table-cell>
          <table:table-cell office:value-type="float" office:value="163.108">
            <text:p>163.108</text:p>
          </table:table-cell>
          <table:table-cell table:style-name="ce35" table:formula="of:=CONCATENATE(&quot;{&quot;;[.C187];&quot;} &amp; &quot;;&quot;{&quot;;[.D187];&quot;} &amp; &quot;;&quot;{\tablenum[table-format=4]{&quot;;ROUND([.E187];2);&quot;}} &amp; &quot;;&quot;{\tablenum[table-format=4]{&quot;;ROUND([.F187];2);&quot;}} &amp; &quot;;&quot;{\tablenum[table-format=4]{&quot;;ROUND([.G187];2);&quot;}} &amp; &quot;;&quot;{\tablenum[table-format=4]{&quot;;ROUND([.H187];2);&quot;}} &amp; &quot;; &quot;{\tablenum[table-format=4]{&quot;;ROUND([.I187];2);&quot;}} \\ &quot;)" office:value-type="string" office:string-value="{w14} &amp; {level3} &amp; {\tablenum[table-format=4]{164.09}} &amp; {\tablenum[table-format=4]{163.76}} &amp; {\tablenum[table-format=4]{161.98}} &amp; {\tablenum[table-format=4]{162.7}} &amp; {\tablenum[table-format=4]{163.01}} \\ ">
            <text:p>{w14} &amp; {level3} &amp; {\tablenum[table-format=4]{164.09}} &amp; {\tablenum[table-format=4]{163.76}} &amp; {\tablenum[table-format=4]{161.98}} &amp; {\tablenum[table-format=4]{162.7}} &amp; {\tablenum[table-format=4]{163.0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628.31">
            <text:p>628.31</text:p>
          </table:table-cell>
          <table:table-cell office:value-type="float" office:value="658.13">
            <text:p>658.13</text:p>
          </table:table-cell>
          <table:table-cell office:value-type="float" office:value="638.11">
            <text:p>638.11</text:p>
          </table:table-cell>
          <table:table-cell office:value-type="float" office:value="609.18">
            <text:p>609.18</text:p>
          </table:table-cell>
          <table:table-cell office:value-type="float" office:value="647.21">
            <text:p>647.21</text:p>
          </table:table-cell>
          <table:table-cell office:value-type="float" office:value="636.188">
            <text:p>636.188</text:p>
          </table:table-cell>
          <table:table-cell table:style-name="ce35" table:formula="of:=CONCATENATE(&quot;{&quot;;[.C188];&quot;} &amp; &quot;;&quot;{&quot;;[.D188];&quot;} &amp; &quot;;&quot;{\tablenum[table-format=4]{&quot;;ROUND([.E188];2);&quot;}} &amp; &quot;;&quot;{\tablenum[table-format=4]{&quot;;ROUND([.F188];2);&quot;}} &amp; &quot;;&quot;{\tablenum[table-format=4]{&quot;;ROUND([.G188];2);&quot;}} &amp; &quot;;&quot;{\tablenum[table-format=4]{&quot;;ROUND([.H188];2);&quot;}} &amp; &quot;; &quot;{\tablenum[table-format=4]{&quot;;ROUND([.I188];2);&quot;}} \\ &quot;)" office:value-type="string" office:string-value="{w15} &amp; {level1} &amp; {\tablenum[table-format=4]{628.31}} &amp; {\tablenum[table-format=4]{658.13}} &amp; {\tablenum[table-format=4]{638.11}} &amp; {\tablenum[table-format=4]{609.18}} &amp; {\tablenum[table-format=4]{647.21}} \\ ">
            <text:p>{w15} &amp; {level1} &amp; {\tablenum[table-format=4]{628.31}} &amp; {\tablenum[table-format=4]{658.13}} &amp; {\tablenum[table-format=4]{638.11}} &amp; {\tablenum[table-format=4]{609.18}} &amp; {\tablenum[table-format=4]{647.21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121.05">
            <text:p>121.05</text:p>
          </table:table-cell>
          <table:table-cell office:value-type="float" office:value="121.63">
            <text:p>121.63</text:p>
          </table:table-cell>
          <table:table-cell office:value-type="float" office:value="125.47">
            <text:p>125.47</text:p>
          </table:table-cell>
          <table:table-cell office:value-type="float" office:value="126.05">
            <text:p>126.05</text:p>
          </table:table-cell>
          <table:table-cell office:value-type="float" office:value="125.03">
            <text:p>125.03</text:p>
          </table:table-cell>
          <table:table-cell office:value-type="float" office:value="123.846">
            <text:p>123.846</text:p>
          </table:table-cell>
          <table:table-cell table:style-name="ce35" table:formula="of:=CONCATENATE(&quot;{&quot;;[.C189];&quot;} &amp; &quot;;&quot;{&quot;;[.D189];&quot;} &amp; &quot;;&quot;{\tablenum[table-format=4]{&quot;;ROUND([.E189];2);&quot;}} &amp; &quot;;&quot;{\tablenum[table-format=4]{&quot;;ROUND([.F189];2);&quot;}} &amp; &quot;;&quot;{\tablenum[table-format=4]{&quot;;ROUND([.G189];2);&quot;}} &amp; &quot;;&quot;{\tablenum[table-format=4]{&quot;;ROUND([.H189];2);&quot;}} &amp; &quot;; &quot;{\tablenum[table-format=4]{&quot;;ROUND([.I189];2);&quot;}} \\ &quot;)" office:value-type="string" office:string-value="{w15} &amp; {level2} &amp; {\tablenum[table-format=4]{121.05}} &amp; {\tablenum[table-format=4]{121.63}} &amp; {\tablenum[table-format=4]{125.47}} &amp; {\tablenum[table-format=4]{126.05}} &amp; {\tablenum[table-format=4]{125.03}} \\ ">
            <text:p>{w15} &amp; {level2} &amp; {\tablenum[table-format=4]{121.05}} &amp; {\tablenum[table-format=4]{121.63}} &amp; {\tablenum[table-format=4]{125.47}} &amp; {\tablenum[table-format=4]{126.05}} &amp; {\tablenum[table-format=4]{125.03}} \\ </text:p>
          </table:table-cell>
        </table:table-row>
        <table:table-row table:style-name="ro1">
          <table:table-cell office:value-type="string">
            <text:p>ListSets</text:p>
          </table:table-cell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254.31">
            <text:p>254.31</text:p>
          </table:table-cell>
          <table:table-cell office:value-type="float" office:value="248.24">
            <text:p>248.24</text:p>
          </table:table-cell>
          <table:table-cell office:value-type="float" office:value="248.58">
            <text:p>248.58</text:p>
          </table:table-cell>
          <table:table-cell office:value-type="float" office:value="249.03">
            <text:p>249.03</text:p>
          </table:table-cell>
          <table:table-cell office:value-type="float" office:value="255.68">
            <text:p>255.68</text:p>
          </table:table-cell>
          <table:table-cell office:value-type="float" office:value="251.168">
            <text:p>251.168</text:p>
          </table:table-cell>
          <table:table-cell table:style-name="ce35" table:formula="of:=CONCATENATE(&quot;{&quot;;[.C190];&quot;} &amp; &quot;;&quot;{&quot;;[.D190];&quot;} &amp; &quot;;&quot;{\tablenum[table-format=4]{&quot;;ROUND([.E190];2);&quot;}} &amp; &quot;;&quot;{\tablenum[table-format=4]{&quot;;ROUND([.F190];2);&quot;}} &amp; &quot;;&quot;{\tablenum[table-format=4]{&quot;;ROUND([.G190];2);&quot;}} &amp; &quot;;&quot;{\tablenum[table-format=4]{&quot;;ROUND([.H190];2);&quot;}} &amp; &quot;; &quot;{\tablenum[table-format=4]{&quot;;ROUND([.I190];2);&quot;}} \\ &quot;)" office:value-type="string" office:string-value="{w15} &amp; {level3} &amp; {\tablenum[table-format=4]{254.31}} &amp; {\tablenum[table-format=4]{248.24}} &amp; {\tablenum[table-format=4]{248.58}} &amp; {\tablenum[table-format=4]{249.03}} &amp; {\tablenum[table-format=4]{255.68}} \\ ">
            <text:p>{w15} &amp; {level3} &amp; {\tablenum[table-format=4]{254.31}} &amp; {\tablenum[table-format=4]{248.24}} &amp; {\tablenum[table-format=4]{248.58}} &amp; {\tablenum[table-format=4]{249.03}} &amp; {\tablenum[table-format=4]{255.68}} \\ </text:p>
          </table:table-cell>
        </table:table-row>
        <table:table-row table:style-name="ro2" table:number-rows-repeated="104838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-pilot-tables>
        <table:data-pilot-table table:name="DataPilot1" table:application-data="" table:target-range-address="'Pivot Table - OAI-PMH level experiment'.A3:'Pivot Table - OAI-PMH level experiment'.J184" table:buttons="'Pivot Table - OAI-PMH level experiment'.A4 'Pivot Table - OAI-PMH level experiment'.B4 'Pivot Table - OAI-PMH level experiment'.C4 'Pivot Table - OAI-PMH level experiment'.D4 'Pivot Table - OAI-PMH level experiment'.E3" table:grand-total="column" table:show-filter-button="false" table:drill-down-on-double-click="false">
          <table:source-cell-range table:cell-range-address="'OAI-PMH level experiment'.A1:'OAI-PMH level experiment'.O901"/>
          <table:data-pilot-field table:source-field-name="Verb" table:orientation="row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s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ber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vel" table:orientation="row" table:used-hierarchy="0" table:function="auto">
            <table:data-pilot-level table:show-empty="false">
              <table:data-pilot-members>
                <table:data-pilot-member table:name="level1" table:display="true" table:show-details="true"/>
                <table:data-pilot-member table:name="level2" table:display="true" table:show-details="true"/>
                <table:data-pilot-member table:name="level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7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8" table:display="true" table:show-details="true"/>
                <table:data-pilot-member table:name="0.77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32" table:display="true" table:show-details="true"/>
                <table:data-pilot-member table:name="1.33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1.93" table:display="true" table:show-details="true"/>
                <table:data-pilot-member table:name="1.94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28" table:display="true" table:show-details="true"/>
                <table:data-pilot-member table:name="2.29" table:display="true" table:show-details="true"/>
                <table:data-pilot-member table:name="2.37" table:display="true" table:show-details="true"/>
                <table:data-pilot-member table:name="2.41" table:display="true" table:show-details="true"/>
                <table:data-pilot-member table:name="2.44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65" table:display="true" table:show-details="true"/>
                <table:data-pilot-member table:name="2.66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3.16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1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12" table:display="true" table:show-details="true"/>
                <table:data-pilot-member table:name="4.17" table:display="true" table:show-details="true"/>
                <table:data-pilot-member table:name="4.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25" table:display="true" table:show-details="true"/>
                <table:data-pilot-member table:name="4.27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8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47" table:display="true" table:show-details="true"/>
                <table:data-pilot-member table:name="5.51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56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5.89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5.97" table:display="true" table:show-details="true"/>
                <table:data-pilot-member table:name="5.99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5" table:display="true" table:show-details="true"/>
                <table:data-pilot-member table:name="6.28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47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8" table:display="true" table:show-details="true"/>
                <table:data-pilot-member table:name="6.79" table:display="true" table:show-details="true"/>
                <table:data-pilot-member table:name="6.8" table:display="true" table:show-details="true"/>
                <table:data-pilot-member table:name="6.81" table:display="true" table:show-details="true"/>
                <table:data-pilot-member table:name="6.82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48" table:display="true" table:show-details="true"/>
                <table:data-pilot-member table:name="7.5" table:display="true" table:show-details="true"/>
                <table:data-pilot-member table:name="7.95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49" table:display="true" table:show-details="true"/>
                <table:data-pilot-member table:name="8.52" table:display="true" table:show-details="true"/>
                <table:data-pilot-member table:name="8.59" table:display="true" table:show-details="true"/>
                <table:data-pilot-member table:name="8.62" table:display="true" table:show-details="true"/>
                <table:data-pilot-member table:name="8.6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34" table:display="true" table:show-details="true"/>
                <table:data-pilot-member table:name="9.68" table:display="true" table:show-details="true"/>
                <table:data-pilot-member table:name="9.81" table:display="true" table:show-details="true"/>
                <table:data-pilot-member table:name="10.64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1.97" table:display="true" table:show-details="true"/>
                <table:data-pilot-member table:name="12.0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2.2" table:display="true" table:show-details="true"/>
                <table:data-pilot-member table:name="12.28" table:display="true" table:show-details="true"/>
                <table:data-pilot-member table:name="12.29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1" table:display="true" table:show-details="true"/>
                <table:data-pilot-member table:name="13.68" table:display="true" table:show-details="true"/>
                <table:data-pilot-member table:name="13.79" table:display="true" table:show-details="true"/>
                <table:data-pilot-member table:name="13.82" table:display="true" table:show-details="true"/>
                <table:data-pilot-member table:name="14.14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8.16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1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19.43" table:display="true" table:show-details="true"/>
                <table:data-pilot-member table:name="19.48" table:display="true" table:show-details="true"/>
                <table:data-pilot-member table:name="19.63" table:display="true" table:show-details="true"/>
                <table:data-pilot-member table:name="19.94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2.81" table:display="true" table:show-details="true"/>
                <table:data-pilot-member table:name="28.05" table:display="true" table:show-details="true"/>
                <table:data-pilot-member table:name="28.46" table:display="true" table:show-details="true"/>
                <table:data-pilot-member table:name="28.77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26" table:display="true" table:show-details="true"/>
                <table:data-pilot-member table:name="29.37" table:display="true" table:show-details="true"/>
                <table:data-pilot-member table:name="29.66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29.87" table:display="true" table:show-details="true"/>
                <table:data-pilot-member table:name="29.98" table:display="true" table:show-details="true"/>
                <table:data-pilot-member table:name="30.2" table:display="true" table:show-details="true"/>
                <table:data-pilot-member table:name="30.62" table:display="true" table:show-details="true"/>
                <table:data-pilot-member table:name="30.84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4.95" table:display="true" table:show-details="true"/>
                <table:data-pilot-member table:name="35.24" table:display="true" table:show-details="true"/>
                <table:data-pilot-member table:name="35.5" table:display="true" table:show-details="true"/>
                <table:data-pilot-member table:name="35.63" table:display="true" table:show-details="true"/>
                <table:data-pilot-member table:name="35.68" table:display="true" table:show-details="true"/>
                <table:data-pilot-member table:name="36.19" table:display="true" table:show-details="true"/>
                <table:data-pilot-member table:name="38.09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48.69" table:display="true" table:show-details="true"/>
                <table:data-pilot-member table:name="51.59" table:display="true" table:show-details="true"/>
                <table:data-pilot-member table:name="53.11" table:display="true" table:show-details="true"/>
                <table:data-pilot-member table:name="53.84" table:display="true" table:show-details="true"/>
                <table:data-pilot-member table:name="54.22" table:display="true" table:show-details="true"/>
                <table:data-pilot-member table:name="55.19" table:display="true" table:show-details="true"/>
                <table:data-pilot-member table:name="55.45" table:display="true" table:show-details="true"/>
                <table:data-pilot-member table:name="56.51" table:display="true" table:show-details="true"/>
                <table:data-pilot-member table:name="56.65" table:display="true" table:show-details="true"/>
                <table:data-pilot-member table:name="57.4" table:display="true" table:show-details="true"/>
                <table:data-pilot-member table:name="57.59" table:display="true" table:show-details="true"/>
                <table:data-pilot-member table:name="58.32" table:display="true" table:show-details="true"/>
                <table:data-pilot-member table:name="58.47" table:display="true" table:show-details="true"/>
                <table:data-pilot-member table:name="59.49" table:display="true" table:show-details="true"/>
                <table:data-pilot-member table:name="61.86" table:display="true" table:show-details="true"/>
                <table:data-pilot-member table:name="61.98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4.93" table:display="true" table:show-details="true"/>
                <table:data-pilot-member table:name="65.6" table:display="true" table:show-details="true"/>
                <table:data-pilot-member table:name="65.78" table:display="true" table:show-details="true"/>
                <table:data-pilot-member table:name="66.02" table:display="true" table:show-details="true"/>
                <table:data-pilot-member table:name="66.66" table:display="true" table:show-details="true"/>
                <table:data-pilot-member table:name="66.95" table:display="true" table:show-details="true"/>
                <table:data-pilot-member table:name="67.39" table:display="true" table:show-details="true"/>
                <table:data-pilot-member table:name="67.75" table:display="true" table:show-details="true"/>
                <table:data-pilot-member table:name="67.9" table:display="true" table:show-details="true"/>
                <table:data-pilot-member table:name="68.71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69.82" table:display="true" table:show-details="true"/>
                <table:data-pilot-member table:name="70.74" table:display="true" table:show-details="true"/>
                <table:data-pilot-member table:name="71.94" table:display="true" table:show-details="true"/>
                <table:data-pilot-member table:name="72.27" table:display="true" table:show-details="true"/>
                <table:data-pilot-member table:name="72.58" table:display="true" table:show-details="true"/>
                <table:data-pilot-member table:name="75.76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81.16" table:display="true" table:show-details="true"/>
                <table:data-pilot-member table:name="90.23" table:display="true" table:show-details="true"/>
                <table:data-pilot-member table:name="90.59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21.05" table:display="true" table:show-details="true"/>
                <table:data-pilot-member table:name="121.63" table:display="true" table:show-details="true"/>
                <table:data-pilot-member table:name="125.03" table:display="true" table:show-details="true"/>
                <table:data-pilot-member table:name="125.47" table:display="true" table:show-details="true"/>
                <table:data-pilot-member table:name="126.05" table:display="true" table:show-details="true"/>
                <table:data-pilot-member table:name="128" table:display="true" table:show-details="true"/>
                <table:data-pilot-member table:name="128.28" table:display="true" table:show-details="true"/>
                <table:data-pilot-member table:name="128.98" table:display="true" table:show-details="true"/>
                <table:data-pilot-member table:name="129.4" table:display="true" table:show-details="true"/>
                <table:data-pilot-member table:name="130.34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48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1.94" table:display="true" table:show-details="true"/>
                <table:data-pilot-member table:name="142.09" table:display="true" table:show-details="true"/>
                <table:data-pilot-member table:name="143.05" table:display="true" table:show-details="true"/>
                <table:data-pilot-member table:name="143.46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146.62" table:display="true" table:show-details="true"/>
                <table:data-pilot-member table:name="146.72" table:display="true" table:show-details="true"/>
                <table:data-pilot-member table:name="147.23" table:display="true" table:show-details="true"/>
                <table:data-pilot-member table:name="147.83" table:display="true" table:show-details="true"/>
                <table:data-pilot-member table:name="148.13" table:display="true" table:show-details="true"/>
                <table:data-pilot-member table:name="148.73" table:display="true" table:show-details="true"/>
                <table:data-pilot-member table:name="149.55" table:display="true" table:show-details="true"/>
                <table:data-pilot-member table:name="152.61" table:display="true" table:show-details="true"/>
                <table:data-pilot-member table:name="155.22" table:display="true" table:show-details="true"/>
                <table:data-pilot-member table:name="156.54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185.46" table:display="true" table:show-details="true"/>
                <table:data-pilot-member table:name="210.85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425.54" table:display="true" table:show-details="true"/>
                <table:data-pilot-member table:name="428.54" table:display="true" table:show-details="true"/>
                <table:data-pilot-member table:name="432.59" table:display="true" table:show-details="true"/>
                <table:data-pilot-member table:name="435.17" table:display="true" table:show-details="true"/>
                <table:data-pilot-member table:name="445.35" table:display="true" table:show-details="true"/>
                <table:data-pilot-member table:name="452.32" table:display="true" table:show-details="true"/>
                <table:data-pilot-member table:name="453.39" table:display="true" table:show-details="true"/>
                <table:data-pilot-member table:name="457.24" table:display="true" table:show-details="true"/>
                <table:data-pilot-member table:name="470.88" table:display="true" table:show-details="true"/>
                <table:data-pilot-member table:name="471.71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951.68" table:display="true" table:show-details="true"/>
                <table:data-pilot-member table:name="954.68" table:display="true" table:show-details="true"/>
                <table:data-pilot-member table:name="973.71" table:display="true" table:show-details="true"/>
                <table:data-pilot-member table:name="977.41" table:display="true" table:show-details="true"/>
                <table:data-pilot-member table:name="1005.01" table:display="true" table:show-details="true"/>
                <table:data-pilot-member table:name="1049.53" table:display="true" table:show-details="true"/>
                <table:data-pilot-member table:name="1052.02" table:display="true" table:show-details="true"/>
                <table:data-pilot-member table:name="1060.94" table:display="true" table:show-details="true"/>
                <table:data-pilot-member table:name="1130.72" table:display="true" table:show-details="true"/>
                <table:data-pilot-member table:name="1193.01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="Liberation Serif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11T17:36:40</meta:creation-date>
    <dc:date>2013-02-11T18:22:56</dc:date>
    <dc:creator>Phiri </dc:creator>
    <meta:editing-duration>PT45M26S</meta:editing-duration>
    <meta:editing-cycles>29</meta:editing-cycles>
    <meta:generator>LibreOffice/3.5$Linux_x86 LibreOffice_project/350m1$Build-2</meta:generator>
    <meta:document-statistic meta:table-count="3" meta:cell-count="16908" meta:object-count="0"/>
  </office:meta>
</office:document-meta>
</file>